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" svg:font-family="" style:font-family-generic="roman"/>
    <style:font-face style:name="Arial" svg:font-family="Arial" style:font-family-generic="swiss"/>
    <style:font-face style:name="Calibri" svg:font-family="Calibri" style:font-family-generic="swiss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7.34mm"/>
    </style:style>
    <style:style style:name="co2" style:family="table-column">
      <style:table-column-properties fo:break-before="auto" style:column-width="33.04mm"/>
    </style:style>
    <style:style style:name="co3" style:family="table-column">
      <style:table-column-properties fo:break-before="auto" style:column-width="22.37mm"/>
    </style:style>
    <style:style style:name="co4" style:family="table-column">
      <style:table-column-properties fo:break-before="auto" style:column-width="31.38mm"/>
    </style:style>
    <style:style style:name="co5" style:family="table-column">
      <style:table-column-properties fo:break-before="auto" style:column-width="33.37mm"/>
    </style:style>
    <style:style style:name="co6" style:family="table-column">
      <style:table-column-properties fo:break-before="auto" style:column-width="34.04mm"/>
    </style:style>
    <style:style style:name="co7" style:family="table-column">
      <style:table-column-properties fo:break-before="auto" style:column-width="36.05mm"/>
    </style:style>
    <style:style style:name="co8" style:family="table-column">
      <style:table-column-properties fo:break-before="auto" style:column-width="34.71mm"/>
    </style:style>
    <style:style style:name="co9" style:family="table-column">
      <style:table-column-properties fo:break-before="auto" style:column-width="41.4mm"/>
    </style:style>
    <style:style style:name="co10" style:family="table-column">
      <style:table-column-properties fo:break-before="auto" style:column-width="32.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182.93mm"/>
    </style:style>
    <style:style style:name="co13" style:family="table-column">
      <style:table-column-properties fo:break-before="auto" style:column-width="41.43mm"/>
    </style:style>
    <style:style style:name="co14" style:family="table-column">
      <style:table-column-properties fo:break-before="auto" style:column-width="28.12mm"/>
    </style:style>
    <style:style style:name="co15" style:family="table-column">
      <style:table-column-properties fo:break-before="auto" style:column-width="25.1mm"/>
    </style:style>
    <style:style style:name="co16" style:family="table-column">
      <style:table-column-properties fo:break-before="auto" style:column-width="30.53mm"/>
    </style:style>
    <style:style style:name="co17" style:family="table-column">
      <style:table-column-properties fo:break-before="auto" style:column-width="25.7mm"/>
    </style:style>
    <style:style style:name="co18" style:family="table-column">
      <style:table-column-properties fo:break-before="auto" style:column-width="27.82mm"/>
    </style:style>
    <style:style style:name="co19" style:family="table-column">
      <style:table-column-properties fo:break-before="auto" style:column-width="24.18mm"/>
    </style:style>
    <style:style style:name="co20" style:family="table-column">
      <style:table-column-properties fo:break-before="auto" style:column-width="21.77mm"/>
    </style:style>
    <style:style style:name="co21" style:family="table-column">
      <style:table-column-properties fo:break-before="auto" style:column-width="25.4mm"/>
    </style:style>
    <style:style style:name="co22" style:family="table-column">
      <style:table-column-properties fo:break-before="auto" style:column-width="133.05mm"/>
    </style:style>
    <style:style style:name="co23" style:family="table-column">
      <style:table-column-properties fo:break-before="auto" style:column-width="129.22mm"/>
    </style:style>
    <style:style style:name="co24" style:family="table-column">
      <style:table-column-properties fo:break-before="auto" style:column-width="33.71mm"/>
    </style:style>
    <style:style style:name="co25" style:family="table-column">
      <style:table-column-properties fo:break-before="auto" style:column-width="36.39mm"/>
    </style:style>
    <style:style style:name="co26" style:family="table-column">
      <style:table-column-properties fo:break-before="auto" style:column-width="35.72mm"/>
    </style:style>
    <style:style style:name="co27" style:family="table-column">
      <style:table-column-properties fo:break-before="auto" style:column-width="145.61mm"/>
    </style:style>
    <style:style style:name="co28" style:family="table-column">
      <style:table-column-properties fo:break-before="auto" style:column-width="31.86mm"/>
    </style:style>
    <style:style style:name="co29" style:family="table-column">
      <style:table-column-properties fo:break-before="auto" style:column-width="24.64mm"/>
    </style:style>
    <style:style style:name="co30" style:family="table-column">
      <style:table-column-properties fo:break-before="auto" style:column-width="35.65mm"/>
    </style:style>
    <style:style style:name="co31" style:family="table-column">
      <style:table-column-properties fo:break-before="auto" style:column-width="39.05mm"/>
    </style:style>
    <style:style style:name="co32" style:family="table-column">
      <style:table-column-properties fo:break-before="auto" style:column-width="29.37mm"/>
    </style:style>
    <style:style style:name="co33" style:family="table-column">
      <style:table-column-properties fo:break-before="auto" style:column-width="31.71mm"/>
    </style:style>
    <style:style style:name="co34" style:family="table-column">
      <style:table-column-properties fo:break-before="auto" style:column-width="40.39mm"/>
    </style:style>
    <style:style style:name="co35" style:family="table-column">
      <style:table-column-properties fo:break-before="auto" style:column-width="42.74mm"/>
    </style:style>
    <style:style style:name="co36" style:family="table-column">
      <style:table-column-properties fo:break-before="auto" style:column-width="28.7mm"/>
    </style:style>
    <style:style style:name="co37" style:family="table-column">
      <style:table-column-properties fo:break-before="auto" style:column-width="31.04mm"/>
    </style:style>
    <style:style style:name="co38" style:family="table-column">
      <style:table-column-properties fo:break-before="auto" style:column-width="22.6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08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ro5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ase_20_6">
      <style:table-properties table:display="true" style:writing-mode="lr-tb"/>
    </style:style>
    <style:style style:name="ta3" style:family="table" style:master-page-name="PageStyle_5f_case_20_7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63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6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 style:data-style-name="N12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Default" style:data-style-name="N12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7" style:family="table-cell" style:parent-style-name="Default" style:data-style-name="N127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63"/>
    <style:style style:name="ce20" style:family="table-cell" style:parent-style-name="Default">
      <style:text-properties style:use-window-font-color="true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63">
      <style:table-cell-properties style:text-align-source="fix" style:repeat-content="false" fo:background-color="transparent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" style:family="table-cell" style:parent-style-name="Default">
      <style:text-properties style:font-name="Calibri" style:font-name-asian="Noto Sans CJK SC Regular" style:font-name-complex="Calibri"/>
    </style:style>
    <style:style style:name="ce2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/>
      <style:paragraph-properties fo:text-align="start" fo:margin-left="0mm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" style:family="table-cell" style:parent-style-name="Default" style:data-style-name="N161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se 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8"/>
        <table:table-column table:style-name="co8" table:default-cell-style-name="Default"/>
        <table:table-column table:style-name="co11" table:number-columns-repeated="2" table:default-cell-style-name="Default"/>
        <table:table-row table:style-name="ro1">
          <table:table-cell table:style-name="ce1" office:value-type="string" calcext:value-type="string">
            <text:p>Reaction</text:p>
          </table:table-cell>
          <table:table-cell table:style-name="ce3" office:value-type="string" calcext:value-type="string">
            <text:p>Reaction_name</text:p>
          </table:table-cell>
          <table:table-cell table:style-name="ce3" office:value-type="string" calcext:value-type="string">
            <text:p>Yeast7_ID</text:p>
          </table:table-cell>
          <table:table-cell table:style-name="ce3" office:value-type="string" calcext:value-type="string">
            <text:p>glucose rel flux</text:p>
          </table:table-cell>
          <table:table-cell table:style-name="ce3" office:value-type="string" calcext:value-type="string">
            <text:p>glucose exp flux</text:p>
          </table:table-cell>
          <table:table-cell table:style-name="ce3" office:value-type="string" calcext:value-type="string">
            <text:p>mannose rel flux</text:p>
          </table:table-cell>
          <table:table-cell table:style-name="ce3" office:value-type="string" calcext:value-type="string">
            <text:p>mannose exp flux</text:p>
          </table:table-cell>
          <table:table-cell table:style-name="ce3" office:value-type="string" calcext:value-type="string">
            <text:p>galactose rel flux</text:p>
          </table:table-cell>
          <table:table-cell table:style-name="ce3" office:value-type="string" calcext:value-type="string">
            <text:p>galactose exp flux</text:p>
          </table:table-cell>
          <table:table-cell table:style-name="ce3" office:value-type="string" calcext:value-type="string">
            <text:p>pyruvate rel flux</text:p>
          </table:table-cell>
          <table:table-cell table:style-name="ce3" office:value-type="string" calcext:value-type="string">
            <text:p>pyruvate exp flux</text:p>
          </table:table-cell>
          <table:table-cell table:style-name="ce11" table:number-columns-repeated="2"/>
        </table:table-row>
        <table:table-row table:style-name="ro1">
          <table:table-cell table:style-name="ce1" office:value-type="string" calcext:value-type="string">
            <text:p>D-Glucose(ex) &lt;==&gt; D-Glucose-6-phosphate</text:p>
          </table:table-cell>
          <table:table-cell table:style-name="ce3" office:value-type="string" calcext:value-type="string">
            <text:p>R01786</text:p>
          </table:table-cell>
          <table:table-cell table:style-name="ce3" office:value-type="string" calcext:value-type="string">
            <text:p>r_0534</text:p>
          </table:table-cell>
          <table:table-cell table:style-name="ce6" office:value-type="float" office:value="100" calcext:value-type="float">
            <text:p>100,0000</text:p>
          </table:table-cell>
          <table:table-cell table:style-name="ce6" table:formula="of:=([.D2]*1.5)/100" office:value-type="float" office:value="1.5" calcext:value-type="float">
            <text:p>1,5000</text:p>
          </table:table-cell>
          <table:table-cell table:number-columns-repeated="6" table:style-name="ce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nnose &lt;==&gt;D-Fructose-6-phosphate</text:p>
          </table:table-cell>
          <table:table-cell table:style-name="ce3" office:value-type="string" calcext:value-type="string">
            <text:p>R00772</text:p>
          </table:table-cell>
          <table:table-cell table:style-name="ce3" office:value-type="string" calcext:value-type="string">
            <text:p>r_0723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6" office:value-type="float" office:value="100" calcext:value-type="float">
            <text:p>100,0000</text:p>
          </table:table-cell>
          <table:table-cell table:style-name="ce6" table:formula="of:=([.F3]*1.5)/100" office:value-type="float" office:value="1.5" calcext:value-type="float">
            <text:p>1,5000</text:p>
          </table:table-cell>
          <table:table-cell table:number-columns-repeated="4" table:style-name="ce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alactose &lt;==&gt; D-Glucose-6-phosphate</text:p>
          </table:table-cell>
          <table:table-cell table:style-name="ce3" office:value-type="string" calcext:value-type="string">
            <text:p>R01092</text:p>
          </table:table-cell>
          <table:table-cell table:style-name="ce3" office:value-type="string" calcext:value-type="string">
            <text:p>r_0458</text:p>
          </table:table-cell>
          <table:table-cell table:number-columns-repeated="4" table:style-name="ce6" office:value-type="string" calcext:value-type="string">
            <text:p>x</text:p>
          </table:table-cell>
          <table:table-cell table:style-name="ce6" office:value-type="float" office:value="100" calcext:value-type="float">
            <text:p>100,0000</text:p>
          </table:table-cell>
          <table:table-cell table:style-name="ce6" table:formula="of:=([.H4]*1.5)/100" office:value-type="float" office:value="1.5" calcext:value-type="float">
            <text:p>1,5000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yruvate &lt;==&gt; Phosphoenolpyruvate</text:p>
          </table:table-cell>
          <table:table-cell table:style-name="ce3" office:value-type="string" calcext:value-type="string">
            <text:p>R00200</text:p>
          </table:table-cell>
          <table:table-cell table:style-name="ce3" office:value-type="string" calcext:value-type="string">
            <text:p>r_0962</text:p>
          </table:table-cell>
          <table:table-cell table:style-name="ce6" office:value-type="float" office:value="-173" calcext:value-type="float">
            <text:p>-173,0000</text:p>
          </table:table-cell>
          <table:table-cell table:style-name="ce6" table:formula="of:=([.D5]*1.5)/100" office:value-type="float" office:value="-2.595" calcext:value-type="float">
            <text:p>-2,5950</text:p>
          </table:table-cell>
          <table:table-cell table:style-name="ce6" office:value-type="float" office:value="-173" calcext:value-type="float">
            <text:p>-173,0000</text:p>
          </table:table-cell>
          <table:table-cell table:style-name="ce6" table:formula="of:=([.F5]*1.5)/100" office:value-type="float" office:value="-2.595" calcext:value-type="float">
            <text:p>-2,5950</text:p>
          </table:table-cell>
          <table:table-cell table:style-name="ce6" office:value-type="float" office:value="-163" calcext:value-type="float">
            <text:p>-163,0000</text:p>
          </table:table-cell>
          <table:table-cell table:style-name="ce6" table:formula="of:=([.H5]*1.5)/100" office:value-type="float" office:value="-2.445" calcext:value-type="float">
            <text:p>-2,4450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yruvate-mit + CoA &lt;==&gt; Acetyl-CoA-mit + CO2-mit</text:p>
          </table:table-cell>
          <table:table-cell table:style-name="ce3" office:value-type="string" calcext:value-type="string">
            <text:p>R00209</text:p>
          </table:table-cell>
          <table:table-cell table:style-name="ce3" office:value-type="string" calcext:value-type="string">
            <text:p>r_0961</text:p>
          </table:table-cell>
          <table:table-cell table:style-name="ce6" office:value-type="float" office:value="1" calcext:value-type="float">
            <text:p>1,0000</text:p>
          </table:table-cell>
          <table:table-cell table:style-name="ce6" table:formula="of:=([.D6]*1.5)/100" office:value-type="float" office:value="0.015" calcext:value-type="float">
            <text:p>0,0150</text:p>
          </table:table-cell>
          <table:table-cell table:style-name="ce6" office:value-type="float" office:value="3" calcext:value-type="float">
            <text:p>3,0000</text:p>
          </table:table-cell>
          <table:table-cell table:style-name="ce6" table:formula="of:=([.F6]*1.5)/100" office:value-type="float" office:value="0.045" calcext:value-type="float">
            <text:p>0,0450</text:p>
          </table:table-cell>
          <table:table-cell table:style-name="ce6" office:value-type="float" office:value="8" calcext:value-type="float">
            <text:p>8,0000</text:p>
          </table:table-cell>
          <table:table-cell table:style-name="ce6" table:formula="of:=([.H6]*1.5)/100" office:value-type="float" office:value="0.12" calcext:value-type="float">
            <text:p>0,1200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10" table:number-columns-repeated="2"/>
        </table:table-row>
        <table:table-row table:style-name="ro1">
          <table:table-cell table:style-name="ce1" office:value-type="string" calcext:value-type="string">
            <text:p>Isocitrate &lt;==&gt; 2-Oxoglutarate + CO2-mit</text:p>
          </table:table-cell>
          <table:table-cell table:style-name="ce3" office:value-type="string" calcext:value-type="string">
            <text:p>R00267</text:p>
          </table:table-cell>
          <table:table-cell table:style-name="ce3" office:value-type="string" calcext:value-type="string">
            <text:p>r_2131</text:p>
          </table:table-cell>
          <table:table-cell table:style-name="ce6" office:value-type="float" office:value="2" calcext:value-type="float">
            <text:p>2,0000</text:p>
          </table:table-cell>
          <table:table-cell table:style-name="ce6" table:formula="of:=([.D7]*1.5)/100" office:value-type="float" office:value="0.03" calcext:value-type="float">
            <text:p>0,0300</text:p>
          </table:table-cell>
          <table:table-cell table:style-name="ce6" office:value-type="float" office:value="3" calcext:value-type="float">
            <text:p>3,0000</text:p>
          </table:table-cell>
          <table:table-cell table:style-name="ce6" table:formula="of:=([.F7]*1.5)/100" office:value-type="float" office:value="0.045" calcext:value-type="float">
            <text:p>0,0450</text:p>
          </table:table-cell>
          <table:table-cell table:style-name="ce6" office:value-type="float" office:value="12" calcext:value-type="float">
            <text:p>12,0000</text:p>
          </table:table-cell>
          <table:table-cell table:style-name="ce6" table:formula="of:=([.H7]*1.5)/100" office:value-type="float" office:value="0.18" calcext:value-type="float">
            <text:p>0,1800</text:p>
          </table:table-cell>
          <table:table-cell table:style-name="ce6" office:value-type="float" office:value="17" calcext:value-type="float">
            <text:p>17,0000</text:p>
          </table:table-cell>
          <table:table-cell table:style-name="ce6" table:formula="of:=([.J7]*4.5)/100" office:value-type="float" office:value="0.765" calcext:value-type="float">
            <text:p>0,7650</text:p>
          </table:table-cell>
          <table:table-cell table:style-name="ce10" table:number-columns-repeated="2"/>
        </table:table-row>
        <table:table-row table:style-name="ro1">
          <table:table-cell table:style-name="ce1" office:value-type="string" calcext:value-type="string">
            <text:p>(S)-Malate-mit &lt;==&gt; Oxaloacetate-mit</text:p>
          </table:table-cell>
          <table:table-cell table:style-name="ce3" office:value-type="string" calcext:value-type="string">
            <text:p>R00342</text:p>
          </table:table-cell>
          <table:table-cell table:style-name="ce3" office:value-type="string" calcext:value-type="string">
            <text:p>r_0713</text:p>
          </table:table-cell>
          <table:table-cell table:style-name="ce6" office:value-type="float" office:value="0" calcext:value-type="float">
            <text:p>0,0000</text:p>
          </table:table-cell>
          <table:table-cell table:style-name="ce6" table:formula="of:=([.D8]*1.5)/100" office:value-type="float" office:value="0" calcext:value-type="float">
            <text:p>0,0000</text:p>
          </table:table-cell>
          <table:table-cell table:style-name="ce6" office:value-type="float" office:value="1" calcext:value-type="float">
            <text:p>1,0000</text:p>
          </table:table-cell>
          <table:table-cell table:style-name="ce6" table:formula="of:=([.F8]*1.5)/100" office:value-type="float" office:value="0.015" calcext:value-type="float">
            <text:p>0,0150</text:p>
          </table:table-cell>
          <table:table-cell table:style-name="ce6" office:value-type="float" office:value="7" calcext:value-type="float">
            <text:p>7,0000</text:p>
          </table:table-cell>
          <table:table-cell table:style-name="ce6" table:formula="of:=([.H8]*1.5)/100" office:value-type="float" office:value="0.105" calcext:value-type="float">
            <text:p>0,1050</text:p>
          </table:table-cell>
          <table:table-cell table:style-name="ce6" office:value-type="float" office:value="13" calcext:value-type="float">
            <text:p>13,0000</text:p>
          </table:table-cell>
          <table:table-cell table:style-name="ce6" table:formula="of:=([.J8]*4.5)/100" office:value-type="float" office:value="0.585" calcext:value-type="float">
            <text:p>0,5850</text:p>
          </table:table-cell>
          <table:table-cell table:style-name="ce10" table:number-columns-repeated="2"/>
        </table:table-row>
        <table:table-row table:style-name="ro1">
          <table:table-cell table:style-name="ce1" office:value-type="string" calcext:value-type="string">
            <text:p>Citrate + CoA &lt;==&gt; Acetyl-CoA-mit + Oxaloacetate-mit</text:p>
          </table:table-cell>
          <table:table-cell table:style-name="ce3" office:value-type="string" calcext:value-type="string">
            <text:p>R00351</text:p>
          </table:table-cell>
          <table:table-cell table:style-name="ce3" office:value-type="string" calcext:value-type="string">
            <text:p>r_0300</text:p>
          </table:table-cell>
          <table:table-cell table:style-name="ce6" office:value-type="float" office:value="-2" calcext:value-type="float">
            <text:p>-2,0000</text:p>
          </table:table-cell>
          <table:table-cell table:style-name="ce6" table:formula="of:=([.D9]*1.5)/100" office:value-type="float" office:value="-0.03" calcext:value-type="float">
            <text:p>-0,0300</text:p>
          </table:table-cell>
          <table:table-cell table:style-name="ce6" office:value-type="float" office:value="-3" calcext:value-type="float">
            <text:p>-3,0000</text:p>
          </table:table-cell>
          <table:table-cell table:style-name="ce6" table:formula="of:=([.F9]*1.5)/100" office:value-type="float" office:value="-0.045" calcext:value-type="float">
            <text:p>-0,0450</text:p>
          </table:table-cell>
          <table:table-cell table:style-name="ce6" office:value-type="float" office:value="-12" calcext:value-type="float">
            <text:p>-12,0000</text:p>
          </table:table-cell>
          <table:table-cell table:style-name="ce6" table:formula="of:=([.H9]*1.5)/100" office:value-type="float" office:value="-0.18" calcext:value-type="float">
            <text:p>-0,1800</text:p>
          </table:table-cell>
          <table:table-cell table:style-name="ce6" office:value-type="float" office:value="-17" calcext:value-type="float">
            <text:p>-17,0000</text:p>
          </table:table-cell>
          <table:table-cell table:style-name="ce6" table:formula="of:=([.J9]*4.5)/100" office:value-type="float" office:value="-0.765" calcext:value-type="float">
            <text:p>-0,7650</text:p>
          </table:table-cell>
          <table:table-cell table:style-name="ce10" table:number-columns-repeated="2"/>
        </table:table-row>
        <table:table-row table:style-name="ro1">
          <table:table-cell table:style-name="ce1" office:value-type="string" calcext:value-type="string">
            <text:p>Succinate-mit + CoA &lt;==&gt; Succinyl-CoA</text:p>
          </table:table-cell>
          <table:table-cell table:style-name="ce3" office:value-type="string" calcext:value-type="string">
            <text:p>R00405</text:p>
          </table:table-cell>
          <table:table-cell table:style-name="ce3" office:value-type="string" calcext:value-type="string">
            <text:p>r_1022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6" office:value-type="float" office:value="1" calcext:value-type="float">
            <text:p>1,0000</text:p>
          </table:table-cell>
          <table:table-cell table:style-name="ce6" table:formula="of:=([.F10]*1.5)/100" office:value-type="float" office:value="0.015" calcext:value-type="float">
            <text:p>0,0150</text:p>
          </table:table-cell>
          <table:table-cell table:style-name="ce6" office:value-type="float" office:value="7" calcext:value-type="float">
            <text:p>7,0000</text:p>
          </table:table-cell>
          <table:table-cell table:style-name="ce6" table:formula="of:=([.H10]*1.5)/100" office:value-type="float" office:value="0.105" calcext:value-type="float">
            <text:p>0,1050</text:p>
          </table:table-cell>
          <table:table-cell table:style-name="ce6" office:value-type="float" office:value="13" calcext:value-type="float">
            <text:p>13,0000</text:p>
          </table:table-cell>
          <table:table-cell table:style-name="ce6" table:formula="of:=([.J10]*4.5)/100" office:value-type="float" office:value="0.585" calcext:value-type="float">
            <text:p>0,585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-Glyceraldehyde-3-phosphate &lt;==&gt; Glycerone-phosphate</text:p>
          </table:table-cell>
          <table:table-cell table:style-name="ce3" office:value-type="string" calcext:value-type="string">
            <text:p>R01015</text:p>
          </table:table-cell>
          <table:table-cell table:style-name="ce3" office:value-type="string" calcext:value-type="string">
            <text:p>r_1054</text:p>
          </table:table-cell>
          <table:table-cell table:style-name="ce6" office:value-type="float" office:value="-93" calcext:value-type="float">
            <text:p>-93,0000</text:p>
          </table:table-cell>
          <table:table-cell table:style-name="ce6" table:formula="of:=([.D11]*1.5)/100" office:value-type="float" office:value="-1.395" calcext:value-type="float">
            <text:p>-1,3950</text:p>
          </table:table-cell>
          <table:table-cell table:style-name="ce6" office:value-type="float" office:value="-92" calcext:value-type="float">
            <text:p>-92,0000</text:p>
          </table:table-cell>
          <table:table-cell table:style-name="ce6" table:formula="of:=([.F11]*1.5)/100" office:value-type="float" office:value="-1.38" calcext:value-type="float">
            <text:p>-1,3800</text:p>
          </table:table-cell>
          <table:table-cell table:style-name="ce6" office:value-type="float" office:value="-86" calcext:value-type="float">
            <text:p>-86,0000</text:p>
          </table:table-cell>
          <table:table-cell table:style-name="ce6" table:formula="of:=([.H11]*1.5)/100" office:value-type="float" office:value="-1.29" calcext:value-type="float">
            <text:p>-1,2900</text:p>
          </table:table-cell>
          <table:table-cell table:style-name="ce6" office:value-type="float" office:value="10" calcext:value-type="float">
            <text:p>10,0000</text:p>
          </table:table-cell>
          <table:table-cell table:style-name="ce6" table:formula="of:=([.J11]*4.5)/100" office:value-type="float" office:value="0.45" calcext:value-type="float">
            <text:p>0,45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-Glyceraldehyde-3-phosphate &lt;==&gt; 3-Phospho-D-glyceroyl-phosphate</text:p>
          </table:table-cell>
          <table:table-cell table:style-name="ce3" office:value-type="string" calcext:value-type="string">
            <text:p>R01061</text:p>
          </table:table-cell>
          <table:table-cell table:style-name="ce3" office:value-type="string" calcext:value-type="string">
            <text:p>r_0486</text:p>
          </table:table-cell>
          <table:table-cell table:style-name="ce6" office:value-type="float" office:value="173" calcext:value-type="float">
            <text:p>173,0000</text:p>
          </table:table-cell>
          <table:table-cell table:style-name="ce6" table:formula="of:=([.D12]*1.5)/100" office:value-type="float" office:value="2.595" calcext:value-type="float">
            <text:p>2,5950</text:p>
          </table:table-cell>
          <table:table-cell table:style-name="ce6" office:value-type="float" office:value="173" calcext:value-type="float">
            <text:p>173,0000</text:p>
          </table:table-cell>
          <table:table-cell table:style-name="ce6" table:formula="of:=([.F12]*1.5)/100" office:value-type="float" office:value="2.595" calcext:value-type="float">
            <text:p>2,5950</text:p>
          </table:table-cell>
          <table:table-cell table:style-name="ce6" office:value-type="float" office:value="165" calcext:value-type="float">
            <text:p>165,0000</text:p>
          </table:table-cell>
          <table:table-cell table:style-name="ce6" table:formula="of:=([.H12]*1.5)/100" office:value-type="float" office:value="2.475" calcext:value-type="float">
            <text:p>2,4750</text:p>
          </table:table-cell>
          <table:table-cell table:style-name="ce6" office:value-type="float" office:value="-21" calcext:value-type="float">
            <text:p>-21,0000</text:p>
          </table:table-cell>
          <table:table-cell table:style-name="ce6" table:formula="of:=([.J12]*4.5)/100" office:value-type="float" office:value="-0.945" calcext:value-type="float">
            <text:p>-0,945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-Fructose-1,6-bisphosphate &lt;==&gt; Glycerone-phosphate + D-Glyceraldehyde-3-phosphate</text:p>
          </table:table-cell>
          <table:table-cell table:style-name="ce3" office:value-type="string" calcext:value-type="string">
            <text:p>R01070</text:p>
          </table:table-cell>
          <table:table-cell table:style-name="ce3" office:value-type="string" calcext:value-type="string">
            <text:p>r_0450</text:p>
          </table:table-cell>
          <table:table-cell table:style-name="ce6" office:value-type="float" office:value="173" calcext:value-type="float">
            <text:p>173,0000</text:p>
          </table:table-cell>
          <table:table-cell table:style-name="ce6" table:formula="of:=([.D13]*1.5)/100" office:value-type="float" office:value="2.595" calcext:value-type="float">
            <text:p>2,5950</text:p>
          </table:table-cell>
          <table:table-cell table:style-name="ce6" office:value-type="float" office:value="173" calcext:value-type="float">
            <text:p>173,0000</text:p>
          </table:table-cell>
          <table:table-cell table:style-name="ce6" table:formula="of:=([.F13]*1.5)/100" office:value-type="float" office:value="2.595" calcext:value-type="float">
            <text:p>2,5950</text:p>
          </table:table-cell>
          <table:table-cell table:style-name="ce6" office:value-type="float" office:value="165" calcext:value-type="float">
            <text:p>165,0000</text:p>
          </table:table-cell>
          <table:table-cell table:style-name="ce6" table:formula="of:=([.H13]*1.5)/100" office:value-type="float" office:value="2.475" calcext:value-type="float">
            <text:p>2,4750</text:p>
          </table:table-cell>
          <table:table-cell table:style-name="ce6" office:value-type="float" office:value="-21" calcext:value-type="float">
            <text:p>-21,0000</text:p>
          </table:table-cell>
          <table:table-cell table:style-name="ce6" table:formula="of:=([.J13]*4.5)/100" office:value-type="float" office:value="-0.945" calcext:value-type="float">
            <text:p>-0,945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-Phospho-D-glycerate &lt;==&gt; 3-Phospho-D-glyceroyl-phosphate</text:p>
          </table:table-cell>
          <table:table-cell table:style-name="ce3" office:value-type="string" calcext:value-type="string">
            <text:p>R01512</text:p>
          </table:table-cell>
          <table:table-cell table:style-name="ce3" office:value-type="string" calcext:value-type="string">
            <text:p>r_0892</text:p>
          </table:table-cell>
          <table:table-cell table:style-name="ce6" office:value-type="float" office:value="-173" calcext:value-type="float">
            <text:p>-173,0000</text:p>
          </table:table-cell>
          <table:table-cell table:style-name="ce6" table:formula="of:=([.D14]*1.5)/100" office:value-type="float" office:value="-2.595" calcext:value-type="float">
            <text:p>-2,5950</text:p>
          </table:table-cell>
          <table:table-cell table:style-name="ce6" office:value-type="float" office:value="-173" calcext:value-type="float">
            <text:p>-173,0000</text:p>
          </table:table-cell>
          <table:table-cell table:style-name="ce6" table:formula="of:=([.F14]*1.5)/100" office:value-type="float" office:value="-2.595" calcext:value-type="float">
            <text:p>-2,5950</text:p>
          </table:table-cell>
          <table:table-cell table:style-name="ce6" office:value-type="float" office:value="-165" calcext:value-type="float">
            <text:p>-165,0000</text:p>
          </table:table-cell>
          <table:table-cell table:style-name="ce6" table:formula="of:=([.H14]*1.5)/100" office:value-type="float" office:value="-2.475" calcext:value-type="float">
            <text:p>-2,4750</text:p>
          </table:table-cell>
          <table:table-cell table:style-name="ce6" office:value-type="float" office:value="21" calcext:value-type="float">
            <text:p>21,0000</text:p>
          </table:table-cell>
          <table:table-cell table:style-name="ce6" table:formula="of:=([.J14]*4.5)/100" office:value-type="float" office:value="0.945" calcext:value-type="float">
            <text:p>0,945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6-Phospho-D-gluconate &lt;==&gt; D-Ribulose-5-phosphate + CO2</text:p>
          </table:table-cell>
          <table:table-cell table:style-name="ce3" office:value-type="string" calcext:value-type="string">
            <text:p>R01528</text:p>
          </table:table-cell>
          <table:table-cell table:style-name="ce3" office:value-type="string" calcext:value-type="string">
            <text:p>r_0889</text:p>
          </table:table-cell>
          <table:table-cell table:style-name="ce6" office:value-type="float" office:value="7" calcext:value-type="float">
            <text:p>7,0000</text:p>
          </table:table-cell>
          <table:table-cell table:style-name="ce6" table:formula="of:=([.D15]*1.5)/100" office:value-type="float" office:value="0.105" calcext:value-type="float">
            <text:p>0,1050</text:p>
          </table:table-cell>
          <table:table-cell table:style-name="ce6" office:value-type="float" office:value="8" calcext:value-type="float">
            <text:p>8,0000</text:p>
          </table:table-cell>
          <table:table-cell table:style-name="ce6" table:formula="of:=([.F15]*1.5)/100" office:value-type="float" office:value="0.12" calcext:value-type="float">
            <text:p>0,1200</text:p>
          </table:table-cell>
          <table:table-cell table:style-name="ce6" office:value-type="float" office:value="14" calcext:value-type="float">
            <text:p>14,0000</text:p>
          </table:table-cell>
          <table:table-cell table:style-name="ce6" table:formula="of:=([.H15]*1.5)/100" office:value-type="float" office:value="0.21" calcext:value-type="float">
            <text:p>0,2100</text:p>
          </table:table-cell>
          <table:table-cell table:style-name="ce6" office:value-type="float" office:value="2" calcext:value-type="float">
            <text:p>2,0000</text:p>
          </table:table-cell>
          <table:table-cell table:style-name="ce6" table:formula="of:=([.J15]*4.5)/100" office:value-type="float" office:value="0.09" calcext:value-type="float">
            <text:p>0,09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doheptulose-7-phosphate + D-Glyceraldehyde-3-phosphate &lt;==&gt; D-Ribose-5-phosphate + D-Xylulose-5-phosphate</text:p>
          </table:table-cell>
          <table:table-cell table:style-name="ce3" office:value-type="string" calcext:value-type="string">
            <text:p>R01641</text:p>
          </table:table-cell>
          <table:table-cell table:style-name="ce3" office:value-type="string" calcext:value-type="string">
            <text:p>r_1049</text:p>
          </table:table-cell>
          <table:table-cell table:style-name="ce6" office:value-type="float" office:value="-2" calcext:value-type="float">
            <text:p>-2,0000</text:p>
          </table:table-cell>
          <table:table-cell table:style-name="ce6" table:formula="of:=([.D16]*1.5)/100" office:value-type="float" office:value="-0.03" calcext:value-type="float">
            <text:p>-0,0300</text:p>
          </table:table-cell>
          <table:table-cell table:style-name="ce6" office:value-type="float" office:value="-3" calcext:value-type="float">
            <text:p>-3,0000</text:p>
          </table:table-cell>
          <table:table-cell table:style-name="ce6" table:formula="of:=([.F16]*1.5)/100" office:value-type="float" office:value="-0.045" calcext:value-type="float">
            <text:p>-0,0450</text:p>
          </table:table-cell>
          <table:table-cell table:style-name="ce6" office:value-type="float" office:value="-5" calcext:value-type="float">
            <text:p>-5,0000</text:p>
          </table:table-cell>
          <table:table-cell table:style-name="ce6" table:formula="of:=([.H16]*1.5)/100" office:value-type="float" office:value="-0.075" calcext:value-type="float">
            <text:p>-0,0750</text:p>
          </table:table-cell>
          <table:table-cell table:style-name="ce6" office:value-type="float" office:value="-1" calcext:value-type="float">
            <text:p>-1,0000</text:p>
          </table:table-cell>
          <table:table-cell table:style-name="ce6" table:formula="of:=([.J16]*4.5)/100" office:value-type="float" office:value="-0.045" calcext:value-type="float">
            <text:p>-0,045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doheptulose-7-phosphate + D-Glyceraldehyde-3-phosphate &lt;==&gt; D-Erythrose-4-phosphate + D-Fructose-6-phosphate</text:p>
          </table:table-cell>
          <table:table-cell table:style-name="ce3" office:value-type="string" calcext:value-type="string">
            <text:p>R01827</text:p>
          </table:table-cell>
          <table:table-cell table:style-name="ce3" office:value-type="string" calcext:value-type="string">
            <text:p>r_1048</text:p>
          </table:table-cell>
          <table:table-cell table:style-name="ce6" office:value-type="float" office:value="2" calcext:value-type="float">
            <text:p>2,0000</text:p>
          </table:table-cell>
          <table:table-cell table:style-name="ce6" table:formula="of:=([.D17]*1.5)/100" office:value-type="float" office:value="0.03" calcext:value-type="float">
            <text:p>0,0300</text:p>
          </table:table-cell>
          <table:table-cell table:style-name="ce6" office:value-type="float" office:value="3" calcext:value-type="float">
            <text:p>3,0000</text:p>
          </table:table-cell>
          <table:table-cell table:style-name="ce6" table:formula="of:=([.F17]*1.5)/100" office:value-type="float" office:value="0.045" calcext:value-type="float">
            <text:p>0,0450</text:p>
          </table:table-cell>
          <table:table-cell table:style-name="ce6" office:value-type="float" office:value="5" calcext:value-type="float">
            <text:p>5,0000</text:p>
          </table:table-cell>
          <table:table-cell table:style-name="ce6" table:formula="of:=([.H17]*1.5)/100" office:value-type="float" office:value="0.075" calcext:value-type="float">
            <text:p>0,0750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-Fructose-6-phosphate + D-Glyceraldehyde-3-phosphate &lt;==&gt; D-Erythrose-4-phosphate + D-Xylulose-5-phosphate</text:p>
          </table:table-cell>
          <table:table-cell table:style-name="ce3" office:value-type="string" calcext:value-type="string">
            <text:p>R01830</text:p>
          </table:table-cell>
          <table:table-cell table:style-name="ce3" office:value-type="string" calcext:value-type="string">
            <text:p>r_1050</text:p>
          </table:table-cell>
          <table:table-cell table:style-name="ce6" office:value-type="float" office:value="-2" calcext:value-type="float">
            <text:p>-2,0000</text:p>
          </table:table-cell>
          <table:table-cell table:style-name="ce6" table:formula="of:=([.D18]*1.5)/100" office:value-type="float" office:value="-0.03" calcext:value-type="float">
            <text:p>-0,0300</text:p>
          </table:table-cell>
          <table:table-cell table:style-name="ce6" office:value-type="float" office:value="-2" calcext:value-type="float">
            <text:p>-2,0000</text:p>
          </table:table-cell>
          <table:table-cell table:style-name="ce6" table:formula="of:=([.F18]*1.5)/100" office:value-type="float" office:value="-0.03" calcext:value-type="float">
            <text:p>-0,0300</text:p>
          </table:table-cell>
          <table:table-cell table:style-name="ce6" office:value-type="float" office:value="-3" calcext:value-type="float">
            <text:p>-3,0000</text:p>
          </table:table-cell>
          <table:table-cell table:style-name="ce6" table:formula="of:=([.H18]*1.5)/100" office:value-type="float" office:value="-0.045" calcext:value-type="float">
            <text:p>-0,0450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-Glucose-6-phosphate &lt;==&gt; D-Glucono-1,5-lactone-6-phosphate</text:p>
          </table:table-cell>
          <table:table-cell table:style-name="ce3" office:value-type="string" calcext:value-type="string">
            <text:p>R02736</text:p>
          </table:table-cell>
          <table:table-cell table:style-name="ce3" office:value-type="string" calcext:value-type="string">
            <text:p>r_0466</text:p>
          </table:table-cell>
          <table:table-cell table:style-name="ce6" office:value-type="float" office:value="7" calcext:value-type="float">
            <text:p>7,0000</text:p>
          </table:table-cell>
          <table:table-cell table:style-name="ce6" table:formula="of:=([.D19]*1.5)/100" office:value-type="float" office:value="0.105" calcext:value-type="float">
            <text:p>0,1050</text:p>
          </table:table-cell>
          <table:table-cell table:style-name="ce6" office:value-type="float" office:value="8" calcext:value-type="float">
            <text:p>8,0000</text:p>
          </table:table-cell>
          <table:table-cell table:style-name="ce6" table:formula="of:=([.F19]*1.5)/100" office:value-type="float" office:value="0.12" calcext:value-type="float">
            <text:p>0,1200</text:p>
          </table:table-cell>
          <table:table-cell table:style-name="ce6" office:value-type="float" office:value="14" calcext:value-type="float">
            <text:p>14,0000</text:p>
          </table:table-cell>
          <table:table-cell table:style-name="ce6" table:formula="of:=([.H19]*1.5)/100" office:value-type="float" office:value="0.21" calcext:value-type="float">
            <text:p>0,2100</text:p>
          </table:table-cell>
          <table:table-cell table:style-name="ce6" office:value-type="float" office:value="2" calcext:value-type="float">
            <text:p>2,0000</text:p>
          </table:table-cell>
          <table:table-cell table:style-name="ce6" table:formula="of:=([.J19]*4.5)/100" office:value-type="float" office:value="0.09" calcext:value-type="float">
            <text:p>0,09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-Glucose-6-phosphate &lt;==&gt; D-Fructose-6-phosphate</text:p>
          </table:table-cell>
          <table:table-cell table:style-name="ce3" office:value-type="string" calcext:value-type="string">
            <text:p>R02740</text:p>
          </table:table-cell>
          <table:table-cell table:style-name="ce3" office:value-type="string" calcext:value-type="string">
            <text:p>r_0467</text:p>
          </table:table-cell>
          <table:table-cell table:style-name="ce6" office:value-type="float" office:value="89" calcext:value-type="float">
            <text:p>89,0000</text:p>
          </table:table-cell>
          <table:table-cell table:style-name="ce6" table:formula="of:=([.D20]*1.5)/100" office:value-type="float" office:value="1.335" calcext:value-type="float">
            <text:p>1,3350</text:p>
          </table:table-cell>
          <table:table-cell table:style-name="ce6" office:value-type="float" office:value="-13" calcext:value-type="float">
            <text:p>-13,0000</text:p>
          </table:table-cell>
          <table:table-cell table:style-name="ce6" table:formula="of:=([.F20]*1.5)/100" office:value-type="float" office:value="-0.195" calcext:value-type="float">
            <text:p>-0,1950</text:p>
          </table:table-cell>
          <table:table-cell table:style-name="ce6" office:value-type="float" office:value="78" calcext:value-type="float">
            <text:p>78,0000</text:p>
          </table:table-cell>
          <table:table-cell table:style-name="ce6" table:formula="of:=([.H20]*1.5)/100" office:value-type="float" office:value="1.17" calcext:value-type="float">
            <text:p>1,1700</text:p>
          </table:table-cell>
          <table:table-cell table:style-name="ce6" office:value-type="float" office:value="-10" calcext:value-type="float">
            <text:p>-10,0000</text:p>
          </table:table-cell>
          <table:table-cell table:style-name="ce6" table:formula="of:=([.J20]*4.5)/100" office:value-type="float" office:value="-0.45" calcext:value-type="float">
            <text:p>-0,45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-Fructose-6-phosphate &lt;==&gt; D-Fructose-1,6-bisphosphate</text:p>
          </table:table-cell>
          <table:table-cell table:style-name="ce3" office:value-type="string" calcext:value-type="string">
            <text:p>R04779</text:p>
          </table:table-cell>
          <table:table-cell table:style-name="ce3" office:value-type="string" calcext:value-type="string">
            <text:p>r_0886</text:p>
          </table:table-cell>
          <table:table-cell table:style-name="ce6" office:value-type="float" office:value="93" calcext:value-type="float">
            <text:p>93,0000</text:p>
          </table:table-cell>
          <table:table-cell table:style-name="ce6" table:formula="of:=([.D21]*1.5)/100" office:value-type="float" office:value="1.395" calcext:value-type="float">
            <text:p>1,3950</text:p>
          </table:table-cell>
          <table:table-cell table:style-name="ce6" office:value-type="float" office:value="92" calcext:value-type="float">
            <text:p>92,0000</text:p>
          </table:table-cell>
          <table:table-cell table:style-name="ce6" table:formula="of:=([.F21]*1.5)/100" office:value-type="float" office:value="1.38" calcext:value-type="float">
            <text:p>1,3800</text:p>
          </table:table-cell>
          <table:table-cell table:style-name="ce6" office:value-type="float" office:value="86" calcext:value-type="float">
            <text:p>86,0000</text:p>
          </table:table-cell>
          <table:table-cell table:style-name="ce6" table:formula="of:=([.H21]*1.5)/100" office:value-type="float" office:value="1.29" calcext:value-type="float">
            <text:p>1,2900</text:p>
          </table:table-cell>
          <table:table-cell table:style-name="ce6" office:value-type="float" office:value="-10" calcext:value-type="float">
            <text:p>-10,0000</text:p>
          </table:table-cell>
          <table:table-cell table:style-name="ce6" table:formula="of:=([.J21]*4.5)/100" office:value-type="float" office:value="-0.45" calcext:value-type="float">
            <text:p>-0,45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cetaldehyde &lt;==&gt; Acetate</text:p>
          </table:table-cell>
          <table:table-cell table:style-name="ce3" office:value-type="string" calcext:value-type="string">
            <text:p>R00634</text:p>
          </table:table-cell>
          <table:table-cell table:style-name="ce3" office:value-type="string" calcext:value-type="string">
            <text:p>r_2116</text:p>
          </table:table-cell>
          <table:table-cell table:style-name="ce6" office:value-type="float" office:value="9" calcext:value-type="float">
            <text:p>9,0000</text:p>
          </table:table-cell>
          <table:table-cell table:style-name="ce6" table:formula="of:=([.D22]*1.5)/100" office:value-type="float" office:value="0.135" calcext:value-type="float">
            <text:p>0,1350</text:p>
          </table:table-cell>
          <table:table-cell table:style-name="ce6" office:value-type="float" office:value="14" calcext:value-type="float">
            <text:p>14,0000</text:p>
          </table:table-cell>
          <table:table-cell table:style-name="ce6" table:formula="of:=([.F22]*1.5)/100" office:value-type="float" office:value="0.21" calcext:value-type="float">
            <text:p>0,2100</text:p>
          </table:table-cell>
          <table:table-cell table:style-name="ce6" office:value-type="float" office:value="22" calcext:value-type="float">
            <text:p>22,0000</text:p>
          </table:table-cell>
          <table:table-cell table:style-name="ce6" table:formula="of:=([.H22]*1.5)/100" office:value-type="float" office:value="0.33" calcext:value-type="float">
            <text:p>0,3300</text:p>
          </table:table-cell>
          <table:table-cell table:style-name="ce6" office:value-type="float" office:value="6" calcext:value-type="float">
            <text:p>6,0000</text:p>
          </table:table-cell>
          <table:table-cell table:style-name="ce6" table:formula="of:=([.J22]*4.5)/100" office:value-type="float" office:value="0.27" calcext:value-type="float">
            <text:p>0,2700</text:p>
          </table:table-cell>
          <table:table-cell table:style-name="ce10" table:number-columns-repeated="2"/>
        </table:table-row>
        <table:table-row table:style-name="ro1">
          <table:table-cell table:style-name="ce1" office:value-type="string" calcext:value-type="string">
            <text:p>Acetate &lt;==&gt; Acetyl-CoA</text:p>
          </table:table-cell>
          <table:table-cell table:style-name="ce3" office:value-type="string" calcext:value-type="string">
            <text:p>R00229</text:p>
          </table:table-cell>
          <table:table-cell table:style-name="ce3" office:value-type="string" calcext:value-type="string">
            <text:p>r_0112</text:p>
          </table:table-cell>
          <table:table-cell table:style-name="ce6" office:value-type="float" office:value="4" calcext:value-type="float">
            <text:p>4,0000</text:p>
          </table:table-cell>
          <table:table-cell table:style-name="ce6" table:formula="of:=([.D23]*1.5)/100" office:value-type="float" office:value="0.06" calcext:value-type="float">
            <text:p>0,0600</text:p>
          </table:table-cell>
          <table:table-cell table:style-name="ce6" office:value-type="float" office:value="4" calcext:value-type="float">
            <text:p>4,0000</text:p>
          </table:table-cell>
          <table:table-cell table:style-name="ce6" table:formula="of:=([.F23]*1.5)/100" office:value-type="float" office:value="0.06" calcext:value-type="float">
            <text:p>0,0600</text:p>
          </table:table-cell>
          <table:table-cell table:style-name="ce6" office:value-type="float" office:value="11" calcext:value-type="float">
            <text:p>11,0000</text:p>
          </table:table-cell>
          <table:table-cell table:style-name="ce6" table:formula="of:=([.H23]*1.5)/100" office:value-type="float" office:value="0.165" calcext:value-type="float">
            <text:p>0,1650</text:p>
          </table:table-cell>
          <table:table-cell table:style-name="ce6" office:value-type="float" office:value="6" calcext:value-type="float">
            <text:p>6,0000</text:p>
          </table:table-cell>
          <table:table-cell table:style-name="ce6" table:formula="of:=([.J23]*4.5)/100" office:value-type="float" office:value="0.27" calcext:value-type="float">
            <text:p>0,27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-Glucono-1,5-lactone-6-phosphate &lt;==&gt; 6-Phospho-D-gluconate</text:p>
          </table:table-cell>
          <table:table-cell table:style-name="ce3" office:value-type="string" calcext:value-type="string">
            <text:p>R02035</text:p>
          </table:table-cell>
          <table:table-cell table:style-name="ce3" office:value-type="string" calcext:value-type="string">
            <text:p>r_0091</text:p>
          </table:table-cell>
          <table:table-cell table:style-name="ce6" office:value-type="float" office:value="7" calcext:value-type="float">
            <text:p>7,0000</text:p>
          </table:table-cell>
          <table:table-cell table:style-name="ce6" table:formula="of:=([.D24]*1.5)/100" office:value-type="float" office:value="0.105" calcext:value-type="float">
            <text:p>0,1050</text:p>
          </table:table-cell>
          <table:table-cell table:style-name="ce6" office:value-type="float" office:value="8" calcext:value-type="float">
            <text:p>8,0000</text:p>
          </table:table-cell>
          <table:table-cell table:style-name="ce6" table:formula="of:=([.F24]*1.5)/100" office:value-type="float" office:value="0.12" calcext:value-type="float">
            <text:p>0,1200</text:p>
          </table:table-cell>
          <table:table-cell table:style-name="ce6" office:value-type="float" office:value="14" calcext:value-type="float">
            <text:p>14,0000</text:p>
          </table:table-cell>
          <table:table-cell table:style-name="ce6" table:formula="of:=([.H24]*1.5)/100" office:value-type="float" office:value="0.21" calcext:value-type="float">
            <text:p>0,2100</text:p>
          </table:table-cell>
          <table:table-cell table:style-name="ce6" office:value-type="float" office:value="2" calcext:value-type="float">
            <text:p>2,0000</text:p>
          </table:table-cell>
          <table:table-cell table:style-name="ce6" table:formula="of:=([.J24]*4.5)/100" office:value-type="float" office:value="0.09" calcext:value-type="float">
            <text:p>0,0900</text:p>
          </table:table-cell>
          <table:table-cell table:style-name="ce12" table:number-columns-repeated="2"/>
        </table:table-row>
        <table:table-row table:style-name="ro1">
          <table:table-cell table:style-name="ce1" office:value-type="string" calcext:value-type="string">
            <text:p>Pyruvate + CO2 &lt;==&gt; Oxaloacetate</text:p>
          </table:table-cell>
          <table:table-cell table:style-name="ce3" office:value-type="string" calcext:value-type="string">
            <text:p>R00217 <text:s/></text:p>
          </table:table-cell>
          <table:table-cell table:style-name="ce3" office:value-type="string" calcext:value-type="string">
            <text:p>r_0958</text:p>
          </table:table-cell>
          <table:table-cell table:style-name="ce6" office:value-type="float" office:value="6" calcext:value-type="float">
            <text:p>6,0000</text:p>
          </table:table-cell>
          <table:table-cell table:style-name="ce6" table:formula="of:=([.D25]*1.5)/100" office:value-type="float" office:value="0.09" calcext:value-type="float">
            <text:p>0,0900</text:p>
          </table:table-cell>
          <table:table-cell table:style-name="ce6" office:value-type="float" office:value="7" calcext:value-type="float">
            <text:p>7,0000</text:p>
          </table:table-cell>
          <table:table-cell table:style-name="ce6" table:formula="of:=([.F25]*1.5)/100" office:value-type="float" office:value="0.105" calcext:value-type="float">
            <text:p>0,1050</text:p>
          </table:table-cell>
          <table:table-cell table:style-name="ce6" office:value-type="float" office:value="11" calcext:value-type="float">
            <text:p>11,0000</text:p>
          </table:table-cell>
          <table:table-cell table:style-name="ce6" table:formula="of:=([.H25]*1.5)/100" office:value-type="float" office:value="0.165" calcext:value-type="float">
            <text:p>0,1650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12" table:number-columns-repeated="2"/>
        </table:table-row>
        <table:table-row table:style-name="ro1">
          <table:table-cell table:style-name="ce1" office:value-type="string" calcext:value-type="string">
            <text:p>Pyruvate &lt;==&gt; Pyruvate-mit</text:p>
          </table:table-cell>
          <table:table-cell table:style-name="ce3" office:value-type="string" calcext:value-type="string">
            <text:p>transport</text:p>
          </table:table-cell>
          <table:table-cell table:style-name="ce3" office:value-type="string" calcext:value-type="string">
            <text:p>r_2034</text:p>
          </table:table-cell>
          <table:table-cell table:style-name="ce6" office:value-type="float" office:value="6" calcext:value-type="float">
            <text:p>6,0000</text:p>
          </table:table-cell>
          <table:table-cell table:style-name="ce6" table:formula="of:=([.D26]*1.5)/100" office:value-type="float" office:value="0.09" calcext:value-type="float">
            <text:p>0,0900</text:p>
          </table:table-cell>
          <table:table-cell table:style-name="ce6" office:value-type="float" office:value="10" calcext:value-type="float">
            <text:p>10,0000</text:p>
          </table:table-cell>
          <table:table-cell table:style-name="ce6" table:formula="of:=([.F26]*1.5)/100" office:value-type="float" office:value="0.15" calcext:value-type="float">
            <text:p>0,1500</text:p>
          </table:table-cell>
          <table:table-cell table:style-name="ce6" office:value-type="float" office:value="8" calcext:value-type="float">
            <text:p>8,0000</text:p>
          </table:table-cell>
          <table:table-cell table:style-name="ce6" table:formula="of:=([.H26]*1.5)/100" office:value-type="float" office:value="0.12" calcext:value-type="float">
            <text:p>0,1200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13" table:number-columns-repeated="2"/>
        </table:table-row>
        <table:table-row table:style-name="ro1">
          <table:table-cell table:style-name="ce1" office:value-type="string" calcext:value-type="string">
            <text:p>Pyruvate(ex) &lt;==&gt; Pyruvate</text:p>
          </table:table-cell>
          <table:table-cell table:style-name="ce3" office:value-type="string" calcext:value-type="string">
            <text:p>transport</text:p>
          </table:table-cell>
          <table:table-cell table:style-name="ce3" office:value-type="string" calcext:value-type="string">
            <text:p>r_1254</text:p>
          </table:table-cell>
          <table:table-cell table:number-columns-repeated="6" table:style-name="ce6" office:value-type="string" calcext:value-type="string">
            <text:p>x</text:p>
          </table:table-cell>
          <table:table-cell table:style-name="ce6" office:value-type="float" office:value="100" calcext:value-type="float">
            <text:p>100,0000</text:p>
          </table:table-cell>
          <table:table-cell table:style-name="ce6" table:formula="of:=([.J27]*4.5)/100" office:value-type="float" office:value="4.5" calcext:value-type="float">
            <text:p>4,50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table:number-columns-repeated="9"/>
          <table:table-cell table:number-columns-repeated="2"/>
        </table:table-row>
        <table:table-row table:style-name="ro1">
          <table:table-cell table:style-name="ce1"/>
          <table:table-cell table:style-name="ce3" table:number-columns-repeated="5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number-columns-repeated="2"/>
        </table:table-row>
        <table:table-row table:style-name="ro1">
          <table:table-cell table:style-name="ce1"/>
          <table:table-cell table:style-name="ce3" table:number-columns-repeated="5"/>
          <table:table-cell table:style-name="ce4"/>
          <table:table-cell table:style-name="ce3"/>
          <table:table-cell table:style-name="ce4"/>
          <table:table-cell table:style-name="ce3"/>
          <table:table-cell table:style-name="ce9"/>
          <table:table-cell table:style-name="ce10" table:number-columns-repeated="2"/>
        </table:table-row>
        <table:table-row table:style-name="ro1">
          <table:table-cell table:style-name="ce1"/>
          <table:table-cell table:style-name="ce3" table:number-columns-repeated="5"/>
          <table:table-cell table:style-name="ce4"/>
          <table:table-cell table:style-name="ce3"/>
          <table:table-cell table:style-name="ce4"/>
          <table:table-cell table:style-name="ce7"/>
          <table:table-cell table:style-name="ce4"/>
          <table:table-cell table:number-columns-repeated="2"/>
        </table:table-row>
        <table:table-row table:style-name="ro1" table:number-rows-repeated="2">
          <table:table-cell table:style-name="ce1"/>
          <table:table-cell table:style-name="ce3" table:number-columns-repeated="5"/>
          <table:table-cell/>
          <table:table-cell table:style-name="ce3"/>
          <table:table-cell/>
          <table:table-cell table:style-name="ce1"/>
          <table:table-cell table:style-name="ce10" table:number-columns-repeated="3"/>
        </table:table-row>
        <table:table-row table:style-name="ro1">
          <table:table-cell table:style-name="ce1"/>
          <table:table-cell table:style-name="ce3" table:number-columns-repeated="5"/>
          <table:table-cell/>
          <table:table-cell table:style-name="ce3"/>
          <table:table-cell/>
          <table:table-cell table:style-name="ce1"/>
          <table:table-cell table:number-columns-repeated="3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style-name="ce2"/>
          <table:table-cell table:style-name="ce3"/>
          <table:table-cell table:style-name="Default"/>
          <table:table-cell table:style-name="ce3"/>
          <table:table-cell table:style-name="ce7" table:number-columns-repeated="2"/>
          <table:table-cell/>
          <table:table-cell table:style-name="ce7"/>
          <table:table-cell/>
          <table:table-cell table:style-name="ce3"/>
          <table:table-cell table:number-columns-repeated="3"/>
        </table:table-row>
        <table:table-row table:style-name="ro2" table:number-rows-repeated="3">
          <table:table-cell/>
          <table:table-cell table:style-name="Default" table:number-columns-repeated="2"/>
          <table:table-cell table:number-columns-repeated="6"/>
          <table:table-cell table:style-name="Default"/>
          <table:table-cell table:number-columns-repeated="3"/>
        </table:table-row>
        <table:table-row table:style-name="ro2">
          <table:table-cell/>
          <table:table-cell table:style-name="Default" table:number-columns-repeated="2"/>
          <table:table-cell table:style-name="ce4" table:number-columns-repeated="3"/>
          <table:table-cell/>
          <table:table-cell table:style-name="ce4"/>
          <table:table-cell table:number-columns-repeated="5"/>
        </table:table-row>
        <table:table-row table:style-name="ro2" table:number-rows-repeated="1048534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ase 6" table:style-name="ta2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6"/>
        <table:table-column table:style-name="co20" table:default-cell-style-name="Default"/>
        <table:table-column table:style-name="co21" table:default-cell-style-name="Default"/>
        <table:table-column table:style-name="co20" table:number-columns-repeated="1014" table:default-cell-style-name="Default"/>
        <table:table-row table:style-name="ro3">
          <table:table-cell office:value-type="string" calcext:value-type="string">
            <text:p>Reaction</text:p>
          </table:table-cell>
          <table:table-cell office:value-type="string" calcext:value-type="string">
            <text:p>Reaction_name</text:p>
          </table:table-cell>
          <table:table-cell office:value-type="string" calcext:value-type="string">
            <text:p>Yeast7_ID</text:p>
          </table:table-cell>
          <table:table-cell table:style-name="ce16" office:value-type="string" calcext:value-type="string">
            <text:p>Rel Flux 1</text:p>
          </table:table-cell>
          <table:table-cell office:value-type="string" calcext:value-type="string">
            <text:p>Exp Flux 1</text:p>
          </table:table-cell>
          <table:table-cell office:value-type="string" calcext:value-type="string">
            <text:p>Rel Flux 2</text:p>
          </table:table-cell>
          <table:table-cell office:value-type="string" calcext:value-type="string">
            <text:p>Exp Flux 2</text:p>
          </table:table-cell>
          <table:table-cell table:style-name="Default" office:value-type="float" office:value="1.5" calcext:value-type="float">
            <text:p>1,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-Glucose(ex) &lt;==&gt; D-Glucose-6-phosphate</text:p>
          </table:table-cell>
          <table:table-cell office:value-type="string" calcext:value-type="string">
            <text:p>R01786</text:p>
          </table:table-cell>
          <table:table-cell office:value-type="string" calcext:value-type="string">
            <text:p>r_0534</text:p>
          </table:table-cell>
          <table:table-cell office:value-type="float" office:value="100" calcext:value-type="float">
            <text:p>100</text:p>
          </table:table-cell>
          <table:table-cell table:formula="of:=(['case 6'.D2]*['case 6'.$H$1])/100" office:value-type="float" office:value="1.5" calcext:value-type="float">
            <text:p>1,5</text:p>
          </table:table-cell>
          <table:table-cell office:value-type="float" office:value="100" calcext:value-type="float">
            <text:p>100</text:p>
          </table:table-cell>
          <table:table-cell table:formula="of:=(['case 6'.F2]*['case 6'.$H$1])/100" office:value-type="float" office:value="1.5" calcext:value-type="float">
            <text:p>1,5</text:p>
          </table:table-cell>
          <table:table-cell table:style-name="ce17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Pyruvate &lt;==&gt; Phosphoenolpyruvate</text:p>
          </table:table-cell>
          <table:table-cell office:value-type="string" calcext:value-type="string">
            <text:p>R00200</text:p>
          </table:table-cell>
          <table:table-cell office:value-type="string" calcext:value-type="string">
            <text:p>r_0962</text:p>
          </table:table-cell>
          <table:table-cell office:value-type="float" office:value="-122.7" calcext:value-type="float">
            <text:p>-122,7</text:p>
          </table:table-cell>
          <table:table-cell table:formula="of:=(['case 6'.D3]*['case 6'.$H$1])/100" office:value-type="float" office:value="-1.8405" calcext:value-type="float">
            <text:p>-1,8405</text:p>
          </table:table-cell>
          <table:table-cell office:value-type="float" office:value="-122.1" calcext:value-type="float">
            <text:p>-122,1</text:p>
          </table:table-cell>
          <table:table-cell table:formula="of:=(['case 6'.F3]*['case 6'.$H$1])/100" office:value-type="float" office:value="-1.8315" calcext:value-type="float">
            <text:p>-1,8315</text:p>
          </table:table-cell>
          <table:table-cell table:style-name="ce17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(S)-Malate-mit &lt;==&gt; Pyruvate-mit + CO2-mit</text:p>
          </table:table-cell>
          <table:table-cell office:value-type="string" calcext:value-type="string">
            <text:p>R00214</text:p>
          </table:table-cell>
          <table:table-cell office:value-type="string" calcext:value-type="string">
            <text:p>r_0718</text:p>
          </table:table-cell>
          <table:table-cell office:value-type="float" office:value="0" calcext:value-type="float">
            <text:p>0</text:p>
          </table:table-cell>
          <table:table-cell table:formula="of:=(['case 6'.D4]*['case 6'.$H$1])/100" office:value-type="float" office:value="0" calcext:value-type="float">
            <text:p>0</text:p>
          </table:table-cell>
          <table:table-cell office:value-type="float" office:value="6.7" calcext:value-type="float">
            <text:p>6,7</text:p>
          </table:table-cell>
          <table:table-cell table:formula="of:=(['case 6'.F4]*['case 6'.$H$1])/100" office:value-type="float" office:value="0.1005" calcext:value-type="float">
            <text:p>0,1005</text:p>
          </table:table-cell>
          <table:table-cell table:style-name="ce17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Isocitrate &lt;==&gt; 2-Oxoglutarate + CO2-mit</text:p>
          </table:table-cell>
          <table:table-cell office:value-type="string" calcext:value-type="string">
            <text:p>R00267</text:p>
          </table:table-cell>
          <table:table-cell office:value-type="string" calcext:value-type="string">
            <text:p>r_2131</text:p>
          </table:table-cell>
          <table:table-cell office:value-type="float" office:value="58.9" calcext:value-type="float">
            <text:p>58,9</text:p>
          </table:table-cell>
          <table:table-cell table:formula="of:=(['case 6'.D5]*['case 6'.$H$1])/100" office:value-type="float" office:value="0.8835" calcext:value-type="float">
            <text:p>0,8835</text:p>
          </table:table-cell>
          <table:table-cell office:value-type="float" office:value="59.9" calcext:value-type="float">
            <text:p>59,9</text:p>
          </table:table-cell>
          <table:table-cell table:formula="of:=(['case 6'.F5]*['case 6'.$H$1])/100" office:value-type="float" office:value="0.8985" calcext:value-type="float">
            <text:p>0,8985</text:p>
          </table:table-cell>
          <table:table-cell table:style-name="ce17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(S)-Malate-mit &lt;==&gt; Oxaloacetate-mit</text:p>
          </table:table-cell>
          <table:table-cell office:value-type="string" calcext:value-type="string">
            <text:p>R00342</text:p>
          </table:table-cell>
          <table:table-cell office:value-type="string" calcext:value-type="string">
            <text:p>r_0713</text:p>
          </table:table-cell>
          <table:table-cell office:value-type="float" office:value="26.6" calcext:value-type="float">
            <text:p>26,6</text:p>
          </table:table-cell>
          <table:table-cell table:formula="of:=(['case 6'.D6]*['case 6'.$H$1])/100" office:value-type="float" office:value="0.399" calcext:value-type="float">
            <text:p>0,399</text:p>
          </table:table-cell>
          <table:table-cell office:value-type="float" office:value="18.3" calcext:value-type="float">
            <text:p>18,3</text:p>
          </table:table-cell>
          <table:table-cell table:formula="of:=(['case 6'.F6]*['case 6'.$H$1])/100" office:value-type="float" office:value="0.2745" calcext:value-type="float">
            <text:p>0,2745</text:p>
          </table:table-cell>
          <table:table-cell table:style-name="Default"/>
          <table:table-cell table:number-columns-repeated="1016"/>
        </table:table-row>
        <table:table-row table:style-name="ro3">
          <table:table-cell office:value-type="string" calcext:value-type="string">
            <text:p>Citrate + CoA &lt;==&gt; Acetyl-CoA-mit + Oxaloacetate-mit</text:p>
          </table:table-cell>
          <table:table-cell office:value-type="string" calcext:value-type="string">
            <text:p>R00351</text:p>
          </table:table-cell>
          <table:table-cell office:value-type="string" calcext:value-type="string">
            <text:p>r_0300</text:p>
          </table:table-cell>
          <table:table-cell office:value-type="float" office:value="-58.9" calcext:value-type="float">
            <text:p>-58,9</text:p>
          </table:table-cell>
          <table:table-cell table:formula="of:=(['case 6'.D7]*['case 6'.$H$1])/100" office:value-type="float" office:value="-0.8835" calcext:value-type="float">
            <text:p>-0,8835</text:p>
          </table:table-cell>
          <table:table-cell office:value-type="float" office:value="-59.9" calcext:value-type="float">
            <text:p>-59,9</text:p>
          </table:table-cell>
          <table:table-cell table:formula="of:=(['case 6'.F7]*['case 6'.$H$1])/100" office:value-type="float" office:value="-0.8985" calcext:value-type="float">
            <text:p>-0,8985</text:p>
          </table:table-cell>
          <table:table-cell table:style-name="Default"/>
          <table:table-cell table:number-columns-repeated="1016"/>
        </table:table-row>
        <table:table-row table:style-name="ro3">
          <table:table-cell office:value-type="string" calcext:value-type="string">
            <text:p>Succinate-mit + CoA &lt;==&gt; Succinyl-CoA</text:p>
          </table:table-cell>
          <table:table-cell office:value-type="string" calcext:value-type="string">
            <text:p>R00405</text:p>
          </table:table-cell>
          <table:table-cell office:value-type="string" calcext:value-type="string">
            <text:p>r_1022</text:p>
          </table:table-cell>
          <table:table-cell office:value-type="float" office:value="-47.5" calcext:value-type="float">
            <text:p>-47,5</text:p>
          </table:table-cell>
          <table:table-cell table:formula="of:=(['case 6'.D8]*['case 6'.$H$1])/100" office:value-type="float" office:value="-0.7125" calcext:value-type="float">
            <text:p>-0,7125</text:p>
          </table:table-cell>
          <table:table-cell office:value-type="float" office:value="-49.1" calcext:value-type="float">
            <text:p>-49,1</text:p>
          </table:table-cell>
          <table:table-cell table:formula="of:=(['case 6'.F8]*['case 6'.$H$1])/100" office:value-type="float" office:value="-0.7365" calcext:value-type="float">
            <text:p>-0,7365</text:p>
          </table:table-cell>
          <table:table-cell table:style-name="ce17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Succinate-mit &lt;==&gt; Fumarate</text:p>
          </table:table-cell>
          <table:table-cell office:value-type="string" calcext:value-type="string">
            <text:p>R00402</text:p>
          </table:table-cell>
          <table:table-cell office:value-type="string" calcext:value-type="string">
            <text:p>r_0454</text:p>
          </table:table-cell>
          <table:table-cell office:value-type="float" office:value="47.5" calcext:value-type="float">
            <text:p>47,5</text:p>
          </table:table-cell>
          <table:table-cell table:formula="of:=(['case 6'.D9]*['case 6'.$H$1])/100" office:value-type="float" office:value="0.7125" calcext:value-type="float">
            <text:p>0,7125</text:p>
          </table:table-cell>
          <table:table-cell office:value-type="float" office:value="49.1" calcext:value-type="float">
            <text:p>49,1</text:p>
          </table:table-cell>
          <table:table-cell table:formula="of:=(['case 6'.F9]*['case 6'.$H$1])/100" office:value-type="float" office:value="0.7365" calcext:value-type="float">
            <text:p>0,7365</text:p>
          </table:table-cell>
          <table:table-cell table:style-name="ce17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2-Phospho-D-glycerate &lt;==&gt; Phosphoenolpyruvate</text:p>
          </table:table-cell>
          <table:table-cell office:value-type="string" calcext:value-type="string">
            <text:p>R00658</text:p>
          </table:table-cell>
          <table:table-cell office:value-type="string" calcext:value-type="string">
            <text:p>r_0366</text:p>
          </table:table-cell>
          <table:table-cell office:value-type="float" office:value="127.7" calcext:value-type="float">
            <text:p>127,7</text:p>
          </table:table-cell>
          <table:table-cell table:formula="of:=(['case 6'.D10]*['case 6'.$H$1])/100" office:value-type="float" office:value="1.9155" calcext:value-type="float">
            <text:p>1,9155</text:p>
          </table:table-cell>
          <table:table-cell office:value-type="float" office:value="127.1" calcext:value-type="float">
            <text:p>127,1</text:p>
          </table:table-cell>
          <table:table-cell table:formula="of:=(['case 6'.F10]*['case 6'.$H$1])/100" office:value-type="float" office:value="1.9065" calcext:value-type="float">
            <text:p>1,9065</text:p>
          </table:table-cell>
          <table:table-cell table:style-name="Default"/>
          <table:table-cell table:number-columns-repeated="1016"/>
        </table:table-row>
        <table:table-row table:style-name="ro3">
          <table:table-cell office:value-type="string" calcext:value-type="string">
            <text:p>D-Glyceraldehyde-3-phosphate &lt;==&gt; Glycerone-phosphate</text:p>
          </table:table-cell>
          <table:table-cell office:value-type="string" calcext:value-type="string">
            <text:p>R01015</text:p>
          </table:table-cell>
          <table:table-cell office:value-type="string" calcext:value-type="string">
            <text:p>r_1054</text:p>
          </table:table-cell>
          <table:table-cell office:value-type="float" office:value="-61" calcext:value-type="float">
            <text:p>-61</text:p>
          </table:table-cell>
          <table:table-cell table:formula="of:=(['case 6'.D11]*['case 6'.$H$1])/100" office:value-type="float" office:value="-0.915" calcext:value-type="float">
            <text:p>-0,915</text:p>
          </table:table-cell>
          <table:table-cell office:value-type="float" office:value="-60.3" calcext:value-type="float">
            <text:p>-60,3</text:p>
          </table:table-cell>
          <table:table-cell table:formula="of:=(['case 6'.F11]*['case 6'.$H$1])/100" office:value-type="float" office:value="-0.9045" calcext:value-type="float">
            <text:p>-0,9045</text:p>
          </table:table-cell>
          <table:table-cell table:style-name="ce17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D-Glyceraldehyde-3-phosphate &lt;==&gt; 3-Phospho-D-glyceroyl-phosphate</text:p>
          </table:table-cell>
          <table:table-cell office:value-type="string" calcext:value-type="string">
            <text:p>R01061</text:p>
          </table:table-cell>
          <table:table-cell office:value-type="string" calcext:value-type="string">
            <text:p>r_0486</text:p>
          </table:table-cell>
          <table:table-cell office:value-type="float" office:value="127.7" calcext:value-type="float">
            <text:p>127,7</text:p>
          </table:table-cell>
          <table:table-cell table:formula="of:=(['case 6'.D12]*['case 6'.$H$1])/100" office:value-type="float" office:value="1.9155" calcext:value-type="float">
            <text:p>1,9155</text:p>
          </table:table-cell>
          <table:table-cell office:value-type="float" office:value="127.1" calcext:value-type="float">
            <text:p>127,1</text:p>
          </table:table-cell>
          <table:table-cell table:formula="of:=(['case 6'.F12]*['case 6'.$H$1])/100" office:value-type="float" office:value="1.9065" calcext:value-type="float">
            <text:p>1,9065</text:p>
          </table:table-cell>
          <table:table-cell table:style-name="ce17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D-Fructose-1,6-bisphosphate &lt;==&gt; Glycerone-phosphate + D-Glyceraldehyde-3-phosphate</text:p>
          </table:table-cell>
          <table:table-cell office:value-type="string" calcext:value-type="string">
            <text:p>R01070</text:p>
          </table:table-cell>
          <table:table-cell office:value-type="string" calcext:value-type="string">
            <text:p>r_0450</text:p>
          </table:table-cell>
          <table:table-cell office:value-type="float" office:value="61" calcext:value-type="float">
            <text:p>61</text:p>
          </table:table-cell>
          <table:table-cell table:formula="of:=(['case 6'.D13]*['case 6'.$H$1])/100" office:value-type="float" office:value="0.915" calcext:value-type="float">
            <text:p>0,915</text:p>
          </table:table-cell>
          <table:table-cell office:value-type="float" office:value="60.3" calcext:value-type="float">
            <text:p>60,3</text:p>
          </table:table-cell>
          <table:table-cell table:formula="of:=(['case 6'.F13]*['case 6'.$H$1])/100" office:value-type="float" office:value="0.9045" calcext:value-type="float">
            <text:p>0,9045</text:p>
          </table:table-cell>
          <table:table-cell table:style-name="ce17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(S)-Malate-mit &lt;==&gt; Fumarate</text:p>
          </table:table-cell>
          <table:table-cell office:value-type="string" calcext:value-type="string">
            <text:p>R01082</text:p>
          </table:table-cell>
          <table:table-cell office:value-type="string" calcext:value-type="string">
            <text:p>r_0452</text:p>
          </table:table-cell>
          <table:table-cell office:value-type="float" office:value="-47.4" calcext:value-type="float">
            <text:p>-47,4</text:p>
          </table:table-cell>
          <table:table-cell table:formula="of:=(['case 6'.D14]*['case 6'.$H$1])/100" office:value-type="float" office:value="-0.711" calcext:value-type="float">
            <text:p>-0,711</text:p>
          </table:table-cell>
          <table:table-cell office:value-type="float" office:value="-49.1" calcext:value-type="float">
            <text:p>-49,1</text:p>
          </table:table-cell>
          <table:table-cell table:formula="of:=(['case 6'.F14]*['case 6'.$H$1])/100" office:value-type="float" office:value="-0.7365" calcext:value-type="float">
            <text:p>-0,7365</text:p>
          </table:table-cell>
          <table:table-cell table:style-name="ce17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Citrate &lt;==&gt; Isocitrate</text:p>
          </table:table-cell>
          <table:table-cell office:value-type="string" calcext:value-type="string">
            <text:p>R01324</text:p>
          </table:table-cell>
          <table:table-cell office:value-type="string" calcext:value-type="string">
            <text:p>r_0302</text:p>
          </table:table-cell>
          <table:table-cell office:value-type="float" office:value="58.9" calcext:value-type="float">
            <text:p>58,9</text:p>
          </table:table-cell>
          <table:table-cell table:formula="of:=(['case 6'.D15]*['case 6'.$H$1])/100" office:value-type="float" office:value="0.8835" calcext:value-type="float">
            <text:p>0,8835</text:p>
          </table:table-cell>
          <table:table-cell office:value-type="float" office:value="59.9" calcext:value-type="float">
            <text:p>59,9</text:p>
          </table:table-cell>
          <table:table-cell table:formula="of:=(['case 6'.F15]*['case 6'.$H$1])/100" office:value-type="float" office:value="0.8985" calcext:value-type="float">
            <text:p>0,8985</text:p>
          </table:table-cell>
          <table:table-cell table:style-name="Default"/>
          <table:table-cell table:number-columns-repeated="1016"/>
        </table:table-row>
        <table:table-row table:style-name="ro3">
          <table:table-cell office:value-type="string" calcext:value-type="string">
            <text:p>3-Phospho-D-glycerate &lt;==&gt; 3-Phospho-D-glyceroyl-phosphate</text:p>
          </table:table-cell>
          <table:table-cell office:value-type="string" calcext:value-type="string">
            <text:p>R01512</text:p>
          </table:table-cell>
          <table:table-cell office:value-type="string" calcext:value-type="string">
            <text:p>r_0892</text:p>
          </table:table-cell>
          <table:table-cell office:value-type="float" office:value="-127.7" calcext:value-type="float">
            <text:p>-127,7</text:p>
          </table:table-cell>
          <table:table-cell table:formula="of:=(['case 6'.D16]*['case 6'.$H$1])/100" office:value-type="float" office:value="-1.9155" calcext:value-type="float">
            <text:p>-1,9155</text:p>
          </table:table-cell>
          <table:table-cell office:value-type="float" office:value="-127.1" calcext:value-type="float">
            <text:p>-127,1</text:p>
          </table:table-cell>
          <table:table-cell table:formula="of:=(['case 6'.F16]*['case 6'.$H$1])/100" office:value-type="float" office:value="-1.9065" calcext:value-type="float">
            <text:p>-1,9065</text:p>
          </table:table-cell>
          <table:table-cell table:style-name="ce17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2-Phospho-D-glycerate &lt;==&gt; 3-Phospho-D-glycerate</text:p>
          </table:table-cell>
          <table:table-cell office:value-type="string" calcext:value-type="string">
            <text:p>R01518</text:p>
          </table:table-cell>
          <table:table-cell office:value-type="string" calcext:value-type="string">
            <text:p>r_0893</text:p>
          </table:table-cell>
          <table:table-cell office:value-type="float" office:value="-127.7" calcext:value-type="float">
            <text:p>-127,7</text:p>
          </table:table-cell>
          <table:table-cell table:formula="of:=(['case 6'.D17]*['case 6'.$H$1])/100" office:value-type="float" office:value="-1.9155" calcext:value-type="float">
            <text:p>-1,9155</text:p>
          </table:table-cell>
          <table:table-cell office:value-type="float" office:value="-127.1" calcext:value-type="float">
            <text:p>-127,1</text:p>
          </table:table-cell>
          <table:table-cell table:formula="of:=(['case 6'.F17]*['case 6'.$H$1])/100" office:value-type="float" office:value="-1.9065" calcext:value-type="float">
            <text:p>-1,9065</text:p>
          </table:table-cell>
          <table:table-cell table:style-name="ce17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6-Phospho-D-gluconate &lt;==&gt; D-Ribulose-5-phosphate + CO2</text:p>
          </table:table-cell>
          <table:table-cell office:value-type="string" calcext:value-type="string">
            <text:p>R01528</text:p>
          </table:table-cell>
          <table:table-cell office:value-type="string" calcext:value-type="string">
            <text:p>r_0889</text:p>
          </table:table-cell>
          <table:table-cell office:value-type="float" office:value="42.1" calcext:value-type="float">
            <text:p>42,1</text:p>
          </table:table-cell>
          <table:table-cell table:formula="of:=(['case 6'.D18]*['case 6'.$H$1])/100" office:value-type="float" office:value="0.6315" calcext:value-type="float">
            <text:p>0,6315</text:p>
          </table:table-cell>
          <table:table-cell office:value-type="float" office:value="44.2" calcext:value-type="float">
            <text:p>44,2</text:p>
          </table:table-cell>
          <table:table-cell table:formula="of:=(['case 6'.F18]*['case 6'.$H$1])/100" office:value-type="float" office:value="0.663" calcext:value-type="float">
            <text:p>0,663</text:p>
          </table:table-cell>
          <table:table-cell table:style-name="ce17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Sedoheptulose-7-phosphate + D-Glyceraldehyde-3-phosphate &lt;==&gt; D-Ribose-5-phosphate + D-Xylulose-5-phosphate</text:p>
          </table:table-cell>
          <table:table-cell office:value-type="string" calcext:value-type="string">
            <text:p>R01641</text:p>
          </table:table-cell>
          <table:table-cell office:value-type="string" calcext:value-type="string">
            <text:p>r_1049</text:p>
          </table:table-cell>
          <table:table-cell office:value-type="float" office:value="-11.4" calcext:value-type="float">
            <text:p>-11,4</text:p>
          </table:table-cell>
          <table:table-cell table:formula="of:=(['case 6'.D19]*['case 6'.$H$1])/100" office:value-type="float" office:value="-0.171" calcext:value-type="float">
            <text:p>-0,171</text:p>
          </table:table-cell>
          <table:table-cell office:value-type="float" office:value="-12.1" calcext:value-type="float">
            <text:p>-12,1</text:p>
          </table:table-cell>
          <table:table-cell table:formula="of:=(['case 6'.F19]*['case 6'.$H$1])/100" office:value-type="float" office:value="-0.1815" calcext:value-type="float">
            <text:p>-0,1815</text:p>
          </table:table-cell>
          <table:table-cell table:style-name="ce17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Sedoheptulose-7-phosphate + D-Glyceraldehyde-3-phosphate &lt;==&gt; D-Erythrose-4-phosphate + D-Fructose-6-phosphate</text:p>
          </table:table-cell>
          <table:table-cell office:value-type="string" calcext:value-type="string">
            <text:p>R01827</text:p>
          </table:table-cell>
          <table:table-cell office:value-type="string" calcext:value-type="string">
            <text:p>r_1048</text:p>
          </table:table-cell>
          <table:table-cell office:value-type="float" office:value="11.4" calcext:value-type="float">
            <text:p>11,4</text:p>
          </table:table-cell>
          <table:table-cell table:formula="of:=(['case 6'.D20]*['case 6'.$H$1])/100" office:value-type="float" office:value="0.171" calcext:value-type="float">
            <text:p>0,171</text:p>
          </table:table-cell>
          <table:table-cell office:value-type="float" office:value="12.1" calcext:value-type="float">
            <text:p>12,1</text:p>
          </table:table-cell>
          <table:table-cell table:formula="of:=(['case 6'.F20]*['case 6'.$H$1])/100" office:value-type="float" office:value="0.1815" calcext:value-type="float">
            <text:p>0,1815</text:p>
          </table:table-cell>
          <table:table-cell table:style-name="ce17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D-Fructose-6-phosphate + D-Glyceraldehyde-3-phosphate &lt;==&gt; D-Erythrose-4-phosphate + D-Xylulose-5-phosphate</text:p>
          </table:table-cell>
          <table:table-cell office:value-type="string" calcext:value-type="string">
            <text:p>R01830</text:p>
          </table:table-cell>
          <table:table-cell office:value-type="string" calcext:value-type="string">
            <text:p>r_1050</text:p>
          </table:table-cell>
          <table:table-cell office:value-type="float" office:value="-25.3" calcext:value-type="float">
            <text:p>-25,3</text:p>
          </table:table-cell>
          <table:table-cell table:formula="of:=(['case 6'.D21]*['case 6'.$H$1])/100" office:value-type="float" office:value="-0.3795" calcext:value-type="float">
            <text:p>-0,3795</text:p>
          </table:table-cell>
          <table:table-cell office:value-type="float" office:value="-26.7" calcext:value-type="float">
            <text:p>-26,7</text:p>
          </table:table-cell>
          <table:table-cell table:formula="of:=(['case 6'.F21]*['case 6'.$H$1])/100" office:value-type="float" office:value="-0.4005" calcext:value-type="float">
            <text:p>-0,4005</text:p>
          </table:table-cell>
          <table:table-cell table:style-name="ce17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D-Glucose-6-phosphate &lt;==&gt; D-Glucono-1,5-lactone-6-phosphate</text:p>
          </table:table-cell>
          <table:table-cell office:value-type="string" calcext:value-type="string">
            <text:p>R02736</text:p>
          </table:table-cell>
          <table:table-cell office:value-type="string" calcext:value-type="string">
            <text:p>r_0466</text:p>
          </table:table-cell>
          <table:table-cell office:value-type="float" office:value="42.1" calcext:value-type="float">
            <text:p>42,1</text:p>
          </table:table-cell>
          <table:table-cell table:formula="of:=(['case 6'.D22]*['case 6'.$H$1])/100" office:value-type="float" office:value="0.6315" calcext:value-type="float">
            <text:p>0,6315</text:p>
          </table:table-cell>
          <table:table-cell office:value-type="float" office:value="44.2" calcext:value-type="float">
            <text:p>44,2</text:p>
          </table:table-cell>
          <table:table-cell table:formula="of:=(['case 6'.F22]*['case 6'.$H$1])/100" office:value-type="float" office:value="0.663" calcext:value-type="float">
            <text:p>0,663</text:p>
          </table:table-cell>
          <table:table-cell table:style-name="ce17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D-Glucose-6-phosphate &lt;==&gt; D-Fructose-6-phosphate</text:p>
          </table:table-cell>
          <table:table-cell office:value-type="string" calcext:value-type="string">
            <text:p>R02740</text:p>
          </table:table-cell>
          <table:table-cell office:value-type="string" calcext:value-type="string">
            <text:p>r_0467</text:p>
          </table:table-cell>
          <table:table-cell office:value-type="float" office:value="35.7" calcext:value-type="float">
            <text:p>35,7</text:p>
          </table:table-cell>
          <table:table-cell table:formula="of:=(['case 6'.D23]*['case 6'.$H$1])/100" office:value-type="float" office:value="0.5355" calcext:value-type="float">
            <text:p>0,5355</text:p>
          </table:table-cell>
          <table:table-cell office:value-type="float" office:value="33.6" calcext:value-type="float">
            <text:p>33,6</text:p>
          </table:table-cell>
          <table:table-cell table:formula="of:=(['case 6'.F23]*['case 6'.$H$1])/100" office:value-type="float" office:value="0.504" calcext:value-type="float">
            <text:p>0,504</text:p>
          </table:table-cell>
          <table:table-cell table:style-name="Default"/>
          <table:table-cell table:number-columns-repeated="1016"/>
        </table:table-row>
        <table:table-row table:style-name="ro3">
          <table:table-cell office:value-type="string" calcext:value-type="string">
            <text:p>D-Fructose-6-phosphate &lt;==&gt; D-Fructose-1,6-bisphosphate</text:p>
          </table:table-cell>
          <table:table-cell office:value-type="string" calcext:value-type="string">
            <text:p>R04779</text:p>
          </table:table-cell>
          <table:table-cell office:value-type="string" calcext:value-type="string">
            <text:p>r_0886</text:p>
          </table:table-cell>
          <table:table-cell office:value-type="float" office:value="61" calcext:value-type="float">
            <text:p>61</text:p>
          </table:table-cell>
          <table:table-cell table:formula="of:=(['case 6'.D24]*['case 6'.$H$1])/100" office:value-type="float" office:value="0.915" calcext:value-type="float">
            <text:p>0,915</text:p>
          </table:table-cell>
          <table:table-cell office:value-type="float" office:value="60.3" calcext:value-type="float">
            <text:p>60,3</text:p>
          </table:table-cell>
          <table:table-cell table:formula="of:=(['case 6'.F24]*['case 6'.$H$1])/100" office:value-type="float" office:value="0.9045" calcext:value-type="float">
            <text:p>0,9045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Pyruvate + CO2 &lt;==&gt; Oxaloacetate</text:p>
          </table:table-cell>
          <table:table-cell office:value-type="string" calcext:value-type="string">
            <text:p>R00217 <text:s/></text:p>
          </table:table-cell>
          <table:table-cell office:value-type="string" calcext:value-type="string">
            <text:p>r_0958</text:p>
          </table:table-cell>
          <table:table-cell office:value-type="float" office:value="21.2" calcext:value-type="float">
            <text:p>21,2</text:p>
          </table:table-cell>
          <table:table-cell table:formula="of:=(['case 6'.D25]*['case 6'.$H$1])/100" office:value-type="float" office:value="0.318" calcext:value-type="float">
            <text:p>0,318</text:p>
          </table:table-cell>
          <table:table-cell office:value-type="float" office:value="27.3" calcext:value-type="float">
            <text:p>27,3</text:p>
          </table:table-cell>
          <table:table-cell table:formula="of:=(['case 6'.F25]*['case 6'.$H$1])/100" office:value-type="float" office:value="0.4095" calcext:value-type="float">
            <text:p>0,4095</text:p>
          </table:table-cell>
          <table:table-cell table:style-name="Default"/>
          <table:table-cell table:number-columns-repeated="1016"/>
        </table:table-row>
        <table:table-row table:style-name="ro3">
          <table:table-cell office:value-type="string" calcext:value-type="string">
            <text:p>D-Glucono-1,5-lactone-6-phosphate &lt;==&gt; 6-Phospho-D-gluconate</text:p>
          </table:table-cell>
          <table:table-cell office:value-type="string" calcext:value-type="string">
            <text:p>R02035</text:p>
          </table:table-cell>
          <table:table-cell office:value-type="string" calcext:value-type="string">
            <text:p>r_0091</text:p>
          </table:table-cell>
          <table:table-cell office:value-type="float" office:value="42.1" calcext:value-type="float">
            <text:p>42,1</text:p>
          </table:table-cell>
          <table:table-cell table:formula="of:=(['case 6'.D26]*['case 6'.$H$1])/100" office:value-type="float" office:value="0.6315" calcext:value-type="float">
            <text:p>0,6315</text:p>
          </table:table-cell>
          <table:table-cell office:value-type="float" office:value="44.2" calcext:value-type="float">
            <text:p>44,2</text:p>
          </table:table-cell>
          <table:table-cell table:formula="of:=(['case 6'.F26]*['case 6'.$H$1])/100" office:value-type="float" office:value="0.663" calcext:value-type="float">
            <text:p>0,663</text:p>
          </table:table-cell>
          <table:table-cell table:style-name="Default"/>
          <table:table-cell table:number-columns-repeated="1016"/>
        </table:table-row>
        <table:table-row table:style-name="ro3">
          <table:table-cell office:value-type="string" calcext:value-type="string">
            <text:p>2-Oxoglutarate + CoA &lt;==&gt; Succinyl-CoA + CO2-mit</text:p>
          </table:table-cell>
          <table:table-cell office:value-type="string" calcext:value-type="string">
            <text:p>R08549</text:p>
          </table:table-cell>
          <table:table-cell office:value-type="string" calcext:value-type="string">
            <text:p>r_0832</text:p>
          </table:table-cell>
          <table:table-cell office:value-type="float" office:value="47.5" calcext:value-type="float">
            <text:p>47,5</text:p>
          </table:table-cell>
          <table:table-cell table:formula="of:=(['case 6'.D27]*['case 6'.$H$1])/100" office:value-type="float" office:value="0.7125" calcext:value-type="float">
            <text:p>0,7125</text:p>
          </table:table-cell>
          <table:table-cell office:value-type="float" office:value="49.1" calcext:value-type="float">
            <text:p>49,1</text:p>
          </table:table-cell>
          <table:table-cell table:formula="of:=(['case 6'.F27]*['case 6'.$H$1])/100" office:value-type="float" office:value="0.7365" calcext:value-type="float">
            <text:p>0,7365</text:p>
          </table:table-cell>
          <table:table-cell table:style-name="Default"/>
          <table:table-cell table:number-columns-repeated="1016"/>
        </table:table-row>
        <table:table-row table:style-name="ro3">
          <table:table-cell office:value-type="string" calcext:value-type="string">
            <text:p>Oxaloacetate &lt;==&gt; Oxaloacetate-mi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r_1239</text:p>
          </table:table-cell>
          <table:table-cell office:value-type="float" office:value="38.1" calcext:value-type="float">
            <text:p>38,1</text:p>
          </table:table-cell>
          <table:table-cell table:formula="of:=(['case 6'.D28]*['case 6'.$H$1])/100" office:value-type="float" office:value="0.5715" calcext:value-type="float">
            <text:p>0,5715</text:p>
          </table:table-cell>
          <table:table-cell office:value-type="float" office:value="35.8" calcext:value-type="float">
            <text:p>35,8</text:p>
          </table:table-cell>
          <table:table-cell table:formula="of:=(['case 6'.F28]*['case 6'.$H$1])/100" office:value-type="float" office:value="0.537" calcext:value-type="float">
            <text:p>0,537</text:p>
          </table:table-cell>
          <table:table-cell table:style-name="ce17" table:number-columns-repeated="2"/>
          <table:table-cell table:number-columns-repeated="1015"/>
        </table:table-row>
        <table:table-row table:style-name="ro3">
          <table:table-cell table:style-name="ce14"/>
          <table:table-cell table:style-name="ce15"/>
          <table:table-cell table:style-name="ce16"/>
          <table:table-cell table:number-columns-repeated="1021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se 7" table:style-name="ta3">
        <office:forms form:automatic-focus="false" form:apply-design-mode="false"/>
        <table:table-column table:style-name="co22" table:default-cell-style-name="Default"/>
        <table:table-column table:style-name="co20" table:number-columns-repeated="1023" table:default-cell-style-name="Default"/>
        <table:table-row table:style-name="ro3">
          <table:table-cell office:value-type="string" calcext:value-type="string">
            <text:p>Reaction</text:p>
          </table:table-cell>
          <table:table-cell office:value-type="string" calcext:value-type="string">
            <text:p>Reaction_name</text:p>
          </table:table-cell>
          <table:table-cell office:value-type="string" calcext:value-type="string">
            <text:p>Yeast7_ID</text:p>
          </table:table-cell>
          <table:table-cell office:value-type="string" calcext:value-type="string">
            <text:p>ADH3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ALD5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ALD6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COX5A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CTP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DAL7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FUM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GND2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GCV2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GLY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GPD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ICL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IDP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IDP2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LSC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MAE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MDH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MDH3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OAC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PCK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PDA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PGM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PGM2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RPE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SDH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SER33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SFC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SOL3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SOL4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TAL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ZWF1</text:p>
          </table:table-cell>
          <table:table-cell office:value-type="string" calcext:value-type="string">
            <text:p>Real Flux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D-Glucose(ex) &lt;==&gt; D-Glucose-6-phosphate</text:p>
          </table:table-cell>
          <table:table-cell office:value-type="string" calcext:value-type="string">
            <text:p>R01786</text:p>
          </table:table-cell>
          <table:table-cell office:value-type="string" calcext:value-type="string">
            <text:p>r_0534</text:p>
          </table:table-cell>
          <table:table-cell office:value-type="float" office:value="100" calcext:value-type="float">
            <text:p>100</text:p>
          </table:table-cell>
          <table:table-cell office:value-type="float" office:value="14.4" calcext:value-type="float">
            <text:p>14,4</text:p>
          </table:table-cell>
          <table:table-cell office:value-type="float" office:value="100" calcext:value-type="float">
            <text:p>100</text:p>
          </table:table-cell>
          <table:table-cell office:value-type="float" office:value="16.2" calcext:value-type="float">
            <text:p>16,2</text:p>
          </table:table-cell>
          <table:table-cell office:value-type="float" office:value="100" calcext:value-type="float">
            <text:p>100</text:p>
          </table:table-cell>
          <table:table-cell office:value-type="float" office:value="4.7" calcext:value-type="float">
            <text:p>4,7</text:p>
          </table:table-cell>
          <table:table-cell office:value-type="float" office:value="100" calcext:value-type="float">
            <text:p>100</text:p>
          </table:table-cell>
          <table:table-cell office:value-type="float" office:value="13.3" calcext:value-type="float">
            <text:p>13,3</text:p>
          </table:table-cell>
          <table:table-cell office:value-type="float" office:value="100" calcext:value-type="float">
            <text:p>100</text:p>
          </table:table-cell>
          <table:table-cell office:value-type="float" office:value="13.9" calcext:value-type="float">
            <text:p>13,9</text:p>
          </table:table-cell>
          <table:table-cell office:value-type="float" office:value="100" calcext:value-type="float">
            <text:p>100</text:p>
          </table:table-cell>
          <table:table-cell office:value-type="float" office:value="14.3" calcext:value-type="float">
            <text:p>14,3</text:p>
          </table:table-cell>
          <table:table-cell office:value-type="float" office:value="100" calcext:value-type="float">
            <text:p>100</text:p>
          </table:table-cell>
          <table:table-cell office:value-type="float" office:value="9.1" calcext:value-type="float">
            <text:p>9,1</text:p>
          </table:table-cell>
          <table:table-cell office:value-type="float" office:value="100" calcext:value-type="float">
            <text:p>100</text:p>
          </table:table-cell>
          <table:table-cell office:value-type="float" office:value="15.5" calcext:value-type="float">
            <text:p>15,5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3.1" calcext:value-type="float">
            <text:p>13,1</text:p>
          </table:table-cell>
          <table:table-cell office:value-type="float" office:value="100" calcext:value-type="float">
            <text:p>100</text:p>
          </table:table-cell>
          <table:table-cell office:value-type="float" office:value="16.4" calcext:value-type="float">
            <text:p>16,4</text:p>
          </table:table-cell>
          <table:table-cell office:value-type="float" office:value="100" calcext:value-type="float">
            <text:p>100</text:p>
          </table:table-cell>
          <table:table-cell office:value-type="float" office:value="15.7" calcext:value-type="float">
            <text:p>15,7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3.4" calcext:value-type="float">
            <text:p>13,4</text:p>
          </table:table-cell>
          <table:table-cell office:value-type="float" office:value="100" calcext:value-type="float">
            <text:p>100</text:p>
          </table:table-cell>
          <table:table-cell office:value-type="float" office:value="17.8" calcext:value-type="float">
            <text:p>17,8</text:p>
          </table:table-cell>
          <table:table-cell office:value-type="float" office:value="100" calcext:value-type="float">
            <text:p>100</text:p>
          </table:table-cell>
          <table:table-cell office:value-type="float" office:value="12.5" calcext:value-type="float">
            <text:p>12,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4.4" calcext:value-type="float">
            <text:p>14,4</text:p>
          </table:table-cell>
          <table:table-cell office:value-type="float" office:value="100" calcext:value-type="float">
            <text:p>100</text:p>
          </table:table-cell>
          <table:table-cell office:value-type="float" office:value="11.7" calcext:value-type="float">
            <text:p>11,7</text:p>
          </table:table-cell>
          <table:table-cell office:value-type="float" office:value="100" calcext:value-type="float">
            <text:p>100</text:p>
          </table:table-cell>
          <table:table-cell office:value-type="float" office:value="13.4" calcext:value-type="float">
            <text:p>13,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4.7" calcext:value-type="float">
            <text:p>14,7</text:p>
          </table:table-cell>
          <table:table-cell office:value-type="float" office:value="100" calcext:value-type="float">
            <text:p>100</text:p>
          </table:table-cell>
          <table:table-cell office:value-type="float" office:value="16.1" calcext:value-type="float">
            <text:p>16,1</text:p>
          </table:table-cell>
          <table:table-cell office:value-type="float" office:value="100" calcext:value-type="float">
            <text:p>100</text:p>
          </table:table-cell>
          <table:table-cell office:value-type="float" office:value="4.6" calcext:value-type="float">
            <text:p>4,6</text:p>
          </table:table-cell>
          <table:table-cell office:value-type="float" office:value="100" calcext:value-type="float">
            <text:p>100</text:p>
          </table:table-cell>
          <table:table-cell office:value-type="float" office:value="13.4" calcext:value-type="float">
            <text:p>13,4</text:p>
          </table:table-cell>
          <table:table-cell office:value-type="float" office:value="100" calcext:value-type="float">
            <text:p>100</text:p>
          </table:table-cell>
          <table:table-cell office:value-type="float" office:value="14.5" calcext:value-type="float">
            <text:p>14,5</text:p>
          </table:table-cell>
          <table:table-cell office:value-type="float" office:value="100" calcext:value-type="float">
            <text:p>100</text:p>
          </table:table-cell>
          <table:table-cell office:value-type="float" office:value="12.9" calcext:value-type="float">
            <text:p>12,9</text:p>
          </table:table-cell>
          <table:table-cell office:value-type="float" office:value="100" calcext:value-type="float">
            <text:p>100</text:p>
          </table:table-cell>
          <table:table-cell office:value-type="float" office:value="12.2" calcext:value-type="float">
            <text:p>12,2</text:p>
          </table:table-cell>
          <table:table-cell office:value-type="float" office:value="100" calcext:value-type="float">
            <text:p>100</text:p>
          </table:table-cell>
          <table:table-cell office:value-type="float" office:value="15.9" calcext:value-type="float">
            <text:p>15,9</text:p>
          </table:table-cell>
          <table:table-cell office:value-type="float" office:value="100" calcext:value-type="float">
            <text:p>100</text:p>
          </table:table-cell>
          <table:table-cell office:value-type="float" office:value="12.2" calcext:value-type="float">
            <text:p>12,2</text:p>
          </table:table-cell>
          <table:table-cell office:value-type="float" office:value="100" calcext:value-type="float">
            <text:p>100</text:p>
          </table:table-cell>
          <table:table-cell office:value-type="float" office:value="6.5" calcext:value-type="float">
            <text:p>6,5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Pyruvate &lt;==&gt; Phosphoenolpyruvate</text:p>
          </table:table-cell>
          <table:table-cell office:value-type="string" calcext:value-type="string">
            <text:p>R00200</text:p>
          </table:table-cell>
          <table:table-cell office:value-type="string" calcext:value-type="string">
            <text:p>r_0962</text:p>
          </table:table-cell>
          <table:table-cell office:value-type="float" office:value="-170.2852278" calcext:value-type="float">
            <text:p>-170,2852278</text:p>
          </table:table-cell>
          <table:table-cell office:value-type="float" office:value="-24.5210728" calcext:value-type="float">
            <text:p>-24,5210728</text:p>
          </table:table-cell>
          <table:table-cell office:value-type="float" office:value="-171.7604219" calcext:value-type="float">
            <text:p>-171,7604219</text:p>
          </table:table-cell>
          <table:table-cell office:value-type="float" office:value="-27.82518835" calcext:value-type="float">
            <text:p>-27,82518835</text:p>
          </table:table-cell>
          <table:table-cell office:value-type="float" office:value="-168.5431162" calcext:value-type="float">
            <text:p>-168,5431162</text:p>
          </table:table-cell>
          <table:table-cell office:value-type="float" office:value="-7.92152646" calcext:value-type="float">
            <text:p>-7,92152646</text:p>
          </table:table-cell>
          <table:table-cell office:value-type="float" office:value="-160.5855162" calcext:value-type="float">
            <text:p>-160,5855162</text:p>
          </table:table-cell>
          <table:table-cell office:value-type="float" office:value="-21.35787365" calcext:value-type="float">
            <text:p>-21,35787365</text:p>
          </table:table-cell>
          <table:table-cell office:value-type="float" office:value="-167.8622669" calcext:value-type="float">
            <text:p>-167,8622669</text:p>
          </table:table-cell>
          <table:table-cell office:value-type="float" office:value="-23.33285509" calcext:value-type="float">
            <text:p>-23,33285509</text:p>
          </table:table-cell>
          <table:table-cell office:value-type="float" office:value="-172.53723" calcext:value-type="float">
            <text:p>-172,53723</text:p>
          </table:table-cell>
          <table:table-cell office:value-type="float" office:value="-24.67282388" calcext:value-type="float">
            <text:p>-24,67282388</text:p>
          </table:table-cell>
          <table:table-cell office:value-type="float" office:value="-164.1568278" calcext:value-type="float">
            <text:p>-164,1568278</text:p>
          </table:table-cell>
          <table:table-cell office:value-type="float" office:value="-14.93827133" calcext:value-type="float">
            <text:p>-14,93827133</text:p>
          </table:table-cell>
          <table:table-cell office:value-type="float" office:value="-177.7639914" calcext:value-type="float">
            <text:p>-177,7639914</text:p>
          </table:table-cell>
          <table:table-cell office:value-type="float" office:value="-27.55341866" calcext:value-type="float">
            <text:p>-27,55341866</text:p>
          </table:table-cell>
          <table:table-cell office:value-type="float" office:value="-171.9915333" calcext:value-type="float">
            <text:p>-171,9915333</text:p>
          </table:table-cell>
          <table:table-cell office:value-type="float" office:value="-27.51864533" calcext:value-type="float">
            <text:p>-27,51864533</text:p>
          </table:table-cell>
          <table:table-cell office:value-type="float" office:value="-174.5613363" calcext:value-type="float">
            <text:p>-174,5613363</text:p>
          </table:table-cell>
          <table:table-cell office:value-type="float" office:value="-22.86753505" calcext:value-type="float">
            <text:p>-22,86753505</text:p>
          </table:table-cell>
          <table:table-cell office:value-type="float" office:value="-172.3718771" calcext:value-type="float">
            <text:p>-172,3718771</text:p>
          </table:table-cell>
          <table:table-cell office:value-type="float" office:value="-28.26898784" calcext:value-type="float">
            <text:p>-28,26898784</text:p>
          </table:table-cell>
          <table:table-cell office:value-type="float" office:value="-172.8946515" calcext:value-type="float">
            <text:p>-172,8946515</text:p>
          </table:table-cell>
          <table:table-cell office:value-type="float" office:value="-27.14446029" calcext:value-type="float">
            <text:p>-27,14446029</text:p>
          </table:table-cell>
          <table:table-cell office:value-type="float" office:value="-173.9537209" calcext:value-type="float">
            <text:p>-173,9537209</text:p>
          </table:table-cell>
          <table:table-cell office:value-type="float" office:value="-26.09305813" calcext:value-type="float">
            <text:p>-26,09305813</text:p>
          </table:table-cell>
          <table:table-cell office:value-type="float" office:value="-169.128972" calcext:value-type="float">
            <text:p>-169,128972</text:p>
          </table:table-cell>
          <table:table-cell office:value-type="float" office:value="-22.66328224" calcext:value-type="float">
            <text:p>-22,66328224</text:p>
          </table:table-cell>
          <table:table-cell office:value-type="float" office:value="-174.4980358" calcext:value-type="float">
            <text:p>-174,4980358</text:p>
          </table:table-cell>
          <table:table-cell office:value-type="float" office:value="-31.06065037" calcext:value-type="float">
            <text:p>-31,06065037</text:p>
          </table:table-cell>
          <table:table-cell office:value-type="float" office:value="-166.6380119" calcext:value-type="float">
            <text:p>-166,6380119</text:p>
          </table:table-cell>
          <table:table-cell office:value-type="float" office:value="-20.82975148" calcext:value-type="float">
            <text:p>-20,82975148</text:p>
          </table:table-cell>
          <table:table-cell office:value-type="float" office:value="-168.7885419" calcext:value-type="float">
            <text:p>-168,7885419</text:p>
          </table:table-cell>
          <table:table-cell office:value-type="float" office:value="-16.87885419" calcext:value-type="float">
            <text:p>-16,87885419</text:p>
          </table:table-cell>
          <table:table-cell office:value-type="float" office:value="-169.1008174" calcext:value-type="float">
            <text:p>-169,1008174</text:p>
          </table:table-cell>
          <table:table-cell office:value-type="float" office:value="-24.35051771" calcext:value-type="float">
            <text:p>-24,35051771</text:p>
          </table:table-cell>
          <table:table-cell office:value-type="float" office:value="-171.4559888" calcext:value-type="float">
            <text:p>-171,4559888</text:p>
          </table:table-cell>
          <table:table-cell office:value-type="float" office:value="-20.06035069" calcext:value-type="float">
            <text:p>-20,06035069</text:p>
          </table:table-cell>
          <table:table-cell office:value-type="float" office:value="-172.8579072" calcext:value-type="float">
            <text:p>-172,8579072</text:p>
          </table:table-cell>
          <table:table-cell office:value-type="float" office:value="-23.16295957" calcext:value-type="float">
            <text:p>-23,16295957</text:p>
          </table:table-cell>
          <table:table-cell office:value-type="float" office:value="-167.5810474" calcext:value-type="float">
            <text:p>-167,5810474</text:p>
          </table:table-cell>
          <table:table-cell office:value-type="float" office:value="-13.40648379" calcext:value-type="float">
            <text:p>-13,40648379</text:p>
          </table:table-cell>
          <table:table-cell office:value-type="float" office:value="-166.2353582" calcext:value-type="float">
            <text:p>-166,2353582</text:p>
          </table:table-cell>
          <table:table-cell office:value-type="float" office:value="-24.43659766" calcext:value-type="float">
            <text:p>-24,43659766</text:p>
          </table:table-cell>
          <table:table-cell office:value-type="float" office:value="-174.9191542" calcext:value-type="float">
            <text:p>-174,9191542</text:p>
          </table:table-cell>
          <table:table-cell office:value-type="float" office:value="-28.16198383" calcext:value-type="float">
            <text:p>-28,16198383</text:p>
          </table:table-cell>
          <table:table-cell office:value-type="float" office:value="-167.4704977" calcext:value-type="float">
            <text:p>-167,4704977</text:p>
          </table:table-cell>
          <table:table-cell office:value-type="float" office:value="-7.703642894" calcext:value-type="float">
            <text:p>-7,703642894</text:p>
          </table:table-cell>
          <table:table-cell office:value-type="float" office:value="-172.8579072" calcext:value-type="float">
            <text:p>-172,8579072</text:p>
          </table:table-cell>
          <table:table-cell office:value-type="float" office:value="-23.16295957" calcext:value-type="float">
            <text:p>-23,16295957</text:p>
          </table:table-cell>
          <table:table-cell office:value-type="float" office:value="-167.4921357" calcext:value-type="float">
            <text:p>-167,4921357</text:p>
          </table:table-cell>
          <table:table-cell office:value-type="float" office:value="-24.28635968" calcext:value-type="float">
            <text:p>-24,28635968</text:p>
          </table:table-cell>
          <table:table-cell office:value-type="float" office:value="-171.8298929" calcext:value-type="float">
            <text:p>-171,8298929</text:p>
          </table:table-cell>
          <table:table-cell office:value-type="float" office:value="-22.16605619" calcext:value-type="float">
            <text:p>-22,16605619</text:p>
          </table:table-cell>
          <table:table-cell office:value-type="float" office:value="-179.7886961" calcext:value-type="float">
            <text:p>-179,7886961</text:p>
          </table:table-cell>
          <table:table-cell office:value-type="float" office:value="-21.93422092" calcext:value-type="float">
            <text:p>-21,93422092</text:p>
          </table:table-cell>
          <table:table-cell office:value-type="float" office:value="-172.7614512" calcext:value-type="float">
            <text:p>-172,7614512</text:p>
          </table:table-cell>
          <table:table-cell office:value-type="float" office:value="-27.46907074" calcext:value-type="float">
            <text:p>-27,46907074</text:p>
          </table:table-cell>
          <table:table-cell office:value-type="float" office:value="-178.7145097" calcext:value-type="float">
            <text:p>-178,7145097</text:p>
          </table:table-cell>
          <table:table-cell office:value-type="float" office:value="-21.80317018" calcext:value-type="float">
            <text:p>-21,80317018</text:p>
          </table:table-cell>
          <table:table-cell office:value-type="float" office:value="-172.2111094" calcext:value-type="float">
            <text:p>-172,2111094</text:p>
          </table:table-cell>
          <table:table-cell office:value-type="float" office:value="-11.19372211" calcext:value-type="float">
            <text:p>-11,19372211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Pyruvate-mit + CoA &lt;==&gt; Acetyl-CoA-mit + CO2-mit</text:p>
          </table:table-cell>
          <table:table-cell office:value-type="string" calcext:value-type="string">
            <text:p>R00209</text:p>
          </table:table-cell>
          <table:table-cell office:value-type="string" calcext:value-type="string">
            <text:p>r_0961</text:p>
          </table:table-cell>
          <table:table-cell office:value-type="float" office:value="147.3321981" calcext:value-type="float">
            <text:p>147,3321981</text:p>
          </table:table-cell>
          <table:table-cell office:value-type="float" office:value="21.21583653" calcext:value-type="float">
            <text:p>21,21583653</text:p>
          </table:table-cell>
          <table:table-cell office:value-type="float" office:value="146.0447012" calcext:value-type="float">
            <text:p>146,0447012</text:p>
          </table:table-cell>
          <table:table-cell office:value-type="float" office:value="23.65924159" calcext:value-type="float">
            <text:p>23,65924159</text:p>
          </table:table-cell>
          <table:table-cell office:value-type="float" office:value="146.8058191" calcext:value-type="float">
            <text:p>146,8058191</text:p>
          </table:table-cell>
          <table:table-cell office:value-type="float" office:value="6.899873498" calcext:value-type="float">
            <text:p>6,899873498</text:p>
          </table:table-cell>
          <table:table-cell office:value-type="float" office:value="143.8366718" calcext:value-type="float">
            <text:p>143,8366718</text:p>
          </table:table-cell>
          <table:table-cell office:value-type="float" office:value="19.13027735" calcext:value-type="float">
            <text:p>19,13027735</text:p>
          </table:table-cell>
          <table:table-cell office:value-type="float" office:value="144.1818319" calcext:value-type="float">
            <text:p>144,1818319</text:p>
          </table:table-cell>
          <table:table-cell office:value-type="float" office:value="20.04127464" calcext:value-type="float">
            <text:p>20,04127464</text:p>
          </table:table-cell>
          <table:table-cell office:value-type="float" office:value="151.4926938" calcext:value-type="float">
            <text:p>151,4926938</text:p>
          </table:table-cell>
          <table:table-cell office:value-type="float" office:value="21.66345522" calcext:value-type="float">
            <text:p>21,66345522</text:p>
          </table:table-cell>
          <table:table-cell office:value-type="float" office:value="141.1227445" calcext:value-type="float">
            <text:p>141,1227445</text:p>
          </table:table-cell>
          <table:table-cell office:value-type="float" office:value="12.84216975" calcext:value-type="float">
            <text:p>12,84216975</text:p>
          </table:table-cell>
          <table:table-cell office:value-type="float" office:value="156.2463267" calcext:value-type="float">
            <text:p>156,2463267</text:p>
          </table:table-cell>
          <table:table-cell office:value-type="float" office:value="24.21818063" calcext:value-type="float">
            <text:p>24,21818063</text:p>
          </table:table-cell>
          <table:table-cell office:value-type="float" office:value="151.3415925" calcext:value-type="float">
            <text:p>151,3415925</text:p>
          </table:table-cell>
          <table:table-cell office:value-type="float" office:value="24.2146548" calcext:value-type="float">
            <text:p>24,2146548</text:p>
          </table:table-cell>
          <table:table-cell office:value-type="float" office:value="152.0190024" calcext:value-type="float">
            <text:p>152,0190024</text:p>
          </table:table-cell>
          <table:table-cell office:value-type="float" office:value="19.91448931" calcext:value-type="float">
            <text:p>19,91448931</text:p>
          </table:table-cell>
          <table:table-cell office:value-type="float" office:value="151.7378291" calcext:value-type="float">
            <text:p>151,7378291</text:p>
          </table:table-cell>
          <table:table-cell office:value-type="float" office:value="24.88500397" calcext:value-type="float">
            <text:p>24,88500397</text:p>
          </table:table-cell>
          <table:table-cell office:value-type="float" office:value="155.7990276" calcext:value-type="float">
            <text:p>155,7990276</text:p>
          </table:table-cell>
          <table:table-cell office:value-type="float" office:value="24.46044733" calcext:value-type="float">
            <text:p>24,46044733</text:p>
          </table:table-cell>
          <table:table-cell office:value-type="float" office:value="147.5360663" calcext:value-type="float">
            <text:p>147,5360663</text:p>
          </table:table-cell>
          <table:table-cell office:value-type="float" office:value="22.13040994" calcext:value-type="float">
            <text:p>22,13040994</text:p>
          </table:table-cell>
          <table:table-cell office:value-type="float" office:value="148.4485981" calcext:value-type="float">
            <text:p>148,4485981</text:p>
          </table:table-cell>
          <table:table-cell office:value-type="float" office:value="19.89211215" calcext:value-type="float">
            <text:p>19,89211215</text:p>
          </table:table-cell>
          <table:table-cell office:value-type="float" office:value="152.4443474" calcext:value-type="float">
            <text:p>152,4443474</text:p>
          </table:table-cell>
          <table:table-cell office:value-type="float" office:value="27.13509385" calcext:value-type="float">
            <text:p>27,13509385</text:p>
          </table:table-cell>
          <table:table-cell office:value-type="float" office:value="135.0109409" calcext:value-type="float">
            <text:p>135,0109409</text:p>
          </table:table-cell>
          <table:table-cell office:value-type="float" office:value="16.87636761" calcext:value-type="float">
            <text:p>16,87636761</text:p>
          </table:table-cell>
          <table:table-cell office:value-type="float" office:value="144.4997016" calcext:value-type="float">
            <text:p>144,4997016</text:p>
          </table:table-cell>
          <table:table-cell office:value-type="float" office:value="14.44997016" calcext:value-type="float">
            <text:p>14,44997016</text:p>
          </table:table-cell>
          <table:table-cell office:value-type="float" office:value="143.0585831" calcext:value-type="float">
            <text:p>143,0585831</text:p>
          </table:table-cell>
          <table:table-cell office:value-type="float" office:value="20.60043597" calcext:value-type="float">
            <text:p>20,60043597</text:p>
          </table:table-cell>
          <table:table-cell office:value-type="float" office:value="149.969467" calcext:value-type="float">
            <text:p>149,969467</text:p>
          </table:table-cell>
          <table:table-cell office:value-type="float" office:value="17.54642764" calcext:value-type="float">
            <text:p>17,54642764</text:p>
          </table:table-cell>
          <table:table-cell office:value-type="float" office:value="152.9236414" calcext:value-type="float">
            <text:p>152,9236414</text:p>
          </table:table-cell>
          <table:table-cell office:value-type="float" office:value="20.49176794" calcext:value-type="float">
            <text:p>20,49176794</text:p>
          </table:table-cell>
          <table:table-cell office:value-type="float" office:value="138.5227408" calcext:value-type="float">
            <text:p>138,5227408</text:p>
          </table:table-cell>
          <table:table-cell office:value-type="float" office:value="11.08181926" calcext:value-type="float">
            <text:p>11,08181926</text:p>
          </table:table-cell>
          <table:table-cell office:value-type="float" office:value="140.1116862" calcext:value-type="float">
            <text:p>140,1116862</text:p>
          </table:table-cell>
          <table:table-cell office:value-type="float" office:value="20.59641787" calcext:value-type="float">
            <text:p>20,59641787</text:p>
          </table:table-cell>
          <table:table-cell office:value-type="float" office:value="145.5659204" calcext:value-type="float">
            <text:p>145,5659204</text:p>
          </table:table-cell>
          <table:table-cell office:value-type="float" office:value="23.43611318" calcext:value-type="float">
            <text:p>23,43611318</text:p>
          </table:table-cell>
          <table:table-cell office:value-type="float" office:value="98.40944074" calcext:value-type="float">
            <text:p>98,40944074</text:p>
          </table:table-cell>
          <table:table-cell office:value-type="float" office:value="4.526834274" calcext:value-type="float">
            <text:p>4,526834274</text:p>
          </table:table-cell>
          <table:table-cell office:value-type="float" office:value="152.9236414" calcext:value-type="float">
            <text:p>152,9236414</text:p>
          </table:table-cell>
          <table:table-cell office:value-type="float" office:value="20.49176794" calcext:value-type="float">
            <text:p>20,49176794</text:p>
          </table:table-cell>
          <table:table-cell office:value-type="float" office:value="149.6084599" calcext:value-type="float">
            <text:p>149,6084599</text:p>
          </table:table-cell>
          <table:table-cell office:value-type="float" office:value="21.69322669" calcext:value-type="float">
            <text:p>21,69322669</text:p>
          </table:table-cell>
          <table:table-cell office:value-type="float" office:value="147.5942884" calcext:value-type="float">
            <text:p>147,5942884</text:p>
          </table:table-cell>
          <table:table-cell office:value-type="float" office:value="19.0396632" calcext:value-type="float">
            <text:p>19,0396632</text:p>
          </table:table-cell>
          <table:table-cell office:value-type="float" office:value="140.3796599" calcext:value-type="float">
            <text:p>140,3796599</text:p>
          </table:table-cell>
          <table:table-cell office:value-type="float" office:value="17.1263185" calcext:value-type="float">
            <text:p>17,1263185</text:p>
          </table:table-cell>
          <table:table-cell office:value-type="float" office:value="152.9293815" calcext:value-type="float">
            <text:p>152,9293815</text:p>
          </table:table-cell>
          <table:table-cell office:value-type="float" office:value="24.31577166" calcext:value-type="float">
            <text:p>24,31577166</text:p>
          </table:table-cell>
          <table:table-cell office:value-type="float" office:value="144.1734889" calcext:value-type="float">
            <text:p>144,1734889</text:p>
          </table:table-cell>
          <table:table-cell office:value-type="float" office:value="17.58916565" calcext:value-type="float">
            <text:p>17,58916565</text:p>
          </table:table-cell>
          <table:table-cell office:value-type="float" office:value="97.39959994" calcext:value-type="float">
            <text:p>97,39959994</text:p>
          </table:table-cell>
          <table:table-cell office:value-type="float" office:value="6.330973996" calcext:value-type="float">
            <text:p>6,330973996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(S)-Malate-mit &lt;==&gt; Pyruvate-mit + CO2-mit</text:p>
          </table:table-cell>
          <table:table-cell office:value-type="string" calcext:value-type="string">
            <text:p>R00214</text:p>
          </table:table-cell>
          <table:table-cell office:value-type="string" calcext:value-type="string">
            <text:p>r_0718</text:p>
          </table:table-cell>
          <table:table-cell office:value-type="float" office:value="0.794664396" calcext:value-type="float">
            <text:p>0,794664396</text:p>
          </table:table-cell>
          <table:table-cell office:value-type="float" office:value="0.114431673" calcext:value-type="float">
            <text:p>0,114431673</text:p>
          </table:table-cell>
          <table:table-cell office:value-type="float" office:value="5.129331994" calcext:value-type="float">
            <text:p>5,129331994</text:p>
          </table:table-cell>
          <table:table-cell office:value-type="float" office:value="0.830951783" calcext:value-type="float">
            <text:p>0,830951783</text:p>
          </table:table-cell>
          <table:table-cell office:value-type="float" office:value="0.295171832" calcext:value-type="float">
            <text:p>0,295171832</text:p>
          </table:table-cell>
          <table:table-cell office:value-type="float" office:value="0.013873076" calcext:value-type="float">
            <text:p>0,013873076</text:p>
          </table:table-cell>
          <table:table-cell office:value-type="float" office:value="1.725731895" calcext:value-type="float">
            <text:p>1,725731895</text:p>
          </table:table-cell>
          <table:table-cell office:value-type="float" office:value="0.229522342" calcext:value-type="float">
            <text:p>0,229522342</text:p>
          </table:table-cell>
          <table:table-cell office:value-type="float" office:value="0.022653477" calcext:value-type="float">
            <text:p>0,022653477</text:p>
          </table:table-cell>
          <table:table-cell office:value-type="float" office:value="0.003148833" calcext:value-type="float">
            <text:p>0,003148833</text:p>
          </table:table-cell>
          <table:table-cell office:value-type="float" office:value="0.321610851" calcext:value-type="float">
            <text:p>0,321610851</text:p>
          </table:table-cell>
          <table:table-cell office:value-type="float" office:value="0.045990352" calcext:value-type="float">
            <text:p>0,045990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4685561" calcext:value-type="float">
            <text:p>0,254685561</text:p>
          </table:table-cell>
          <table:table-cell office:value-type="float" office:value="0.039476262" calcext:value-type="float">
            <text:p>0,039476262</text:p>
          </table:table-cell>
          <table:table-cell office:value-type="float" office:value="5.017742638" calcext:value-type="float">
            <text:p>5,017742638</text:p>
          </table:table-cell>
          <table:table-cell office:value-type="float" office:value="0.802838822" calcext:value-type="float">
            <text:p>0,802838822</text:p>
          </table:table-cell>
          <table:table-cell office:value-type="float" office:value="0.643628841" calcext:value-type="float">
            <text:p>0,643628841</text:p>
          </table:table-cell>
          <table:table-cell office:value-type="float" office:value="0.084315378" calcext:value-type="float">
            <text:p>0,084315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5461912" calcext:value-type="float">
            <text:p>0,395461912</text:p>
          </table:table-cell>
          <table:table-cell office:value-type="float" office:value="0.06208752" calcext:value-type="float">
            <text:p>0,0620875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42234332" calcext:value-type="float">
            <text:p>1,042234332</text:p>
          </table:table-cell>
          <table:table-cell office:value-type="float" office:value="0.150081744" calcext:value-type="float">
            <text:p>0,1500817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73126707" calcext:value-type="float">
            <text:p>0,273126707</text:p>
          </table:table-cell>
          <table:table-cell office:value-type="float" office:value="0.021850137" calcext:value-type="float">
            <text:p>0,021850137</text:p>
          </table:table-cell>
          <table:table-cell office:value-type="float" office:value="2.17243258" calcext:value-type="float">
            <text:p>2,17243258</text:p>
          </table:table-cell>
          <table:table-cell office:value-type="float" office:value="0.319347589" calcext:value-type="float">
            <text:p>0,319347589</text:p>
          </table:table-cell>
          <table:table-cell office:value-type="float" office:value="2.935323383" calcext:value-type="float">
            <text:p>2,935323383</text:p>
          </table:table-cell>
          <table:table-cell office:value-type="float" office:value="0.472587065" calcext:value-type="float">
            <text:p>0,472587065</text:p>
          </table:table-cell>
          <table:table-cell office:value-type="float" office:value="7.183170857" calcext:value-type="float">
            <text:p>7,183170857</text:p>
          </table:table-cell>
          <table:table-cell office:value-type="float" office:value="0.330425859" calcext:value-type="float">
            <text:p>0,3304258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38118889" calcext:value-type="float">
            <text:p>0,838118889</text:p>
          </table:table-cell>
          <table:table-cell office:value-type="float" office:value="0.108117337" calcext:value-type="float">
            <text:p>0,108117337</text:p>
          </table:table-cell>
          <table:table-cell office:value-type="float" office:value="4.913245147" calcext:value-type="float">
            <text:p>4,913245147</text:p>
          </table:table-cell>
          <table:table-cell office:value-type="float" office:value="0.599415908" calcext:value-type="float">
            <text:p>0,599415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36404808" calcext:value-type="float">
            <text:p>1,036404808</text:p>
          </table:table-cell>
          <table:table-cell office:value-type="float" office:value="0.126441387" calcext:value-type="float">
            <text:p>0,126441387</text:p>
          </table:table-cell>
          <table:table-cell office:value-type="float" office:value="16.31020157" calcext:value-type="float">
            <text:p>16,31020157</text:p>
          </table:table-cell>
          <table:table-cell office:value-type="float" office:value="1.060163102" calcext:value-type="float">
            <text:p>1,060163102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Isocitrate &lt;==&gt; 2-Oxoglutarate + CO2-mit</text:p>
          </table:table-cell>
          <table:table-cell office:value-type="string" calcext:value-type="string">
            <text:p>R00267</text:p>
          </table:table-cell>
          <table:table-cell office:value-type="string" calcext:value-type="string">
            <text:p>r_2131</text:p>
          </table:table-cell>
          <table:table-cell office:value-type="float" office:value="6.250886902" calcext:value-type="float">
            <text:p>6,250886902</text:p>
          </table:table-cell>
          <table:table-cell office:value-type="float" office:value="0.900127714" calcext:value-type="float">
            <text:p>0,900127714</text:p>
          </table:table-cell>
          <table:table-cell office:value-type="float" office:value="10.86137619" calcext:value-type="float">
            <text:p>10,86137619</text:p>
          </table:table-cell>
          <table:table-cell office:value-type="float" office:value="1.759542943" calcext:value-type="float">
            <text:p>1,759542943</text:p>
          </table:table-cell>
          <table:table-cell office:value-type="float" office:value="5.69259962" calcext:value-type="float">
            <text:p>5,69259962</text:p>
          </table:table-cell>
          <table:table-cell office:value-type="float" office:value="0.267552182" calcext:value-type="float">
            <text:p>0,267552182</text:p>
          </table:table-cell>
          <table:table-cell office:value-type="float" office:value="5.385208012" calcext:value-type="float">
            <text:p>5,385208012</text:p>
          </table:table-cell>
          <table:table-cell office:value-type="float" office:value="0.716232666" calcext:value-type="float">
            <text:p>0,716232666</text:p>
          </table:table-cell>
          <table:table-cell office:value-type="float" office:value="6.486445669" calcext:value-type="float">
            <text:p>6,486445669</text:p>
          </table:table-cell>
          <table:table-cell office:value-type="float" office:value="0.901615948" calcext:value-type="float">
            <text:p>0,901615948</text:p>
          </table:table-cell>
          <table:table-cell office:value-type="float" office:value="5.082849752" calcext:value-type="float">
            <text:p>5,082849752</text:p>
          </table:table-cell>
          <table:table-cell office:value-type="float" office:value="0.726847515" calcext:value-type="float">
            <text:p>0,726847515</text:p>
          </table:table-cell>
          <table:table-cell office:value-type="float" office:value="6.694141234" calcext:value-type="float">
            <text:p>6,694141234</text:p>
          </table:table-cell>
          <table:table-cell office:value-type="float" office:value="0.609166852" calcext:value-type="float">
            <text:p>0,609166852</text:p>
          </table:table-cell>
          <table:table-cell office:value-type="float" office:value="4.590870502" calcext:value-type="float">
            <text:p>4,590870502</text:p>
          </table:table-cell>
          <table:table-cell office:value-type="float" office:value="0.711584928" calcext:value-type="float">
            <text:p>0,711584928</text:p>
          </table:table-cell>
          <table:table-cell office:value-type="float" office:value="9.275975845" calcext:value-type="float">
            <text:p>9,275975845</text:p>
          </table:table-cell>
          <table:table-cell office:value-type="float" office:value="1.484156135" calcext:value-type="float">
            <text:p>1,484156135</text:p>
          </table:table-cell>
          <table:table-cell office:value-type="float" office:value="6.091487242" calcext:value-type="float">
            <text:p>6,091487242</text:p>
          </table:table-cell>
          <table:table-cell office:value-type="float" office:value="0.797984829" calcext:value-type="float">
            <text:p>0,797984829</text:p>
          </table:table-cell>
          <table:table-cell office:value-type="float" office:value="4.935556777" calcext:value-type="float">
            <text:p>4,935556777</text:p>
          </table:table-cell>
          <table:table-cell office:value-type="float" office:value="0.809431311" calcext:value-type="float">
            <text:p>0,809431311</text:p>
          </table:table-cell>
          <table:table-cell office:value-type="float" office:value="3.293354943" calcext:value-type="float">
            <text:p>3,293354943</text:p>
          </table:table-cell>
          <table:table-cell office:value-type="float" office:value="0.517056726" calcext:value-type="float">
            <text:p>0,517056726</text:p>
          </table:table-cell>
          <table:table-cell office:value-type="float" office:value="5.699185831" calcext:value-type="float">
            <text:p>5,699185831</text:p>
          </table:table-cell>
          <table:table-cell office:value-type="float" office:value="0.854877875" calcext:value-type="float">
            <text:p>0,854877875</text:p>
          </table:table-cell>
          <table:table-cell office:value-type="float" office:value="4.590654206" calcext:value-type="float">
            <text:p>4,590654206</text:p>
          </table:table-cell>
          <table:table-cell office:value-type="float" office:value="0.615147664" calcext:value-type="float">
            <text:p>0,615147664</text:p>
          </table:table-cell>
          <table:table-cell office:value-type="float" office:value="4.386730685" calcext:value-type="float">
            <text:p>4,386730685</text:p>
          </table:table-cell>
          <table:table-cell office:value-type="float" office:value="0.780838062" calcext:value-type="float">
            <text:p>0,780838062</text:p>
          </table:table-cell>
          <table:table-cell office:value-type="float" office:value="9.917161613" calcext:value-type="float">
            <text:p>9,917161613</text:p>
          </table:table-cell>
          <table:table-cell office:value-type="float" office:value="1.239645202" calcext:value-type="float">
            <text:p>1,239645202</text:p>
          </table:table-cell>
          <table:table-cell office:value-type="float" office:value="6.156753531" calcext:value-type="float">
            <text:p>6,156753531</text:p>
          </table:table-cell>
          <table:table-cell office:value-type="float" office:value="0.615675353" calcext:value-type="float">
            <text:p>0,615675353</text:p>
          </table:table-cell>
          <table:table-cell office:value-type="float" office:value="8.528610354" calcext:value-type="float">
            <text:p>8,528610354</text:p>
          </table:table-cell>
          <table:table-cell office:value-type="float" office:value="1.228119891" calcext:value-type="float">
            <text:p>1,228119891</text:p>
          </table:table-cell>
          <table:table-cell office:value-type="float" office:value="5.557009509" calcext:value-type="float">
            <text:p>5,557009509</text:p>
          </table:table-cell>
          <table:table-cell office:value-type="float" office:value="0.650170113" calcext:value-type="float">
            <text:p>0,650170113</text:p>
          </table:table-cell>
          <table:table-cell office:value-type="float" office:value="5.296950241" calcext:value-type="float">
            <text:p>5,296950241</text:p>
          </table:table-cell>
          <table:table-cell office:value-type="float" office:value="0.709791332" calcext:value-type="float">
            <text:p>0,709791332</text:p>
          </table:table-cell>
          <table:table-cell office:value-type="float" office:value="26.52891581" calcext:value-type="float">
            <text:p>26,52891581</text:p>
          </table:table-cell>
          <table:table-cell office:value-type="float" office:value="2.122313264" calcext:value-type="float">
            <text:p>2,122313264</text:p>
          </table:table-cell>
          <table:table-cell office:value-type="float" office:value="9.935984745" calcext:value-type="float">
            <text:p>9,935984745</text:p>
          </table:table-cell>
          <table:table-cell office:value-type="float" office:value="1.460589758" calcext:value-type="float">
            <text:p>1,460589758</text:p>
          </table:table-cell>
          <table:table-cell office:value-type="float" office:value="10.2238806" calcext:value-type="float">
            <text:p>10,2238806</text:p>
          </table:table-cell>
          <table:table-cell office:value-type="float" office:value="1.646044776" calcext:value-type="float">
            <text:p>1,646044776</text:p>
          </table:table-cell>
          <table:table-cell office:value-type="float" office:value="34.94099538" calcext:value-type="float">
            <text:p>34,94099538</text:p>
          </table:table-cell>
          <table:table-cell office:value-type="float" office:value="1.607285788" calcext:value-type="float">
            <text:p>1,607285788</text:p>
          </table:table-cell>
          <table:table-cell office:value-type="float" office:value="5.296950241" calcext:value-type="float">
            <text:p>5,296950241</text:p>
          </table:table-cell>
          <table:table-cell office:value-type="float" office:value="0.709791332" calcext:value-type="float">
            <text:p>0,709791332</text:p>
          </table:table-cell>
          <table:table-cell office:value-type="float" office:value="3.995716485" calcext:value-type="float">
            <text:p>3,995716485</text:p>
          </table:table-cell>
          <table:table-cell office:value-type="float" office:value="0.57937889" calcext:value-type="float">
            <text:p>0,57937889</text:p>
          </table:table-cell>
          <table:table-cell office:value-type="float" office:value="7.527549278" calcext:value-type="float">
            <text:p>7,527549278</text:p>
          </table:table-cell>
          <table:table-cell office:value-type="float" office:value="0.971053857" calcext:value-type="float">
            <text:p>0,971053857</text:p>
          </table:table-cell>
          <table:table-cell office:value-type="float" office:value="13.82923896" calcext:value-type="float">
            <text:p>13,82923896</text:p>
          </table:table-cell>
          <table:table-cell office:value-type="float" office:value="1.687167153" calcext:value-type="float">
            <text:p>1,687167153</text:p>
          </table:table-cell>
          <table:table-cell office:value-type="float" office:value="4.824863713" calcext:value-type="float">
            <text:p>4,824863713</text:p>
          </table:table-cell>
          <table:table-cell office:value-type="float" office:value="0.76715333" calcext:value-type="float">
            <text:p>0,76715333</text:p>
          </table:table-cell>
          <table:table-cell office:value-type="float" office:value="7.655460721" calcext:value-type="float">
            <text:p>7,655460721</text:p>
          </table:table-cell>
          <table:table-cell office:value-type="float" office:value="0.933966208" calcext:value-type="float">
            <text:p>0,933966208</text:p>
          </table:table-cell>
          <table:table-cell office:value-type="float" office:value="57.39344515" calcext:value-type="float">
            <text:p>57,39344515</text:p>
          </table:table-cell>
          <table:table-cell office:value-type="float" office:value="3.730573934" calcext:value-type="float">
            <text:p>3,730573934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(S)-Malate-mit &lt;==&gt; Oxaloacetate-mit</text:p>
          </table:table-cell>
          <table:table-cell office:value-type="string" calcext:value-type="string">
            <text:p>R00342</text:p>
          </table:table-cell>
          <table:table-cell office:value-type="string" calcext:value-type="string">
            <text:p>r_0713</text:p>
          </table:table-cell>
          <table:table-cell office:value-type="float" office:value="0.688236129" calcext:value-type="float">
            <text:p>0,688236129</text:p>
          </table:table-cell>
          <table:table-cell office:value-type="float" office:value="0.099106003" calcext:value-type="float">
            <text:p>0,099106003</text:p>
          </table:table-cell>
          <table:table-cell office:value-type="float" office:value="1.387493722" calcext:value-type="float">
            <text:p>1,387493722</text:p>
          </table:table-cell>
          <table:table-cell office:value-type="float" office:value="0.224773983" calcext:value-type="float">
            <text:p>0,224773983</text:p>
          </table:table-cell>
          <table:table-cell office:value-type="float" office:value="0.843348092" calcext:value-type="float">
            <text:p>0,843348092</text:p>
          </table:table-cell>
          <table:table-cell office:value-type="float" office:value="0.03963736" calcext:value-type="float">
            <text:p>0,03963736</text:p>
          </table:table-cell>
          <table:table-cell office:value-type="float" office:value="0.292758089" calcext:value-type="float">
            <text:p>0,292758089</text:p>
          </table:table-cell>
          <table:table-cell office:value-type="float" office:value="0.038936826" calcext:value-type="float">
            <text:p>0,038936826</text:p>
          </table:table-cell>
          <table:table-cell office:value-type="float" office:value="0.528581137" calcext:value-type="float">
            <text:p>0,528581137</text:p>
          </table:table-cell>
          <table:table-cell office:value-type="float" office:value="0.073472778" calcext:value-type="float">
            <text:p>0,073472778</text:p>
          </table:table-cell>
          <table:table-cell office:value-type="float" office:value="0.391526253" calcext:value-type="float">
            <text:p>0,391526253</text:p>
          </table:table-cell>
          <table:table-cell office:value-type="float" office:value="0.055988254" calcext:value-type="float">
            <text:p>0,055988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1006334" calcext:value-type="float">
            <text:p>0,431006334</text:p>
          </table:table-cell>
          <table:table-cell office:value-type="float" office:value="0.066805982" calcext:value-type="float">
            <text:p>0,066805982</text:p>
          </table:table-cell>
          <table:table-cell office:value-type="float" office:value="1.936126502" calcext:value-type="float">
            <text:p>1,936126502</text:p>
          </table:table-cell>
          <table:table-cell office:value-type="float" office:value="0.30978024" calcext:value-type="float">
            <text:p>0,30978024</text:p>
          </table:table-cell>
          <table:table-cell office:value-type="float" office:value="0.413761398" calcext:value-type="float">
            <text:p>0,413761398</text:p>
          </table:table-cell>
          <table:table-cell office:value-type="float" office:value="0.054202743" calcext:value-type="float">
            <text:p>0,054202743</text:p>
          </table:table-cell>
          <table:table-cell office:value-type="float" office:value="0.054975261" calcext:value-type="float">
            <text:p>0,054975261</text:p>
          </table:table-cell>
          <table:table-cell office:value-type="float" office:value="0.009015943" calcext:value-type="float">
            <text:p>0,009015943</text:p>
          </table:table-cell>
          <table:table-cell office:value-type="float" office:value="0.401944895" calcext:value-type="float">
            <text:p>0,401944895</text:p>
          </table:table-cell>
          <table:table-cell office:value-type="float" office:value="0.063105348" calcext:value-type="float">
            <text:p>0,063105348</text:p>
          </table:table-cell>
          <table:table-cell office:value-type="float" office:value="0.314240823" calcext:value-type="float">
            <text:p>0,314240823</text:p>
          </table:table-cell>
          <table:table-cell office:value-type="float" office:value="0.047136123" calcext:value-type="float">
            <text:p>0,047136123</text:p>
          </table:table-cell>
          <table:table-cell office:value-type="float" office:value="0.246728972" calcext:value-type="float">
            <text:p>0,246728972</text:p>
          </table:table-cell>
          <table:table-cell office:value-type="float" office:value="0.033061682" calcext:value-type="float">
            <text:p>0,033061682</text:p>
          </table:table-cell>
          <table:table-cell office:value-type="float" office:value="0.016368398" calcext:value-type="float">
            <text:p>0,016368398</text:p>
          </table:table-cell>
          <table:table-cell office:value-type="float" office:value="0.002913575" calcext:value-type="float">
            <text:p>0,002913575</text:p>
          </table:table-cell>
          <table:table-cell office:value-type="float" office:value="3.758987183" calcext:value-type="float">
            <text:p>3,758987183</text:p>
          </table:table-cell>
          <table:table-cell office:value-type="float" office:value="0.469873398" calcext:value-type="float">
            <text:p>0,469873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5149864" calcext:value-type="float">
            <text:p>1,335149864</text:p>
          </table:table-cell>
          <table:table-cell office:value-type="float" office:value="0.19226158" calcext:value-type="float">
            <text:p>0,19226158</text:p>
          </table:table-cell>
          <table:table-cell office:value-type="float" office:value="0.497252028" calcext:value-type="float">
            <text:p>0,497252028</text:p>
          </table:table-cell>
          <table:table-cell office:value-type="float" office:value="0.058178487" calcext:value-type="float">
            <text:p>0,058178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83161145" calcext:value-type="float">
            <text:p>5,783161145</text:p>
          </table:table-cell>
          <table:table-cell office:value-type="float" office:value="0.462652892" calcext:value-type="float">
            <text:p>0,462652892</text:p>
          </table:table-cell>
          <table:table-cell office:value-type="float" office:value="2.322255516" calcext:value-type="float">
            <text:p>2,322255516</text:p>
          </table:table-cell>
          <table:table-cell office:value-type="float" office:value="0.341371561" calcext:value-type="float">
            <text:p>0,341371561</text:p>
          </table:table-cell>
          <table:table-cell office:value-type="float" office:value="2.779850746" calcext:value-type="float">
            <text:p>2,779850746</text:p>
          </table:table-cell>
          <table:table-cell office:value-type="float" office:value="0.44755597" calcext:value-type="float">
            <text:p>0,44755597</text:p>
          </table:table-cell>
          <table:table-cell office:value-type="float" office:value="13.00667009" calcext:value-type="float">
            <text:p>13,00667009</text:p>
          </table:table-cell>
          <table:table-cell office:value-type="float" office:value="0.598306824" calcext:value-type="float">
            <text:p>0,5983068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76920689" calcext:value-type="float">
            <text:p>0,876920689</text:p>
          </table:table-cell>
          <table:table-cell office:value-type="float" office:value="0.113122769" calcext:value-type="float">
            <text:p>0,113122769</text:p>
          </table:table-cell>
          <table:table-cell office:value-type="float" office:value="4.200309225" calcext:value-type="float">
            <text:p>4,200309225</text:p>
          </table:table-cell>
          <table:table-cell office:value-type="float" office:value="0.512437725" calcext:value-type="float">
            <text:p>0,512437725</text:p>
          </table:table-cell>
          <table:table-cell office:value-type="float" office:value="0.294504668" calcext:value-type="float">
            <text:p>0,294504668</text:p>
          </table:table-cell>
          <table:table-cell office:value-type="float" office:value="0.046826242" calcext:value-type="float">
            <text:p>0,046826242</text:p>
          </table:table-cell>
          <table:table-cell office:value-type="float" office:value="0.844800557" calcext:value-type="float">
            <text:p>0,844800557</text:p>
          </table:table-cell>
          <table:table-cell office:value-type="float" office:value="0.103065668" calcext:value-type="float">
            <text:p>0,103065668</text:p>
          </table:table-cell>
          <table:table-cell office:value-type="float" office:value="36.17479612" calcext:value-type="float">
            <text:p>36,17479612</text:p>
          </table:table-cell>
          <table:table-cell office:value-type="float" office:value="2.351361748" calcext:value-type="float">
            <text:p>2,351361748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Citrate + CoA &lt;==&gt; Acetyl-CoA-mit + Oxaloacetate-mit</text:p>
          </table:table-cell>
          <table:table-cell office:value-type="string" calcext:value-type="string">
            <text:p>R00351</text:p>
          </table:table-cell>
          <table:table-cell office:value-type="string" calcext:value-type="string">
            <text:p>r_0300</text:p>
          </table:table-cell>
          <table:table-cell office:value-type="float" office:value="-6.250886902" calcext:value-type="float">
            <text:p>-6,250886902</text:p>
          </table:table-cell>
          <table:table-cell office:value-type="float" office:value="-0.900127714" calcext:value-type="float">
            <text:p>-0,900127714</text:p>
          </table:table-cell>
          <table:table-cell office:value-type="float" office:value="-10.86137619" calcext:value-type="float">
            <text:p>-10,86137619</text:p>
          </table:table-cell>
          <table:table-cell office:value-type="float" office:value="-1.759542943" calcext:value-type="float">
            <text:p>-1,759542943</text:p>
          </table:table-cell>
          <table:table-cell office:value-type="float" office:value="-5.69259962" calcext:value-type="float">
            <text:p>-5,69259962</text:p>
          </table:table-cell>
          <table:table-cell office:value-type="float" office:value="-0.267552182" calcext:value-type="float">
            <text:p>-0,267552182</text:p>
          </table:table-cell>
          <table:table-cell office:value-type="float" office:value="-5.385208012" calcext:value-type="float">
            <text:p>-5,385208012</text:p>
          </table:table-cell>
          <table:table-cell office:value-type="float" office:value="-0.716232666" calcext:value-type="float">
            <text:p>-0,716232666</text:p>
          </table:table-cell>
          <table:table-cell office:value-type="float" office:value="-6.486445669" calcext:value-type="float">
            <text:p>-6,486445669</text:p>
          </table:table-cell>
          <table:table-cell office:value-type="float" office:value="-0.901615948" calcext:value-type="float">
            <text:p>-0,901615948</text:p>
          </table:table-cell>
          <table:table-cell office:value-type="float" office:value="-5.082849752" calcext:value-type="float">
            <text:p>-5,082849752</text:p>
          </table:table-cell>
          <table:table-cell office:value-type="float" office:value="-0.726847515" calcext:value-type="float">
            <text:p>-0,726847515</text:p>
          </table:table-cell>
          <table:table-cell office:value-type="float" office:value="-6.694141234" calcext:value-type="float">
            <text:p>-6,694141234</text:p>
          </table:table-cell>
          <table:table-cell office:value-type="float" office:value="-0.609166852" calcext:value-type="float">
            <text:p>-0,609166852</text:p>
          </table:table-cell>
          <table:table-cell office:value-type="float" office:value="-4.590870502" calcext:value-type="float">
            <text:p>-4,590870502</text:p>
          </table:table-cell>
          <table:table-cell office:value-type="float" office:value="-0.711584928" calcext:value-type="float">
            <text:p>-0,711584928</text:p>
          </table:table-cell>
          <table:table-cell office:value-type="float" office:value="-9.275975845" calcext:value-type="float">
            <text:p>-9,275975845</text:p>
          </table:table-cell>
          <table:table-cell office:value-type="float" office:value="-1.484156135" calcext:value-type="float">
            <text:p>-1,484156135</text:p>
          </table:table-cell>
          <table:table-cell office:value-type="float" office:value="-6.091487242" calcext:value-type="float">
            <text:p>-6,091487242</text:p>
          </table:table-cell>
          <table:table-cell office:value-type="float" office:value="-0.797984829" calcext:value-type="float">
            <text:p>-0,797984829</text:p>
          </table:table-cell>
          <table:table-cell office:value-type="float" office:value="-4.935556777" calcext:value-type="float">
            <text:p>-4,935556777</text:p>
          </table:table-cell>
          <table:table-cell office:value-type="float" office:value="-0.809431311" calcext:value-type="float">
            <text:p>-0,809431311</text:p>
          </table:table-cell>
          <table:table-cell office:value-type="float" office:value="-3.293354943" calcext:value-type="float">
            <text:p>-3,293354943</text:p>
          </table:table-cell>
          <table:table-cell office:value-type="float" office:value="-0.517056726" calcext:value-type="float">
            <text:p>-0,517056726</text:p>
          </table:table-cell>
          <table:table-cell office:value-type="float" office:value="-5.699185831" calcext:value-type="float">
            <text:p>-5,699185831</text:p>
          </table:table-cell>
          <table:table-cell office:value-type="float" office:value="-0.854877875" calcext:value-type="float">
            <text:p>-0,854877875</text:p>
          </table:table-cell>
          <table:table-cell office:value-type="float" office:value="-4.590654206" calcext:value-type="float">
            <text:p>-4,590654206</text:p>
          </table:table-cell>
          <table:table-cell office:value-type="float" office:value="-0.615147664" calcext:value-type="float">
            <text:p>-0,615147664</text:p>
          </table:table-cell>
          <table:table-cell office:value-type="float" office:value="-4.386730685" calcext:value-type="float">
            <text:p>-4,386730685</text:p>
          </table:table-cell>
          <table:table-cell office:value-type="float" office:value="-0.780838062" calcext:value-type="float">
            <text:p>-0,780838062</text:p>
          </table:table-cell>
          <table:table-cell office:value-type="float" office:value="-9.917161613" calcext:value-type="float">
            <text:p>-9,917161613</text:p>
          </table:table-cell>
          <table:table-cell office:value-type="float" office:value="-1.239645202" calcext:value-type="float">
            <text:p>-1,239645202</text:p>
          </table:table-cell>
          <table:table-cell office:value-type="float" office:value="-6.156753531" calcext:value-type="float">
            <text:p>-6,156753531</text:p>
          </table:table-cell>
          <table:table-cell office:value-type="float" office:value="-0.615675353" calcext:value-type="float">
            <text:p>-0,615675353</text:p>
          </table:table-cell>
          <table:table-cell office:value-type="float" office:value="-8.528610354" calcext:value-type="float">
            <text:p>-8,528610354</text:p>
          </table:table-cell>
          <table:table-cell office:value-type="float" office:value="-1.228119891" calcext:value-type="float">
            <text:p>-1,228119891</text:p>
          </table:table-cell>
          <table:table-cell office:value-type="float" office:value="-5.993195499" calcext:value-type="float">
            <text:p>-5,993195499</text:p>
          </table:table-cell>
          <table:table-cell office:value-type="float" office:value="-0.701203873" calcext:value-type="float">
            <text:p>-0,701203873</text:p>
          </table:table-cell>
          <table:table-cell office:value-type="float" office:value="-5.296950241" calcext:value-type="float">
            <text:p>-5,296950241</text:p>
          </table:table-cell>
          <table:table-cell office:value-type="float" office:value="-0.709791332" calcext:value-type="float">
            <text:p>-0,709791332</text:p>
          </table:table-cell>
          <table:table-cell office:value-type="float" office:value="-26.52891581" calcext:value-type="float">
            <text:p>-26,52891581</text:p>
          </table:table-cell>
          <table:table-cell office:value-type="float" office:value="-2.122313264" calcext:value-type="float">
            <text:p>-2,122313264</text:p>
          </table:table-cell>
          <table:table-cell office:value-type="float" office:value="-9.935984745" calcext:value-type="float">
            <text:p>-9,935984745</text:p>
          </table:table-cell>
          <table:table-cell office:value-type="float" office:value="-1.460589758" calcext:value-type="float">
            <text:p>-1,460589758</text:p>
          </table:table-cell>
          <table:table-cell office:value-type="float" office:value="-10.2238806" calcext:value-type="float">
            <text:p>-10,2238806</text:p>
          </table:table-cell>
          <table:table-cell office:value-type="float" office:value="-1.646044776" calcext:value-type="float">
            <text:p>-1,646044776</text:p>
          </table:table-cell>
          <table:table-cell office:value-type="float" office:value="-34.94099538" calcext:value-type="float">
            <text:p>-34,94099538</text:p>
          </table:table-cell>
          <table:table-cell office:value-type="float" office:value="-1.607285788" calcext:value-type="float">
            <text:p>-1,607285788</text:p>
          </table:table-cell>
          <table:table-cell office:value-type="float" office:value="-5.296950241" calcext:value-type="float">
            <text:p>-5,296950241</text:p>
          </table:table-cell>
          <table:table-cell office:value-type="float" office:value="-0.709791332" calcext:value-type="float">
            <text:p>-0,709791332</text:p>
          </table:table-cell>
          <table:table-cell office:value-type="float" office:value="-3.995716485" calcext:value-type="float">
            <text:p>-3,995716485</text:p>
          </table:table-cell>
          <table:table-cell office:value-type="float" office:value="-0.57937889" calcext:value-type="float">
            <text:p>-0,57937889</text:p>
          </table:table-cell>
          <table:table-cell office:value-type="float" office:value="-7.527549278" calcext:value-type="float">
            <text:p>-7,527549278</text:p>
          </table:table-cell>
          <table:table-cell office:value-type="float" office:value="-0.971053857" calcext:value-type="float">
            <text:p>-0,971053857</text:p>
          </table:table-cell>
          <table:table-cell office:value-type="float" office:value="-13.82923896" calcext:value-type="float">
            <text:p>-13,82923896</text:p>
          </table:table-cell>
          <table:table-cell office:value-type="float" office:value="-1.687167153" calcext:value-type="float">
            <text:p>-1,687167153</text:p>
          </table:table-cell>
          <table:table-cell office:value-type="float" office:value="-4.824863713" calcext:value-type="float">
            <text:p>-4,824863713</text:p>
          </table:table-cell>
          <table:table-cell office:value-type="float" office:value="-0.76715333" calcext:value-type="float">
            <text:p>-0,76715333</text:p>
          </table:table-cell>
          <table:table-cell office:value-type="float" office:value="-7.655460721" calcext:value-type="float">
            <text:p>-7,655460721</text:p>
          </table:table-cell>
          <table:table-cell office:value-type="float" office:value="-0.933966208" calcext:value-type="float">
            <text:p>-0,933966208</text:p>
          </table:table-cell>
          <table:table-cell office:value-type="float" office:value="-58.47053393" calcext:value-type="float">
            <text:p>-58,47053393</text:p>
          </table:table-cell>
          <table:table-cell office:value-type="float" office:value="-3.800584705" calcext:value-type="float">
            <text:p>-3,800584705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Succinate-mit + CoA &lt;==&gt; Succinyl-CoA</text:p>
          </table:table-cell>
          <table:table-cell office:value-type="string" calcext:value-type="string">
            <text:p>R00405</text:p>
          </table:table-cell>
          <table:table-cell office:value-type="string" calcext:value-type="string">
            <text:p>r_1022</text:p>
          </table:table-cell>
          <table:table-cell office:value-type="float" office:value="-3.611465872" calcext:value-type="float">
            <text:p>-3,611465872</text:p>
          </table:table-cell>
          <table:table-cell office:value-type="float" office:value="-0.520051086" calcext:value-type="float">
            <text:p>-0,520051086</text:p>
          </table:table-cell>
          <table:table-cell office:value-type="float" office:value="-8.274736313" calcext:value-type="float">
            <text:p>-8,274736313</text:p>
          </table:table-cell>
          <table:table-cell office:value-type="float" office:value="-1.340507283" calcext:value-type="float">
            <text:p>-1,340507283</text:p>
          </table:table-cell>
          <table:table-cell office:value-type="float" office:value="-2.804132406" calcext:value-type="float">
            <text:p>-2,804132406</text:p>
          </table:table-cell>
          <table:table-cell office:value-type="float" office:value="-0.131794223" calcext:value-type="float">
            <text:p>-0,131794223</text:p>
          </table:table-cell>
          <table:table-cell office:value-type="float" office:value="-3.405238829" calcext:value-type="float">
            <text:p>-3,405238829</text:p>
          </table:table-cell>
          <table:table-cell office:value-type="float" office:value="-0.452896764" calcext:value-type="float">
            <text:p>-0,452896764</text:p>
          </table:table-cell>
          <table:table-cell office:value-type="float" office:value="-3.715170279" calcext:value-type="float">
            <text:p>-3,715170279</text:p>
          </table:table-cell>
          <table:table-cell office:value-type="float" office:value="-0.516408669" calcext:value-type="float">
            <text:p>-0,516408669</text:p>
          </table:table-cell>
          <table:table-cell office:value-type="float" office:value="-2.67076837" calcext:value-type="float">
            <text:p>-2,67076837</text:p>
          </table:table-cell>
          <table:table-cell office:value-type="float" office:value="-0.381919877" calcext:value-type="float">
            <text:p>-0,381919877</text:p>
          </table:table-cell>
          <table:table-cell office:value-type="float" office:value="-4.355090221" calcext:value-type="float">
            <text:p>-4,355090221</text:p>
          </table:table-cell>
          <table:table-cell office:value-type="float" office:value="-0.39631321" calcext:value-type="float">
            <text:p>-0,39631321</text:p>
          </table:table-cell>
          <table:table-cell office:value-type="float" office:value="-2.390126037" calcext:value-type="float">
            <text:p>-2,390126037</text:p>
          </table:table-cell>
          <table:table-cell office:value-type="float" office:value="-0.370469536" calcext:value-type="float">
            <text:p>-0,370469536</text:p>
          </table:table-cell>
          <table:table-cell office:value-type="float" office:value="-6.95386914" calcext:value-type="float">
            <text:p>-6,95386914</text:p>
          </table:table-cell>
          <table:table-cell office:value-type="float" office:value="-1.112619062" calcext:value-type="float">
            <text:p>-1,112619062</text:p>
          </table:table-cell>
          <table:table-cell office:value-type="float" office:value="-3.662554594" calcext:value-type="float">
            <text:p>-3,662554594</text:p>
          </table:table-cell>
          <table:table-cell office:value-type="float" office:value="-0.479794652" calcext:value-type="float">
            <text:p>-0,479794652</text:p>
          </table:table-cell>
          <table:table-cell office:value-type="float" office:value="-2.681571071" calcext:value-type="float">
            <text:p>-2,681571071</text:p>
          </table:table-cell>
          <table:table-cell office:value-type="float" office:value="-0.439777656" calcext:value-type="float">
            <text:p>-0,439777656</text:p>
          </table:table-cell>
          <table:table-cell office:value-type="float" office:value="-0.797406807" calcext:value-type="float">
            <text:p>-0,797406807</text:p>
          </table:table-cell>
          <table:table-cell office:value-type="float" office:value="-0.125192869" calcext:value-type="float">
            <text:p>-0,125192869</text:p>
          </table:table-cell>
          <table:table-cell office:value-type="float" office:value="-3.028138837" calcext:value-type="float">
            <text:p>-3,028138837</text:p>
          </table:table-cell>
          <table:table-cell office:value-type="float" office:value="-0.454220826" calcext:value-type="float">
            <text:p>-0,454220826</text:p>
          </table:table-cell>
          <table:table-cell office:value-type="float" office:value="-1.742056075" calcext:value-type="float">
            <text:p>-1,742056075</text:p>
          </table:table-cell>
          <table:table-cell office:value-type="float" office:value="-0.233435514" calcext:value-type="float">
            <text:p>-0,233435514</text:p>
          </table:table-cell>
          <table:table-cell office:value-type="float" office:value="-2.089698821" calcext:value-type="float">
            <text:p>-2,089698821</text:p>
          </table:table-cell>
          <table:table-cell office:value-type="float" office:value="-0.37196639" calcext:value-type="float">
            <text:p>-0,37196639</text:p>
          </table:table-cell>
          <table:table-cell office:value-type="float" office:value="-6.728665208" calcext:value-type="float">
            <text:p>-6,728665208</text:p>
          </table:table-cell>
          <table:table-cell office:value-type="float" office:value="-0.841083151" calcext:value-type="float">
            <text:p>-0,841083151</text:p>
          </table:table-cell>
          <table:table-cell office:value-type="float" office:value="-3.282275711" calcext:value-type="float">
            <text:p>-3,282275711</text:p>
          </table:table-cell>
          <table:table-cell office:value-type="float" office:value="-0.328227571" calcext:value-type="float">
            <text:p>-0,328227571</text:p>
          </table:table-cell>
          <table:table-cell office:value-type="float" office:value="-5.790190736" calcext:value-type="float">
            <text:p>-5,790190736</text:p>
          </table:table-cell>
          <table:table-cell office:value-type="float" office:value="-0.833787466" calcext:value-type="float">
            <text:p>-0,833787466</text:p>
          </table:table-cell>
          <table:table-cell office:value-type="float" office:value="-3.027130769" calcext:value-type="float">
            <text:p>-3,027130769</text:p>
          </table:table-cell>
          <table:table-cell office:value-type="float" office:value="-0.3541743" calcext:value-type="float">
            <text:p>-0,3541743</text:p>
          </table:table-cell>
          <table:table-cell office:value-type="float" office:value="-3.057402736" calcext:value-type="float">
            <text:p>-3,057402736</text:p>
          </table:table-cell>
          <table:table-cell office:value-type="float" office:value="-0.409691967" calcext:value-type="float">
            <text:p>-0,409691967</text:p>
          </table:table-cell>
          <table:table-cell office:value-type="float" office:value="-24.54577841" calcext:value-type="float">
            <text:p>-24,54577841</text:p>
          </table:table-cell>
          <table:table-cell office:value-type="float" office:value="-1.963662273" calcext:value-type="float">
            <text:p>-1,963662273</text:p>
          </table:table-cell>
          <table:table-cell office:value-type="float" office:value="-7.286842822" calcext:value-type="float">
            <text:p>-7,286842822</text:p>
          </table:table-cell>
          <table:table-cell office:value-type="float" office:value="-1.071165895" calcext:value-type="float">
            <text:p>-1,071165895</text:p>
          </table:table-cell>
          <table:table-cell office:value-type="float" office:value="-7.518656716" calcext:value-type="float">
            <text:p>-7,518656716</text:p>
          </table:table-cell>
          <table:table-cell office:value-type="float" office:value="-1.210503731" calcext:value-type="float">
            <text:p>-1,210503731</text:p>
          </table:table-cell>
          <table:table-cell office:value-type="float" office:value="-30.73370959" calcext:value-type="float">
            <text:p>-30,73370959</text:p>
          </table:table-cell>
          <table:table-cell office:value-type="float" office:value="-1.413750641" calcext:value-type="float">
            <text:p>-1,413750641</text:p>
          </table:table-cell>
          <table:table-cell office:value-type="float" office:value="-3.057402736" calcext:value-type="float">
            <text:p>-3,057402736</text:p>
          </table:table-cell>
          <table:table-cell office:value-type="float" office:value="-0.409691967" calcext:value-type="float">
            <text:p>-0,409691967</text:p>
          </table:table-cell>
          <table:table-cell office:value-type="float" office:value="-1.807107958" calcext:value-type="float">
            <text:p>-1,807107958</text:p>
          </table:table-cell>
          <table:table-cell office:value-type="float" office:value="-0.262030654" calcext:value-type="float">
            <text:p>-0,262030654</text:p>
          </table:table-cell>
          <table:table-cell office:value-type="float" office:value="-4.904547571" calcext:value-type="float">
            <text:p>-4,904547571</text:p>
          </table:table-cell>
          <table:table-cell office:value-type="float" office:value="-0.632686637" calcext:value-type="float">
            <text:p>-0,632686637</text:p>
          </table:table-cell>
          <table:table-cell office:value-type="float" office:value="-10.74557636" calcext:value-type="float">
            <text:p>-10,74557636</text:p>
          </table:table-cell>
          <table:table-cell office:value-type="float" office:value="-1.310960316" calcext:value-type="float">
            <text:p>-1,310960316</text:p>
          </table:table-cell>
          <table:table-cell office:value-type="float" office:value="-2.42496397" calcext:value-type="float">
            <text:p>-2,42496397</text:p>
          </table:table-cell>
          <table:table-cell office:value-type="float" office:value="-0.385569271" calcext:value-type="float">
            <text:p>-0,385569271</text:p>
          </table:table-cell>
          <table:table-cell office:value-type="float" office:value="-4.493990594" calcext:value-type="float">
            <text:p>-4,493990594</text:p>
          </table:table-cell>
          <table:table-cell office:value-type="float" office:value="-0.548266852" calcext:value-type="float">
            <text:p>-0,548266852</text:p>
          </table:table-cell>
          <table:table-cell office:value-type="float" office:value="-54.94691491" calcext:value-type="float">
            <text:p>-54,94691491</text:p>
          </table:table-cell>
          <table:table-cell office:value-type="float" office:value="-3.571549469" calcext:value-type="float">
            <text:p>-3,571549469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Succinate-mit &lt;==&gt; Fumarate</text:p>
          </table:table-cell>
          <table:table-cell office:value-type="string" calcext:value-type="string">
            <text:p>R00402</text:p>
          </table:table-cell>
          <table:table-cell office:value-type="string" calcext:value-type="string">
            <text:p>r_0454</text:p>
          </table:table-cell>
          <table:table-cell office:value-type="float" office:value="1.482900525" calcext:value-type="float">
            <text:p>1,482900525</text:p>
          </table:table-cell>
          <table:table-cell office:value-type="float" office:value="0.213537676" calcext:value-type="float">
            <text:p>0,213537676</text:p>
          </table:table-cell>
          <table:table-cell office:value-type="float" office:value="6.516825716" calcext:value-type="float">
            <text:p>6,516825716</text:p>
          </table:table-cell>
          <table:table-cell office:value-type="float" office:value="1.055725766" calcext:value-type="float">
            <text:p>1,055725766</text:p>
          </table:table-cell>
          <table:table-cell office:value-type="float" office:value="1.117436222" calcext:value-type="float">
            <text:p>1,117436222</text:p>
          </table:table-cell>
          <table:table-cell office:value-type="float" office:value="0.052519502" calcext:value-type="float">
            <text:p>0,052519502</text:p>
          </table:table-cell>
          <table:table-cell office:value-type="float" office:value="2.018489985" calcext:value-type="float">
            <text:p>2,018489985</text:p>
          </table:table-cell>
          <table:table-cell office:value-type="float" office:value="0.268459168" calcext:value-type="float">
            <text:p>0,268459168</text:p>
          </table:table-cell>
          <table:table-cell office:value-type="float" office:value="0.551234615" calcext:value-type="float">
            <text:p>0,551234615</text:p>
          </table:table-cell>
          <table:table-cell office:value-type="float" office:value="0.076621611" calcext:value-type="float">
            <text:p>0,076621611</text:p>
          </table:table-cell>
          <table:table-cell office:value-type="float" office:value="0.713137104" calcext:value-type="float">
            <text:p>0,713137104</text:p>
          </table:table-cell>
          <table:table-cell office:value-type="float" office:value="0.101978606" calcext:value-type="float">
            <text:p>0,101978606</text:p>
          </table:table-cell>
          <table:table-cell office:value-type="float" office:value="1.113833816" calcext:value-type="float">
            <text:p>1,113833816</text:p>
          </table:table-cell>
          <table:table-cell office:value-type="float" office:value="0.101358877" calcext:value-type="float">
            <text:p>0,101358877</text:p>
          </table:table-cell>
          <table:table-cell office:value-type="float" office:value="0.692222295" calcext:value-type="float">
            <text:p>0,692222295</text:p>
          </table:table-cell>
          <table:table-cell office:value-type="float" office:value="0.107294456" calcext:value-type="float">
            <text:p>0,107294456</text:p>
          </table:table-cell>
          <table:table-cell office:value-type="float" office:value="6.95386914" calcext:value-type="float">
            <text:p>6,95386914</text:p>
          </table:table-cell>
          <table:table-cell office:value-type="float" office:value="1.112619062" calcext:value-type="float">
            <text:p>1,112619062</text:p>
          </table:table-cell>
          <table:table-cell office:value-type="float" office:value="1.057390238" calcext:value-type="float">
            <text:p>1,057390238</text:p>
          </table:table-cell>
          <table:table-cell office:value-type="float" office:value="0.138518121" calcext:value-type="float">
            <text:p>0,138518121</text:p>
          </table:table-cell>
          <table:table-cell office:value-type="float" office:value="0.054975261" calcext:value-type="float">
            <text:p>0,054975261</text:p>
          </table:table-cell>
          <table:table-cell office:value-type="float" office:value="0.009015943" calcext:value-type="float">
            <text:p>0,009015943</text:p>
          </table:table-cell>
          <table:table-cell office:value-type="float" office:value="0.797406807" calcext:value-type="float">
            <text:p>0,797406807</text:p>
          </table:table-cell>
          <table:table-cell office:value-type="float" office:value="0.125192869" calcext:value-type="float">
            <text:p>0,125192869</text:p>
          </table:table-cell>
          <table:table-cell office:value-type="float" office:value="0.314240823" calcext:value-type="float">
            <text:p>0,314240823</text:p>
          </table:table-cell>
          <table:table-cell office:value-type="float" office:value="0.047136123" calcext:value-type="float">
            <text:p>0,047136123</text:p>
          </table:table-cell>
          <table:table-cell office:value-type="float" office:value="0.246728972" calcext:value-type="float">
            <text:p>0,246728972</text:p>
          </table:table-cell>
          <table:table-cell office:value-type="float" office:value="0.033061682" calcext:value-type="float">
            <text:p>0,033061682</text:p>
          </table:table-cell>
          <table:table-cell office:value-type="float" office:value="0.016368398" calcext:value-type="float">
            <text:p>0,016368398</text:p>
          </table:table-cell>
          <table:table-cell office:value-type="float" office:value="0.002913575" calcext:value-type="float">
            <text:p>0,002913575</text:p>
          </table:table-cell>
          <table:table-cell office:value-type="float" office:value="3.758987183" calcext:value-type="float">
            <text:p>3,758987183</text:p>
          </table:table-cell>
          <table:table-cell office:value-type="float" office:value="0.469873398" calcext:value-type="float">
            <text:p>0,469873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84196185" calcext:value-type="float">
            <text:p>2,384196185</text:p>
          </table:table-cell>
          <table:table-cell office:value-type="float" office:value="0.343324251" calcext:value-type="float">
            <text:p>0,343324251</text:p>
          </table:table-cell>
          <table:table-cell office:value-type="float" office:value="0.497252028" calcext:value-type="float">
            <text:p>0,497252028</text:p>
          </table:table-cell>
          <table:table-cell office:value-type="float" office:value="0.058178487" calcext:value-type="float">
            <text:p>0,058178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18810118" calcext:value-type="float">
            <text:p>9,618810118</text:p>
          </table:table-cell>
          <table:table-cell office:value-type="float" office:value="0.769504809" calcext:value-type="float">
            <text:p>0,769504809</text:p>
          </table:table-cell>
          <table:table-cell office:value-type="float" office:value="4.630890765" calcext:value-type="float">
            <text:p>4,630890765</text:p>
          </table:table-cell>
          <table:table-cell office:value-type="float" office:value="0.680740943" calcext:value-type="float">
            <text:p>0,680740943</text:p>
          </table:table-cell>
          <table:table-cell office:value-type="float" office:value="5.715174129" calcext:value-type="float">
            <text:p>5,715174129</text:p>
          </table:table-cell>
          <table:table-cell office:value-type="float" office:value="0.920143035" calcext:value-type="float">
            <text:p>0,920143035</text:p>
          </table:table-cell>
          <table:table-cell office:value-type="float" office:value="20.47203694" calcext:value-type="float">
            <text:p>20,47203694</text:p>
          </table:table-cell>
          <table:table-cell office:value-type="float" office:value="0.941713699" calcext:value-type="float">
            <text:p>0,9417136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722799938" calcext:value-type="float">
            <text:p>1,722799938</text:p>
          </table:table-cell>
          <table:table-cell office:value-type="float" office:value="0.222241192" calcext:value-type="float">
            <text:p>0,222241192</text:p>
          </table:table-cell>
          <table:table-cell office:value-type="float" office:value="9.113554372" calcext:value-type="float">
            <text:p>9,113554372</text:p>
          </table:table-cell>
          <table:table-cell office:value-type="float" office:value="1.111853633" calcext:value-type="float">
            <text:p>1,111853633</text:p>
          </table:table-cell>
          <table:table-cell office:value-type="float" office:value="0.294504668" calcext:value-type="float">
            <text:p>0,294504668</text:p>
          </table:table-cell>
          <table:table-cell office:value-type="float" office:value="0.046826242" calcext:value-type="float">
            <text:p>0,046826242</text:p>
          </table:table-cell>
          <table:table-cell office:value-type="float" office:value="1.881205365" calcext:value-type="float">
            <text:p>1,881205365</text:p>
          </table:table-cell>
          <table:table-cell office:value-type="float" office:value="0.229507055" calcext:value-type="float">
            <text:p>0,229507055</text:p>
          </table:table-cell>
          <table:table-cell office:value-type="float" office:value="54.17756578" calcext:value-type="float">
            <text:p>54,17756578</text:p>
          </table:table-cell>
          <table:table-cell office:value-type="float" office:value="3.521541776" calcext:value-type="float">
            <text:p>3,521541776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2-Phospho-D-glycerate &lt;==&gt; Phosphoenolpyruvate</text:p>
          </table:table-cell>
          <table:table-cell office:value-type="string" calcext:value-type="string">
            <text:p>R00658</text:p>
          </table:table-cell>
          <table:table-cell office:value-type="string" calcext:value-type="string">
            <text:p>r_0366</text:p>
          </table:table-cell>
          <table:table-cell office:value-type="float" office:value="170.8386547" calcext:value-type="float">
            <text:p>170,8386547</text:p>
          </table:table-cell>
          <table:table-cell office:value-type="float" office:value="24.60076628" calcext:value-type="float">
            <text:p>24,60076628</text:p>
          </table:table-cell>
          <table:table-cell office:value-type="float" office:value="173.2546459" calcext:value-type="float">
            <text:p>173,2546459</text:p>
          </table:table-cell>
          <table:table-cell office:value-type="float" office:value="28.06725264" calcext:value-type="float">
            <text:p>28,06725264</text:p>
          </table:table-cell>
          <table:table-cell office:value-type="float" office:value="170.2298124" calcext:value-type="float">
            <text:p>170,2298124</text:p>
          </table:table-cell>
          <table:table-cell office:value-type="float" office:value="8.000801181" calcext:value-type="float">
            <text:p>8,000801181</text:p>
          </table:table-cell>
          <table:table-cell office:value-type="float" office:value="161.7257319" calcext:value-type="float">
            <text:p>161,7257319</text:p>
          </table:table-cell>
          <table:table-cell office:value-type="float" office:value="21.50952234" calcext:value-type="float">
            <text:p>21,50952234</text:p>
          </table:table-cell>
          <table:table-cell office:value-type="float" office:value="169.4857661" calcext:value-type="float">
            <text:p>169,4857661</text:p>
          </table:table-cell>
          <table:table-cell office:value-type="float" office:value="23.55852148" calcext:value-type="float">
            <text:p>23,55852148</text:p>
          </table:table-cell>
          <table:table-cell office:value-type="float" office:value="172.2156191" calcext:value-type="float">
            <text:p>172,2156191</text:p>
          </table:table-cell>
          <table:table-cell office:value-type="float" office:value="24.62683353" calcext:value-type="float">
            <text:p>24,62683353</text:p>
          </table:table-cell>
          <table:table-cell office:value-type="float" office:value="165.5045667" calcext:value-type="float">
            <text:p>165,5045667</text:p>
          </table:table-cell>
          <table:table-cell office:value-type="float" office:value="15.06091557" calcext:value-type="float">
            <text:p>15,06091557</text:p>
          </table:table-cell>
          <table:table-cell office:value-type="float" office:value="174.9232678" calcext:value-type="float">
            <text:p>174,9232678</text:p>
          </table:table-cell>
          <table:table-cell office:value-type="float" office:value="27.11310651" calcext:value-type="float">
            <text:p>27,11310651</text:p>
          </table:table-cell>
          <table:table-cell office:value-type="float" office:value="173.3362386" calcext:value-type="float">
            <text:p>173,3362386</text:p>
          </table:table-cell>
          <table:table-cell office:value-type="float" office:value="27.73379817" calcext:value-type="float">
            <text:p>27,73379817</text:p>
          </table:table-cell>
          <table:table-cell office:value-type="float" office:value="174.3927668" calcext:value-type="float">
            <text:p>174,3927668</text:p>
          </table:table-cell>
          <table:table-cell office:value-type="float" office:value="22.84545246" calcext:value-type="float">
            <text:p>22,84545246</text:p>
          </table:table-cell>
          <table:table-cell office:value-type="float" office:value="171.8709914" calcext:value-type="float">
            <text:p>171,8709914</text:p>
          </table:table-cell>
          <table:table-cell office:value-type="float" office:value="28.18684259" calcext:value-type="float">
            <text:p>28,18684259</text:p>
          </table:table-cell>
          <table:table-cell office:value-type="float" office:value="172.7714749" calcext:value-type="float">
            <text:p>172,7714749</text:p>
          </table:table-cell>
          <table:table-cell office:value-type="float" office:value="27.12512156" calcext:value-type="float">
            <text:p>27,12512156</text:p>
          </table:table-cell>
          <table:table-cell office:value-type="float" office:value="171.104128" calcext:value-type="float">
            <text:p>171,104128</text:p>
          </table:table-cell>
          <table:table-cell office:value-type="float" office:value="25.6656192" calcext:value-type="float">
            <text:p>25,6656192</text:p>
          </table:table-cell>
          <table:table-cell office:value-type="float" office:value="170.1831776" calcext:value-type="float">
            <text:p>170,1831776</text:p>
          </table:table-cell>
          <table:table-cell office:value-type="float" office:value="22.80454579" calcext:value-type="float">
            <text:p>22,80454579</text:p>
          </table:table-cell>
          <table:table-cell office:value-type="float" office:value="170.9079005" calcext:value-type="float">
            <text:p>170,9079005</text:p>
          </table:table-cell>
          <table:table-cell office:value-type="float" office:value="30.42160629" calcext:value-type="float">
            <text:p>30,42160629</text:p>
          </table:table-cell>
          <table:table-cell office:value-type="float" office:value="165.8408878" calcext:value-type="float">
            <text:p>165,8408878</text:p>
          </table:table-cell>
          <table:table-cell office:value-type="float" office:value="20.73011097" calcext:value-type="float">
            <text:p>20,73011097</text:p>
          </table:table-cell>
          <table:table-cell office:value-type="float" office:value="170.4495723" calcext:value-type="float">
            <text:p>170,4495723</text:p>
          </table:table-cell>
          <table:table-cell office:value-type="float" office:value="17.04495723" calcext:value-type="float">
            <text:p>17,04495723</text:p>
          </table:table-cell>
          <table:table-cell office:value-type="float" office:value="170.6948229" calcext:value-type="float">
            <text:p>170,6948229</text:p>
          </table:table-cell>
          <table:table-cell office:value-type="float" office:value="24.5800545" calcext:value-type="float">
            <text:p>24,5800545</text:p>
          </table:table-cell>
          <table:table-cell office:value-type="float" office:value="170.6795778" calcext:value-type="float">
            <text:p>170,6795778</text:p>
          </table:table-cell>
          <table:table-cell office:value-type="float" office:value="19.9695106" calcext:value-type="float">
            <text:p>19,9695106</text:p>
          </table:table-cell>
          <table:table-cell office:value-type="float" office:value="174.1496599" calcext:value-type="float">
            <text:p>174,1496599</text:p>
          </table:table-cell>
          <table:table-cell office:value-type="float" office:value="23.33605442" calcext:value-type="float">
            <text:p>23,33605442</text:p>
          </table:table-cell>
          <table:table-cell office:value-type="float" office:value="168.7448047" calcext:value-type="float">
            <text:p>168,7448047</text:p>
          </table:table-cell>
          <table:table-cell office:value-type="float" office:value="13.49958437" calcext:value-type="float">
            <text:p>13,49958437</text:p>
          </table:table-cell>
          <table:table-cell office:value-type="float" office:value="167.502043" calcext:value-type="float">
            <text:p>167,502043</text:p>
          </table:table-cell>
          <table:table-cell office:value-type="float" office:value="24.62280033" calcext:value-type="float">
            <text:p>24,62280033</text:p>
          </table:table-cell>
          <table:table-cell office:value-type="float" office:value="172.5310945" calcext:value-type="float">
            <text:p>172,5310945</text:p>
          </table:table-cell>
          <table:table-cell office:value-type="float" office:value="27.77750622" calcext:value-type="float">
            <text:p>27,77750622</text:p>
          </table:table-cell>
          <table:table-cell office:value-type="float" office:value="165.7773217" calcext:value-type="float">
            <text:p>165,7773217</text:p>
          </table:table-cell>
          <table:table-cell office:value-type="float" office:value="7.625756798" calcext:value-type="float">
            <text:p>7,625756798</text:p>
          </table:table-cell>
          <table:table-cell office:value-type="float" office:value="174.1496599" calcext:value-type="float">
            <text:p>174,1496599</text:p>
          </table:table-cell>
          <table:table-cell office:value-type="float" office:value="23.33605442" calcext:value-type="float">
            <text:p>23,33605442</text:p>
          </table:table-cell>
          <table:table-cell office:value-type="float" office:value="167.7531624" calcext:value-type="float">
            <text:p>167,7531624</text:p>
          </table:table-cell>
          <table:table-cell office:value-type="float" office:value="24.32420855" calcext:value-type="float">
            <text:p>24,32420855</text:p>
          </table:table-cell>
          <table:table-cell office:value-type="float" office:value="173.3509235" calcext:value-type="float">
            <text:p>173,3509235</text:p>
          </table:table-cell>
          <table:table-cell office:value-type="float" office:value="22.36226913" calcext:value-type="float">
            <text:p>22,36226913</text:p>
          </table:table-cell>
          <table:table-cell office:value-type="float" office:value="172.9857413" calcext:value-type="float">
            <text:p>172,9857413</text:p>
          </table:table-cell>
          <table:table-cell office:value-type="float" office:value="21.10426044" calcext:value-type="float">
            <text:p>21,10426044</text:p>
          </table:table-cell>
          <table:table-cell office:value-type="float" office:value="173.4569835" calcext:value-type="float">
            <text:p>173,4569835</text:p>
          </table:table-cell>
          <table:table-cell office:value-type="float" office:value="27.57966038" calcext:value-type="float">
            <text:p>27,57966038</text:p>
          </table:table-cell>
          <table:table-cell office:value-type="float" office:value="172.6005922" calcext:value-type="float">
            <text:p>172,6005922</text:p>
          </table:table-cell>
          <table:table-cell office:value-type="float" office:value="21.05727225" calcext:value-type="float">
            <text:p>21,05727225</text:p>
          </table:table-cell>
          <table:table-cell office:value-type="float" office:value="173.2881982" calcext:value-type="float">
            <text:p>173,2881982</text:p>
          </table:table-cell>
          <table:table-cell office:value-type="float" office:value="11.26373288" calcext:value-type="float">
            <text:p>11,26373288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D-Glyceraldehyde-3-phosphate &lt;==&gt; Glycerone-phosphate</text:p>
          </table:table-cell>
          <table:table-cell office:value-type="string" calcext:value-type="string">
            <text:p>R01015</text:p>
          </table:table-cell>
          <table:table-cell office:value-type="string" calcext:value-type="string">
            <text:p>r_1054</text:p>
          </table:table-cell>
          <table:table-cell office:value-type="float" office:value="-89.87512417" calcext:value-type="float">
            <text:p>-89,87512417</text:p>
          </table:table-cell>
          <table:table-cell office:value-type="float" office:value="-12.94201788" calcext:value-type="float">
            <text:p>-12,94201788</text:p>
          </table:table-cell>
          <table:table-cell office:value-type="float" office:value="-91.58086389" calcext:value-type="float">
            <text:p>-91,58086389</text:p>
          </table:table-cell>
          <table:table-cell office:value-type="float" office:value="-14.83609995" calcext:value-type="float">
            <text:p>-14,83609995</text:p>
          </table:table-cell>
          <table:table-cell office:value-type="float" office:value="-92.74720641" calcext:value-type="float">
            <text:p>-92,74720641</text:p>
          </table:table-cell>
          <table:table-cell office:value-type="float" office:value="-4.359118701" calcext:value-type="float">
            <text:p>-4,359118701</text:p>
          </table:table-cell>
          <table:table-cell office:value-type="float" office:value="-92.67334361" calcext:value-type="float">
            <text:p>-92,67334361</text:p>
          </table:table-cell>
          <table:table-cell office:value-type="float" office:value="-12.3255547" calcext:value-type="float">
            <text:p>-12,3255547</text:p>
          </table:table-cell>
          <table:table-cell office:value-type="float" office:value="-89.79083289" calcext:value-type="float">
            <text:p>-89,79083289</text:p>
          </table:table-cell>
          <table:table-cell office:value-type="float" office:value="-12.48092577" calcext:value-type="float">
            <text:p>-12,48092577</text:p>
          </table:table-cell>
          <table:table-cell office:value-type="float" office:value="-91.68705866" calcext:value-type="float">
            <text:p>-91,68705866</text:p>
          </table:table-cell>
          <table:table-cell office:value-type="float" office:value="-13.11124939" calcext:value-type="float">
            <text:p>-13,11124939</text:p>
          </table:table-cell>
          <table:table-cell office:value-type="float" office:value="-91.46803297" calcext:value-type="float">
            <text:p>-91,46803297</text:p>
          </table:table-cell>
          <table:table-cell office:value-type="float" office:value="-8.323591" calcext:value-type="float">
            <text:p>-8,323591</text:p>
          </table:table-cell>
          <table:table-cell office:value-type="float" office:value="-92.33331157" calcext:value-type="float">
            <text:p>-92,33331157</text:p>
          </table:table-cell>
          <table:table-cell office:value-type="float" office:value="-14.31166329" calcext:value-type="float">
            <text:p>-14,31166329</text:p>
          </table:table-cell>
          <table:table-cell office:value-type="float" office:value="-93.13328768" calcext:value-type="float">
            <text:p>-93,13328768</text:p>
          </table:table-cell>
          <table:table-cell office:value-type="float" office:value="-14.90132603" calcext:value-type="float">
            <text:p>-14,90132603</text:p>
          </table:table-cell>
          <table:table-cell office:value-type="float" office:value="-91.93165275" calcext:value-type="float">
            <text:p>-91,93165275</text:p>
          </table:table-cell>
          <table:table-cell office:value-type="float" office:value="-12.04304651" calcext:value-type="float">
            <text:p>-12,04304651</text:p>
          </table:table-cell>
          <table:table-cell office:value-type="float" office:value="-91.33223383" calcext:value-type="float">
            <text:p>-91,33223383</text:p>
          </table:table-cell>
          <table:table-cell office:value-type="float" office:value="-14.97848635" calcext:value-type="float">
            <text:p>-14,97848635</text:p>
          </table:table-cell>
          <table:table-cell office:value-type="float" office:value="-91.76661264" calcext:value-type="float">
            <text:p>-91,76661264</text:p>
          </table:table-cell>
          <table:table-cell office:value-type="float" office:value="-14.40735818" calcext:value-type="float">
            <text:p>-14,40735818</text:p>
          </table:table-cell>
          <table:table-cell office:value-type="float" office:value="-90.3942294" calcext:value-type="float">
            <text:p>-90,3942294</text:p>
          </table:table-cell>
          <table:table-cell office:value-type="float" office:value="-13.55913441" calcext:value-type="float">
            <text:p>-13,55913441</text:p>
          </table:table-cell>
          <table:table-cell office:value-type="float" office:value="-91.25233645" calcext:value-type="float">
            <text:p>-91,25233645</text:p>
          </table:table-cell>
          <table:table-cell office:value-type="float" office:value="-12.22781308" calcext:value-type="float">
            <text:p>-12,22781308</text:p>
          </table:table-cell>
          <table:table-cell office:value-type="float" office:value="-91.80488869" calcext:value-type="float">
            <text:p>-91,80488869</text:p>
          </table:table-cell>
          <table:table-cell office:value-type="float" office:value="-16.34127019" calcext:value-type="float">
            <text:p>-16,34127019</text:p>
          </table:table-cell>
          <table:table-cell office:value-type="float" office:value="-89.23100969" calcext:value-type="float">
            <text:p>-89,23100969</text:p>
          </table:table-cell>
          <table:table-cell office:value-type="float" office:value="-11.15387621" calcext:value-type="float">
            <text:p>-11,15387621</text:p>
          </table:table-cell>
          <table:table-cell office:value-type="float" office:value="-91.2174259" calcext:value-type="float">
            <text:p>-91,2174259</text:p>
          </table:table-cell>
          <table:table-cell office:value-type="float" office:value="-9.12174259" calcext:value-type="float">
            <text:p>-9,12174259</text:p>
          </table:table-cell>
          <table:table-cell office:value-type="float" office:value="-90.27929155" calcext:value-type="float">
            <text:p>-90,27929155</text:p>
          </table:table-cell>
          <table:table-cell office:value-type="float" office:value="-13.00021798" calcext:value-type="float">
            <text:p>-13,00021798</text:p>
          </table:table-cell>
          <table:table-cell office:value-type="float" office:value="-90.73540958" calcext:value-type="float">
            <text:p>-90,73540958</text:p>
          </table:table-cell>
          <table:table-cell office:value-type="float" office:value="-10.61604292" calcext:value-type="float">
            <text:p>-10,61604292</text:p>
          </table:table-cell>
          <table:table-cell office:value-type="float" office:value="-92.61637239" calcext:value-type="float">
            <text:p>-92,61637239</text:p>
          </table:table-cell>
          <table:table-cell office:value-type="float" office:value="-12.4105939" calcext:value-type="float">
            <text:p>-12,4105939</text:p>
          </table:table-cell>
          <table:table-cell office:value-type="float" office:value="-94.2880893" calcext:value-type="float">
            <text:p>-94,2880893</text:p>
          </table:table-cell>
          <table:table-cell office:value-type="float" office:value="-7.543047144" calcext:value-type="float">
            <text:p>-7,543047144</text:p>
          </table:table-cell>
          <table:table-cell office:value-type="float" office:value="-92.21601743" calcext:value-type="float">
            <text:p>-92,21601743</text:p>
          </table:table-cell>
          <table:table-cell office:value-type="float" office:value="-13.55575456" calcext:value-type="float">
            <text:p>-13,55575456</text:p>
          </table:table-cell>
          <table:table-cell office:value-type="float" office:value="-91.72263682" calcext:value-type="float">
            <text:p>-91,72263682</text:p>
          </table:table-cell>
          <table:table-cell office:value-type="float" office:value="-14.76734453" calcext:value-type="float">
            <text:p>-14,76734453</text:p>
          </table:table-cell>
          <table:table-cell office:value-type="float" office:value="-87.37814264" calcext:value-type="float">
            <text:p>-87,37814264</text:p>
          </table:table-cell>
          <table:table-cell office:value-type="float" office:value="-4.019394561" calcext:value-type="float">
            <text:p>-4,019394561</text:p>
          </table:table-cell>
          <table:table-cell office:value-type="float" office:value="-92.61637239" calcext:value-type="float">
            <text:p>-92,61637239</text:p>
          </table:table-cell>
          <table:table-cell office:value-type="float" office:value="-12.4105939" calcext:value-type="float">
            <text:p>-12,4105939</text:p>
          </table:table-cell>
          <table:table-cell office:value-type="float" office:value="-91.88809317" calcext:value-type="float">
            <text:p>-91,88809317</text:p>
          </table:table-cell>
          <table:table-cell office:value-type="float" office:value="-13.32377351" calcext:value-type="float">
            <text:p>-13,32377351</text:p>
          </table:table-cell>
          <table:table-cell office:value-type="float" office:value="-92.42588856" calcext:value-type="float">
            <text:p>-92,42588856</text:p>
          </table:table-cell>
          <table:table-cell office:value-type="float" office:value="-11.92293962" calcext:value-type="float">
            <text:p>-11,92293962</text:p>
          </table:table-cell>
          <table:table-cell office:value-type="float" office:value="-91.32451469" calcext:value-type="float">
            <text:p>-91,32451469</text:p>
          </table:table-cell>
          <table:table-cell office:value-type="float" office:value="-11.14159079" calcext:value-type="float">
            <text:p>-11,14159079</text:p>
          </table:table-cell>
          <table:table-cell office:value-type="float" office:value="-92.32408046" calcext:value-type="float">
            <text:p>-92,32408046</text:p>
          </table:table-cell>
          <table:table-cell office:value-type="float" office:value="-14.67952879" calcext:value-type="float">
            <text:p>-14,67952879</text:p>
          </table:table-cell>
          <table:table-cell office:value-type="float" office:value="-91.38651803" calcext:value-type="float">
            <text:p>-91,38651803</text:p>
          </table:table-cell>
          <table:table-cell office:value-type="float" office:value="-11.1491552" calcext:value-type="float">
            <text:p>-11,1491552</text:p>
          </table:table-cell>
          <table:table-cell office:value-type="float" office:value="-94.07601169" calcext:value-type="float">
            <text:p>-94,07601169</text:p>
          </table:table-cell>
          <table:table-cell office:value-type="float" office:value="-6.11494076" calcext:value-type="float">
            <text:p>-6,11494076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D-Glyceraldehyde-3-phosphate &lt;==&gt; 3-Phospho-D-glyceroyl-phosphate</text:p>
          </table:table-cell>
          <table:table-cell office:value-type="string" calcext:value-type="string">
            <text:p>R01061</text:p>
          </table:table-cell>
          <table:table-cell office:value-type="string" calcext:value-type="string">
            <text:p>r_0486</text:p>
          </table:table-cell>
          <table:table-cell office:value-type="float" office:value="170.8386547" calcext:value-type="float">
            <text:p>170,8386547</text:p>
          </table:table-cell>
          <table:table-cell office:value-type="float" office:value="24.60076628" calcext:value-type="float">
            <text:p>24,60076628</text:p>
          </table:table-cell>
          <table:table-cell office:value-type="float" office:value="173.2546459" calcext:value-type="float">
            <text:p>173,2546459</text:p>
          </table:table-cell>
          <table:table-cell office:value-type="float" office:value="28.06725264" calcext:value-type="float">
            <text:p>28,06725264</text:p>
          </table:table-cell>
          <table:table-cell office:value-type="float" office:value="170.2298124" calcext:value-type="float">
            <text:p>170,2298124</text:p>
          </table:table-cell>
          <table:table-cell office:value-type="float" office:value="8.000801181" calcext:value-type="float">
            <text:p>8,000801181</text:p>
          </table:table-cell>
          <table:table-cell office:value-type="float" office:value="161.7257319" calcext:value-type="float">
            <text:p>161,7257319</text:p>
          </table:table-cell>
          <table:table-cell office:value-type="float" office:value="21.50952234" calcext:value-type="float">
            <text:p>21,50952234</text:p>
          </table:table-cell>
          <table:table-cell office:value-type="float" office:value="169.4857661" calcext:value-type="float">
            <text:p>169,4857661</text:p>
          </table:table-cell>
          <table:table-cell office:value-type="float" office:value="23.55852148" calcext:value-type="float">
            <text:p>23,55852148</text:p>
          </table:table-cell>
          <table:table-cell office:value-type="float" office:value="172.2156191" calcext:value-type="float">
            <text:p>172,2156191</text:p>
          </table:table-cell>
          <table:table-cell office:value-type="float" office:value="24.62683353" calcext:value-type="float">
            <text:p>24,62683353</text:p>
          </table:table-cell>
          <table:table-cell office:value-type="float" office:value="165.5045667" calcext:value-type="float">
            <text:p>165,5045667</text:p>
          </table:table-cell>
          <table:table-cell office:value-type="float" office:value="15.06091557" calcext:value-type="float">
            <text:p>15,06091557</text:p>
          </table:table-cell>
          <table:table-cell office:value-type="float" office:value="174.9232678" calcext:value-type="float">
            <text:p>174,9232678</text:p>
          </table:table-cell>
          <table:table-cell office:value-type="float" office:value="27.11310651" calcext:value-type="float">
            <text:p>27,11310651</text:p>
          </table:table-cell>
          <table:table-cell office:value-type="float" office:value="173.3362386" calcext:value-type="float">
            <text:p>173,3362386</text:p>
          </table:table-cell>
          <table:table-cell office:value-type="float" office:value="27.73379817" calcext:value-type="float">
            <text:p>27,73379817</text:p>
          </table:table-cell>
          <table:table-cell office:value-type="float" office:value="174.3927668" calcext:value-type="float">
            <text:p>174,3927668</text:p>
          </table:table-cell>
          <table:table-cell office:value-type="float" office:value="22.84545246" calcext:value-type="float">
            <text:p>22,84545246</text:p>
          </table:table-cell>
          <table:table-cell office:value-type="float" office:value="171.8709914" calcext:value-type="float">
            <text:p>171,8709914</text:p>
          </table:table-cell>
          <table:table-cell office:value-type="float" office:value="28.18684259" calcext:value-type="float">
            <text:p>28,18684259</text:p>
          </table:table-cell>
          <table:table-cell office:value-type="float" office:value="172.7714749" calcext:value-type="float">
            <text:p>172,7714749</text:p>
          </table:table-cell>
          <table:table-cell office:value-type="float" office:value="27.12512156" calcext:value-type="float">
            <text:p>27,12512156</text:p>
          </table:table-cell>
          <table:table-cell office:value-type="float" office:value="171.104128" calcext:value-type="float">
            <text:p>171,104128</text:p>
          </table:table-cell>
          <table:table-cell office:value-type="float" office:value="25.6656192" calcext:value-type="float">
            <text:p>25,6656192</text:p>
          </table:table-cell>
          <table:table-cell office:value-type="float" office:value="170.1831776" calcext:value-type="float">
            <text:p>170,1831776</text:p>
          </table:table-cell>
          <table:table-cell office:value-type="float" office:value="22.80454579" calcext:value-type="float">
            <text:p>22,80454579</text:p>
          </table:table-cell>
          <table:table-cell office:value-type="float" office:value="170.9079005" calcext:value-type="float">
            <text:p>170,9079005</text:p>
          </table:table-cell>
          <table:table-cell office:value-type="float" office:value="30.42160629" calcext:value-type="float">
            <text:p>30,42160629</text:p>
          </table:table-cell>
          <table:table-cell office:value-type="float" office:value="165.8408878" calcext:value-type="float">
            <text:p>165,8408878</text:p>
          </table:table-cell>
          <table:table-cell office:value-type="float" office:value="20.73011097" calcext:value-type="float">
            <text:p>20,73011097</text:p>
          </table:table-cell>
          <table:table-cell office:value-type="float" office:value="170.4495723" calcext:value-type="float">
            <text:p>170,4495723</text:p>
          </table:table-cell>
          <table:table-cell office:value-type="float" office:value="17.04495723" calcext:value-type="float">
            <text:p>17,04495723</text:p>
          </table:table-cell>
          <table:table-cell office:value-type="float" office:value="170.6948229" calcext:value-type="float">
            <text:p>170,6948229</text:p>
          </table:table-cell>
          <table:table-cell office:value-type="float" office:value="24.5800545" calcext:value-type="float">
            <text:p>24,5800545</text:p>
          </table:table-cell>
          <table:table-cell office:value-type="float" office:value="170.6795778" calcext:value-type="float">
            <text:p>170,6795778</text:p>
          </table:table-cell>
          <table:table-cell office:value-type="float" office:value="19.9695106" calcext:value-type="float">
            <text:p>19,9695106</text:p>
          </table:table-cell>
          <table:table-cell office:value-type="float" office:value="174.1496599" calcext:value-type="float">
            <text:p>174,1496599</text:p>
          </table:table-cell>
          <table:table-cell office:value-type="float" office:value="23.33605442" calcext:value-type="float">
            <text:p>23,33605442</text:p>
          </table:table-cell>
          <table:table-cell office:value-type="float" office:value="168.7448047" calcext:value-type="float">
            <text:p>168,7448047</text:p>
          </table:table-cell>
          <table:table-cell office:value-type="float" office:value="13.49958437" calcext:value-type="float">
            <text:p>13,49958437</text:p>
          </table:table-cell>
          <table:table-cell office:value-type="float" office:value="167.502043" calcext:value-type="float">
            <text:p>167,502043</text:p>
          </table:table-cell>
          <table:table-cell office:value-type="float" office:value="24.62280033" calcext:value-type="float">
            <text:p>24,62280033</text:p>
          </table:table-cell>
          <table:table-cell office:value-type="float" office:value="172.5310945" calcext:value-type="float">
            <text:p>172,5310945</text:p>
          </table:table-cell>
          <table:table-cell office:value-type="float" office:value="27.77750622" calcext:value-type="float">
            <text:p>27,77750622</text:p>
          </table:table-cell>
          <table:table-cell office:value-type="float" office:value="165.7773217" calcext:value-type="float">
            <text:p>165,7773217</text:p>
          </table:table-cell>
          <table:table-cell office:value-type="float" office:value="7.625756798" calcext:value-type="float">
            <text:p>7,625756798</text:p>
          </table:table-cell>
          <table:table-cell office:value-type="float" office:value="174.1496599" calcext:value-type="float">
            <text:p>174,1496599</text:p>
          </table:table-cell>
          <table:table-cell office:value-type="float" office:value="23.33605442" calcext:value-type="float">
            <text:p>23,33605442</text:p>
          </table:table-cell>
          <table:table-cell office:value-type="float" office:value="167.7531624" calcext:value-type="float">
            <text:p>167,7531624</text:p>
          </table:table-cell>
          <table:table-cell office:value-type="float" office:value="24.32420855" calcext:value-type="float">
            <text:p>24,32420855</text:p>
          </table:table-cell>
          <table:table-cell office:value-type="float" office:value="173.3509235" calcext:value-type="float">
            <text:p>173,3509235</text:p>
          </table:table-cell>
          <table:table-cell office:value-type="float" office:value="22.36226913" calcext:value-type="float">
            <text:p>22,36226913</text:p>
          </table:table-cell>
          <table:table-cell office:value-type="float" office:value="172.9857413" calcext:value-type="float">
            <text:p>172,9857413</text:p>
          </table:table-cell>
          <table:table-cell office:value-type="float" office:value="21.10426044" calcext:value-type="float">
            <text:p>21,10426044</text:p>
          </table:table-cell>
          <table:table-cell office:value-type="float" office:value="173.4569835" calcext:value-type="float">
            <text:p>173,4569835</text:p>
          </table:table-cell>
          <table:table-cell office:value-type="float" office:value="27.57966038" calcext:value-type="float">
            <text:p>27,57966038</text:p>
          </table:table-cell>
          <table:table-cell office:value-type="float" office:value="172.6005922" calcext:value-type="float">
            <text:p>172,6005922</text:p>
          </table:table-cell>
          <table:table-cell office:value-type="float" office:value="21.05727225" calcext:value-type="float">
            <text:p>21,05727225</text:p>
          </table:table-cell>
          <table:table-cell office:value-type="float" office:value="173.2881982" calcext:value-type="float">
            <text:p>173,2881982</text:p>
          </table:table-cell>
          <table:table-cell office:value-type="float" office:value="11.26373288" calcext:value-type="float">
            <text:p>11,26373288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D-Fructose-1,6-bisphosphate &lt;==&gt; Glycerone-phosphate + D-Glyceraldehyde-3-phosphate</text:p>
          </table:table-cell>
          <table:table-cell office:value-type="string" calcext:value-type="string">
            <text:p>R01070</text:p>
          </table:table-cell>
          <table:table-cell office:value-type="string" calcext:value-type="string">
            <text:p>r_0450</text:p>
          </table:table-cell>
          <table:table-cell office:value-type="float" office:value="89.87512417" calcext:value-type="float">
            <text:p>89,87512417</text:p>
          </table:table-cell>
          <table:table-cell office:value-type="float" office:value="12.94201788" calcext:value-type="float">
            <text:p>12,94201788</text:p>
          </table:table-cell>
          <table:table-cell office:value-type="float" office:value="91.58086389" calcext:value-type="float">
            <text:p>91,58086389</text:p>
          </table:table-cell>
          <table:table-cell office:value-type="float" office:value="14.83609995" calcext:value-type="float">
            <text:p>14,83609995</text:p>
          </table:table-cell>
          <table:table-cell office:value-type="float" office:value="92.74720641" calcext:value-type="float">
            <text:p>92,74720641</text:p>
          </table:table-cell>
          <table:table-cell office:value-type="float" office:value="4.359118701" calcext:value-type="float">
            <text:p>4,359118701</text:p>
          </table:table-cell>
          <table:table-cell office:value-type="float" office:value="92.67334361" calcext:value-type="float">
            <text:p>92,67334361</text:p>
          </table:table-cell>
          <table:table-cell office:value-type="float" office:value="12.3255547" calcext:value-type="float">
            <text:p>12,3255547</text:p>
          </table:table-cell>
          <table:table-cell office:value-type="float" office:value="89.79083289" calcext:value-type="float">
            <text:p>89,79083289</text:p>
          </table:table-cell>
          <table:table-cell office:value-type="float" office:value="12.48092577" calcext:value-type="float">
            <text:p>12,48092577</text:p>
          </table:table-cell>
          <table:table-cell office:value-type="float" office:value="91.68705866" calcext:value-type="float">
            <text:p>91,68705866</text:p>
          </table:table-cell>
          <table:table-cell office:value-type="float" office:value="13.11124939" calcext:value-type="float">
            <text:p>13,11124939</text:p>
          </table:table-cell>
          <table:table-cell office:value-type="float" office:value="91.46803297" calcext:value-type="float">
            <text:p>91,46803297</text:p>
          </table:table-cell>
          <table:table-cell office:value-type="float" office:value="8.323591" calcext:value-type="float">
            <text:p>8,323591</text:p>
          </table:table-cell>
          <table:table-cell office:value-type="float" office:value="92.33331157" calcext:value-type="float">
            <text:p>92,33331157</text:p>
          </table:table-cell>
          <table:table-cell office:value-type="float" office:value="14.31166329" calcext:value-type="float">
            <text:p>14,31166329</text:p>
          </table:table-cell>
          <table:table-cell office:value-type="float" office:value="93.13328768" calcext:value-type="float">
            <text:p>93,13328768</text:p>
          </table:table-cell>
          <table:table-cell office:value-type="float" office:value="14.90132603" calcext:value-type="float">
            <text:p>14,90132603</text:p>
          </table:table-cell>
          <table:table-cell office:value-type="float" office:value="91.93165275" calcext:value-type="float">
            <text:p>91,93165275</text:p>
          </table:table-cell>
          <table:table-cell office:value-type="float" office:value="12.04304651" calcext:value-type="float">
            <text:p>12,04304651</text:p>
          </table:table-cell>
          <table:table-cell office:value-type="float" office:value="91.33223383" calcext:value-type="float">
            <text:p>91,33223383</text:p>
          </table:table-cell>
          <table:table-cell office:value-type="float" office:value="14.97848635" calcext:value-type="float">
            <text:p>14,97848635</text:p>
          </table:table-cell>
          <table:table-cell office:value-type="float" office:value="91.76661264" calcext:value-type="float">
            <text:p>91,76661264</text:p>
          </table:table-cell>
          <table:table-cell office:value-type="float" office:value="14.40735818" calcext:value-type="float">
            <text:p>14,40735818</text:p>
          </table:table-cell>
          <table:table-cell office:value-type="float" office:value="90.3942294" calcext:value-type="float">
            <text:p>90,3942294</text:p>
          </table:table-cell>
          <table:table-cell office:value-type="float" office:value="13.55913441" calcext:value-type="float">
            <text:p>13,55913441</text:p>
          </table:table-cell>
          <table:table-cell office:value-type="float" office:value="91.25233645" calcext:value-type="float">
            <text:p>91,25233645</text:p>
          </table:table-cell>
          <table:table-cell office:value-type="float" office:value="12.22781308" calcext:value-type="float">
            <text:p>12,22781308</text:p>
          </table:table-cell>
          <table:table-cell office:value-type="float" office:value="91.80488869" calcext:value-type="float">
            <text:p>91,80488869</text:p>
          </table:table-cell>
          <table:table-cell office:value-type="float" office:value="16.34127019" calcext:value-type="float">
            <text:p>16,34127019</text:p>
          </table:table-cell>
          <table:table-cell office:value-type="float" office:value="89.23100969" calcext:value-type="float">
            <text:p>89,23100969</text:p>
          </table:table-cell>
          <table:table-cell office:value-type="float" office:value="11.15387621" calcext:value-type="float">
            <text:p>11,15387621</text:p>
          </table:table-cell>
          <table:table-cell office:value-type="float" office:value="91.2174259" calcext:value-type="float">
            <text:p>91,2174259</text:p>
          </table:table-cell>
          <table:table-cell office:value-type="float" office:value="9.12174259" calcext:value-type="float">
            <text:p>9,12174259</text:p>
          </table:table-cell>
          <table:table-cell office:value-type="float" office:value="90.27929155" calcext:value-type="float">
            <text:p>90,27929155</text:p>
          </table:table-cell>
          <table:table-cell office:value-type="float" office:value="13.00021798" calcext:value-type="float">
            <text:p>13,00021798</text:p>
          </table:table-cell>
          <table:table-cell office:value-type="float" office:value="90.73540958" calcext:value-type="float">
            <text:p>90,73540958</text:p>
          </table:table-cell>
          <table:table-cell office:value-type="float" office:value="10.61604292" calcext:value-type="float">
            <text:p>10,61604292</text:p>
          </table:table-cell>
          <table:table-cell office:value-type="float" office:value="92.61637239" calcext:value-type="float">
            <text:p>92,61637239</text:p>
          </table:table-cell>
          <table:table-cell office:value-type="float" office:value="12.4105939" calcext:value-type="float">
            <text:p>12,4105939</text:p>
          </table:table-cell>
          <table:table-cell office:value-type="float" office:value="94.2880893" calcext:value-type="float">
            <text:p>94,2880893</text:p>
          </table:table-cell>
          <table:table-cell office:value-type="float" office:value="7.543047144" calcext:value-type="float">
            <text:p>7,543047144</text:p>
          </table:table-cell>
          <table:table-cell office:value-type="float" office:value="92.21601743" calcext:value-type="float">
            <text:p>92,21601743</text:p>
          </table:table-cell>
          <table:table-cell office:value-type="float" office:value="13.55575456" calcext:value-type="float">
            <text:p>13,55575456</text:p>
          </table:table-cell>
          <table:table-cell office:value-type="float" office:value="91.72263682" calcext:value-type="float">
            <text:p>91,72263682</text:p>
          </table:table-cell>
          <table:table-cell office:value-type="float" office:value="14.76734453" calcext:value-type="float">
            <text:p>14,76734453</text:p>
          </table:table-cell>
          <table:table-cell office:value-type="float" office:value="87.37814264" calcext:value-type="float">
            <text:p>87,37814264</text:p>
          </table:table-cell>
          <table:table-cell office:value-type="float" office:value="4.019394561" calcext:value-type="float">
            <text:p>4,019394561</text:p>
          </table:table-cell>
          <table:table-cell office:value-type="float" office:value="92.61637239" calcext:value-type="float">
            <text:p>92,61637239</text:p>
          </table:table-cell>
          <table:table-cell office:value-type="float" office:value="12.4105939" calcext:value-type="float">
            <text:p>12,4105939</text:p>
          </table:table-cell>
          <table:table-cell office:value-type="float" office:value="91.88809317" calcext:value-type="float">
            <text:p>91,88809317</text:p>
          </table:table-cell>
          <table:table-cell office:value-type="float" office:value="13.32377351" calcext:value-type="float">
            <text:p>13,32377351</text:p>
          </table:table-cell>
          <table:table-cell office:value-type="float" office:value="92.42588856" calcext:value-type="float">
            <text:p>92,42588856</text:p>
          </table:table-cell>
          <table:table-cell office:value-type="float" office:value="11.92293962" calcext:value-type="float">
            <text:p>11,92293962</text:p>
          </table:table-cell>
          <table:table-cell office:value-type="float" office:value="91.32451469" calcext:value-type="float">
            <text:p>91,32451469</text:p>
          </table:table-cell>
          <table:table-cell office:value-type="float" office:value="11.14159079" calcext:value-type="float">
            <text:p>11,14159079</text:p>
          </table:table-cell>
          <table:table-cell office:value-type="float" office:value="92.32408046" calcext:value-type="float">
            <text:p>92,32408046</text:p>
          </table:table-cell>
          <table:table-cell office:value-type="float" office:value="14.67952879" calcext:value-type="float">
            <text:p>14,67952879</text:p>
          </table:table-cell>
          <table:table-cell office:value-type="float" office:value="91.38651803" calcext:value-type="float">
            <text:p>91,38651803</text:p>
          </table:table-cell>
          <table:table-cell office:value-type="float" office:value="11.1491552" calcext:value-type="float">
            <text:p>11,1491552</text:p>
          </table:table-cell>
          <table:table-cell office:value-type="float" office:value="94.07601169" calcext:value-type="float">
            <text:p>94,07601169</text:p>
          </table:table-cell>
          <table:table-cell office:value-type="float" office:value="6.11494076" calcext:value-type="float">
            <text:p>6,11494076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(S)-Malate-mit &lt;==&gt; Fumarate</text:p>
          </table:table-cell>
          <table:table-cell office:value-type="string" calcext:value-type="string">
            <text:p>R01082</text:p>
          </table:table-cell>
          <table:table-cell office:value-type="string" calcext:value-type="string">
            <text:p>r_0452</text:p>
          </table:table-cell>
          <table:table-cell office:value-type="float" office:value="-1.482900525" calcext:value-type="float">
            <text:p>-1,482900525</text:p>
          </table:table-cell>
          <table:table-cell office:value-type="float" office:value="-0.213537676" calcext:value-type="float">
            <text:p>-0,213537676</text:p>
          </table:table-cell>
          <table:table-cell office:value-type="float" office:value="-1.312154696" calcext:value-type="float">
            <text:p>-1,312154696</text:p>
          </table:table-cell>
          <table:table-cell office:value-type="float" office:value="-0.212569061" calcext:value-type="float">
            <text:p>-0,212569061</text:p>
          </table:table-cell>
          <table:table-cell office:value-type="float" office:value="-4.40649378" calcext:value-type="float">
            <text:p>-4,40649378</text:p>
          </table:table-cell>
          <table:table-cell office:value-type="float" office:value="-0.207105208" calcext:value-type="float">
            <text:p>-0,207105208</text:p>
          </table:table-cell>
          <table:table-cell office:value-type="float" office:value="-1.610169492" calcext:value-type="float">
            <text:p>-1,610169492</text:p>
          </table:table-cell>
          <table:table-cell office:value-type="float" office:value="-0.214152542" calcext:value-type="float">
            <text:p>-0,214152542</text:p>
          </table:table-cell>
          <table:table-cell office:value-type="float" office:value="-1.578192253" calcext:value-type="float">
            <text:p>-1,578192253</text:p>
          </table:table-cell>
          <table:table-cell office:value-type="float" office:value="-0.219368723" calcext:value-type="float">
            <text:p>-0,219368723</text:p>
          </table:table-cell>
          <table:table-cell office:value-type="float" office:value="-1.461231909" calcext:value-type="float">
            <text:p>-1,461231909</text:p>
          </table:table-cell>
          <table:table-cell office:value-type="float" office:value="-0.208956163" calcext:value-type="float">
            <text:p>-0,208956163</text:p>
          </table:table-cell>
          <table:table-cell office:value-type="float" office:value="-2.327912675" calcext:value-type="float">
            <text:p>-2,327912675</text:p>
          </table:table-cell>
          <table:table-cell office:value-type="float" office:value="-0.211840053" calcext:value-type="float">
            <text:p>-0,211840053</text:p>
          </table:table-cell>
          <table:table-cell office:value-type="float" office:value="-1.364853393" calcext:value-type="float">
            <text:p>-1,364853393</text:p>
          </table:table-cell>
          <table:table-cell office:value-type="float" office:value="-0.211552276" calcext:value-type="float">
            <text:p>-0,211552276</text:p>
          </table:table-cell>
          <table:table-cell office:value-type="float" office:value="-1.301126813" calcext:value-type="float">
            <text:p>-1,301126813</text:p>
          </table:table-cell>
          <table:table-cell office:value-type="float" office:value="-0.20818029" calcext:value-type="float">
            <text:p>-0,20818029</text:p>
          </table:table-cell>
          <table:table-cell office:value-type="float" office:value="-1.601409854" calcext:value-type="float">
            <text:p>-1,601409854</text:p>
          </table:table-cell>
          <table:table-cell office:value-type="float" office:value="-0.209784691" calcext:value-type="float">
            <text:p>-0,209784691</text:p>
          </table:table-cell>
          <table:table-cell office:value-type="float" office:value="-1.276647731" calcext:value-type="float">
            <text:p>-1,276647731</text:p>
          </table:table-cell>
          <table:table-cell office:value-type="float" office:value="-0.209370228" calcext:value-type="float">
            <text:p>-0,209370228</text:p>
          </table:table-cell>
          <table:table-cell office:value-type="float" office:value="-1.354943274" calcext:value-type="float">
            <text:p>-1,354943274</text:p>
          </table:table-cell>
          <table:table-cell office:value-type="float" office:value="-0.212726094" calcext:value-type="float">
            <text:p>-0,212726094</text:p>
          </table:table-cell>
          <table:table-cell office:value-type="float" office:value="-1.492643908" calcext:value-type="float">
            <text:p>-1,492643908</text:p>
          </table:table-cell>
          <table:table-cell office:value-type="float" office:value="-0.223896586" calcext:value-type="float">
            <text:p>-0,223896586</text:p>
          </table:table-cell>
          <table:table-cell office:value-type="float" office:value="-1.562616822" calcext:value-type="float">
            <text:p>-1,562616822</text:p>
          </table:table-cell>
          <table:table-cell office:value-type="float" office:value="-0.209390654" calcext:value-type="float">
            <text:p>-0,209390654</text:p>
          </table:table-cell>
          <table:table-cell office:value-type="float" office:value="-1.140331733" calcext:value-type="float">
            <text:p>-1,140331733</text:p>
          </table:table-cell>
          <table:table-cell office:value-type="float" office:value="-0.202979048" calcext:value-type="float">
            <text:p>-0,202979048</text:p>
          </table:table-cell>
          <table:table-cell office:value-type="float" office:value="-1.633322913" calcext:value-type="float">
            <text:p>-1,633322913</text:p>
          </table:table-cell>
          <table:table-cell office:value-type="float" office:value="-0.204165364" calcext:value-type="float">
            <text:p>-0,204165364</text:p>
          </table:table-cell>
          <table:table-cell office:value-type="float" office:value="-2.078774617" calcext:value-type="float">
            <text:p>-2,078774617</text:p>
          </table:table-cell>
          <table:table-cell office:value-type="float" office:value="-0.207877462" calcext:value-type="float">
            <text:p>-0,207877462</text:p>
          </table:table-cell>
          <table:table-cell office:value-type="float" office:value="-1.423705722" calcext:value-type="float">
            <text:p>-1,423705722</text:p>
          </table:table-cell>
          <table:table-cell office:value-type="float" office:value="-0.205013624" calcext:value-type="float">
            <text:p>-0,205013624</text:p>
          </table:table-cell>
          <table:table-cell office:value-type="float" office:value="-1.823257437" calcext:value-type="float">
            <text:p>-1,823257437</text:p>
          </table:table-cell>
          <table:table-cell office:value-type="float" office:value="-0.21332112" calcext:value-type="float">
            <text:p>-0,21332112</text:p>
          </table:table-cell>
          <table:table-cell office:value-type="float" office:value="-1.59749293" calcext:value-type="float">
            <text:p>-1,59749293</text:p>
          </table:table-cell>
          <table:table-cell office:value-type="float" office:value="-0.214064053" calcext:value-type="float">
            <text:p>-0,214064053</text:p>
          </table:table-cell>
          <table:table-cell office:value-type="float" office:value="-2.481890512" calcext:value-type="float">
            <text:p>-2,481890512</text:p>
          </table:table-cell>
          <table:table-cell office:value-type="float" office:value="-0.198551241" calcext:value-type="float">
            <text:p>-0,198551241</text:p>
          </table:table-cell>
          <table:table-cell office:value-type="float" office:value="-1.423317897" calcext:value-type="float">
            <text:p>-1,423317897</text:p>
          </table:table-cell>
          <table:table-cell office:value-type="float" office:value="-0.209227731" calcext:value-type="float">
            <text:p>-0,209227731</text:p>
          </table:table-cell>
          <table:table-cell office:value-type="float" office:value="-1.299751244" calcext:value-type="float">
            <text:p>-1,299751244</text:p>
          </table:table-cell>
          <table:table-cell office:value-type="float" office:value="-0.20925995" calcext:value-type="float">
            <text:p>-0,20925995</text:p>
          </table:table-cell>
          <table:table-cell office:value-type="float" office:value="-5.361723961" calcext:value-type="float">
            <text:p>-5,361723961</text:p>
          </table:table-cell>
          <table:table-cell office:value-type="float" office:value="-0.246639302" calcext:value-type="float">
            <text:p>-0,246639302</text:p>
          </table:table-cell>
          <table:table-cell office:value-type="float" office:value="-1.59749293" calcext:value-type="float">
            <text:p>-1,59749293</text:p>
          </table:table-cell>
          <table:table-cell office:value-type="float" office:value="-0.214064053" calcext:value-type="float">
            <text:p>-0,214064053</text:p>
          </table:table-cell>
          <table:table-cell office:value-type="float" office:value="-1.398835419" calcext:value-type="float">
            <text:p>-1,398835419</text:p>
          </table:table-cell>
          <table:table-cell office:value-type="float" office:value="-0.202831136" calcext:value-type="float">
            <text:p>-0,202831136</text:p>
          </table:table-cell>
          <table:table-cell office:value-type="float" office:value="-1.621915257" calcext:value-type="float">
            <text:p>-1,621915257</text:p>
          </table:table-cell>
          <table:table-cell office:value-type="float" office:value="-0.209227068" calcext:value-type="float">
            <text:p>-0,209227068</text:p>
          </table:table-cell>
          <table:table-cell office:value-type="float" office:value="-1.795224188" calcext:value-type="float">
            <text:p>-1,795224188</text:p>
          </table:table-cell>
          <table:table-cell office:value-type="float" office:value="-0.219017351" calcext:value-type="float">
            <text:p>-0,219017351</text:p>
          </table:table-cell>
          <table:table-cell office:value-type="float" office:value="-1.309605865" calcext:value-type="float">
            <text:p>-1,309605865</text:p>
          </table:table-cell>
          <table:table-cell office:value-type="float" office:value="-0.208227333" calcext:value-type="float">
            <text:p>-0,208227333</text:p>
          </table:table-cell>
          <table:table-cell office:value-type="float" office:value="-1.820240376" calcext:value-type="float">
            <text:p>-1,820240376</text:p>
          </table:table-cell>
          <table:table-cell office:value-type="float" office:value="-0.222069326" calcext:value-type="float">
            <text:p>-0,222069326</text:p>
          </table:table-cell>
          <table:table-cell office:value-type="float" office:value="-3.215879366" calcext:value-type="float">
            <text:p>-3,215879366</text:p>
          </table:table-cell>
          <table:table-cell office:value-type="float" office:value="-0.209032159" calcext:value-type="float">
            <text:p>-0,209032159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Citrate &lt;==&gt; Isocitrate</text:p>
          </table:table-cell>
          <table:table-cell office:value-type="string" calcext:value-type="string">
            <text:p>R01324</text:p>
          </table:table-cell>
          <table:table-cell office:value-type="string" calcext:value-type="string">
            <text:p>r_0302</text:p>
          </table:table-cell>
          <table:table-cell office:value-type="float" office:value="6.250886902" calcext:value-type="float">
            <text:p>6,250886902</text:p>
          </table:table-cell>
          <table:table-cell office:value-type="float" office:value="0.900127714" calcext:value-type="float">
            <text:p>0,900127714</text:p>
          </table:table-cell>
          <table:table-cell office:value-type="float" office:value="10.86137619" calcext:value-type="float">
            <text:p>10,86137619</text:p>
          </table:table-cell>
          <table:table-cell office:value-type="float" office:value="1.759542943" calcext:value-type="float">
            <text:p>1,759542943</text:p>
          </table:table-cell>
          <table:table-cell office:value-type="float" office:value="5.69259962" calcext:value-type="float">
            <text:p>5,69259962</text:p>
          </table:table-cell>
          <table:table-cell office:value-type="float" office:value="0.267552182" calcext:value-type="float">
            <text:p>0,267552182</text:p>
          </table:table-cell>
          <table:table-cell office:value-type="float" office:value="5.385208012" calcext:value-type="float">
            <text:p>5,385208012</text:p>
          </table:table-cell>
          <table:table-cell office:value-type="float" office:value="0.716232666" calcext:value-type="float">
            <text:p>0,716232666</text:p>
          </table:table-cell>
          <table:table-cell office:value-type="float" office:value="6.486445669" calcext:value-type="float">
            <text:p>6,486445669</text:p>
          </table:table-cell>
          <table:table-cell office:value-type="float" office:value="0.901615948" calcext:value-type="float">
            <text:p>0,901615948</text:p>
          </table:table-cell>
          <table:table-cell office:value-type="float" office:value="5.082849752" calcext:value-type="float">
            <text:p>5,082849752</text:p>
          </table:table-cell>
          <table:table-cell office:value-type="float" office:value="0.726847515" calcext:value-type="float">
            <text:p>0,726847515</text:p>
          </table:table-cell>
          <table:table-cell office:value-type="float" office:value="6.694141234" calcext:value-type="float">
            <text:p>6,694141234</text:p>
          </table:table-cell>
          <table:table-cell office:value-type="float" office:value="0.609166852" calcext:value-type="float">
            <text:p>0,609166852</text:p>
          </table:table-cell>
          <table:table-cell office:value-type="float" office:value="4.590870502" calcext:value-type="float">
            <text:p>4,590870502</text:p>
          </table:table-cell>
          <table:table-cell office:value-type="float" office:value="0.711584928" calcext:value-type="float">
            <text:p>0,711584928</text:p>
          </table:table-cell>
          <table:table-cell office:value-type="float" office:value="9.275975845" calcext:value-type="float">
            <text:p>9,275975845</text:p>
          </table:table-cell>
          <table:table-cell office:value-type="float" office:value="1.484156135" calcext:value-type="float">
            <text:p>1,484156135</text:p>
          </table:table-cell>
          <table:table-cell office:value-type="float" office:value="6.091487242" calcext:value-type="float">
            <text:p>6,091487242</text:p>
          </table:table-cell>
          <table:table-cell office:value-type="float" office:value="0.797984829" calcext:value-type="float">
            <text:p>0,797984829</text:p>
          </table:table-cell>
          <table:table-cell office:value-type="float" office:value="4.935556777" calcext:value-type="float">
            <text:p>4,935556777</text:p>
          </table:table-cell>
          <table:table-cell office:value-type="float" office:value="0.809431311" calcext:value-type="float">
            <text:p>0,809431311</text:p>
          </table:table-cell>
          <table:table-cell office:value-type="float" office:value="3.293354943" calcext:value-type="float">
            <text:p>3,293354943</text:p>
          </table:table-cell>
          <table:table-cell office:value-type="float" office:value="0.517056726" calcext:value-type="float">
            <text:p>0,517056726</text:p>
          </table:table-cell>
          <table:table-cell office:value-type="float" office:value="5.699185831" calcext:value-type="float">
            <text:p>5,699185831</text:p>
          </table:table-cell>
          <table:table-cell office:value-type="float" office:value="0.854877875" calcext:value-type="float">
            <text:p>0,854877875</text:p>
          </table:table-cell>
          <table:table-cell office:value-type="float" office:value="4.590654206" calcext:value-type="float">
            <text:p>4,590654206</text:p>
          </table:table-cell>
          <table:table-cell office:value-type="float" office:value="0.615147664" calcext:value-type="float">
            <text:p>0,615147664</text:p>
          </table:table-cell>
          <table:table-cell office:value-type="float" office:value="4.386730685" calcext:value-type="float">
            <text:p>4,386730685</text:p>
          </table:table-cell>
          <table:table-cell office:value-type="float" office:value="0.780838062" calcext:value-type="float">
            <text:p>0,780838062</text:p>
          </table:table-cell>
          <table:table-cell office:value-type="float" office:value="9.917161613" calcext:value-type="float">
            <text:p>9,917161613</text:p>
          </table:table-cell>
          <table:table-cell office:value-type="float" office:value="1.239645202" calcext:value-type="float">
            <text:p>1,239645202</text:p>
          </table:table-cell>
          <table:table-cell office:value-type="float" office:value="6.156753531" calcext:value-type="float">
            <text:p>6,156753531</text:p>
          </table:table-cell>
          <table:table-cell office:value-type="float" office:value="0.615675353" calcext:value-type="float">
            <text:p>0,615675353</text:p>
          </table:table-cell>
          <table:table-cell office:value-type="float" office:value="8.528610354" calcext:value-type="float">
            <text:p>8,528610354</text:p>
          </table:table-cell>
          <table:table-cell office:value-type="float" office:value="1.228119891" calcext:value-type="float">
            <text:p>1,22811989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3-Phospho-D-glycerate &lt;==&gt; 3-Phospho-D-glyceroyl-phosphate</text:p>
          </table:table-cell>
          <table:table-cell office:value-type="string" calcext:value-type="string">
            <text:p>R01512</text:p>
          </table:table-cell>
          <table:table-cell office:value-type="string" calcext:value-type="string">
            <text:p>r_0892</text:p>
          </table:table-cell>
          <table:table-cell office:value-type="float" office:value="-170.8386547" calcext:value-type="float">
            <text:p>-170,8386547</text:p>
          </table:table-cell>
          <table:table-cell office:value-type="float" office:value="-24.60076628" calcext:value-type="float">
            <text:p>-24,60076628</text:p>
          </table:table-cell>
          <table:table-cell office:value-type="float" office:value="-173.2546459" calcext:value-type="float">
            <text:p>-173,2546459</text:p>
          </table:table-cell>
          <table:table-cell office:value-type="float" office:value="-28.06725264" calcext:value-type="float">
            <text:p>-28,06725264</text:p>
          </table:table-cell>
          <table:table-cell office:value-type="float" office:value="-170.2298124" calcext:value-type="float">
            <text:p>-170,2298124</text:p>
          </table:table-cell>
          <table:table-cell office:value-type="float" office:value="-8.000801181" calcext:value-type="float">
            <text:p>-8,000801181</text:p>
          </table:table-cell>
          <table:table-cell office:value-type="float" office:value="-161.7257319" calcext:value-type="float">
            <text:p>-161,7257319</text:p>
          </table:table-cell>
          <table:table-cell office:value-type="float" office:value="-21.50952234" calcext:value-type="float">
            <text:p>-21,50952234</text:p>
          </table:table-cell>
          <table:table-cell office:value-type="float" office:value="-169.4857661" calcext:value-type="float">
            <text:p>-169,4857661</text:p>
          </table:table-cell>
          <table:table-cell office:value-type="float" office:value="-23.55852148" calcext:value-type="float">
            <text:p>-23,55852148</text:p>
          </table:table-cell>
          <table:table-cell office:value-type="float" office:value="-172.2156191" calcext:value-type="float">
            <text:p>-172,2156191</text:p>
          </table:table-cell>
          <table:table-cell office:value-type="float" office:value="-24.62683353" calcext:value-type="float">
            <text:p>-24,62683353</text:p>
          </table:table-cell>
          <table:table-cell office:value-type="float" office:value="-165.5045667" calcext:value-type="float">
            <text:p>-165,5045667</text:p>
          </table:table-cell>
          <table:table-cell office:value-type="float" office:value="-15.06091557" calcext:value-type="float">
            <text:p>-15,06091557</text:p>
          </table:table-cell>
          <table:table-cell office:value-type="float" office:value="-174.9232678" calcext:value-type="float">
            <text:p>-174,9232678</text:p>
          </table:table-cell>
          <table:table-cell office:value-type="float" office:value="-27.11310651" calcext:value-type="float">
            <text:p>-27,11310651</text:p>
          </table:table-cell>
          <table:table-cell office:value-type="float" office:value="-173.3362386" calcext:value-type="float">
            <text:p>-173,3362386</text:p>
          </table:table-cell>
          <table:table-cell office:value-type="float" office:value="-27.73379817" calcext:value-type="float">
            <text:p>-27,73379817</text:p>
          </table:table-cell>
          <table:table-cell office:value-type="float" office:value="-174.3927668" calcext:value-type="float">
            <text:p>-174,3927668</text:p>
          </table:table-cell>
          <table:table-cell office:value-type="float" office:value="-22.84545246" calcext:value-type="float">
            <text:p>-22,84545246</text:p>
          </table:table-cell>
          <table:table-cell office:value-type="float" office:value="-171.8709914" calcext:value-type="float">
            <text:p>-171,8709914</text:p>
          </table:table-cell>
          <table:table-cell office:value-type="float" office:value="-28.18684259" calcext:value-type="float">
            <text:p>-28,18684259</text:p>
          </table:table-cell>
          <table:table-cell office:value-type="float" office:value="-172.7714749" calcext:value-type="float">
            <text:p>-172,7714749</text:p>
          </table:table-cell>
          <table:table-cell office:value-type="float" office:value="-27.12512156" calcext:value-type="float">
            <text:p>-27,12512156</text:p>
          </table:table-cell>
          <table:table-cell office:value-type="float" office:value="-171.104128" calcext:value-type="float">
            <text:p>-171,104128</text:p>
          </table:table-cell>
          <table:table-cell office:value-type="float" office:value="-25.6656192" calcext:value-type="float">
            <text:p>-25,6656192</text:p>
          </table:table-cell>
          <table:table-cell office:value-type="float" office:value="-170.1831776" calcext:value-type="float">
            <text:p>-170,1831776</text:p>
          </table:table-cell>
          <table:table-cell office:value-type="float" office:value="-22.80454579" calcext:value-type="float">
            <text:p>-22,80454579</text:p>
          </table:table-cell>
          <table:table-cell office:value-type="float" office:value="-170.9079005" calcext:value-type="float">
            <text:p>-170,9079005</text:p>
          </table:table-cell>
          <table:table-cell office:value-type="float" office:value="-30.42160629" calcext:value-type="float">
            <text:p>-30,42160629</text:p>
          </table:table-cell>
          <table:table-cell office:value-type="float" office:value="-165.8408878" calcext:value-type="float">
            <text:p>-165,8408878</text:p>
          </table:table-cell>
          <table:table-cell office:value-type="float" office:value="-20.73011097" calcext:value-type="float">
            <text:p>-20,73011097</text:p>
          </table:table-cell>
          <table:table-cell office:value-type="float" office:value="-170.4495723" calcext:value-type="float">
            <text:p>-170,4495723</text:p>
          </table:table-cell>
          <table:table-cell office:value-type="float" office:value="-17.04495723" calcext:value-type="float">
            <text:p>-17,04495723</text:p>
          </table:table-cell>
          <table:table-cell office:value-type="float" office:value="-170.6948229" calcext:value-type="float">
            <text:p>-170,6948229</text:p>
          </table:table-cell>
          <table:table-cell office:value-type="float" office:value="-24.5800545" calcext:value-type="float">
            <text:p>-24,5800545</text:p>
          </table:table-cell>
          <table:table-cell office:value-type="float" office:value="5.557009509" calcext:value-type="float">
            <text:p>5,557009509</text:p>
          </table:table-cell>
          <table:table-cell office:value-type="float" office:value="0.650170113" calcext:value-type="float">
            <text:p>0,650170113</text:p>
          </table:table-cell>
          <table:table-cell office:value-type="float" office:value="5.296950241" calcext:value-type="float">
            <text:p>5,296950241</text:p>
          </table:table-cell>
          <table:table-cell office:value-type="float" office:value="0.709791332" calcext:value-type="float">
            <text:p>0,709791332</text:p>
          </table:table-cell>
          <table:table-cell office:value-type="float" office:value="26.52891581" calcext:value-type="float">
            <text:p>26,52891581</text:p>
          </table:table-cell>
          <table:table-cell office:value-type="float" office:value="2.122313264" calcext:value-type="float">
            <text:p>2,122313264</text:p>
          </table:table-cell>
          <table:table-cell office:value-type="float" office:value="9.935984745" calcext:value-type="float">
            <text:p>9,935984745</text:p>
          </table:table-cell>
          <table:table-cell office:value-type="float" office:value="1.460589758" calcext:value-type="float">
            <text:p>1,460589758</text:p>
          </table:table-cell>
          <table:table-cell office:value-type="float" office:value="10.2238806" calcext:value-type="float">
            <text:p>10,2238806</text:p>
          </table:table-cell>
          <table:table-cell office:value-type="float" office:value="1.646044776" calcext:value-type="float">
            <text:p>1,646044776</text:p>
          </table:table-cell>
          <table:table-cell office:value-type="float" office:value="34.94099538" calcext:value-type="float">
            <text:p>34,94099538</text:p>
          </table:table-cell>
          <table:table-cell office:value-type="float" office:value="1.607285788" calcext:value-type="float">
            <text:p>1,607285788</text:p>
          </table:table-cell>
          <table:table-cell office:value-type="float" office:value="5.296950241" calcext:value-type="float">
            <text:p>5,296950241</text:p>
          </table:table-cell>
          <table:table-cell office:value-type="float" office:value="0.709791332" calcext:value-type="float">
            <text:p>0,709791332</text:p>
          </table:table-cell>
          <table:table-cell office:value-type="float" office:value="3.995716485" calcext:value-type="float">
            <text:p>3,995716485</text:p>
          </table:table-cell>
          <table:table-cell office:value-type="float" office:value="0.57937889" calcext:value-type="float">
            <text:p>0,57937889</text:p>
          </table:table-cell>
          <table:table-cell office:value-type="float" office:value="7.527549278" calcext:value-type="float">
            <text:p>7,527549278</text:p>
          </table:table-cell>
          <table:table-cell office:value-type="float" office:value="0.971053857" calcext:value-type="float">
            <text:p>0,971053857</text:p>
          </table:table-cell>
          <table:table-cell office:value-type="float" office:value="13.82923896" calcext:value-type="float">
            <text:p>13,82923896</text:p>
          </table:table-cell>
          <table:table-cell office:value-type="float" office:value="1.687167153" calcext:value-type="float">
            <text:p>1,687167153</text:p>
          </table:table-cell>
          <table:table-cell office:value-type="float" office:value="4.824863713" calcext:value-type="float">
            <text:p>4,824863713</text:p>
          </table:table-cell>
          <table:table-cell office:value-type="float" office:value="0.76715333" calcext:value-type="float">
            <text:p>0,76715333</text:p>
          </table:table-cell>
          <table:table-cell office:value-type="float" office:value="7.655460721" calcext:value-type="float">
            <text:p>7,655460721</text:p>
          </table:table-cell>
          <table:table-cell office:value-type="float" office:value="0.933966208" calcext:value-type="float">
            <text:p>0,933966208</text:p>
          </table:table-cell>
          <table:table-cell office:value-type="float" office:value="57.39344515" calcext:value-type="float">
            <text:p>57,39344515</text:p>
          </table:table-cell>
          <table:table-cell office:value-type="float" office:value="3.730573934" calcext:value-type="float">
            <text:p>3,730573934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2-Phospho-D-glycerate &lt;==&gt; 3-Phospho-D-glycerate</text:p>
          </table:table-cell>
          <table:table-cell office:value-type="string" calcext:value-type="string">
            <text:p>R01518</text:p>
          </table:table-cell>
          <table:table-cell office:value-type="string" calcext:value-type="string">
            <text:p>r_0893</text:p>
          </table:table-cell>
          <table:table-cell office:value-type="float" office:value="-170.8386547" calcext:value-type="float">
            <text:p>-170,8386547</text:p>
          </table:table-cell>
          <table:table-cell office:value-type="float" office:value="-24.60076628" calcext:value-type="float">
            <text:p>-24,60076628</text:p>
          </table:table-cell>
          <table:table-cell office:value-type="float" office:value="-173.2546459" calcext:value-type="float">
            <text:p>-173,2546459</text:p>
          </table:table-cell>
          <table:table-cell office:value-type="float" office:value="-28.06725264" calcext:value-type="float">
            <text:p>-28,06725264</text:p>
          </table:table-cell>
          <table:table-cell office:value-type="float" office:value="-170.2298124" calcext:value-type="float">
            <text:p>-170,2298124</text:p>
          </table:table-cell>
          <table:table-cell office:value-type="float" office:value="-8.000801181" calcext:value-type="float">
            <text:p>-8,000801181</text:p>
          </table:table-cell>
          <table:table-cell office:value-type="float" office:value="-161.7257319" calcext:value-type="float">
            <text:p>-161,7257319</text:p>
          </table:table-cell>
          <table:table-cell office:value-type="float" office:value="-21.50952234" calcext:value-type="float">
            <text:p>-21,50952234</text:p>
          </table:table-cell>
          <table:table-cell office:value-type="float" office:value="-169.4857661" calcext:value-type="float">
            <text:p>-169,4857661</text:p>
          </table:table-cell>
          <table:table-cell office:value-type="float" office:value="-23.55852148" calcext:value-type="float">
            <text:p>-23,55852148</text:p>
          </table:table-cell>
          <table:table-cell office:value-type="float" office:value="-172.2156191" calcext:value-type="float">
            <text:p>-172,2156191</text:p>
          </table:table-cell>
          <table:table-cell office:value-type="float" office:value="-24.62683353" calcext:value-type="float">
            <text:p>-24,62683353</text:p>
          </table:table-cell>
          <table:table-cell office:value-type="float" office:value="-165.5045667" calcext:value-type="float">
            <text:p>-165,5045667</text:p>
          </table:table-cell>
          <table:table-cell office:value-type="float" office:value="-15.06091557" calcext:value-type="float">
            <text:p>-15,06091557</text:p>
          </table:table-cell>
          <table:table-cell office:value-type="float" office:value="-174.9232678" calcext:value-type="float">
            <text:p>-174,9232678</text:p>
          </table:table-cell>
          <table:table-cell office:value-type="float" office:value="-27.11310651" calcext:value-type="float">
            <text:p>-27,11310651</text:p>
          </table:table-cell>
          <table:table-cell office:value-type="float" office:value="-173.3362386" calcext:value-type="float">
            <text:p>-173,3362386</text:p>
          </table:table-cell>
          <table:table-cell office:value-type="float" office:value="-27.73379817" calcext:value-type="float">
            <text:p>-27,73379817</text:p>
          </table:table-cell>
          <table:table-cell office:value-type="float" office:value="-174.3927668" calcext:value-type="float">
            <text:p>-174,3927668</text:p>
          </table:table-cell>
          <table:table-cell office:value-type="float" office:value="-22.84545246" calcext:value-type="float">
            <text:p>-22,84545246</text:p>
          </table:table-cell>
          <table:table-cell office:value-type="float" office:value="-171.8709914" calcext:value-type="float">
            <text:p>-171,8709914</text:p>
          </table:table-cell>
          <table:table-cell office:value-type="float" office:value="-28.18684259" calcext:value-type="float">
            <text:p>-28,18684259</text:p>
          </table:table-cell>
          <table:table-cell office:value-type="float" office:value="-172.7714749" calcext:value-type="float">
            <text:p>-172,7714749</text:p>
          </table:table-cell>
          <table:table-cell office:value-type="float" office:value="-27.12512156" calcext:value-type="float">
            <text:p>-27,12512156</text:p>
          </table:table-cell>
          <table:table-cell office:value-type="float" office:value="-171.104128" calcext:value-type="float">
            <text:p>-171,104128</text:p>
          </table:table-cell>
          <table:table-cell office:value-type="float" office:value="-25.6656192" calcext:value-type="float">
            <text:p>-25,6656192</text:p>
          </table:table-cell>
          <table:table-cell office:value-type="float" office:value="-170.1831776" calcext:value-type="float">
            <text:p>-170,1831776</text:p>
          </table:table-cell>
          <table:table-cell office:value-type="float" office:value="-22.80454579" calcext:value-type="float">
            <text:p>-22,80454579</text:p>
          </table:table-cell>
          <table:table-cell office:value-type="float" office:value="-170.9079005" calcext:value-type="float">
            <text:p>-170,9079005</text:p>
          </table:table-cell>
          <table:table-cell office:value-type="float" office:value="-30.42160629" calcext:value-type="float">
            <text:p>-30,42160629</text:p>
          </table:table-cell>
          <table:table-cell office:value-type="float" office:value="-165.8408878" calcext:value-type="float">
            <text:p>-165,8408878</text:p>
          </table:table-cell>
          <table:table-cell office:value-type="float" office:value="-20.73011097" calcext:value-type="float">
            <text:p>-20,73011097</text:p>
          </table:table-cell>
          <table:table-cell office:value-type="float" office:value="-170.4495723" calcext:value-type="float">
            <text:p>-170,4495723</text:p>
          </table:table-cell>
          <table:table-cell office:value-type="float" office:value="-17.04495723" calcext:value-type="float">
            <text:p>-17,04495723</text:p>
          </table:table-cell>
          <table:table-cell office:value-type="float" office:value="-170.6948229" calcext:value-type="float">
            <text:p>-170,6948229</text:p>
          </table:table-cell>
          <table:table-cell office:value-type="float" office:value="-24.5800545" calcext:value-type="float">
            <text:p>-24,5800545</text:p>
          </table:table-cell>
          <table:table-cell office:value-type="float" office:value="-170.6795778" calcext:value-type="float">
            <text:p>-170,6795778</text:p>
          </table:table-cell>
          <table:table-cell office:value-type="float" office:value="-19.9695106" calcext:value-type="float">
            <text:p>-19,9695106</text:p>
          </table:table-cell>
          <table:table-cell office:value-type="float" office:value="-174.1496599" calcext:value-type="float">
            <text:p>-174,1496599</text:p>
          </table:table-cell>
          <table:table-cell office:value-type="float" office:value="-23.33605442" calcext:value-type="float">
            <text:p>-23,33605442</text:p>
          </table:table-cell>
          <table:table-cell office:value-type="float" office:value="-168.7448047" calcext:value-type="float">
            <text:p>-168,7448047</text:p>
          </table:table-cell>
          <table:table-cell office:value-type="float" office:value="-13.49958437" calcext:value-type="float">
            <text:p>-13,49958437</text:p>
          </table:table-cell>
          <table:table-cell office:value-type="float" office:value="-167.502043" calcext:value-type="float">
            <text:p>-167,502043</text:p>
          </table:table-cell>
          <table:table-cell office:value-type="float" office:value="-24.62280033" calcext:value-type="float">
            <text:p>-24,62280033</text:p>
          </table:table-cell>
          <table:table-cell office:value-type="float" office:value="-172.5310945" calcext:value-type="float">
            <text:p>-172,5310945</text:p>
          </table:table-cell>
          <table:table-cell office:value-type="float" office:value="-27.77750622" calcext:value-type="float">
            <text:p>-27,77750622</text:p>
          </table:table-cell>
          <table:table-cell office:value-type="float" office:value="-165.7773217" calcext:value-type="float">
            <text:p>-165,7773217</text:p>
          </table:table-cell>
          <table:table-cell office:value-type="float" office:value="-7.625756798" calcext:value-type="float">
            <text:p>-7,625756798</text:p>
          </table:table-cell>
          <table:table-cell office:value-type="float" office:value="-174.1496599" calcext:value-type="float">
            <text:p>-174,1496599</text:p>
          </table:table-cell>
          <table:table-cell office:value-type="float" office:value="-23.33605442" calcext:value-type="float">
            <text:p>-23,33605442</text:p>
          </table:table-cell>
          <table:table-cell office:value-type="float" office:value="-167.7531624" calcext:value-type="float">
            <text:p>-167,7531624</text:p>
          </table:table-cell>
          <table:table-cell office:value-type="float" office:value="-24.32420855" calcext:value-type="float">
            <text:p>-24,32420855</text:p>
          </table:table-cell>
          <table:table-cell office:value-type="float" office:value="-173.3509235" calcext:value-type="float">
            <text:p>-173,3509235</text:p>
          </table:table-cell>
          <table:table-cell office:value-type="float" office:value="-22.36226913" calcext:value-type="float">
            <text:p>-22,36226913</text:p>
          </table:table-cell>
          <table:table-cell office:value-type="float" office:value="-172.9857413" calcext:value-type="float">
            <text:p>-172,9857413</text:p>
          </table:table-cell>
          <table:table-cell office:value-type="float" office:value="-21.10426044" calcext:value-type="float">
            <text:p>-21,10426044</text:p>
          </table:table-cell>
          <table:table-cell office:value-type="float" office:value="-173.4569835" calcext:value-type="float">
            <text:p>-173,4569835</text:p>
          </table:table-cell>
          <table:table-cell office:value-type="float" office:value="-27.57966038" calcext:value-type="float">
            <text:p>-27,57966038</text:p>
          </table:table-cell>
          <table:table-cell office:value-type="float" office:value="-172.6005922" calcext:value-type="float">
            <text:p>-172,6005922</text:p>
          </table:table-cell>
          <table:table-cell office:value-type="float" office:value="-21.05727225" calcext:value-type="float">
            <text:p>-21,05727225</text:p>
          </table:table-cell>
          <table:table-cell office:value-type="float" office:value="-173.2881982" calcext:value-type="float">
            <text:p>-173,2881982</text:p>
          </table:table-cell>
          <table:table-cell office:value-type="float" office:value="-11.26373288" calcext:value-type="float">
            <text:p>-11,26373288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6-Phospho-D-gluconate &lt;==&gt; D-Ribulose-5-phosphate + CO2</text:p>
          </table:table-cell>
          <table:table-cell office:value-type="string" calcext:value-type="string">
            <text:p>R01528</text:p>
          </table:table-cell>
          <table:table-cell office:value-type="string" calcext:value-type="string">
            <text:p>r_0889</text:p>
          </table:table-cell>
          <table:table-cell office:value-type="float" office:value="12.55853555" calcext:value-type="float">
            <text:p>12,55853555</text:p>
          </table:table-cell>
          <table:table-cell office:value-type="float" office:value="1.808429119" calcext:value-type="float">
            <text:p>1,808429119</text:p>
          </table:table-cell>
          <table:table-cell office:value-type="float" office:value="7.791310899" calcext:value-type="float">
            <text:p>7,791310899</text:p>
          </table:table-cell>
          <table:table-cell office:value-type="float" office:value="1.262192366" calcext:value-type="float">
            <text:p>1,262192366</text:p>
          </table:table-cell>
          <table:table-cell office:value-type="float" office:value="2.361374657" calcext:value-type="float">
            <text:p>2,361374657</text:p>
          </table:table-cell>
          <table:table-cell office:value-type="float" office:value="0.110984609" calcext:value-type="float">
            <text:p>0,110984609</text:p>
          </table:table-cell>
          <table:table-cell office:value-type="float" office:value="8.613251156" calcext:value-type="float">
            <text:p>8,613251156</text:p>
          </table:table-cell>
          <table:table-cell office:value-type="float" office:value="1.145562404" calcext:value-type="float">
            <text:p>1,145562404</text:p>
          </table:table-cell>
          <table:table-cell office:value-type="float" office:value="11.66654081" calcext:value-type="float">
            <text:p>11,66654081</text:p>
          </table:table-cell>
          <table:table-cell office:value-type="float" office:value="1.621649173" calcext:value-type="float">
            <text:p>1,621649173</text:p>
          </table:table-cell>
          <table:table-cell office:value-type="float" office:value="8.704467594" calcext:value-type="float">
            <text:p>8,704467594</text:p>
          </table:table-cell>
          <table:table-cell office:value-type="float" office:value="1.244738866" calcext:value-type="float">
            <text:p>1,244738866</text:p>
          </table:table-cell>
          <table:table-cell office:value-type="float" office:value="9.779460904" calcext:value-type="float">
            <text:p>9,779460904</text:p>
          </table:table-cell>
          <table:table-cell office:value-type="float" office:value="0.889930942" calcext:value-type="float">
            <text:p>0,889930942</text:p>
          </table:table-cell>
          <table:table-cell office:value-type="float" office:value="8.104225168" calcext:value-type="float">
            <text:p>8,104225168</text:p>
          </table:table-cell>
          <table:table-cell office:value-type="float" office:value="1.256154901" calcext:value-type="float">
            <text:p>1,256154901</text:p>
          </table:table-cell>
          <table:table-cell office:value-type="float" office:value="4.930585818" calcext:value-type="float">
            <text:p>4,930585818</text:p>
          </table:table-cell>
          <table:table-cell office:value-type="float" office:value="0.788893731" calcext:value-type="float">
            <text:p>0,788893731</text:p>
          </table:table-cell>
          <table:table-cell office:value-type="float" office:value="7.800168569" calcext:value-type="float">
            <text:p>7,800168569</text:p>
          </table:table-cell>
          <table:table-cell office:value-type="float" office:value="1.021822083" calcext:value-type="float">
            <text:p>1,021822083</text:p>
          </table:table-cell>
          <table:table-cell office:value-type="float" office:value="9.999389164" calcext:value-type="float">
            <text:p>9,999389164</text:p>
          </table:table-cell>
          <table:table-cell office:value-type="float" office:value="1.639899823" calcext:value-type="float">
            <text:p>1,639899823</text:p>
          </table:table-cell>
          <table:table-cell office:value-type="float" office:value="7.818476499" calcext:value-type="float">
            <text:p>7,818476499</text:p>
          </table:table-cell>
          <table:table-cell office:value-type="float" office:value="1.22750081" calcext:value-type="float">
            <text:p>1,22750081</text:p>
          </table:table-cell>
          <table:table-cell office:value-type="float" office:value="10.70561348" calcext:value-type="float">
            <text:p>10,70561348</text:p>
          </table:table-cell>
          <table:table-cell office:value-type="float" office:value="1.605842023" calcext:value-type="float">
            <text:p>1,605842023</text:p>
          </table:table-cell>
          <table:table-cell office:value-type="float" office:value="6.287850467" calcext:value-type="float">
            <text:p>6,287850467</text:p>
          </table:table-cell>
          <table:table-cell office:value-type="float" office:value="0.842571963" calcext:value-type="float">
            <text:p>0,842571963</text:p>
          </table:table-cell>
          <table:table-cell office:value-type="float" office:value="9.149934526" calcext:value-type="float">
            <text:p>9,149934526</text:p>
          </table:table-cell>
          <table:table-cell office:value-type="float" office:value="1.628688346" calcext:value-type="float">
            <text:p>1,628688346</text:p>
          </table:table-cell>
          <table:table-cell office:value-type="float" office:value="10.80806502" calcext:value-type="float">
            <text:p>10,80806502</text:p>
          </table:table-cell>
          <table:table-cell office:value-type="float" office:value="1.351008128" calcext:value-type="float">
            <text:p>1,351008128</text:p>
          </table:table-cell>
          <table:table-cell office:value-type="float" office:value="7.012134474" calcext:value-type="float">
            <text:p>7,012134474</text:p>
          </table:table-cell>
          <table:table-cell office:value-type="float" office:value="0.701213447" calcext:value-type="float">
            <text:p>0,701213447</text:p>
          </table:table-cell>
          <table:table-cell office:value-type="float" office:value="10.69482289" calcext:value-type="float">
            <text:p>10,69482289</text:p>
          </table:table-cell>
          <table:table-cell office:value-type="float" office:value="1.540054496" calcext:value-type="float">
            <text:p>1,540054496</text:p>
          </table:table-cell>
          <table:table-cell office:value-type="float" office:value="-170.6795778" calcext:value-type="float">
            <text:p>-170,6795778</text:p>
          </table:table-cell>
          <table:table-cell office:value-type="float" office:value="-19.9695106" calcext:value-type="float">
            <text:p>-19,9695106</text:p>
          </table:table-cell>
          <table:table-cell office:value-type="float" office:value="-174.1496599" calcext:value-type="float">
            <text:p>-174,1496599</text:p>
          </table:table-cell>
          <table:table-cell office:value-type="float" office:value="-23.33605442" calcext:value-type="float">
            <text:p>-23,33605442</text:p>
          </table:table-cell>
          <table:table-cell office:value-type="float" office:value="-168.7448047" calcext:value-type="float">
            <text:p>-168,7448047</text:p>
          </table:table-cell>
          <table:table-cell office:value-type="float" office:value="-13.49958437" calcext:value-type="float">
            <text:p>-13,49958437</text:p>
          </table:table-cell>
          <table:table-cell office:value-type="float" office:value="-167.502043" calcext:value-type="float">
            <text:p>-167,502043</text:p>
          </table:table-cell>
          <table:table-cell office:value-type="float" office:value="-24.62280033" calcext:value-type="float">
            <text:p>-24,62280033</text:p>
          </table:table-cell>
          <table:table-cell office:value-type="float" office:value="-172.5310945" calcext:value-type="float">
            <text:p>-172,5310945</text:p>
          </table:table-cell>
          <table:table-cell office:value-type="float" office:value="-27.77750622" calcext:value-type="float">
            <text:p>-27,77750622</text:p>
          </table:table-cell>
          <table:table-cell office:value-type="float" office:value="-165.7773217" calcext:value-type="float">
            <text:p>-165,7773217</text:p>
          </table:table-cell>
          <table:table-cell office:value-type="float" office:value="-7.625756798" calcext:value-type="float">
            <text:p>-7,625756798</text:p>
          </table:table-cell>
          <table:table-cell office:value-type="float" office:value="-174.1496599" calcext:value-type="float">
            <text:p>-174,1496599</text:p>
          </table:table-cell>
          <table:table-cell office:value-type="float" office:value="-23.33605442" calcext:value-type="float">
            <text:p>-23,33605442</text:p>
          </table:table-cell>
          <table:table-cell office:value-type="float" office:value="-167.7531624" calcext:value-type="float">
            <text:p>-167,7531624</text:p>
          </table:table-cell>
          <table:table-cell office:value-type="float" office:value="-24.32420855" calcext:value-type="float">
            <text:p>-24,32420855</text:p>
          </table:table-cell>
          <table:table-cell office:value-type="float" office:value="-173.3509235" calcext:value-type="float">
            <text:p>-173,3509235</text:p>
          </table:table-cell>
          <table:table-cell office:value-type="float" office:value="-22.36226913" calcext:value-type="float">
            <text:p>-22,36226913</text:p>
          </table:table-cell>
          <table:table-cell office:value-type="float" office:value="-172.9857413" calcext:value-type="float">
            <text:p>-172,9857413</text:p>
          </table:table-cell>
          <table:table-cell office:value-type="float" office:value="-21.10426044" calcext:value-type="float">
            <text:p>-21,10426044</text:p>
          </table:table-cell>
          <table:table-cell office:value-type="float" office:value="-173.4569835" calcext:value-type="float">
            <text:p>-173,4569835</text:p>
          </table:table-cell>
          <table:table-cell office:value-type="float" office:value="-27.57966038" calcext:value-type="float">
            <text:p>-27,57966038</text:p>
          </table:table-cell>
          <table:table-cell office:value-type="float" office:value="-172.6005922" calcext:value-type="float">
            <text:p>-172,6005922</text:p>
          </table:table-cell>
          <table:table-cell office:value-type="float" office:value="-21.05727225" calcext:value-type="float">
            <text:p>-21,05727225</text:p>
          </table:table-cell>
          <table:table-cell office:value-type="float" office:value="-173.2881982" calcext:value-type="float">
            <text:p>-173,2881982</text:p>
          </table:table-cell>
          <table:table-cell office:value-type="float" office:value="-11.26373288" calcext:value-type="float">
            <text:p>-11,26373288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Sedoheptulose-7-phosphate + D-Glyceraldehyde-3-phosphate &lt;==&gt; D-Ribose-5-phosphate + D-Xylulose-5-phosphate</text:p>
          </table:table-cell>
          <table:table-cell office:value-type="string" calcext:value-type="string">
            <text:p>R01641</text:p>
          </table:table-cell>
          <table:table-cell office:value-type="string" calcext:value-type="string">
            <text:p>r_1049</text:p>
          </table:table-cell>
          <table:table-cell office:value-type="float" office:value="-4.129416773" calcext:value-type="float">
            <text:p>-4,129416773</text:p>
          </table:table-cell>
          <table:table-cell office:value-type="float" office:value="-0.594636015" calcext:value-type="float">
            <text:p>-0,594636015</text:p>
          </table:table-cell>
          <table:table-cell office:value-type="float" office:value="-2.542692115" calcext:value-type="float">
            <text:p>-2,542692115</text:p>
          </table:table-cell>
          <table:table-cell office:value-type="float" office:value="-0.411916123" calcext:value-type="float">
            <text:p>-0,411916123</text:p>
          </table:table-cell>
          <table:table-cell office:value-type="float" office:value="-0.73792958" calcext:value-type="float">
            <text:p>-0,73792958</text:p>
          </table:table-cell>
          <table:table-cell office:value-type="float" office:value="-0.03468269" calcext:value-type="float">
            <text:p>-0,03468269</text:p>
          </table:table-cell>
          <table:table-cell office:value-type="float" office:value="-2.82742681" calcext:value-type="float">
            <text:p>-2,82742681</text:p>
          </table:table-cell>
          <table:table-cell office:value-type="float" office:value="-0.376047766" calcext:value-type="float">
            <text:p>-0,376047766</text:p>
          </table:table-cell>
          <table:table-cell office:value-type="float" office:value="-3.828437665" calcext:value-type="float">
            <text:p>-3,828437665</text:p>
          </table:table-cell>
          <table:table-cell office:value-type="float" office:value="-0.532152835" calcext:value-type="float">
            <text:p>-0,532152835</text:p>
          </table:table-cell>
          <table:table-cell office:value-type="float" office:value="-2.852548416" calcext:value-type="float">
            <text:p>-2,852548416</text:p>
          </table:table-cell>
          <table:table-cell office:value-type="float" office:value="-0.407914424" calcext:value-type="float">
            <text:p>-0,407914424</text:p>
          </table:table-cell>
          <table:table-cell office:value-type="float" office:value="-3.20784139" calcext:value-type="float">
            <text:p>-3,20784139</text:p>
          </table:table-cell>
          <table:table-cell office:value-type="float" office:value="-0.291913566" calcext:value-type="float">
            <text:p>-0,291913566</text:p>
          </table:table-cell>
          <table:table-cell office:value-type="float" office:value="-2.657872396" calcext:value-type="float">
            <text:p>-2,657872396</text:p>
          </table:table-cell>
          <table:table-cell office:value-type="float" office:value="-0.411970221" calcext:value-type="float">
            <text:p>-0,411970221</text:p>
          </table:table-cell>
          <table:table-cell office:value-type="float" office:value="-1.593724709" calcext:value-type="float">
            <text:p>-1,593724709</text:p>
          </table:table-cell>
          <table:table-cell office:value-type="float" office:value="-0.254995953" calcext:value-type="float">
            <text:p>-0,254995953</text:p>
          </table:table-cell>
          <table:table-cell office:value-type="float" office:value="-2.551528618" calcext:value-type="float">
            <text:p>-2,551528618</text:p>
          </table:table-cell>
          <table:table-cell office:value-type="float" office:value="-0.334250249" calcext:value-type="float">
            <text:p>-0,334250249</text:p>
          </table:table-cell>
          <table:table-cell office:value-type="float" office:value="-3.286298943" calcext:value-type="float">
            <text:p>-3,286298943</text:p>
          </table:table-cell>
          <table:table-cell office:value-type="float" office:value="-0.538953027" calcext:value-type="float">
            <text:p>-0,538953027</text:p>
          </table:table-cell>
          <table:table-cell office:value-type="float" office:value="-2.554294976" calcext:value-type="float">
            <text:p>-2,554294976</text:p>
          </table:table-cell>
          <table:table-cell office:value-type="float" office:value="-0.401024311" calcext:value-type="float">
            <text:p>-0,401024311</text:p>
          </table:table-cell>
          <table:table-cell office:value-type="float" office:value="-3.513783745" calcext:value-type="float">
            <text:p>-3,513783745</text:p>
          </table:table-cell>
          <table:table-cell office:value-type="float" office:value="-0.527067562" calcext:value-type="float">
            <text:p>-0,527067562</text:p>
          </table:table-cell>
          <table:table-cell office:value-type="float" office:value="-2.041121495" calcext:value-type="float">
            <text:p>-2,041121495</text:p>
          </table:table-cell>
          <table:table-cell office:value-type="float" office:value="-0.27351028" calcext:value-type="float">
            <text:p>-0,27351028</text:p>
          </table:table-cell>
          <table:table-cell office:value-type="float" office:value="-3.000872981" calcext:value-type="float">
            <text:p>-3,000872981</text:p>
          </table:table-cell>
          <table:table-cell office:value-type="float" office:value="-0.534155391" calcext:value-type="float">
            <text:p>-0,534155391</text:p>
          </table:table-cell>
          <table:table-cell office:value-type="float" office:value="-3.532353861" calcext:value-type="float">
            <text:p>-3,532353861</text:p>
          </table:table-cell>
          <table:table-cell office:value-type="float" office:value="-0.441544233" calcext:value-type="float">
            <text:p>-0,441544233</text:p>
          </table:table-cell>
          <table:table-cell office:value-type="float" office:value="-2.277700418" calcext:value-type="float">
            <text:p>-2,277700418</text:p>
          </table:table-cell>
          <table:table-cell office:value-type="float" office:value="-0.227770042" calcext:value-type="float">
            <text:p>-0,227770042</text:p>
          </table:table-cell>
          <table:table-cell office:value-type="float" office:value="-3.508174387" calcext:value-type="float">
            <text:p>-3,508174387</text:p>
          </table:table-cell>
          <table:table-cell office:value-type="float" office:value="-0.505177112" calcext:value-type="float">
            <text:p>-0,505177112</text:p>
          </table:table-cell>
          <table:table-cell office:value-type="float" office:value="10.65166187" calcext:value-type="float">
            <text:p>10,65166187</text:p>
          </table:table-cell>
          <table:table-cell office:value-type="float" office:value="1.246244439" calcext:value-type="float">
            <text:p>1,246244439</text:p>
          </table:table-cell>
          <table:table-cell office:value-type="float" office:value="6.986165253" calcext:value-type="float">
            <text:p>6,986165253</text:p>
          </table:table-cell>
          <table:table-cell office:value-type="float" office:value="0.936146144" calcext:value-type="float">
            <text:p>0,936146144</text:p>
          </table:table-cell>
          <table:table-cell office:value-type="float" office:value="3.835648973" calcext:value-type="float">
            <text:p>3,835648973</text:p>
          </table:table-cell>
          <table:table-cell office:value-type="float" office:value="0.306851918" calcext:value-type="float">
            <text:p>0,306851918</text:p>
          </table:table-cell>
          <table:table-cell office:value-type="float" office:value="5.216562245" calcext:value-type="float">
            <text:p>5,216562245</text:p>
          </table:table-cell>
          <table:table-cell office:value-type="float" office:value="0.76683465" calcext:value-type="float">
            <text:p>0,76683465</text:p>
          </table:table-cell>
          <table:table-cell office:value-type="float" office:value="6.25" calcext:value-type="float">
            <text:p>6,25</text:p>
          </table:table-cell>
          <table:table-cell office:value-type="float" office:value="1.00625" calcext:value-type="float">
            <text:p>1,00625</text:p>
          </table:table-cell>
          <table:table-cell office:value-type="float" office:value="9.004617753" calcext:value-type="float">
            <text:p>9,004617753</text:p>
          </table:table-cell>
          <table:table-cell office:value-type="float" office:value="0.414212417" calcext:value-type="float">
            <text:p>0,414212417</text:p>
          </table:table-cell>
          <table:table-cell office:value-type="float" office:value="6.986165253" calcext:value-type="float">
            <text:p>6,986165253</text:p>
          </table:table-cell>
          <table:table-cell office:value-type="float" office:value="0.936146144" calcext:value-type="float">
            <text:p>0,936146144</text:p>
          </table:table-cell>
          <table:table-cell office:value-type="float" office:value="9.597751155" calcext:value-type="float">
            <text:p>9,597751155</text:p>
          </table:table-cell>
          <table:table-cell office:value-type="float" office:value="1.391673917" calcext:value-type="float">
            <text:p>1,391673917</text:p>
          </table:table-cell>
          <table:table-cell office:value-type="float" office:value="5.051994413" calcext:value-type="float">
            <text:p>5,051994413</text:p>
          </table:table-cell>
          <table:table-cell office:value-type="float" office:value="0.651707279" calcext:value-type="float">
            <text:p>0,651707279</text:p>
          </table:table-cell>
          <table:table-cell office:value-type="float" office:value="5.248239134" calcext:value-type="float">
            <text:p>5,248239134</text:p>
          </table:table-cell>
          <table:table-cell office:value-type="float" office:value="0.640285174" calcext:value-type="float">
            <text:p>0,640285174</text:p>
          </table:table-cell>
          <table:table-cell office:value-type="float" office:value="6.842533993" calcext:value-type="float">
            <text:p>6,842533993</text:p>
          </table:table-cell>
          <table:table-cell office:value-type="float" office:value="1.087962905" calcext:value-type="float">
            <text:p>1,087962905</text:p>
          </table:table-cell>
          <table:table-cell office:value-type="float" office:value="4.363351333" calcext:value-type="float">
            <text:p>4,363351333</text:p>
          </table:table-cell>
          <table:table-cell office:value-type="float" office:value="0.532328863" calcext:value-type="float">
            <text:p>0,532328863</text:p>
          </table:table-cell>
          <table:table-cell office:value-type="float" office:value="1.215571626" calcext:value-type="float">
            <text:p>1,215571626</text:p>
          </table:table-cell>
          <table:table-cell office:value-type="float" office:value="0.079012156" calcext:value-type="float">
            <text:p>0,079012156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Sedoheptulose-7-phosphate + D-Glyceraldehyde-3-phosphate &lt;==&gt; D-Erythrose-4-phosphate + D-Fructose-6-phosphate</text:p>
          </table:table-cell>
          <table:table-cell office:value-type="string" calcext:value-type="string">
            <text:p>R01827</text:p>
          </table:table-cell>
          <table:table-cell office:value-type="string" calcext:value-type="string">
            <text:p>r_1048</text:p>
          </table:table-cell>
          <table:table-cell office:value-type="float" office:value="4.129416773" calcext:value-type="float">
            <text:p>4,129416773</text:p>
          </table:table-cell>
          <table:table-cell office:value-type="float" office:value="0.594636015" calcext:value-type="float">
            <text:p>0,594636015</text:p>
          </table:table-cell>
          <table:table-cell office:value-type="float" office:value="2.542692115" calcext:value-type="float">
            <text:p>2,542692115</text:p>
          </table:table-cell>
          <table:table-cell office:value-type="float" office:value="0.411916123" calcext:value-type="float">
            <text:p>0,411916123</text:p>
          </table:table-cell>
          <table:table-cell office:value-type="float" office:value="0.73792958" calcext:value-type="float">
            <text:p>0,73792958</text:p>
          </table:table-cell>
          <table:table-cell office:value-type="float" office:value="0.03468269" calcext:value-type="float">
            <text:p>0,03468269</text:p>
          </table:table-cell>
          <table:table-cell office:value-type="float" office:value="2.82742681" calcext:value-type="float">
            <text:p>2,82742681</text:p>
          </table:table-cell>
          <table:table-cell office:value-type="float" office:value="0.376047766" calcext:value-type="float">
            <text:p>0,376047766</text:p>
          </table:table-cell>
          <table:table-cell office:value-type="float" office:value="3.828437665" calcext:value-type="float">
            <text:p>3,828437665</text:p>
          </table:table-cell>
          <table:table-cell office:value-type="float" office:value="0.532152835" calcext:value-type="float">
            <text:p>0,532152835</text:p>
          </table:table-cell>
          <table:table-cell office:value-type="float" office:value="2.852548416" calcext:value-type="float">
            <text:p>2,852548416</text:p>
          </table:table-cell>
          <table:table-cell office:value-type="float" office:value="0.407914424" calcext:value-type="float">
            <text:p>0,407914424</text:p>
          </table:table-cell>
          <table:table-cell office:value-type="float" office:value="3.20784139" calcext:value-type="float">
            <text:p>3,20784139</text:p>
          </table:table-cell>
          <table:table-cell office:value-type="float" office:value="0.291913566" calcext:value-type="float">
            <text:p>0,291913566</text:p>
          </table:table-cell>
          <table:table-cell office:value-type="float" office:value="2.657872396" calcext:value-type="float">
            <text:p>2,657872396</text:p>
          </table:table-cell>
          <table:table-cell office:value-type="float" office:value="0.411970221" calcext:value-type="float">
            <text:p>0,411970221</text:p>
          </table:table-cell>
          <table:table-cell office:value-type="float" office:value="1.593724709" calcext:value-type="float">
            <text:p>1,593724709</text:p>
          </table:table-cell>
          <table:table-cell office:value-type="float" office:value="0.254995953" calcext:value-type="float">
            <text:p>0,254995953</text:p>
          </table:table-cell>
          <table:table-cell office:value-type="float" office:value="2.551528618" calcext:value-type="float">
            <text:p>2,551528618</text:p>
          </table:table-cell>
          <table:table-cell office:value-type="float" office:value="0.334250249" calcext:value-type="float">
            <text:p>0,334250249</text:p>
          </table:table-cell>
          <table:table-cell office:value-type="float" office:value="3.286298943" calcext:value-type="float">
            <text:p>3,286298943</text:p>
          </table:table-cell>
          <table:table-cell office:value-type="float" office:value="0.538953027" calcext:value-type="float">
            <text:p>0,538953027</text:p>
          </table:table-cell>
          <table:table-cell office:value-type="float" office:value="2.554294976" calcext:value-type="float">
            <text:p>2,554294976</text:p>
          </table:table-cell>
          <table:table-cell office:value-type="float" office:value="0.401024311" calcext:value-type="float">
            <text:p>0,401024311</text:p>
          </table:table-cell>
          <table:table-cell office:value-type="float" office:value="3.513783745" calcext:value-type="float">
            <text:p>3,513783745</text:p>
          </table:table-cell>
          <table:table-cell office:value-type="float" office:value="0.527067562" calcext:value-type="float">
            <text:p>0,527067562</text:p>
          </table:table-cell>
          <table:table-cell office:value-type="float" office:value="2.041121495" calcext:value-type="float">
            <text:p>2,041121495</text:p>
          </table:table-cell>
          <table:table-cell office:value-type="float" office:value="0.27351028" calcext:value-type="float">
            <text:p>0,27351028</text:p>
          </table:table-cell>
          <table:table-cell office:value-type="float" office:value="3.000872981" calcext:value-type="float">
            <text:p>3,000872981</text:p>
          </table:table-cell>
          <table:table-cell office:value-type="float" office:value="0.534155391" calcext:value-type="float">
            <text:p>0,534155391</text:p>
          </table:table-cell>
          <table:table-cell office:value-type="float" office:value="3.532353861" calcext:value-type="float">
            <text:p>3,532353861</text:p>
          </table:table-cell>
          <table:table-cell office:value-type="float" office:value="0.441544233" calcext:value-type="float">
            <text:p>0,441544233</text:p>
          </table:table-cell>
          <table:table-cell office:value-type="float" office:value="2.277700418" calcext:value-type="float">
            <text:p>2,277700418</text:p>
          </table:table-cell>
          <table:table-cell office:value-type="float" office:value="0.227770042" calcext:value-type="float">
            <text:p>0,227770042</text:p>
          </table:table-cell>
          <table:table-cell office:value-type="float" office:value="3.508174387" calcext:value-type="float">
            <text:p>3,508174387</text:p>
          </table:table-cell>
          <table:table-cell office:value-type="float" office:value="0.505177112" calcext:value-type="float">
            <text:p>0,505177112</text:p>
          </table:table-cell>
          <table:table-cell office:value-type="float" office:value="-3.498211637" calcext:value-type="float">
            <text:p>-3,498211637</text:p>
          </table:table-cell>
          <table:table-cell office:value-type="float" office:value="-0.409290762" calcext:value-type="float">
            <text:p>-0,409290762</text:p>
          </table:table-cell>
          <table:table-cell office:value-type="float" office:value="-2.285408545" calcext:value-type="float">
            <text:p>-2,285408545</text:p>
          </table:table-cell>
          <table:table-cell office:value-type="float" office:value="-0.306244745" calcext:value-type="float">
            <text:p>-0,306244745</text:p>
          </table:table-cell>
          <table:table-cell office:value-type="float" office:value="-1.235007719" calcext:value-type="float">
            <text:p>-1,235007719</text:p>
          </table:table-cell>
          <table:table-cell office:value-type="float" office:value="-0.098800618" calcext:value-type="float">
            <text:p>-0,098800618</text:p>
          </table:table-cell>
          <table:table-cell office:value-type="float" office:value="-1.682102969" calcext:value-type="float">
            <text:p>-1,682102969</text:p>
          </table:table-cell>
          <table:table-cell office:value-type="float" office:value="-0.247269136" calcext:value-type="float">
            <text:p>-0,247269136</text:p>
          </table:table-cell>
          <table:table-cell office:value-type="float" office:value="-2.027363184" calcext:value-type="float">
            <text:p>-2,027363184</text:p>
          </table:table-cell>
          <table:table-cell office:value-type="float" office:value="-0.326405473" calcext:value-type="float">
            <text:p>-0,326405473</text:p>
          </table:table-cell>
          <table:table-cell office:value-type="float" office:value="-2.924576706" calcext:value-type="float">
            <text:p>-2,924576706</text:p>
          </table:table-cell>
          <table:table-cell office:value-type="float" office:value="-0.134530528" calcext:value-type="float">
            <text:p>-0,134530528</text:p>
          </table:table-cell>
          <table:table-cell office:value-type="float" office:value="-2.285408545" calcext:value-type="float">
            <text:p>-2,285408545</text:p>
          </table:table-cell>
          <table:table-cell office:value-type="float" office:value="-0.306244745" calcext:value-type="float">
            <text:p>-0,306244745</text:p>
          </table:table-cell>
          <table:table-cell office:value-type="float" office:value="-3.152399438" calcext:value-type="float">
            <text:p>-3,152399438</text:p>
          </table:table-cell>
          <table:table-cell office:value-type="float" office:value="-0.457097918" calcext:value-type="float">
            <text:p>-0,457097918</text:p>
          </table:table-cell>
          <table:table-cell office:value-type="float" office:value="-1.629675617" calcext:value-type="float">
            <text:p>-1,629675617</text:p>
          </table:table-cell>
          <table:table-cell office:value-type="float" office:value="-0.210228155" calcext:value-type="float">
            <text:p>-0,210228155</text:p>
          </table:table-cell>
          <table:table-cell office:value-type="float" office:value="-1.683559526" calcext:value-type="float">
            <text:p>-1,683559526</text:p>
          </table:table-cell>
          <table:table-cell office:value-type="float" office:value="-0.205394262" calcext:value-type="float">
            <text:p>-0,205394262</text:p>
          </table:table-cell>
          <table:table-cell office:value-type="float" office:value="-2.23071621" calcext:value-type="float">
            <text:p>-2,23071621</text:p>
          </table:table-cell>
          <table:table-cell office:value-type="float" office:value="-0.354683877" calcext:value-type="float">
            <text:p>-0,354683877</text:p>
          </table:table-cell>
          <table:table-cell office:value-type="float" office:value="-1.393485455" calcext:value-type="float">
            <text:p>-1,393485455</text:p>
          </table:table-cell>
          <table:table-cell office:value-type="float" office:value="-0.170005226" calcext:value-type="float">
            <text:p>-0,170005226</text:p>
          </table:table-cell>
          <table:table-cell office:value-type="float" office:value="-0.3539006" calcext:value-type="float">
            <text:p>-0,3539006</text:p>
          </table:table-cell>
          <table:table-cell office:value-type="float" office:value="-0.023003539" calcext:value-type="float">
            <text:p>-0,023003539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D-Fructose-6-phosphate + D-Glyceraldehyde-3-phosphate &lt;==&gt; D-Erythrose-4-phosphate + D-Xylulose-5-phosphate</text:p>
          </table:table-cell>
          <table:table-cell office:value-type="string" calcext:value-type="string">
            <text:p>R01830</text:p>
          </table:table-cell>
          <table:table-cell office:value-type="string" calcext:value-type="string">
            <text:p>r_1050</text:p>
          </table:table-cell>
          <table:table-cell office:value-type="float" office:value="3.370228466" calcext:value-type="float">
            <text:p>3,370228466</text:p>
          </table:table-cell>
          <table:table-cell office:value-type="float" office:value="0.485312899" calcext:value-type="float">
            <text:p>0,485312899</text:p>
          </table:table-cell>
          <table:table-cell office:value-type="float" office:value="1.79558011" calcext:value-type="float">
            <text:p>1,79558011</text:p>
          </table:table-cell>
          <table:table-cell office:value-type="float" office:value="0.290883978" calcext:value-type="float">
            <text:p>0,290883978</text:p>
          </table:table-cell>
          <table:table-cell office:value-type="float" office:value="-0.105418511" calcext:value-type="float">
            <text:p>-0,105418511</text:p>
          </table:table-cell>
          <table:table-cell office:value-type="float" office:value="-0.00495467" calcext:value-type="float">
            <text:p>-0,00495467</text:p>
          </table:table-cell>
          <table:table-cell office:value-type="float" office:value="2.257318952" calcext:value-type="float">
            <text:p>2,257318952</text:p>
          </table:table-cell>
          <table:table-cell office:value-type="float" office:value="0.300223421" calcext:value-type="float">
            <text:p>0,300223421</text:p>
          </table:table-cell>
          <table:table-cell office:value-type="float" office:value="3.020463641" calcext:value-type="float">
            <text:p>3,020463641</text:p>
          </table:table-cell>
          <table:table-cell office:value-type="float" office:value="0.419844446" calcext:value-type="float">
            <text:p>0,419844446</text:p>
          </table:table-cell>
          <table:table-cell office:value-type="float" office:value="2.146402853" calcext:value-type="float">
            <text:p>2,146402853</text:p>
          </table:table-cell>
          <table:table-cell office:value-type="float" office:value="0.306935608" calcext:value-type="float">
            <text:p>0,306935608</text:p>
          </table:table-cell>
          <table:table-cell office:value-type="float" office:value="2.5395411" calcext:value-type="float">
            <text:p>2,5395411</text:p>
          </table:table-cell>
          <table:table-cell office:value-type="float" office:value="0.23109824" calcext:value-type="float">
            <text:p>0,23109824</text:p>
          </table:table-cell>
          <table:table-cell office:value-type="float" office:value="2.017893293" calcext:value-type="float">
            <text:p>2,017893293</text:p>
          </table:table-cell>
          <table:table-cell office:value-type="float" office:value="0.31277346" calcext:value-type="float">
            <text:p>0,31277346</text:p>
          </table:table-cell>
          <table:table-cell office:value-type="float" office:value="0.921372097" calcext:value-type="float">
            <text:p>0,921372097</text:p>
          </table:table-cell>
          <table:table-cell office:value-type="float" office:value="0.147419536" calcext:value-type="float">
            <text:p>0,147419536</text:p>
          </table:table-cell>
          <table:table-cell office:value-type="float" office:value="1.846601793" calcext:value-type="float">
            <text:p>1,846601793</text:p>
          </table:table-cell>
          <table:table-cell office:value-type="float" office:value="0.241904835" calcext:value-type="float">
            <text:p>0,241904835</text:p>
          </table:table-cell>
          <table:table-cell office:value-type="float" office:value="2.675462708" calcext:value-type="float">
            <text:p>2,675462708</text:p>
          </table:table-cell>
          <table:table-cell office:value-type="float" office:value="0.438775884" calcext:value-type="float">
            <text:p>0,438775884</text:p>
          </table:table-cell>
          <table:table-cell office:value-type="float" office:value="1.828200972" calcext:value-type="float">
            <text:p>1,828200972</text:p>
          </table:table-cell>
          <table:table-cell office:value-type="float" office:value="0.287027553" calcext:value-type="float">
            <text:p>0,287027553</text:p>
          </table:table-cell>
          <table:table-cell office:value-type="float" office:value="2.742465362" calcext:value-type="float">
            <text:p>2,742465362</text:p>
          </table:table-cell>
          <table:table-cell office:value-type="float" office:value="0.411369804" calcext:value-type="float">
            <text:p>0,411369804</text:p>
          </table:table-cell>
          <table:table-cell office:value-type="float" office:value="1.256074766" calcext:value-type="float">
            <text:p>1,256074766</text:p>
          </table:table-cell>
          <table:table-cell office:value-type="float" office:value="0.168314019" calcext:value-type="float">
            <text:p>0,168314019</text:p>
          </table:table-cell>
          <table:table-cell office:value-type="float" office:value="2.335224793" calcext:value-type="float">
            <text:p>2,335224793</text:p>
          </table:table-cell>
          <table:table-cell office:value-type="float" office:value="0.415670013" calcext:value-type="float">
            <text:p>0,415670013</text:p>
          </table:table-cell>
          <table:table-cell office:value-type="float" office:value="2.610190685" calcext:value-type="float">
            <text:p>2,610190685</text:p>
          </table:table-cell>
          <table:table-cell office:value-type="float" office:value="0.326273836" calcext:value-type="float">
            <text:p>0,326273836</text:p>
          </table:table-cell>
          <table:table-cell office:value-type="float" office:value="1.442212055" calcext:value-type="float">
            <text:p>1,442212055</text:p>
          </table:table-cell>
          <table:table-cell office:value-type="float" office:value="0.144221205" calcext:value-type="float">
            <text:p>0,144221205</text:p>
          </table:table-cell>
          <table:table-cell office:value-type="float" office:value="2.711171662" calcext:value-type="float">
            <text:p>2,711171662</text:p>
          </table:table-cell>
          <table:table-cell office:value-type="float" office:value="0.390408719" calcext:value-type="float">
            <text:p>0,390408719</text:p>
          </table:table-cell>
          <table:table-cell office:value-type="float" office:value="3.498211637" calcext:value-type="float">
            <text:p>3,498211637</text:p>
          </table:table-cell>
          <table:table-cell office:value-type="float" office:value="0.409290762" calcext:value-type="float">
            <text:p>0,409290762</text:p>
          </table:table-cell>
          <table:table-cell office:value-type="float" office:value="2.285408545" calcext:value-type="float">
            <text:p>2,285408545</text:p>
          </table:table-cell>
          <table:table-cell office:value-type="float" office:value="0.306244745" calcext:value-type="float">
            <text:p>0,306244745</text:p>
          </table:table-cell>
          <table:table-cell office:value-type="float" office:value="1.235007719" calcext:value-type="float">
            <text:p>1,235007719</text:p>
          </table:table-cell>
          <table:table-cell office:value-type="float" office:value="0.098800618" calcext:value-type="float">
            <text:p>0,098800618</text:p>
          </table:table-cell>
          <table:table-cell office:value-type="float" office:value="1.682102969" calcext:value-type="float">
            <text:p>1,682102969</text:p>
          </table:table-cell>
          <table:table-cell office:value-type="float" office:value="0.247269136" calcext:value-type="float">
            <text:p>0,247269136</text:p>
          </table:table-cell>
          <table:table-cell office:value-type="float" office:value="2.027363184" calcext:value-type="float">
            <text:p>2,027363184</text:p>
          </table:table-cell>
          <table:table-cell office:value-type="float" office:value="0.326405473" calcext:value-type="float">
            <text:p>0,326405473</text:p>
          </table:table-cell>
          <table:table-cell office:value-type="float" office:value="2.924576706" calcext:value-type="float">
            <text:p>2,924576706</text:p>
          </table:table-cell>
          <table:table-cell office:value-type="float" office:value="0.134530528" calcext:value-type="float">
            <text:p>0,134530528</text:p>
          </table:table-cell>
          <table:table-cell office:value-type="float" office:value="2.285408545" calcext:value-type="float">
            <text:p>2,285408545</text:p>
          </table:table-cell>
          <table:table-cell office:value-type="float" office:value="0.306244745" calcext:value-type="float">
            <text:p>0,306244745</text:p>
          </table:table-cell>
          <table:table-cell office:value-type="float" office:value="3.152399438" calcext:value-type="float">
            <text:p>3,152399438</text:p>
          </table:table-cell>
          <table:table-cell office:value-type="float" office:value="0.457097918" calcext:value-type="float">
            <text:p>0,457097918</text:p>
          </table:table-cell>
          <table:table-cell office:value-type="float" office:value="1.629675617" calcext:value-type="float">
            <text:p>1,629675617</text:p>
          </table:table-cell>
          <table:table-cell office:value-type="float" office:value="0.210228155" calcext:value-type="float">
            <text:p>0,210228155</text:p>
          </table:table-cell>
          <table:table-cell office:value-type="float" office:value="1.683559526" calcext:value-type="float">
            <text:p>1,683559526</text:p>
          </table:table-cell>
          <table:table-cell office:value-type="float" office:value="0.205394262" calcext:value-type="float">
            <text:p>0,205394262</text:p>
          </table:table-cell>
          <table:table-cell office:value-type="float" office:value="2.23071621" calcext:value-type="float">
            <text:p>2,23071621</text:p>
          </table:table-cell>
          <table:table-cell office:value-type="float" office:value="0.354683877" calcext:value-type="float">
            <text:p>0,354683877</text:p>
          </table:table-cell>
          <table:table-cell office:value-type="float" office:value="1.393485455" calcext:value-type="float">
            <text:p>1,393485455</text:p>
          </table:table-cell>
          <table:table-cell office:value-type="float" office:value="0.170005226" calcext:value-type="float">
            <text:p>0,170005226</text:p>
          </table:table-cell>
          <table:table-cell office:value-type="float" office:value="0.3539006" calcext:value-type="float">
            <text:p>0,3539006</text:p>
          </table:table-cell>
          <table:table-cell office:value-type="float" office:value="0.023003539" calcext:value-type="float">
            <text:p>0,023003539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D-Glucose-6-phosphate &lt;==&gt; D-Glucono-1,5-lactone-6-phosphate</text:p>
          </table:table-cell>
          <table:table-cell office:value-type="string" calcext:value-type="string">
            <text:p>R02736</text:p>
          </table:table-cell>
          <table:table-cell office:value-type="string" calcext:value-type="string">
            <text:p>r_0466</text:p>
          </table:table-cell>
          <table:table-cell office:value-type="float" office:value="12.55853555" calcext:value-type="float">
            <text:p>12,55853555</text:p>
          </table:table-cell>
          <table:table-cell office:value-type="float" office:value="1.808429119" calcext:value-type="float">
            <text:p>1,808429119</text:p>
          </table:table-cell>
          <table:table-cell office:value-type="float" office:value="7.791310899" calcext:value-type="float">
            <text:p>7,791310899</text:p>
          </table:table-cell>
          <table:table-cell office:value-type="float" office:value="1.262192366" calcext:value-type="float">
            <text:p>1,262192366</text:p>
          </table:table-cell>
          <table:table-cell office:value-type="float" office:value="2.361374657" calcext:value-type="float">
            <text:p>2,361374657</text:p>
          </table:table-cell>
          <table:table-cell office:value-type="float" office:value="0.110984609" calcext:value-type="float">
            <text:p>0,110984609</text:p>
          </table:table-cell>
          <table:table-cell office:value-type="float" office:value="8.613251156" calcext:value-type="float">
            <text:p>8,613251156</text:p>
          </table:table-cell>
          <table:table-cell office:value-type="float" office:value="1.145562404" calcext:value-type="float">
            <text:p>1,145562404</text:p>
          </table:table-cell>
          <table:table-cell office:value-type="float" office:value="11.66654081" calcext:value-type="float">
            <text:p>11,66654081</text:p>
          </table:table-cell>
          <table:table-cell office:value-type="float" office:value="1.621649173" calcext:value-type="float">
            <text:p>1,621649173</text:p>
          </table:table-cell>
          <table:table-cell office:value-type="float" office:value="8.704467594" calcext:value-type="float">
            <text:p>8,704467594</text:p>
          </table:table-cell>
          <table:table-cell office:value-type="float" office:value="1.244738866" calcext:value-type="float">
            <text:p>1,244738866</text:p>
          </table:table-cell>
          <table:table-cell office:value-type="float" office:value="9.779460904" calcext:value-type="float">
            <text:p>9,779460904</text:p>
          </table:table-cell>
          <table:table-cell office:value-type="float" office:value="0.889930942" calcext:value-type="float">
            <text:p>0,889930942</text:p>
          </table:table-cell>
          <table:table-cell office:value-type="float" office:value="8.104225168" calcext:value-type="float">
            <text:p>8,104225168</text:p>
          </table:table-cell>
          <table:table-cell office:value-type="float" office:value="1.256154901" calcext:value-type="float">
            <text:p>1,256154901</text:p>
          </table:table-cell>
          <table:table-cell office:value-type="float" office:value="4.930585818" calcext:value-type="float">
            <text:p>4,930585818</text:p>
          </table:table-cell>
          <table:table-cell office:value-type="float" office:value="0.788893731" calcext:value-type="float">
            <text:p>0,788893731</text:p>
          </table:table-cell>
          <table:table-cell office:value-type="float" office:value="7.800168569" calcext:value-type="float">
            <text:p>7,800168569</text:p>
          </table:table-cell>
          <table:table-cell office:value-type="float" office:value="1.021822083" calcext:value-type="float">
            <text:p>1,021822083</text:p>
          </table:table-cell>
          <table:table-cell office:value-type="float" office:value="9.999389164" calcext:value-type="float">
            <text:p>9,999389164</text:p>
          </table:table-cell>
          <table:table-cell office:value-type="float" office:value="1.639899823" calcext:value-type="float">
            <text:p>1,639899823</text:p>
          </table:table-cell>
          <table:table-cell office:value-type="float" office:value="7.818476499" calcext:value-type="float">
            <text:p>7,818476499</text:p>
          </table:table-cell>
          <table:table-cell office:value-type="float" office:value="1.22750081" calcext:value-type="float">
            <text:p>1,22750081</text:p>
          </table:table-cell>
          <table:table-cell office:value-type="float" office:value="10.70561348" calcext:value-type="float">
            <text:p>10,70561348</text:p>
          </table:table-cell>
          <table:table-cell office:value-type="float" office:value="1.605842023" calcext:value-type="float">
            <text:p>1,605842023</text:p>
          </table:table-cell>
          <table:table-cell office:value-type="float" office:value="6.287850467" calcext:value-type="float">
            <text:p>6,287850467</text:p>
          </table:table-cell>
          <table:table-cell office:value-type="float" office:value="0.842571963" calcext:value-type="float">
            <text:p>0,842571963</text:p>
          </table:table-cell>
          <table:table-cell office:value-type="float" office:value="9.149934526" calcext:value-type="float">
            <text:p>9,149934526</text:p>
          </table:table-cell>
          <table:table-cell office:value-type="float" office:value="1.628688346" calcext:value-type="float">
            <text:p>1,628688346</text:p>
          </table:table-cell>
          <table:table-cell office:value-type="float" office:value="10.80806502" calcext:value-type="float">
            <text:p>10,80806502</text:p>
          </table:table-cell>
          <table:table-cell office:value-type="float" office:value="1.351008128" calcext:value-type="float">
            <text:p>1,351008128</text:p>
          </table:table-cell>
          <table:table-cell office:value-type="float" office:value="7.012134474" calcext:value-type="float">
            <text:p>7,012134474</text:p>
          </table:table-cell>
          <table:table-cell office:value-type="float" office:value="0.701213447" calcext:value-type="float">
            <text:p>0,701213447</text:p>
          </table:table-cell>
          <table:table-cell office:value-type="float" office:value="10.69482289" calcext:value-type="float">
            <text:p>10,69482289</text:p>
          </table:table-cell>
          <table:table-cell office:value-type="float" office:value="1.540054496" calcext:value-type="float">
            <text:p>1,540054496</text:p>
          </table:table-cell>
          <table:table-cell office:value-type="float" office:value="10.65166187" calcext:value-type="float">
            <text:p>10,65166187</text:p>
          </table:table-cell>
          <table:table-cell office:value-type="float" office:value="1.246244439" calcext:value-type="float">
            <text:p>1,246244439</text:p>
          </table:table-cell>
          <table:table-cell office:value-type="float" office:value="6.986165253" calcext:value-type="float">
            <text:p>6,986165253</text:p>
          </table:table-cell>
          <table:table-cell office:value-type="float" office:value="0.936146144" calcext:value-type="float">
            <text:p>0,936146144</text:p>
          </table:table-cell>
          <table:table-cell office:value-type="float" office:value="3.835648973" calcext:value-type="float">
            <text:p>3,835648973</text:p>
          </table:table-cell>
          <table:table-cell office:value-type="float" office:value="0.306851918" calcext:value-type="float">
            <text:p>0,306851918</text:p>
          </table:table-cell>
          <table:table-cell office:value-type="float" office:value="5.216562245" calcext:value-type="float">
            <text:p>5,216562245</text:p>
          </table:table-cell>
          <table:table-cell office:value-type="float" office:value="0.76683465" calcext:value-type="float">
            <text:p>0,76683465</text:p>
          </table:table-cell>
          <table:table-cell office:value-type="float" office:value="6.25" calcext:value-type="float">
            <text:p>6,25</text:p>
          </table:table-cell>
          <table:table-cell office:value-type="float" office:value="1.00625" calcext:value-type="float">
            <text:p>1,00625</text:p>
          </table:table-cell>
          <table:table-cell office:value-type="float" office:value="9.004617753" calcext:value-type="float">
            <text:p>9,004617753</text:p>
          </table:table-cell>
          <table:table-cell office:value-type="float" office:value="0.414212417" calcext:value-type="float">
            <text:p>0,414212417</text:p>
          </table:table-cell>
          <table:table-cell office:value-type="float" office:value="6.986165253" calcext:value-type="float">
            <text:p>6,986165253</text:p>
          </table:table-cell>
          <table:table-cell office:value-type="float" office:value="0.936146144" calcext:value-type="float">
            <text:p>0,936146144</text:p>
          </table:table-cell>
          <table:table-cell office:value-type="float" office:value="9.597751155" calcext:value-type="float">
            <text:p>9,597751155</text:p>
          </table:table-cell>
          <table:table-cell office:value-type="float" office:value="1.391673917" calcext:value-type="float">
            <text:p>1,391673917</text:p>
          </table:table-cell>
          <table:table-cell office:value-type="float" office:value="5.051994413" calcext:value-type="float">
            <text:p>5,051994413</text:p>
          </table:table-cell>
          <table:table-cell office:value-type="float" office:value="0.651707279" calcext:value-type="float">
            <text:p>0,651707279</text:p>
          </table:table-cell>
          <table:table-cell office:value-type="float" office:value="5.248239134" calcext:value-type="float">
            <text:p>5,248239134</text:p>
          </table:table-cell>
          <table:table-cell office:value-type="float" office:value="0.640285174" calcext:value-type="float">
            <text:p>0,640285174</text:p>
          </table:table-cell>
          <table:table-cell office:value-type="float" office:value="6.842533993" calcext:value-type="float">
            <text:p>6,842533993</text:p>
          </table:table-cell>
          <table:table-cell office:value-type="float" office:value="1.087962905" calcext:value-type="float">
            <text:p>1,087962905</text:p>
          </table:table-cell>
          <table:table-cell office:value-type="float" office:value="4.363351333" calcext:value-type="float">
            <text:p>4,363351333</text:p>
          </table:table-cell>
          <table:table-cell office:value-type="float" office:value="0.532328863" calcext:value-type="float">
            <text:p>0,532328863</text:p>
          </table:table-cell>
          <table:table-cell office:value-type="float" office:value="1.215571626" calcext:value-type="float">
            <text:p>1,215571626</text:p>
          </table:table-cell>
          <table:table-cell office:value-type="float" office:value="0.079012156" calcext:value-type="float">
            <text:p>0,079012156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D-Glucose-6-phosphate &lt;==&gt; D-Fructose-6-phosphate</text:p>
          </table:table-cell>
          <table:table-cell office:value-type="string" calcext:value-type="string">
            <text:p>R02740</text:p>
          </table:table-cell>
          <table:table-cell office:value-type="string" calcext:value-type="string">
            <text:p>r_0467</text:p>
          </table:table-cell>
          <table:table-cell office:value-type="float" office:value="82.37547893" calcext:value-type="float">
            <text:p>82,37547893</text:p>
          </table:table-cell>
          <table:table-cell office:value-type="float" office:value="11.86206897" calcext:value-type="float">
            <text:p>11,86206897</text:p>
          </table:table-cell>
          <table:table-cell office:value-type="float" office:value="87.24259166" calcext:value-type="float">
            <text:p>87,24259166</text:p>
          </table:table-cell>
          <table:table-cell office:value-type="float" office:value="14.13329985" calcext:value-type="float">
            <text:p>14,13329985</text:p>
          </table:table-cell>
          <table:table-cell office:value-type="float" office:value="92.13577904" calcext:value-type="float">
            <text:p>92,13577904</text:p>
          </table:table-cell>
          <table:table-cell office:value-type="float" office:value="4.330381615" calcext:value-type="float">
            <text:p>4,330381615</text:p>
          </table:table-cell>
          <table:table-cell office:value-type="float" office:value="87.58089368" calcext:value-type="float">
            <text:p>87,58089368</text:p>
          </table:table-cell>
          <table:table-cell office:value-type="float" office:value="11.64825886" calcext:value-type="float">
            <text:p>11,64825886</text:p>
          </table:table-cell>
          <table:table-cell office:value-type="float" office:value="82.93438043" calcext:value-type="float">
            <text:p>82,93438043</text:p>
          </table:table-cell>
          <table:table-cell office:value-type="float" office:value="11.52787888" calcext:value-type="float">
            <text:p>11,52787888</text:p>
          </table:table-cell>
          <table:table-cell office:value-type="float" office:value="86.68810739" calcext:value-type="float">
            <text:p>86,68810739</text:p>
          </table:table-cell>
          <table:table-cell office:value-type="float" office:value="12.39639936" calcext:value-type="float">
            <text:p>12,39639936</text:p>
          </table:table-cell>
          <table:table-cell office:value-type="float" office:value="85.72065048" calcext:value-type="float">
            <text:p>85,72065048</text:p>
          </table:table-cell>
          <table:table-cell office:value-type="float" office:value="7.800579194" calcext:value-type="float">
            <text:p>7,800579194</text:p>
          </table:table-cell>
          <table:table-cell office:value-type="float" office:value="87.65754588" calcext:value-type="float">
            <text:p>87,65754588</text:p>
          </table:table-cell>
          <table:table-cell office:value-type="float" office:value="13.58691961" calcext:value-type="float">
            <text:p>13,58691961</text:p>
          </table:table-cell>
          <table:table-cell office:value-type="float" office:value="90.61819087" calcext:value-type="float">
            <text:p>90,61819087</text:p>
          </table:table-cell>
          <table:table-cell office:value-type="float" office:value="14.49891054" calcext:value-type="float">
            <text:p>14,49891054</text:p>
          </table:table-cell>
          <table:table-cell office:value-type="float" office:value="87.54118458" calcext:value-type="float">
            <text:p>87,54118458</text:p>
          </table:table-cell>
          <table:table-cell office:value-type="float" office:value="11.46789518" calcext:value-type="float">
            <text:p>11,46789518</text:p>
          </table:table-cell>
          <table:table-cell office:value-type="float" office:value="85.37658054" calcext:value-type="float">
            <text:p>85,37658054</text:p>
          </table:table-cell>
          <table:table-cell office:value-type="float" office:value="14.00175921" calcext:value-type="float">
            <text:p>14,00175921</text:p>
          </table:table-cell>
          <table:table-cell office:value-type="float" office:value="87.38411669" calcext:value-type="float">
            <text:p>87,38411669</text:p>
          </table:table-cell>
          <table:table-cell office:value-type="float" office:value="13.71930632" calcext:value-type="float">
            <text:p>13,71930632</text:p>
          </table:table-cell>
          <table:table-cell office:value-type="float" office:value="84.13798029" calcext:value-type="float">
            <text:p>84,13798029</text:p>
          </table:table-cell>
          <table:table-cell office:value-type="float" office:value="12.62069704" calcext:value-type="float">
            <text:p>12,62069704</text:p>
          </table:table-cell>
          <table:table-cell office:value-type="float" office:value="87.96261682" calcext:value-type="float">
            <text:p>87,96261682</text:p>
          </table:table-cell>
          <table:table-cell office:value-type="float" office:value="11.78699065" calcext:value-type="float">
            <text:p>11,78699065</text:p>
          </table:table-cell>
          <table:table-cell office:value-type="float" office:value="86.46333479" calcext:value-type="float">
            <text:p>86,46333479</text:p>
          </table:table-cell>
          <table:table-cell office:value-type="float" office:value="15.39047359" calcext:value-type="float">
            <text:p>15,39047359</text:p>
          </table:table-cell>
          <table:table-cell office:value-type="float" office:value="83.08846515" calcext:value-type="float">
            <text:p>83,08846515</text:p>
          </table:table-cell>
          <table:table-cell office:value-type="float" office:value="10.38605814" calcext:value-type="float">
            <text:p>10,38605814</text:p>
          </table:table-cell>
          <table:table-cell office:value-type="float" office:value="87.49751343" calcext:value-type="float">
            <text:p>87,49751343</text:p>
          </table:table-cell>
          <table:table-cell office:value-type="float" office:value="8.749751343" calcext:value-type="float">
            <text:p>8,749751343</text:p>
          </table:table-cell>
          <table:table-cell office:value-type="float" office:value="84.0599455" calcext:value-type="float">
            <text:p>84,0599455</text:p>
          </table:table-cell>
          <table:table-cell office:value-type="float" office:value="12.10463215" calcext:value-type="float">
            <text:p>12,10463215</text:p>
          </table:table-cell>
          <table:table-cell office:value-type="float" office:value="84.46305505" calcext:value-type="float">
            <text:p>84,46305505</text:p>
          </table:table-cell>
          <table:table-cell office:value-type="float" office:value="9.88217744" calcext:value-type="float">
            <text:p>9,88217744</text:p>
          </table:table-cell>
          <table:table-cell office:value-type="float" office:value="88.69525338" calcext:value-type="float">
            <text:p>88,69525338</text:p>
          </table:table-cell>
          <table:table-cell office:value-type="float" office:value="11.88516395" calcext:value-type="float">
            <text:p>11,88516395</text:p>
          </table:table-cell>
          <table:table-cell office:value-type="float" office:value="92.3999525" calcext:value-type="float">
            <text:p>92,3999525</text:p>
          </table:table-cell>
          <table:table-cell office:value-type="float" office:value="7.3919962" calcext:value-type="float">
            <text:p>7,3919962</text:p>
          </table:table-cell>
          <table:table-cell office:value-type="float" office:value="89.58049578" calcext:value-type="float">
            <text:p>89,58049578</text:p>
          </table:table-cell>
          <table:table-cell office:value-type="float" office:value="13.16833288" calcext:value-type="float">
            <text:p>13,16833288</text:p>
          </table:table-cell>
          <table:table-cell office:value-type="float" office:value="88.4141791" calcext:value-type="float">
            <text:p>88,4141791</text:p>
          </table:table-cell>
          <table:table-cell office:value-type="float" office:value="14.23468284" calcext:value-type="float">
            <text:p>14,23468284</text:p>
          </table:table-cell>
          <table:table-cell office:value-type="float" office:value="82.55515649" calcext:value-type="float">
            <text:p>82,55515649</text:p>
          </table:table-cell>
          <table:table-cell office:value-type="float" office:value="3.797537199" calcext:value-type="float">
            <text:p>3,797537199</text:p>
          </table:table-cell>
          <table:table-cell office:value-type="float" office:value="88.69525338" calcext:value-type="float">
            <text:p>88,69525338</text:p>
          </table:table-cell>
          <table:table-cell office:value-type="float" office:value="11.88516395" calcext:value-type="float">
            <text:p>11,88516395</text:p>
          </table:table-cell>
          <table:table-cell office:value-type="float" office:value="86.21912857" calcext:value-type="float">
            <text:p>86,21912857</text:p>
          </table:table-cell>
          <table:table-cell office:value-type="float" office:value="12.50177364" calcext:value-type="float">
            <text:p>12,50177364</text:p>
          </table:table-cell>
          <table:table-cell office:value-type="float" office:value="89.92705262" calcext:value-type="float">
            <text:p>89,92705262</text:p>
          </table:table-cell>
          <table:table-cell office:value-type="float" office:value="11.60058979" calcext:value-type="float">
            <text:p>11,60058979</text:p>
          </table:table-cell>
          <table:table-cell office:value-type="float" office:value="88.83353376" calcext:value-type="float">
            <text:p>88,83353376</text:p>
          </table:table-cell>
          <table:table-cell office:value-type="float" office:value="10.83769112" calcext:value-type="float">
            <text:p>10,83769112</text:p>
          </table:table-cell>
          <table:table-cell office:value-type="float" office:value="88.55818034" calcext:value-type="float">
            <text:p>88,55818034</text:p>
          </table:table-cell>
          <table:table-cell office:value-type="float" office:value="14.08075067" calcext:value-type="float">
            <text:p>14,08075067</text:p>
          </table:table-cell>
          <table:table-cell office:value-type="float" office:value="89.52273123" calcext:value-type="float">
            <text:p>89,52273123</text:p>
          </table:table-cell>
          <table:table-cell office:value-type="float" office:value="10.92177321" calcext:value-type="float">
            <text:p>10,92177321</text:p>
          </table:table-cell>
          <table:table-cell office:value-type="float" office:value="94.07601169" calcext:value-type="float">
            <text:p>94,07601169</text:p>
          </table:table-cell>
          <table:table-cell office:value-type="float" office:value="6.11494076" calcext:value-type="float">
            <text:p>6,11494076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D-Fructose-6-phosphate &lt;==&gt; D-Fructose-1,6-bisphosphate</text:p>
          </table:table-cell>
          <table:table-cell office:value-type="string" calcext:value-type="string">
            <text:p>R04779</text:p>
          </table:table-cell>
          <table:table-cell office:value-type="string" calcext:value-type="string">
            <text:p>r_0886</text:p>
          </table:table-cell>
          <table:table-cell office:value-type="float" office:value="89.87512417" calcext:value-type="float">
            <text:p>89,87512417</text:p>
          </table:table-cell>
          <table:table-cell office:value-type="float" office:value="12.94201788" calcext:value-type="float">
            <text:p>12,94201788</text:p>
          </table:table-cell>
          <table:table-cell office:value-type="float" office:value="91.58086389" calcext:value-type="float">
            <text:p>91,58086389</text:p>
          </table:table-cell>
          <table:table-cell office:value-type="float" office:value="14.83609995" calcext:value-type="float">
            <text:p>14,83609995</text:p>
          </table:table-cell>
          <table:table-cell office:value-type="float" office:value="92.74720641" calcext:value-type="float">
            <text:p>92,74720641</text:p>
          </table:table-cell>
          <table:table-cell office:value-type="float" office:value="4.359118701" calcext:value-type="float">
            <text:p>4,359118701</text:p>
          </table:table-cell>
          <table:table-cell office:value-type="float" office:value="92.67334361" calcext:value-type="float">
            <text:p>92,67334361</text:p>
          </table:table-cell>
          <table:table-cell office:value-type="float" office:value="12.3255547" calcext:value-type="float">
            <text:p>12,3255547</text:p>
          </table:table-cell>
          <table:table-cell office:value-type="float" office:value="89.79083289" calcext:value-type="float">
            <text:p>89,79083289</text:p>
          </table:table-cell>
          <table:table-cell office:value-type="float" office:value="12.48092577" calcext:value-type="float">
            <text:p>12,48092577</text:p>
          </table:table-cell>
          <table:table-cell office:value-type="float" office:value="91.68705866" calcext:value-type="float">
            <text:p>91,68705866</text:p>
          </table:table-cell>
          <table:table-cell office:value-type="float" office:value="13.11124939" calcext:value-type="float">
            <text:p>13,11124939</text:p>
          </table:table-cell>
          <table:table-cell office:value-type="float" office:value="91.46803297" calcext:value-type="float">
            <text:p>91,46803297</text:p>
          </table:table-cell>
          <table:table-cell office:value-type="float" office:value="8.323591" calcext:value-type="float">
            <text:p>8,323591</text:p>
          </table:table-cell>
          <table:table-cell office:value-type="float" office:value="92.33331157" calcext:value-type="float">
            <text:p>92,33331157</text:p>
          </table:table-cell>
          <table:table-cell office:value-type="float" office:value="14.31166329" calcext:value-type="float">
            <text:p>14,31166329</text:p>
          </table:table-cell>
          <table:table-cell office:value-type="float" office:value="93.13328768" calcext:value-type="float">
            <text:p>93,13328768</text:p>
          </table:table-cell>
          <table:table-cell office:value-type="float" office:value="14.90132603" calcext:value-type="float">
            <text:p>14,90132603</text:p>
          </table:table-cell>
          <table:table-cell office:value-type="float" office:value="91.93165275" calcext:value-type="float">
            <text:p>91,93165275</text:p>
          </table:table-cell>
          <table:table-cell office:value-type="float" office:value="12.04304651" calcext:value-type="float">
            <text:p>12,04304651</text:p>
          </table:table-cell>
          <table:table-cell office:value-type="float" office:value="91.33223383" calcext:value-type="float">
            <text:p>91,33223383</text:p>
          </table:table-cell>
          <table:table-cell office:value-type="float" office:value="14.97848635" calcext:value-type="float">
            <text:p>14,97848635</text:p>
          </table:table-cell>
          <table:table-cell office:value-type="float" office:value="91.76661264" calcext:value-type="float">
            <text:p>91,76661264</text:p>
          </table:table-cell>
          <table:table-cell office:value-type="float" office:value="14.40735818" calcext:value-type="float">
            <text:p>14,40735818</text:p>
          </table:table-cell>
          <table:table-cell office:value-type="float" office:value="90.3942294" calcext:value-type="float">
            <text:p>90,3942294</text:p>
          </table:table-cell>
          <table:table-cell office:value-type="float" office:value="13.55913441" calcext:value-type="float">
            <text:p>13,55913441</text:p>
          </table:table-cell>
          <table:table-cell office:value-type="float" office:value="91.25233645" calcext:value-type="float">
            <text:p>91,25233645</text:p>
          </table:table-cell>
          <table:table-cell office:value-type="float" office:value="12.22781308" calcext:value-type="float">
            <text:p>12,22781308</text:p>
          </table:table-cell>
          <table:table-cell office:value-type="float" office:value="91.80488869" calcext:value-type="float">
            <text:p>91,80488869</text:p>
          </table:table-cell>
          <table:table-cell office:value-type="float" office:value="16.34127019" calcext:value-type="float">
            <text:p>16,34127019</text:p>
          </table:table-cell>
          <table:table-cell office:value-type="float" office:value="89.23100969" calcext:value-type="float">
            <text:p>89,23100969</text:p>
          </table:table-cell>
          <table:table-cell office:value-type="float" office:value="11.15387621" calcext:value-type="float">
            <text:p>11,15387621</text:p>
          </table:table-cell>
          <table:table-cell office:value-type="float" office:value="91.2174259" calcext:value-type="float">
            <text:p>91,2174259</text:p>
          </table:table-cell>
          <table:table-cell office:value-type="float" office:value="9.12174259" calcext:value-type="float">
            <text:p>9,12174259</text:p>
          </table:table-cell>
          <table:table-cell office:value-type="float" office:value="90.27929155" calcext:value-type="float">
            <text:p>90,27929155</text:p>
          </table:table-cell>
          <table:table-cell office:value-type="float" office:value="13.00021798" calcext:value-type="float">
            <text:p>13,00021798</text:p>
          </table:table-cell>
          <table:table-cell office:value-type="float" office:value="90.73540958" calcext:value-type="float">
            <text:p>90,73540958</text:p>
          </table:table-cell>
          <table:table-cell office:value-type="float" office:value="10.61604292" calcext:value-type="float">
            <text:p>10,61604292</text:p>
          </table:table-cell>
          <table:table-cell office:value-type="float" office:value="92.61637239" calcext:value-type="float">
            <text:p>92,61637239</text:p>
          </table:table-cell>
          <table:table-cell office:value-type="float" office:value="12.4105939" calcext:value-type="float">
            <text:p>12,4105939</text:p>
          </table:table-cell>
          <table:table-cell office:value-type="float" office:value="94.2880893" calcext:value-type="float">
            <text:p>94,2880893</text:p>
          </table:table-cell>
          <table:table-cell office:value-type="float" office:value="7.543047144" calcext:value-type="float">
            <text:p>7,543047144</text:p>
          </table:table-cell>
          <table:table-cell office:value-type="float" office:value="92.21601743" calcext:value-type="float">
            <text:p>92,21601743</text:p>
          </table:table-cell>
          <table:table-cell office:value-type="float" office:value="13.55575456" calcext:value-type="float">
            <text:p>13,55575456</text:p>
          </table:table-cell>
          <table:table-cell office:value-type="float" office:value="91.72263682" calcext:value-type="float">
            <text:p>91,72263682</text:p>
          </table:table-cell>
          <table:table-cell office:value-type="float" office:value="14.76734453" calcext:value-type="float">
            <text:p>14,76734453</text:p>
          </table:table-cell>
          <table:table-cell office:value-type="float" office:value="87.37814264" calcext:value-type="float">
            <text:p>87,37814264</text:p>
          </table:table-cell>
          <table:table-cell office:value-type="float" office:value="4.019394561" calcext:value-type="float">
            <text:p>4,019394561</text:p>
          </table:table-cell>
          <table:table-cell office:value-type="float" office:value="92.61637239" calcext:value-type="float">
            <text:p>92,61637239</text:p>
          </table:table-cell>
          <table:table-cell office:value-type="float" office:value="12.4105939" calcext:value-type="float">
            <text:p>12,4105939</text:p>
          </table:table-cell>
          <table:table-cell office:value-type="float" office:value="91.88809317" calcext:value-type="float">
            <text:p>91,88809317</text:p>
          </table:table-cell>
          <table:table-cell office:value-type="float" office:value="13.32377351" calcext:value-type="float">
            <text:p>13,32377351</text:p>
          </table:table-cell>
          <table:table-cell office:value-type="float" office:value="92.42588856" calcext:value-type="float">
            <text:p>92,42588856</text:p>
          </table:table-cell>
          <table:table-cell office:value-type="float" office:value="11.92293962" calcext:value-type="float">
            <text:p>11,92293962</text:p>
          </table:table-cell>
          <table:table-cell office:value-type="float" office:value="91.32451469" calcext:value-type="float">
            <text:p>91,32451469</text:p>
          </table:table-cell>
          <table:table-cell office:value-type="float" office:value="11.14159079" calcext:value-type="float">
            <text:p>11,14159079</text:p>
          </table:table-cell>
          <table:table-cell office:value-type="float" office:value="92.32408046" calcext:value-type="float">
            <text:p>92,32408046</text:p>
          </table:table-cell>
          <table:table-cell office:value-type="float" office:value="14.67952879" calcext:value-type="float">
            <text:p>14,67952879</text:p>
          </table:table-cell>
          <table:table-cell office:value-type="float" office:value="91.38651803" calcext:value-type="float">
            <text:p>91,38651803</text:p>
          </table:table-cell>
          <table:table-cell office:value-type="float" office:value="11.1491552" calcext:value-type="float">
            <text:p>11,1491552</text:p>
          </table:table-cell>
          <table:table-cell office:value-type="float" office:value="94.07601169" calcext:value-type="float">
            <text:p>94,07601169</text:p>
          </table:table-cell>
          <table:table-cell office:value-type="float" office:value="6.11494076" calcext:value-type="float">
            <text:p>6,11494076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Pyruvate &lt;==&gt; Acetaldehyde</text:p>
          </table:table-cell>
          <table:table-cell office:value-type="string" calcext:value-type="string">
            <text:p>R00750</text:p>
          </table:table-cell>
          <table:table-cell office:value-type="string" calcext:value-type="string">
            <text:p>r_0959</text:p>
          </table:table-cell>
          <table:table-cell office:value-type="float" office:value="147.3353847" calcext:value-type="float">
            <text:p>147,3353847</text:p>
          </table:table-cell>
          <table:table-cell office:value-type="float" office:value="21.21629539" calcext:value-type="float">
            <text:p>21,21629539</text:p>
          </table:table-cell>
          <table:table-cell office:value-type="float" office:value="146.0475944" calcext:value-type="float">
            <text:p>146,0475944</text:p>
          </table:table-cell>
          <table:table-cell office:value-type="float" office:value="23.65971029" calcext:value-type="float">
            <text:p>23,65971029</text:p>
          </table:table-cell>
          <table:table-cell office:value-type="float" office:value="146.7909221" calcext:value-type="float">
            <text:p>146,7909221</text:p>
          </table:table-cell>
          <table:table-cell office:value-type="float" office:value="6.899173337" calcext:value-type="float">
            <text:p>6,899173337</text:p>
          </table:table-cell>
          <table:table-cell office:value-type="float" office:value="143.8457029" calcext:value-type="float">
            <text:p>143,8457029</text:p>
          </table:table-cell>
          <table:table-cell office:value-type="float" office:value="19.13147849" calcext:value-type="float">
            <text:p>19,13147849</text:p>
          </table:table-cell>
          <table:table-cell office:value-type="float" office:value="144.1766614" calcext:value-type="float">
            <text:p>144,1766614</text:p>
          </table:table-cell>
          <table:table-cell office:value-type="float" office:value="20.04055593" calcext:value-type="float">
            <text:p>20,04055593</text:p>
          </table:table-cell>
          <table:table-cell office:value-type="float" office:value="151.4967312" calcext:value-type="float">
            <text:p>151,4967312</text:p>
          </table:table-cell>
          <table:table-cell office:value-type="float" office:value="21.66403257" calcext:value-type="float">
            <text:p>21,66403257</text:p>
          </table:table-cell>
          <table:table-cell office:value-type="float" office:value="141.1137125" calcext:value-type="float">
            <text:p>141,1137125</text:p>
          </table:table-cell>
          <table:table-cell office:value-type="float" office:value="12.84134784" calcext:value-type="float">
            <text:p>12,84134784</text:p>
          </table:table-cell>
          <table:table-cell office:value-type="float" office:value="156.2533436" calcext:value-type="float">
            <text:p>156,2533436</text:p>
          </table:table-cell>
          <table:table-cell office:value-type="float" office:value="24.21926825" calcext:value-type="float">
            <text:p>24,21926825</text:p>
          </table:table-cell>
          <table:table-cell office:value-type="float" office:value="151.3400285" calcext:value-type="float">
            <text:p>151,3400285</text:p>
          </table:table-cell>
          <table:table-cell office:value-type="float" office:value="24.21440456" calcext:value-type="float">
            <text:p>24,21440456</text:p>
          </table:table-cell>
          <table:table-cell office:value-type="float" office:value="152.0168998" calcext:value-type="float">
            <text:p>152,0168998</text:p>
          </table:table-cell>
          <table:table-cell office:value-type="float" office:value="19.91421387" calcext:value-type="float">
            <text:p>19,91421387</text:p>
          </table:table-cell>
          <table:table-cell office:value-type="float" office:value="151.7437312" calcext:value-type="float">
            <text:p>151,7437312</text:p>
          </table:table-cell>
          <table:table-cell office:value-type="float" office:value="24.88597192" calcext:value-type="float">
            <text:p>24,88597192</text:p>
          </table:table-cell>
          <table:table-cell office:value-type="float" office:value="155.7976231" calcext:value-type="float">
            <text:p>155,7976231</text:p>
          </table:table-cell>
          <table:table-cell office:value-type="float" office:value="24.46022683" calcext:value-type="float">
            <text:p>24,46022683</text:p>
          </table:table-cell>
          <table:table-cell office:value-type="float" office:value="147.5392841" calcext:value-type="float">
            <text:p>147,5392841</text:p>
          </table:table-cell>
          <table:table-cell office:value-type="float" office:value="22.13089261" calcext:value-type="float">
            <text:p>22,13089261</text:p>
          </table:table-cell>
          <table:table-cell office:value-type="float" office:value="148.4471741" calcext:value-type="float">
            <text:p>148,4471741</text:p>
          </table:table-cell>
          <table:table-cell office:value-type="float" office:value="19.89192132" calcext:value-type="float">
            <text:p>19,89192132</text:p>
          </table:table-cell>
          <table:table-cell office:value-type="float" office:value="152.4422804" calcext:value-type="float">
            <text:p>152,4422804</text:p>
          </table:table-cell>
          <table:table-cell office:value-type="float" office:value="27.13472592" calcext:value-type="float">
            <text:p>27,13472592</text:p>
          </table:table-cell>
          <table:table-cell office:value-type="float" office:value="135.0160598" calcext:value-type="float">
            <text:p>135,0160598</text:p>
          </table:table-cell>
          <table:table-cell office:value-type="float" office:value="16.87700748" calcext:value-type="float">
            <text:p>16,87700748</text:p>
          </table:table-cell>
          <table:table-cell office:value-type="float" office:value="144.4923658" calcext:value-type="float">
            <text:p>144,4923658</text:p>
          </table:table-cell>
          <table:table-cell office:value-type="float" office:value="14.44923658" calcext:value-type="float">
            <text:p>14,44923658</text:p>
          </table:table-cell>
          <table:table-cell office:value-type="float" office:value="143.0562939" calcext:value-type="float">
            <text:p>143,0562939</text:p>
          </table:table-cell>
          <table:table-cell office:value-type="float" office:value="20.60010632" calcext:value-type="float">
            <text:p>20,60010632</text:p>
          </table:table-cell>
          <table:table-cell office:value-type="float" office:value="149.9778668" calcext:value-type="float">
            <text:p>149,9778668</text:p>
          </table:table-cell>
          <table:table-cell office:value-type="float" office:value="17.54741041" calcext:value-type="float">
            <text:p>17,54741041</text:p>
          </table:table-cell>
          <table:table-cell office:value-type="float" office:value="152.9243613" calcext:value-type="float">
            <text:p>152,9243613</text:p>
          </table:table-cell>
          <table:table-cell office:value-type="float" office:value="20.49186441" calcext:value-type="float">
            <text:p>20,49186441</text:p>
          </table:table-cell>
          <table:table-cell office:value-type="float" office:value="138.5323757" calcext:value-type="float">
            <text:p>138,5323757</text:p>
          </table:table-cell>
          <table:table-cell office:value-type="float" office:value="11.08259006" calcext:value-type="float">
            <text:p>11,08259006</text:p>
          </table:table-cell>
          <table:table-cell office:value-type="float" office:value="140.1120063" calcext:value-type="float">
            <text:p>140,1120063</text:p>
          </table:table-cell>
          <table:table-cell office:value-type="float" office:value="20.59646492" calcext:value-type="float">
            <text:p>20,59646492</text:p>
          </table:table-cell>
          <table:table-cell office:value-type="float" office:value="145.5709088" calcext:value-type="float">
            <text:p>145,5709088</text:p>
          </table:table-cell>
          <table:table-cell office:value-type="float" office:value="23.43691632" calcext:value-type="float">
            <text:p>23,43691632</text:p>
          </table:table-cell>
          <table:table-cell office:value-type="float" office:value="98.40681208" calcext:value-type="float">
            <text:p>98,40681208</text:p>
          </table:table-cell>
          <table:table-cell office:value-type="float" office:value="4.526713355" calcext:value-type="float">
            <text:p>4,526713355</text:p>
          </table:table-cell>
          <table:table-cell office:value-type="float" office:value="152.9243613" calcext:value-type="float">
            <text:p>152,9243613</text:p>
          </table:table-cell>
          <table:table-cell office:value-type="float" office:value="20.49186441" calcext:value-type="float">
            <text:p>20,49186441</text:p>
          </table:table-cell>
          <table:table-cell office:value-type="float" office:value="149.6065936" calcext:value-type="float">
            <text:p>149,6065936</text:p>
          </table:table-cell>
          <table:table-cell office:value-type="float" office:value="21.69295608" calcext:value-type="float">
            <text:p>21,69295608</text:p>
          </table:table-cell>
          <table:table-cell office:value-type="float" office:value="147.5898754" calcext:value-type="float">
            <text:p>147,5898754</text:p>
          </table:table-cell>
          <table:table-cell office:value-type="float" office:value="19.03909393" calcext:value-type="float">
            <text:p>19,03909393</text:p>
          </table:table-cell>
          <table:table-cell office:value-type="float" office:value="140.3783841" calcext:value-type="float">
            <text:p>140,3783841</text:p>
          </table:table-cell>
          <table:table-cell office:value-type="float" office:value="17.12616286" calcext:value-type="float">
            <text:p>17,12616286</text:p>
          </table:table-cell>
          <table:table-cell office:value-type="float" office:value="152.9333798" calcext:value-type="float">
            <text:p>152,9333798</text:p>
          </table:table-cell>
          <table:table-cell office:value-type="float" office:value="24.31640739" calcext:value-type="float">
            <text:p>24,31640739</text:p>
          </table:table-cell>
          <table:table-cell office:value-type="float" office:value="144.1742599" calcext:value-type="float">
            <text:p>144,1742599</text:p>
          </table:table-cell>
          <table:table-cell office:value-type="float" office:value="17.5892597" calcext:value-type="float">
            <text:p>17,5892597</text:p>
          </table:table-cell>
          <table:table-cell office:value-type="float" office:value="97.40318508" calcext:value-type="float">
            <text:p>97,40318508</text:p>
          </table:table-cell>
          <table:table-cell office:value-type="float" office:value="6.33120703" calcext:value-type="float">
            <text:p>6,33120703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Acetaldehyde &lt;==&gt; Ethanol</text:p>
          </table:table-cell>
          <table:table-cell office:value-type="string" calcext:value-type="string">
            <text:p>R02679</text:p>
          </table:table-cell>
          <table:table-cell office:value-type="string" calcext:value-type="string">
            <text:p>r_2115</text:p>
          </table:table-cell>
          <table:table-cell office:value-type="float" office:value="139.319149" calcext:value-type="float">
            <text:p>139,319149</text:p>
          </table:table-cell>
          <table:table-cell office:value-type="float" office:value="20.06195746" calcext:value-type="float">
            <text:p>20,06195746</text:p>
          </table:table-cell>
          <table:table-cell office:value-type="float" office:value="137.3393225" calcext:value-type="float">
            <text:p>137,3393225</text:p>
          </table:table-cell>
          <table:table-cell office:value-type="float" office:value="22.24897024" calcext:value-type="float">
            <text:p>22,24897024</text:p>
          </table:table-cell>
          <table:table-cell office:value-type="float" office:value="142.0206069" calcext:value-type="float">
            <text:p>142,0206069</text:p>
          </table:table-cell>
          <table:table-cell office:value-type="float" office:value="6.674968524" calcext:value-type="float">
            <text:p>6,674968524</text:p>
          </table:table-cell>
          <table:table-cell office:value-type="float" office:value="139.4887174" calcext:value-type="float">
            <text:p>139,4887174</text:p>
          </table:table-cell>
          <table:table-cell office:value-type="float" office:value="18.55199942" calcext:value-type="float">
            <text:p>18,55199942</text:p>
          </table:table-cell>
          <table:table-cell office:value-type="float" office:value="134.0140597" calcext:value-type="float">
            <text:p>134,0140597</text:p>
          </table:table-cell>
          <table:table-cell office:value-type="float" office:value="18.62795431" calcext:value-type="float">
            <text:p>18,62795431</text:p>
          </table:table-cell>
          <table:table-cell office:value-type="float" office:value="142.4404676" calcext:value-type="float">
            <text:p>142,4404676</text:p>
          </table:table-cell>
          <table:table-cell office:value-type="float" office:value="20.36898686" calcext:value-type="float">
            <text:p>20,36898686</text:p>
          </table:table-cell>
          <table:table-cell office:value-type="float" office:value="128.8652997" calcext:value-type="float">
            <text:p>128,8652997</text:p>
          </table:table-cell>
          <table:table-cell office:value-type="float" office:value="11.72674227" calcext:value-type="float">
            <text:p>11,72674227</text:p>
          </table:table-cell>
          <table:table-cell office:value-type="float" office:value="146.5782074" calcext:value-type="float">
            <text:p>146,5782074</text:p>
          </table:table-cell>
          <table:table-cell office:value-type="float" office:value="22.71962215" calcext:value-type="float">
            <text:p>22,71962215</text:p>
          </table:table-cell>
          <table:table-cell office:value-type="float" office:value="146.7781248" calcext:value-type="float">
            <text:p>146,7781248</text:p>
          </table:table-cell>
          <table:table-cell office:value-type="float" office:value="23.48449997" calcext:value-type="float">
            <text:p>23,48449997</text:p>
          </table:table-cell>
          <table:table-cell office:value-type="float" office:value="143.1846679" calcext:value-type="float">
            <text:p>143,1846679</text:p>
          </table:table-cell>
          <table:table-cell office:value-type="float" office:value="18.75719149" calcext:value-type="float">
            <text:p>18,75719149</text:p>
          </table:table-cell>
          <table:table-cell office:value-type="float" office:value="146.1597888" calcext:value-type="float">
            <text:p>146,1597888</text:p>
          </table:table-cell>
          <table:table-cell office:value-type="float" office:value="23.97020537" calcext:value-type="float">
            <text:p>23,97020537</text:p>
          </table:table-cell>
          <table:table-cell office:value-type="float" office:value="145.7484044" calcext:value-type="float">
            <text:p>145,7484044</text:p>
          </table:table-cell>
          <table:table-cell office:value-type="float" office:value="22.88249949" calcext:value-type="float">
            <text:p>22,88249949</text:p>
          </table:table-cell>
          <table:table-cell office:value-type="float" office:value="138.0240128" calcext:value-type="float">
            <text:p>138,0240128</text:p>
          </table:table-cell>
          <table:table-cell office:value-type="float" office:value="20.70360192" calcext:value-type="float">
            <text:p>20,70360192</text:p>
          </table:table-cell>
          <table:table-cell office:value-type="float" office:value="139.9868261" calcext:value-type="float">
            <text:p>139,9868261</text:p>
          </table:table-cell>
          <table:table-cell office:value-type="float" office:value="18.7582347" calcext:value-type="float">
            <text:p>18,7582347</text:p>
          </table:table-cell>
          <table:table-cell office:value-type="float" office:value="142.1144049" calcext:value-type="float">
            <text:p>142,1144049</text:p>
          </table:table-cell>
          <table:table-cell office:value-type="float" office:value="25.29636408" calcext:value-type="float">
            <text:p>25,29636408</text:p>
          </table:table-cell>
          <table:table-cell office:value-type="float" office:value="125.7667601" calcext:value-type="float">
            <text:p>125,7667601</text:p>
          </table:table-cell>
          <table:table-cell office:value-type="float" office:value="15.72084501" calcext:value-type="float">
            <text:p>15,72084501</text:p>
          </table:table-cell>
          <table:table-cell office:value-type="float" office:value="133.4298111" calcext:value-type="float">
            <text:p>133,4298111</text:p>
          </table:table-cell>
          <table:table-cell office:value-type="float" office:value="13.34298111" calcext:value-type="float">
            <text:p>13,34298111</text:p>
          </table:table-cell>
          <table:table-cell office:value-type="float" office:value="134.3665708" calcext:value-type="float">
            <text:p>134,3665708</text:p>
          </table:table-cell>
          <table:table-cell office:value-type="float" office:value="19.3487862" calcext:value-type="float">
            <text:p>19,3487862</text:p>
          </table:table-cell>
          <table:table-cell office:value-type="float" office:value="138.4161747" calcext:value-type="float">
            <text:p>138,4161747</text:p>
          </table:table-cell>
          <table:table-cell office:value-type="float" office:value="16.19469244" calcext:value-type="float">
            <text:p>16,19469244</text:p>
          </table:table-cell>
          <table:table-cell office:value-type="float" office:value="144.3773375" calcext:value-type="float">
            <text:p>144,3773375</text:p>
          </table:table-cell>
          <table:table-cell office:value-type="float" office:value="19.34656322" calcext:value-type="float">
            <text:p>19,34656322</text:p>
          </table:table-cell>
          <table:table-cell office:value-type="float" office:value="100.5170733" calcext:value-type="float">
            <text:p>100,5170733</text:p>
          </table:table-cell>
          <table:table-cell office:value-type="float" office:value="8.041365862" calcext:value-type="float">
            <text:p>8,041365862</text:p>
          </table:table-cell>
          <table:table-cell office:value-type="float" office:value="131.6504463" calcext:value-type="float">
            <text:p>131,6504463</text:p>
          </table:table-cell>
          <table:table-cell office:value-type="float" office:value="19.35261561" calcext:value-type="float">
            <text:p>19,35261561</text:p>
          </table:table-cell>
          <table:table-cell office:value-type="float" office:value="136.2158497" calcext:value-type="float">
            <text:p>136,2158497</text:p>
          </table:table-cell>
          <table:table-cell office:value-type="float" office:value="21.9307518" calcext:value-type="float">
            <text:p>21,9307518</text:p>
          </table:table-cell>
          <table:table-cell office:value-type="float" office:value="85.35094782" calcext:value-type="float">
            <text:p>85,35094782</text:p>
          </table:table-cell>
          <table:table-cell office:value-type="float" office:value="3.9261436" calcext:value-type="float">
            <text:p>3,9261436</text:p>
          </table:table-cell>
          <table:table-cell office:value-type="float" office:value="144.3773375" calcext:value-type="float">
            <text:p>144,3773375</text:p>
          </table:table-cell>
          <table:table-cell office:value-type="float" office:value="19.34656322" calcext:value-type="float">
            <text:p>19,34656322</text:p>
          </table:table-cell>
          <table:table-cell office:value-type="float" office:value="143.7964774" calcext:value-type="float">
            <text:p>143,7964774</text:p>
          </table:table-cell>
          <table:table-cell office:value-type="float" office:value="20.85048922" calcext:value-type="float">
            <text:p>20,85048922</text:p>
          </table:table-cell>
          <table:table-cell office:value-type="float" office:value="139.1900888" calcext:value-type="float">
            <text:p>139,1900888</text:p>
          </table:table-cell>
          <table:table-cell office:value-type="float" office:value="17.95552145" calcext:value-type="float">
            <text:p>17,95552145</text:p>
          </table:table-cell>
          <table:table-cell office:value-type="float" office:value="130.8549465" calcext:value-type="float">
            <text:p>130,8549465</text:p>
          </table:table-cell>
          <table:table-cell office:value-type="float" office:value="15.96430348" calcext:value-type="float">
            <text:p>15,96430348</text:p>
          </table:table-cell>
          <table:table-cell office:value-type="float" office:value="143.8678065" calcext:value-type="float">
            <text:p>143,8678065</text:p>
          </table:table-cell>
          <table:table-cell office:value-type="float" office:value="22.87498123" calcext:value-type="float">
            <text:p>22,87498123</text:p>
          </table:table-cell>
          <table:table-cell office:value-type="float" office:value="133.5749214" calcext:value-type="float">
            <text:p>133,5749214</text:p>
          </table:table-cell>
          <table:table-cell office:value-type="float" office:value="16.29614041" calcext:value-type="float">
            <text:p>16,29614041</text:p>
          </table:table-cell>
          <table:table-cell office:value-type="float" office:value="86.19348019" calcext:value-type="float">
            <text:p>86,19348019</text:p>
          </table:table-cell>
          <table:table-cell office:value-type="float" office:value="5.602576212" calcext:value-type="float">
            <text:p>5,602576212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Acetaldehyde &lt;==&gt; Acetate</text:p>
          </table:table-cell>
          <table:table-cell office:value-type="string" calcext:value-type="string">
            <text:p>R00634</text:p>
          </table:table-cell>
          <table:table-cell office:value-type="string" calcext:value-type="string">
            <text:p>r_2116</text:p>
          </table:table-cell>
          <table:table-cell office:value-type="float" office:value="8.016235621" calcext:value-type="float">
            <text:p>8,016235621</text:p>
          </table:table-cell>
          <table:table-cell office:value-type="float" office:value="1.154337929" calcext:value-type="float">
            <text:p>1,154337929</text:p>
          </table:table-cell>
          <table:table-cell office:value-type="float" office:value="8.708271896" calcext:value-type="float">
            <text:p>8,708271896</text:p>
          </table:table-cell>
          <table:table-cell office:value-type="float" office:value="1.410740047" calcext:value-type="float">
            <text:p>1,410740047</text:p>
          </table:table-cell>
          <table:table-cell office:value-type="float" office:value="4.770315168" calcext:value-type="float">
            <text:p>4,770315168</text:p>
          </table:table-cell>
          <table:table-cell office:value-type="float" office:value="0.224204813" calcext:value-type="float">
            <text:p>0,224204813</text:p>
          </table:table-cell>
          <table:table-cell office:value-type="float" office:value="4.356985491" calcext:value-type="float">
            <text:p>4,356985491</text:p>
          </table:table-cell>
          <table:table-cell office:value-type="float" office:value="0.57947907" calcext:value-type="float">
            <text:p>0,57947907</text:p>
          </table:table-cell>
          <table:table-cell office:value-type="float" office:value="10.16260161" calcext:value-type="float">
            <text:p>10,16260161</text:p>
          </table:table-cell>
          <table:table-cell office:value-type="float" office:value="1.412601624" calcext:value-type="float">
            <text:p>1,412601624</text:p>
          </table:table-cell>
          <table:table-cell office:value-type="float" office:value="9.056263681" calcext:value-type="float">
            <text:p>9,056263681</text:p>
          </table:table-cell>
          <table:table-cell office:value-type="float" office:value="1.295045706" calcext:value-type="float">
            <text:p>1,295045706</text:p>
          </table:table-cell>
          <table:table-cell office:value-type="float" office:value="12.24841281" calcext:value-type="float">
            <text:p>12,24841281</text:p>
          </table:table-cell>
          <table:table-cell office:value-type="float" office:value="1.114605566" calcext:value-type="float">
            <text:p>1,114605566</text:p>
          </table:table-cell>
          <table:table-cell office:value-type="float" office:value="9.675136151" calcext:value-type="float">
            <text:p>9,675136151</text:p>
          </table:table-cell>
          <table:table-cell office:value-type="float" office:value="1.499646103" calcext:value-type="float">
            <text:p>1,499646103</text:p>
          </table:table-cell>
          <table:table-cell office:value-type="float" office:value="4.561903651" calcext:value-type="float">
            <text:p>4,561903651</text:p>
          </table:table-cell>
          <table:table-cell office:value-type="float" office:value="0.729904584" calcext:value-type="float">
            <text:p>0,729904584</text:p>
          </table:table-cell>
          <table:table-cell office:value-type="float" office:value="8.832231897" calcext:value-type="float">
            <text:p>8,832231897</text:p>
          </table:table-cell>
          <table:table-cell office:value-type="float" office:value="1.157022378" calcext:value-type="float">
            <text:p>1,157022378</text:p>
          </table:table-cell>
          <table:table-cell office:value-type="float" office:value="5.583942383" calcext:value-type="float">
            <text:p>5,583942383</text:p>
          </table:table-cell>
          <table:table-cell office:value-type="float" office:value="0.915766551" calcext:value-type="float">
            <text:p>0,915766551</text:p>
          </table:table-cell>
          <table:table-cell office:value-type="float" office:value="10.04921869" calcext:value-type="float">
            <text:p>10,04921869</text:p>
          </table:table-cell>
          <table:table-cell office:value-type="float" office:value="1.577727334" calcext:value-type="float">
            <text:p>1,577727334</text:p>
          </table:table-cell>
          <table:table-cell office:value-type="float" office:value="9.515271269" calcext:value-type="float">
            <text:p>9,515271269</text:p>
          </table:table-cell>
          <table:table-cell office:value-type="float" office:value="1.42729069" calcext:value-type="float">
            <text:p>1,42729069</text:p>
          </table:table-cell>
          <table:table-cell office:value-type="float" office:value="8.460347923" calcext:value-type="float">
            <text:p>8,460347923</text:p>
          </table:table-cell>
          <table:table-cell office:value-type="float" office:value="1.133686622" calcext:value-type="float">
            <text:p>1,133686622</text:p>
          </table:table-cell>
          <table:table-cell office:value-type="float" office:value="10.32787552" calcext:value-type="float">
            <text:p>10,32787552</text:p>
          </table:table-cell>
          <table:table-cell office:value-type="float" office:value="1.838361843" calcext:value-type="float">
            <text:p>1,838361843</text:p>
          </table:table-cell>
          <table:table-cell office:value-type="float" office:value="9.249299763" calcext:value-type="float">
            <text:p>9,249299763</text:p>
          </table:table-cell>
          <table:table-cell office:value-type="float" office:value="1.15616247" calcext:value-type="float">
            <text:p>1,15616247</text:p>
          </table:table-cell>
          <table:table-cell office:value-type="float" office:value="11.06255472" calcext:value-type="float">
            <text:p>11,06255472</text:p>
          </table:table-cell>
          <table:table-cell office:value-type="float" office:value="1.106255472" calcext:value-type="float">
            <text:p>1,106255472</text:p>
          </table:table-cell>
          <table:table-cell office:value-type="float" office:value="8.689723068" calcext:value-type="float">
            <text:p>8,689723068</text:p>
          </table:table-cell>
          <table:table-cell office:value-type="float" office:value="1.251320122" calcext:value-type="float">
            <text:p>1,251320122</text:p>
          </table:table-cell>
          <table:table-cell office:value-type="float" office:value="11.5616921" calcext:value-type="float">
            <text:p>11,5616921</text:p>
          </table:table-cell>
          <table:table-cell office:value-type="float" office:value="1.352717976" calcext:value-type="float">
            <text:p>1,352717976</text:p>
          </table:table-cell>
          <table:table-cell office:value-type="float" office:value="8.547023822" calcext:value-type="float">
            <text:p>8,547023822</text:p>
          </table:table-cell>
          <table:table-cell office:value-type="float" office:value="1.145301192" calcext:value-type="float">
            <text:p>1,145301192</text:p>
          </table:table-cell>
          <table:table-cell office:value-type="float" office:value="38.01530243" calcext:value-type="float">
            <text:p>38,01530243</text:p>
          </table:table-cell>
          <table:table-cell office:value-type="float" office:value="3.041224194" calcext:value-type="float">
            <text:p>3,041224194</text:p>
          </table:table-cell>
          <table:table-cell office:value-type="float" office:value="8.461559936" calcext:value-type="float">
            <text:p>8,461559936</text:p>
          </table:table-cell>
          <table:table-cell office:value-type="float" office:value="1.243849311" calcext:value-type="float">
            <text:p>1,243849311</text:p>
          </table:table-cell>
          <table:table-cell office:value-type="float" office:value="9.355059146" calcext:value-type="float">
            <text:p>9,355059146</text:p>
          </table:table-cell>
          <table:table-cell office:value-type="float" office:value="1.506164522" calcext:value-type="float">
            <text:p>1,506164522</text:p>
          </table:table-cell>
          <table:table-cell office:value-type="float" office:value="13.05586425" calcext:value-type="float">
            <text:p>13,05586425</text:p>
          </table:table-cell>
          <table:table-cell office:value-type="float" office:value="0.600569756" calcext:value-type="float">
            <text:p>0,600569756</text:p>
          </table:table-cell>
          <table:table-cell office:value-type="float" office:value="8.547023822" calcext:value-type="float">
            <text:p>8,547023822</text:p>
          </table:table-cell>
          <table:table-cell office:value-type="float" office:value="1.145301192" calcext:value-type="float">
            <text:p>1,145301192</text:p>
          </table:table-cell>
          <table:table-cell office:value-type="float" office:value="5.810116273" calcext:value-type="float">
            <text:p>5,810116273</text:p>
          </table:table-cell>
          <table:table-cell office:value-type="float" office:value="0.84246686" calcext:value-type="float">
            <text:p>0,84246686</text:p>
          </table:table-cell>
          <table:table-cell office:value-type="float" office:value="8.399786648" calcext:value-type="float">
            <text:p>8,399786648</text:p>
          </table:table-cell>
          <table:table-cell office:value-type="float" office:value="1.083572478" calcext:value-type="float">
            <text:p>1,083572478</text:p>
          </table:table-cell>
          <table:table-cell office:value-type="float" office:value="9.523437515" calcext:value-type="float">
            <text:p>9,523437515</text:p>
          </table:table-cell>
          <table:table-cell office:value-type="float" office:value="1.161859377" calcext:value-type="float">
            <text:p>1,161859377</text:p>
          </table:table-cell>
          <table:table-cell office:value-type="float" office:value="9.065573322" calcext:value-type="float">
            <text:p>9,065573322</text:p>
          </table:table-cell>
          <table:table-cell office:value-type="float" office:value="1.441426158" calcext:value-type="float">
            <text:p>1,441426158</text:p>
          </table:table-cell>
          <table:table-cell office:value-type="float" office:value="10.59933851" calcext:value-type="float">
            <text:p>10,59933851</text:p>
          </table:table-cell>
          <table:table-cell office:value-type="float" office:value="1.293119298" calcext:value-type="float">
            <text:p>1,293119298</text:p>
          </table:table-cell>
          <table:table-cell office:value-type="float" office:value="11.2097049" calcext:value-type="float">
            <text:p>11,2097049</text:p>
          </table:table-cell>
          <table:table-cell office:value-type="float" office:value="0.728630818" calcext:value-type="float">
            <text:p>0,728630818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Acetate &lt;==&gt; Acetyl-CoA</text:p>
          </table:table-cell>
          <table:table-cell office:value-type="string" calcext:value-type="string">
            <text:p>R00229</text:p>
          </table:table-cell>
          <table:table-cell office:value-type="string" calcext:value-type="string">
            <text:p>r_0112</text:p>
          </table:table-cell>
          <table:table-cell office:value-type="float" office:value="3.75908116" calcext:value-type="float">
            <text:p>3,75908116</text:p>
          </table:table-cell>
          <table:table-cell office:value-type="float" office:value="0.541307687" calcext:value-type="float">
            <text:p>0,541307687</text:p>
          </table:table-cell>
          <table:table-cell office:value-type="float" office:value="3.685602754" calcext:value-type="float">
            <text:p>3,685602754</text:p>
          </table:table-cell>
          <table:table-cell office:value-type="float" office:value="0.597067646" calcext:value-type="float">
            <text:p>0,597067646</text:p>
          </table:table-cell>
          <table:table-cell office:value-type="float" office:value="4.137830774" calcext:value-type="float">
            <text:p>4,137830774</text:p>
          </table:table-cell>
          <table:table-cell office:value-type="float" office:value="0.194478046" calcext:value-type="float">
            <text:p>0,194478046</text:p>
          </table:table-cell>
          <table:table-cell office:value-type="float" office:value="2.816096895" calcext:value-type="float">
            <text:p>2,816096895</text:p>
          </table:table-cell>
          <table:table-cell office:value-type="float" office:value="0.374540887" calcext:value-type="float">
            <text:p>0,374540887</text:p>
          </table:table-cell>
          <table:table-cell office:value-type="float" office:value="4.121818723" calcext:value-type="float">
            <text:p>4,121818723</text:p>
          </table:table-cell>
          <table:table-cell office:value-type="float" office:value="0.572932803" calcext:value-type="float">
            <text:p>0,572932803</text:p>
          </table:table-cell>
          <table:table-cell office:value-type="float" office:value="3.462983583" calcext:value-type="float">
            <text:p>3,462983583</text:p>
          </table:table-cell>
          <table:table-cell office:value-type="float" office:value="0.495206652" calcext:value-type="float">
            <text:p>0,495206652</text:p>
          </table:table-cell>
          <table:table-cell office:value-type="float" office:value="3.33800126" calcext:value-type="float">
            <text:p>3,33800126</text:p>
          </table:table-cell>
          <table:table-cell office:value-type="float" office:value="0.303758115" calcext:value-type="float">
            <text:p>0,303758115</text:p>
          </table:table-cell>
          <table:table-cell office:value-type="float" office:value="3.144556333" calcext:value-type="float">
            <text:p>3,144556333</text:p>
          </table:table-cell>
          <table:table-cell office:value-type="float" office:value="0.487406232" calcext:value-type="float">
            <text:p>0,487406232</text:p>
          </table:table-cell>
          <table:table-cell office:value-type="float" office:value="3.316808432" calcext:value-type="float">
            <text:p>3,316808432</text:p>
          </table:table-cell>
          <table:table-cell office:value-type="float" office:value="0.530689349" calcext:value-type="float">
            <text:p>0,530689349</text:p>
          </table:table-cell>
          <table:table-cell office:value-type="float" office:value="3.468637488" calcext:value-type="float">
            <text:p>3,468637488</text:p>
          </table:table-cell>
          <table:table-cell office:value-type="float" office:value="0.454391511" calcext:value-type="float">
            <text:p>0,454391511</text:p>
          </table:table-cell>
          <table:table-cell office:value-type="float" office:value="3.140523927" calcext:value-type="float">
            <text:p>3,140523927</text:p>
          </table:table-cell>
          <table:table-cell office:value-type="float" office:value="0.515045924" calcext:value-type="float">
            <text:p>0,515045924</text:p>
          </table:table-cell>
          <table:table-cell office:value-type="float" office:value="3.566356166" calcext:value-type="float">
            <text:p>3,566356166</text:p>
          </table:table-cell>
          <table:table-cell office:value-type="float" office:value="0.559917918" calcext:value-type="float">
            <text:p>0,559917918</text:p>
          </table:table-cell>
          <table:table-cell office:value-type="float" office:value="3.80163198" calcext:value-type="float">
            <text:p>3,80163198</text:p>
          </table:table-cell>
          <table:table-cell office:value-type="float" office:value="0.570244797" calcext:value-type="float">
            <text:p>0,570244797</text:p>
          </table:table-cell>
          <table:table-cell office:value-type="float" office:value="3.974510072" calcext:value-type="float">
            <text:p>3,974510072</text:p>
          </table:table-cell>
          <table:table-cell office:value-type="float" office:value="0.53258435" calcext:value-type="float">
            <text:p>0,53258435</text:p>
          </table:table-cell>
          <table:table-cell office:value-type="float" office:value="4.326208445" calcext:value-type="float">
            <text:p>4,326208445</text:p>
          </table:table-cell>
          <table:table-cell office:value-type="float" office:value="0.770065103" calcext:value-type="float">
            <text:p>0,770065103</text:p>
          </table:table-cell>
          <table:table-cell office:value-type="float" office:value="4.560174466" calcext:value-type="float">
            <text:p>4,560174466</text:p>
          </table:table-cell>
          <table:table-cell office:value-type="float" office:value="0.570021808" calcext:value-type="float">
            <text:p>0,570021808</text:p>
          </table:table-cell>
          <table:table-cell office:value-type="float" office:value="4.100496983" calcext:value-type="float">
            <text:p>4,100496983</text:p>
          </table:table-cell>
          <table:table-cell office:value-type="float" office:value="0.410049698" calcext:value-type="float">
            <text:p>0,410049698</text:p>
          </table:table-cell>
          <table:table-cell office:value-type="float" office:value="3.921356752" calcext:value-type="float">
            <text:p>3,921356752</text:p>
          </table:table-cell>
          <table:table-cell office:value-type="float" office:value="0.564675372" calcext:value-type="float">
            <text:p>0,564675372</text:p>
          </table:table-cell>
          <table:table-cell office:value-type="float" office:value="6.327241631" calcext:value-type="float">
            <text:p>6,327241631</text:p>
          </table:table-cell>
          <table:table-cell office:value-type="float" office:value="0.740287271" calcext:value-type="float">
            <text:p>0,740287271</text:p>
          </table:table-cell>
          <table:table-cell office:value-type="float" office:value="3.196606219" calcext:value-type="float">
            <text:p>3,196606219</text:p>
          </table:table-cell>
          <table:table-cell office:value-type="float" office:value="0.428345233" calcext:value-type="float">
            <text:p>0,428345233</text:p>
          </table:table-cell>
          <table:table-cell office:value-type="float" office:value="29.70238941" calcext:value-type="float">
            <text:p>29,70238941</text:p>
          </table:table-cell>
          <table:table-cell office:value-type="float" office:value="2.376191152" calcext:value-type="float">
            <text:p>2,376191152</text:p>
          </table:table-cell>
          <table:table-cell office:value-type="float" office:value="3.694548085" calcext:value-type="float">
            <text:p>3,694548085</text:p>
          </table:table-cell>
          <table:table-cell office:value-type="float" office:value="0.543098568" calcext:value-type="float">
            <text:p>0,543098568</text:p>
          </table:table-cell>
          <table:table-cell office:value-type="float" office:value="3.75790102" calcext:value-type="float">
            <text:p>3,75790102</text:p>
          </table:table-cell>
          <table:table-cell office:value-type="float" office:value="0.605022064" calcext:value-type="float">
            <text:p>0,605022064</text:p>
          </table:table-cell>
          <table:table-cell office:value-type="float" office:value="5.35948044" calcext:value-type="float">
            <text:p>5,35948044</text:p>
          </table:table-cell>
          <table:table-cell office:value-type="float" office:value="0.2465361" calcext:value-type="float">
            <text:p>0,2465361</text:p>
          </table:table-cell>
          <table:table-cell office:value-type="float" office:value="3.196606219" calcext:value-type="float">
            <text:p>3,196606219</text:p>
          </table:table-cell>
          <table:table-cell office:value-type="float" office:value="0.428345233" calcext:value-type="float">
            <text:p>0,428345233</text:p>
          </table:table-cell>
          <table:table-cell office:value-type="float" office:value="3.132937104" calcext:value-type="float">
            <text:p>3,132937104</text:p>
          </table:table-cell>
          <table:table-cell office:value-type="float" office:value="0.45427588" calcext:value-type="float">
            <text:p>0,45427588</text:p>
          </table:table-cell>
          <table:table-cell office:value-type="float" office:value="3.743743767" calcext:value-type="float">
            <text:p>3,743743767</text:p>
          </table:table-cell>
          <table:table-cell office:value-type="float" office:value="0.482942946" calcext:value-type="float">
            <text:p>0,482942946</text:p>
          </table:table-cell>
          <table:table-cell office:value-type="float" office:value="4.369713858" calcext:value-type="float">
            <text:p>4,369713858</text:p>
          </table:table-cell>
          <table:table-cell office:value-type="float" office:value="0.533105091" calcext:value-type="float">
            <text:p>0,533105091</text:p>
          </table:table-cell>
          <table:table-cell office:value-type="float" office:value="3.425954437" calcext:value-type="float">
            <text:p>3,425954437</text:p>
          </table:table-cell>
          <table:table-cell office:value-type="float" office:value="0.544726755" calcext:value-type="float">
            <text:p>0,544726755</text:p>
          </table:table-cell>
          <table:table-cell office:value-type="float" office:value="4.502636974" calcext:value-type="float">
            <text:p>4,502636974</text:p>
          </table:table-cell>
          <table:table-cell office:value-type="float" office:value="0.549321711" calcext:value-type="float">
            <text:p>0,549321711</text:p>
          </table:table-cell>
          <table:table-cell office:value-type="float" office:value="3.515716446" calcext:value-type="float">
            <text:p>3,515716446</text:p>
          </table:table-cell>
          <table:table-cell office:value-type="float" office:value="0.228521569" calcext:value-type="float">
            <text:p>0,228521569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Pyruvate &lt;==&gt; Pyruvate-mi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r_2034</text:p>
          </table:table-cell>
          <table:table-cell office:value-type="float" office:value="11.61552116" calcext:value-type="float">
            <text:p>11,61552116</text:p>
          </table:table-cell>
          <table:table-cell office:value-type="float" office:value="1.672635047" calcext:value-type="float">
            <text:p>1,672635047</text:p>
          </table:table-cell>
          <table:table-cell office:value-type="float" office:value="11.7790326" calcext:value-type="float">
            <text:p>11,7790326</text:p>
          </table:table-cell>
          <table:table-cell office:value-type="float" office:value="1.908203282" calcext:value-type="float">
            <text:p>1,908203282</text:p>
          </table:table-cell>
          <table:table-cell office:value-type="float" office:value="12.17158637" calcext:value-type="float">
            <text:p>12,17158637</text:p>
          </table:table-cell>
          <table:table-cell office:value-type="float" office:value="0.57206456" calcext:value-type="float">
            <text:p>0,57206456</text:p>
          </table:table-cell>
          <table:table-cell office:value-type="float" office:value="8.281280109" calcext:value-type="float">
            <text:p>8,281280109</text:p>
          </table:table-cell>
          <table:table-cell office:value-type="float" office:value="1.101410254" calcext:value-type="float">
            <text:p>1,101410254</text:p>
          </table:table-cell>
          <table:table-cell office:value-type="float" office:value="12.77562308" calcext:value-type="float">
            <text:p>12,77562308</text:p>
          </table:table-cell>
          <table:table-cell office:value-type="float" office:value="1.775811608" calcext:value-type="float">
            <text:p>1,775811608</text:p>
          </table:table-cell>
          <table:table-cell office:value-type="float" office:value="10.41738824" calcext:value-type="float">
            <text:p>10,41738824</text:p>
          </table:table-cell>
          <table:table-cell office:value-type="float" office:value="1.489686519" calcext:value-type="float">
            <text:p>1,489686519</text:p>
          </table:table-cell>
          <table:table-cell office:value-type="float" office:value="12.15764636" calcext:value-type="float">
            <text:p>12,15764636</text:p>
          </table:table-cell>
          <table:table-cell office:value-type="float" office:value="1.106345819" calcext:value-type="float">
            <text:p>1,106345819</text:p>
          </table:table-cell>
          <table:table-cell office:value-type="float" office:value="9.489351614" calcext:value-type="float">
            <text:p>9,489351614</text:p>
          </table:table-cell>
          <table:table-cell office:value-type="float" office:value="1.4708495" calcext:value-type="float">
            <text:p>1,4708495</text:p>
          </table:table-cell>
          <table:table-cell office:value-type="float" office:value="9.690666944" calcext:value-type="float">
            <text:p>9,690666944</text:p>
          </table:table-cell>
          <table:table-cell office:value-type="float" office:value="1.550506711" calcext:value-type="float">
            <text:p>1,550506711</text:p>
          </table:table-cell>
          <table:table-cell office:value-type="float" office:value="11.13155206" calcext:value-type="float">
            <text:p>11,13155206</text:p>
          </table:table-cell>
          <table:table-cell office:value-type="float" office:value="1.45823332" calcext:value-type="float">
            <text:p>1,45823332</text:p>
          </table:table-cell>
          <table:table-cell office:value-type="float" office:value="10.20629306" calcext:value-type="float">
            <text:p>10,20629306</text:p>
          </table:table-cell>
          <table:table-cell office:value-type="float" office:value="1.673832061" calcext:value-type="float">
            <text:p>1,673832061</text:p>
          </table:table-cell>
          <table:table-cell office:value-type="float" office:value="8.747743311" calcext:value-type="float">
            <text:p>8,747743311</text:p>
          </table:table-cell>
          <table:table-cell office:value-type="float" office:value="1.3733957" calcext:value-type="float">
            <text:p>1,3733957</text:p>
          </table:table-cell>
          <table:table-cell office:value-type="float" office:value="11.94139298" calcext:value-type="float">
            <text:p>11,94139298</text:p>
          </table:table-cell>
          <table:table-cell office:value-type="float" office:value="1.791208947" calcext:value-type="float">
            <text:p>1,791208947</text:p>
          </table:table-cell>
          <table:table-cell office:value-type="float" office:value="11.22900745" calcext:value-type="float">
            <text:p>11,22900745</text:p>
          </table:table-cell>
          <table:table-cell office:value-type="float" office:value="1.504686999" calcext:value-type="float">
            <text:p>1,504686999</text:p>
          </table:table-cell>
          <table:table-cell office:value-type="float" office:value="8.700804894" calcext:value-type="float">
            <text:p>8,700804894</text:p>
          </table:table-cell>
          <table:table-cell office:value-type="float" office:value="1.548743271" calcext:value-type="float">
            <text:p>1,548743271</text:p>
          </table:table-cell>
          <table:table-cell office:value-type="float" office:value="17.38082276" calcext:value-type="float">
            <text:p>17,38082276</text:p>
          </table:table-cell>
          <table:table-cell office:value-type="float" office:value="2.172602845" calcext:value-type="float">
            <text:p>2,172602845</text:p>
          </table:table-cell>
          <table:table-cell office:value-type="float" office:value="12.86958042" calcext:value-type="float">
            <text:p>12,86958042</text:p>
          </table:table-cell>
          <table:table-cell office:value-type="float" office:value="1.286958042" calcext:value-type="float">
            <text:p>1,286958042</text:p>
          </table:table-cell>
          <table:table-cell office:value-type="float" office:value="13.89828576" calcext:value-type="float">
            <text:p>13,89828576</text:p>
          </table:table-cell>
          <table:table-cell office:value-type="float" office:value="2.001353149" calcext:value-type="float">
            <text:p>2,001353149</text:p>
          </table:table-cell>
          <table:table-cell office:value-type="float" office:value="9.203082684" calcext:value-type="float">
            <text:p>9,203082684</text:p>
          </table:table-cell>
          <table:table-cell office:value-type="float" office:value="1.076760674" calcext:value-type="float">
            <text:p>1,076760674</text:p>
          </table:table-cell>
          <table:table-cell office:value-type="float" office:value="10.54192877" calcext:value-type="float">
            <text:p>10,54192877</text:p>
          </table:table-cell>
          <table:table-cell office:value-type="float" office:value="1.412618456" calcext:value-type="float">
            <text:p>1,412618456</text:p>
          </table:table-cell>
          <table:table-cell office:value-type="float" office:value="4.027290909" calcext:value-type="float">
            <text:p>4,027290909</text:p>
          </table:table-cell>
          <table:table-cell office:value-type="float" office:value="0.322183273" calcext:value-type="float">
            <text:p>0,322183273</text:p>
          </table:table-cell>
          <table:table-cell office:value-type="float" office:value="13.94570128" calcext:value-type="float">
            <text:p>13,94570128</text:p>
          </table:table-cell>
          <table:table-cell office:value-type="float" office:value="2.050018089" calcext:value-type="float">
            <text:p>2,050018089</text:p>
          </table:table-cell>
          <table:table-cell office:value-type="float" office:value="13.62434032" calcext:value-type="float">
            <text:p>13,62434032</text:p>
          </table:table-cell>
          <table:table-cell office:value-type="float" office:value="2.193518792" calcext:value-type="float">
            <text:p>2,193518792</text:p>
          </table:table-cell>
          <table:table-cell office:value-type="float" office:value="37.37953952" calcext:value-type="float">
            <text:p>37,37953952</text:p>
          </table:table-cell>
          <table:table-cell office:value-type="float" office:value="1.719458818" calcext:value-type="float">
            <text:p>1,719458818</text:p>
          </table:table-cell>
          <table:table-cell office:value-type="float" office:value="10.54192877" calcext:value-type="float">
            <text:p>10,54192877</text:p>
          </table:table-cell>
          <table:table-cell office:value-type="float" office:value="1.412618456" calcext:value-type="float">
            <text:p>1,412618456</text:p>
          </table:table-cell>
          <table:table-cell office:value-type="float" office:value="9.122288991" calcext:value-type="float">
            <text:p>9,122288991</text:p>
          </table:table-cell>
          <table:table-cell office:value-type="float" office:value="1.322731904" calcext:value-type="float">
            <text:p>1,322731904</text:p>
          </table:table-cell>
          <table:table-cell office:value-type="float" office:value="12.81743971" calcext:value-type="float">
            <text:p>12,81743971</text:p>
          </table:table-cell>
          <table:table-cell office:value-type="float" office:value="1.653449722" calcext:value-type="float">
            <text:p>1,653449722</text:p>
          </table:table-cell>
          <table:table-cell office:value-type="float" office:value="16.11372289" calcext:value-type="float">
            <text:p>16,11372289</text:p>
          </table:table-cell>
          <table:table-cell office:value-type="float" office:value="1.965874193" calcext:value-type="float">
            <text:p>1,965874193</text:p>
          </table:table-cell>
          <table:table-cell office:value-type="float" office:value="10.43686081" calcext:value-type="float">
            <text:p>10,43686081</text:p>
          </table:table-cell>
          <table:table-cell office:value-type="float" office:value="1.659460869" calcext:value-type="float">
            <text:p>1,659460869</text:p>
          </table:table-cell>
          <table:table-cell office:value-type="float" office:value="14.02611744" calcext:value-type="float">
            <text:p>14,02611744</text:p>
          </table:table-cell>
          <table:table-cell office:value-type="float" office:value="1.711186328" calcext:value-type="float">
            <text:p>1,711186328</text:p>
          </table:table-cell>
          <table:table-cell office:value-type="float" office:value="47.90350001" calcext:value-type="float">
            <text:p>47,90350001</text:p>
          </table:table-cell>
          <table:table-cell office:value-type="float" office:value="3.113727501" calcext:value-type="float">
            <text:p>3,113727501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Oxaloacetate &lt;==&gt; Oxaloacetate-mi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r_1239</text:p>
          </table:table-cell>
          <table:table-cell office:value-type="float" office:value="10.72518654" calcext:value-type="float">
            <text:p>10,72518654</text:p>
          </table:table-cell>
          <table:table-cell office:value-type="float" office:value="1.544426862" calcext:value-type="float">
            <text:p>1,544426862</text:p>
          </table:table-cell>
          <table:table-cell office:value-type="float" office:value="10.15738658" calcext:value-type="float">
            <text:p>10,15738658</text:p>
          </table:table-cell>
          <table:table-cell office:value-type="float" office:value="1.645496626" calcext:value-type="float">
            <text:p>1,645496626</text:p>
          </table:table-cell>
          <table:table-cell office:value-type="float" office:value="7.772286975" calcext:value-type="float">
            <text:p>7,772286975</text:p>
          </table:table-cell>
          <table:table-cell office:value-type="float" office:value="0.365297488" calcext:value-type="float">
            <text:p>0,365297488</text:p>
          </table:table-cell>
          <table:table-cell office:value-type="float" office:value="5.917235218" calcext:value-type="float">
            <text:p>5,917235218</text:p>
          </table:table-cell>
          <table:table-cell office:value-type="float" office:value="0.786992284" calcext:value-type="float">
            <text:p>0,786992284</text:p>
          </table:table-cell>
          <table:table-cell office:value-type="float" office:value="8.364736594" calcext:value-type="float">
            <text:p>8,364736594</text:p>
          </table:table-cell>
          <table:table-cell office:value-type="float" office:value="1.162698387" calcext:value-type="float">
            <text:p>1,162698387</text:p>
          </table:table-cell>
          <table:table-cell office:value-type="float" office:value="5.193125666" calcext:value-type="float">
            <text:p>5,193125666</text:p>
          </table:table-cell>
          <table:table-cell office:value-type="float" office:value="0.74261697" calcext:value-type="float">
            <text:p>0,74261697</text:p>
          </table:table-cell>
          <table:table-cell office:value-type="float" office:value="8.262091327" calcext:value-type="float">
            <text:p>8,262091327</text:p>
          </table:table-cell>
          <table:table-cell office:value-type="float" office:value="0.751850311" calcext:value-type="float">
            <text:p>0,751850311</text:p>
          </table:table-cell>
          <table:table-cell office:value-type="float" office:value="4.493867126" calcext:value-type="float">
            <text:p>4,493867126</text:p>
          </table:table-cell>
          <table:table-cell office:value-type="float" office:value="0.696549405" calcext:value-type="float">
            <text:p>0,696549405</text:p>
          </table:table-cell>
          <table:table-cell office:value-type="float" office:value="9.244567626" calcext:value-type="float">
            <text:p>9,244567626</text:p>
          </table:table-cell>
          <table:table-cell office:value-type="float" office:value="1.47913082" calcext:value-type="float">
            <text:p>1,47913082</text:p>
          </table:table-cell>
          <table:table-cell office:value-type="float" office:value="6.035685837" calcext:value-type="float">
            <text:p>6,035685837</text:p>
          </table:table-cell>
          <table:table-cell office:value-type="float" office:value="0.790674845" calcext:value-type="float">
            <text:p>0,790674845</text:p>
          </table:table-cell>
          <table:table-cell office:value-type="float" office:value="5.714059982" calcext:value-type="float">
            <text:p>5,714059982</text:p>
          </table:table-cell>
          <table:table-cell office:value-type="float" office:value="0.937105837" calcext:value-type="float">
            <text:p>0,937105837</text:p>
          </table:table-cell>
          <table:table-cell office:value-type="float" office:value="4.264388483" calcext:value-type="float">
            <text:p>4,264388483</text:p>
          </table:table-cell>
          <table:table-cell office:value-type="float" office:value="0.669508992" calcext:value-type="float">
            <text:p>0,669508992</text:p>
          </table:table-cell>
          <table:table-cell office:value-type="float" office:value="5.954419265" calcext:value-type="float">
            <text:p>5,954419265</text:p>
          </table:table-cell>
          <table:table-cell office:value-type="float" office:value="0.89316289" calcext:value-type="float">
            <text:p>0,89316289</text:p>
          </table:table-cell>
          <table:table-cell office:value-type="float" office:value="4.570539346" calcext:value-type="float">
            <text:p>4,570539346</text:p>
          </table:table-cell>
          <table:table-cell office:value-type="float" office:value="0.612452272" calcext:value-type="float">
            <text:p>0,612452272</text:p>
          </table:table-cell>
          <table:table-cell office:value-type="float" office:value="4.428786825" calcext:value-type="float">
            <text:p>4,428786825</text:p>
          </table:table-cell>
          <table:table-cell office:value-type="float" office:value="0.788324055" calcext:value-type="float">
            <text:p>0,788324055</text:p>
          </table:table-cell>
          <table:table-cell office:value-type="float" office:value="13.66650689" calcext:value-type="float">
            <text:p>13,66650689</text:p>
          </table:table-cell>
          <table:table-cell office:value-type="float" office:value="1.708313362" calcext:value-type="float">
            <text:p>1,708313362</text:p>
          </table:table-cell>
          <table:table-cell office:value-type="float" office:value="7.515348573" calcext:value-type="float">
            <text:p>7,515348573</text:p>
          </table:table-cell>
          <table:table-cell office:value-type="float" office:value="0.751534857" calcext:value-type="float">
            <text:p>0,751534857</text:p>
          </table:table-cell>
          <table:table-cell office:value-type="float" office:value="7.948526461" calcext:value-type="float">
            <text:p>7,948526461</text:p>
          </table:table-cell>
          <table:table-cell office:value-type="float" office:value="1.14458781" calcext:value-type="float">
            <text:p>1,14458781</text:p>
          </table:table-cell>
          <table:table-cell office:value-type="float" office:value="9.0298134" calcext:value-type="float">
            <text:p>9,0298134</text:p>
          </table:table-cell>
          <table:table-cell office:value-type="float" office:value="1.056488168" calcext:value-type="float">
            <text:p>1,056488168</text:p>
          </table:table-cell>
          <table:table-cell office:value-type="float" office:value="7.11807589" calcext:value-type="float">
            <text:p>7,11807589</text:p>
          </table:table-cell>
          <table:table-cell office:value-type="float" office:value="0.953822169" calcext:value-type="float">
            <text:p>0,953822169</text:p>
          </table:table-cell>
          <table:table-cell office:value-type="float" office:value="25.53673493" calcext:value-type="float">
            <text:p>25,53673493</text:p>
          </table:table-cell>
          <table:table-cell office:value-type="float" office:value="2.042938794" calcext:value-type="float">
            <text:p>2,042938794</text:p>
          </table:table-cell>
          <table:table-cell office:value-type="float" office:value="10.65659319" calcext:value-type="float">
            <text:p>10,65659319</text:p>
          </table:table-cell>
          <table:table-cell office:value-type="float" office:value="1.566519199" calcext:value-type="float">
            <text:p>1,566519199</text:p>
          </table:table-cell>
          <table:table-cell office:value-type="float" office:value="19.96922543" calcext:value-type="float">
            <text:p>19,96922543</text:p>
          </table:table-cell>
          <table:table-cell office:value-type="float" office:value="3.215045295" calcext:value-type="float">
            <text:p>3,215045295</text:p>
          </table:table-cell>
          <table:table-cell office:value-type="float" office:value="23.09567978" calcext:value-type="float">
            <text:p>23,09567978</text:p>
          </table:table-cell>
          <table:table-cell office:value-type="float" office:value="1.06240127" calcext:value-type="float">
            <text:p>1,06240127</text:p>
          </table:table-cell>
          <table:table-cell office:value-type="float" office:value="7.11807589" calcext:value-type="float">
            <text:p>7,11807589</text:p>
          </table:table-cell>
          <table:table-cell office:value-type="float" office:value="0.953822169" calcext:value-type="float">
            <text:p>0,953822169</text:p>
          </table:table-cell>
          <table:table-cell office:value-type="float" office:value="7.08829441" calcext:value-type="float">
            <text:p>7,08829441</text:p>
          </table:table-cell>
          <table:table-cell office:value-type="float" office:value="1.027802689" calcext:value-type="float">
            <text:p>1,027802689</text:p>
          </table:table-cell>
          <table:table-cell office:value-type="float" office:value="9.849025656" calcext:value-type="float">
            <text:p>9,849025656</text:p>
          </table:table-cell>
          <table:table-cell office:value-type="float" office:value="1.27052431" calcext:value-type="float">
            <text:p>1,27052431</text:p>
          </table:table-cell>
          <table:table-cell office:value-type="float" office:value="13.74757037" calcext:value-type="float">
            <text:p>13,74757037</text:p>
          </table:table-cell>
          <table:table-cell office:value-type="float" office:value="1.677203585" calcext:value-type="float">
            <text:p>1,677203585</text:p>
          </table:table-cell>
          <table:table-cell office:value-type="float" office:value="4.701830959" calcext:value-type="float">
            <text:p>4,701830959</text:p>
          </table:table-cell>
          <table:table-cell office:value-type="float" office:value="0.747591122" calcext:value-type="float">
            <text:p>0,747591122</text:p>
          </table:table-cell>
          <table:table-cell office:value-type="float" office:value="6.818712751" calcext:value-type="float">
            <text:p>6,818712751</text:p>
          </table:table-cell>
          <table:table-cell office:value-type="float" office:value="0.831882956" calcext:value-type="float">
            <text:p>0,831882956</text:p>
          </table:table-cell>
          <table:table-cell office:value-type="float" office:value="28.65834546" calcext:value-type="float">
            <text:p>28,65834546</text:p>
          </table:table-cell>
          <table:table-cell office:value-type="float" office:value="1.862792455" calcext:value-type="float">
            <text:p>1,862792455</text:p>
          </table:table-cell>
          <table:table-cell table:number-columns-repeated="959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se 10" table:style-name="ta1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4" table:default-cell-style-name="ce19"/>
        <table:table-column table:style-name="co7" table:default-cell-style-name="ce19"/>
        <table:table-column table:style-name="co6" table:default-cell-style-name="ce19"/>
        <table:table-column table:style-name="co25" table:default-cell-style-name="ce19"/>
        <table:table-column table:style-name="co5" table:default-cell-style-name="ce19"/>
        <table:table-column table:style-name="co26" table:default-cell-style-name="ce19"/>
        <table:table-column table:style-name="co5" table:default-cell-style-name="ce19"/>
        <table:table-column table:style-name="co26" table:default-cell-style-name="ce19"/>
        <table:table-row table:style-name="ro2">
          <table:table-cell office:value-type="string" calcext:value-type="string">
            <text:p>Reaction</text:p>
          </table:table-cell>
          <table:table-cell office:value-type="string" calcext:value-type="string">
            <text:p>Reaction_name</text:p>
          </table:table-cell>
          <table:table-cell office:value-type="string" calcext:value-type="string">
            <text:p>Yeast7_ID</text:p>
          </table:table-cell>
          <table:table-cell table:style-name="Default" office:value-type="string" calcext:value-type="string">
            <text:p>glucose rel flux</text:p>
          </table:table-cell>
          <table:table-cell table:style-name="Default" office:value-type="string" calcext:value-type="string">
            <text:p>glucose exp flux</text:p>
          </table:table-cell>
          <table:table-cell table:style-name="Default" office:value-type="string" calcext:value-type="string">
            <text:p>maltose rel flux</text:p>
          </table:table-cell>
          <table:table-cell table:style-name="Default" office:value-type="string" calcext:value-type="string">
            <text:p>maltose exp flux</text:p>
          </table:table-cell>
          <table:table-cell table:style-name="Default" office:value-type="string" calcext:value-type="string">
            <text:p>ethanol rel flux</text:p>
          </table:table-cell>
          <table:table-cell table:style-name="Default" office:value-type="string" calcext:value-type="string">
            <text:p>ethanol exp flux</text:p>
          </table:table-cell>
          <table:table-cell table:style-name="Default" office:value-type="string" calcext:value-type="string">
            <text:p>acetate rel flux</text:p>
          </table:table-cell>
          <table:table-cell table:style-name="Default" office:value-type="string" calcext:value-type="string">
            <text:p>acetate exp flux</text:p>
          </table:table-cell>
        </table:table-row>
        <table:table-row table:style-name="ro2">
          <table:table-cell office:value-type="string" calcext:value-type="string">
            <text:p>D-Glucose(ex) &lt;==&gt; D-Glucose-6-phosphate</text:p>
          </table:table-cell>
          <table:table-cell office:value-type="string" calcext:value-type="string">
            <text:p>R01786</text:p>
          </table:table-cell>
          <table:table-cell office:value-type="string" calcext:value-type="string">
            <text:p>r_0534</text:p>
          </table:table-cell>
          <table:table-cell office:value-type="float" office:value="100" calcext:value-type="float">
            <text:p>100,0000</text:p>
          </table:table-cell>
          <table:table-cell table:formula="of:=([.D2]*1.5)/100" office:value-type="float" office:value="1.5" calcext:value-type="float">
            <text:p>1,5000</text:p>
          </table:table-cell>
          <table:table-cell office:value-type="float" office:value="100" calcext:value-type="float">
            <text:p>100,0000</text:p>
          </table:table-cell>
          <table:table-cell table:formula="of:=([.F2]*1)/100" office:value-type="float" office:value="1" calcext:value-type="float">
            <text:p>1,0000</text:p>
          </table:table-cell>
          <table:table-cell office:value-type="float" office:value="0" calcext:value-type="float">
            <text:p>0,0000</text:p>
          </table:table-cell>
          <table:table-cell table:formula="of:=([.H2]*5)/100" office:value-type="float" office:value="0" calcext:value-type="float">
            <text:p>0,0000</text:p>
          </table:table-cell>
          <table:table-cell office:value-type="float" office:value="0" calcext:value-type="float">
            <text:p>0,0000</text:p>
          </table:table-cell>
          <table:table-cell table:formula="of:=([.J2]*5)/100" office:value-type="float" office:value="0" calcext:value-type="float">
            <text:p>0,0000</text:p>
          </table:table-cell>
        </table:table-row>
        <table:table-row table:style-name="ro2">
          <table:table-cell office:value-type="string" calcext:value-type="string">
            <text:p>Pyruvate &lt;==&gt; Phosphoenolpyruvate</text:p>
          </table:table-cell>
          <table:table-cell office:value-type="string" calcext:value-type="string">
            <text:p>R00200</text:p>
          </table:table-cell>
          <table:table-cell office:value-type="string" calcext:value-type="string">
            <text:p>r_0962</text:p>
          </table:table-cell>
          <table:table-cell office:value-type="float" office:value="-125.6757" calcext:value-type="float">
            <text:p>-125,6757</text:p>
          </table:table-cell>
          <table:table-cell table:formula="of:=([.D3]*1.5)/100" office:value-type="float" office:value="-1.8851355" calcext:value-type="float">
            <text:p>-1,8851</text:p>
          </table:table-cell>
          <table:table-cell office:value-type="float" office:value="-129.4498" calcext:value-type="float">
            <text:p>-129,4498</text:p>
          </table:table-cell>
          <table:table-cell table:formula="of:=([.F3]*1)/100" office:value-type="float" office:value="-1.294498" calcext:value-type="float">
            <text:p>-1,2945</text:p>
          </table:table-cell>
          <table:table-cell office:value-type="float" office:value="-4.8677" calcext:value-type="float">
            <text:p>-4,8677</text:p>
          </table:table-cell>
          <table:table-cell table:formula="of:=([.H3]*5)/100" office:value-type="float" office:value="-0.243385" calcext:value-type="float">
            <text:p>-0,2434</text:p>
          </table:table-cell>
          <table:table-cell office:value-type="float" office:value="-3.2886" calcext:value-type="float">
            <text:p>-3,2886</text:p>
          </table:table-cell>
          <table:table-cell table:formula="of:=([.J3]*5)/100" office:value-type="float" office:value="-0.16443" calcext:value-type="float">
            <text:p>-0,1644</text:p>
          </table:table-cell>
        </table:table-row>
        <table:table-row table:style-name="ro2">
          <table:table-cell office:value-type="string" calcext:value-type="string">
            <text:p>Pyruvate-mit + CoA &lt;==&gt; Acetyl-CoA-mit + CO2-mit</text:p>
          </table:table-cell>
          <table:table-cell office:value-type="string" calcext:value-type="string">
            <text:p>R00209</text:p>
          </table:table-cell>
          <table:table-cell office:value-type="string" calcext:value-type="string">
            <text:p>r_0961</text:p>
          </table:table-cell>
          <table:table-cell office:value-type="float" office:value="72.973" calcext:value-type="float">
            <text:p>72,9730</text:p>
          </table:table-cell>
          <table:table-cell table:formula="of:=([.D4]*1.5)/100" office:value-type="float" office:value="1.094595" calcext:value-type="float">
            <text:p>1,0946</text:p>
          </table:table-cell>
          <table:table-cell office:value-type="float" office:value="79.288" calcext:value-type="float">
            <text:p>79,2880</text:p>
          </table:table-cell>
          <table:table-cell table:formula="of:=([.F4]*1)/100" office:value-type="float" office:value="0.79288" calcext:value-type="float">
            <text:p>0,7929</text:p>
          </table:table-cell>
          <table:table-cell office:value-type="float" office:value="0" calcext:value-type="float">
            <text:p>0,0000</text:p>
          </table:table-cell>
          <table:table-cell table:formula="of:=([.H4]*5)/100" office:value-type="float" office:value="0" calcext:value-type="float">
            <text:p>0,0000</text:p>
          </table:table-cell>
          <table:table-cell office:value-type="float" office:value="0" calcext:value-type="float">
            <text:p>0,0000</text:p>
          </table:table-cell>
          <table:table-cell table:formula="of:=([.J4]*5)/100" office:value-type="float" office:value="0" calcext:value-type="float">
            <text:p>0,0000</text:p>
          </table:table-cell>
        </table:table-row>
        <table:table-row table:style-name="ro2">
          <table:table-cell office:value-type="string" calcext:value-type="string">
            <text:p>Isocitrate &lt;==&gt; 2-Oxoglutarate + CO2-mit</text:p>
          </table:table-cell>
          <table:table-cell office:value-type="string" calcext:value-type="string">
            <text:p>R00267</text:p>
          </table:table-cell>
          <table:table-cell office:value-type="string" calcext:value-type="string">
            <text:p>r_2131</text:p>
          </table:table-cell>
          <table:table-cell office:value-type="float" office:value="64.8649" calcext:value-type="float">
            <text:p>64,8649</text:p>
          </table:table-cell>
          <table:table-cell table:formula="of:=([.D5]*1.5)/100" office:value-type="float" office:value="0.9729735" calcext:value-type="float">
            <text:p>0,9730</text:p>
          </table:table-cell>
          <table:table-cell office:value-type="float" office:value="71.521" calcext:value-type="float">
            <text:p>71,5210</text:p>
          </table:table-cell>
          <table:table-cell table:formula="of:=([.F5]*1)/100" office:value-type="float" office:value="0.71521" calcext:value-type="float">
            <text:p>0,7152</text:p>
          </table:table-cell>
          <table:table-cell office:value-type="float" office:value="31.746" calcext:value-type="float">
            <text:p>31,7460</text:p>
          </table:table-cell>
          <table:table-cell table:formula="of:=([.H5]*5)/100" office:value-type="float" office:value="1.5873" calcext:value-type="float">
            <text:p>1,5873</text:p>
          </table:table-cell>
          <table:table-cell office:value-type="float" office:value="36.6443" calcext:value-type="float">
            <text:p>36,6443</text:p>
          </table:table-cell>
          <table:table-cell table:formula="of:=([.J5]*5)/100" office:value-type="float" office:value="1.832215" calcext:value-type="float">
            <text:p>1,8322</text:p>
          </table:table-cell>
        </table:table-row>
        <table:table-row table:style-name="ro2">
          <table:table-cell office:value-type="string" calcext:value-type="string">
            <text:p>(S)-Malate-mit &lt;==&gt; Oxaloacetate-mit</text:p>
          </table:table-cell>
          <table:table-cell office:value-type="string" calcext:value-type="string">
            <text:p>R00342</text:p>
          </table:table-cell>
          <table:table-cell office:value-type="string" calcext:value-type="string">
            <text:p>r_0713</text:p>
          </table:table-cell>
          <table:table-cell office:value-type="float" office:value="73.9865" calcext:value-type="float">
            <text:p>73,9865</text:p>
          </table:table-cell>
          <table:table-cell table:formula="of:=([.D6]*1.5)/100" office:value-type="float" office:value="1.1097975" calcext:value-type="float">
            <text:p>1,1098</text:p>
          </table:table-cell>
          <table:table-cell office:value-type="float" office:value="80.2589" calcext:value-type="float">
            <text:p>80,2589</text:p>
          </table:table-cell>
          <table:table-cell table:formula="of:=([.F6]*1)/100" office:value-type="float" office:value="0.802589" calcext:value-type="float">
            <text:p>0,8026</text:p>
          </table:table-cell>
          <table:table-cell office:value-type="float" office:value="0.3175" calcext:value-type="float">
            <text:p>0,3175</text:p>
          </table:table-cell>
          <table:table-cell table:formula="of:=([.H6]*5)/100" office:value-type="float" office:value="0.015875" calcext:value-type="float">
            <text:p>0,0159</text:p>
          </table:table-cell>
          <table:table-cell office:value-type="float" office:value="0.2013" calcext:value-type="float">
            <text:p>0,2013</text:p>
          </table:table-cell>
          <table:table-cell table:formula="of:=([.J6]*5)/100" office:value-type="float" office:value="0.010065" calcext:value-type="float">
            <text:p>0,0101</text:p>
          </table:table-cell>
        </table:table-row>
        <table:table-row table:style-name="ro2">
          <table:table-cell office:value-type="string" calcext:value-type="string">
            <text:p>Citrate + CoA &lt;==&gt; Acetyl-CoA-mit + Oxaloacetate-mit</text:p>
          </table:table-cell>
          <table:table-cell office:value-type="string" calcext:value-type="string">
            <text:p>R00351</text:p>
          </table:table-cell>
          <table:table-cell office:value-type="string" calcext:value-type="string">
            <text:p>r_0300</text:p>
          </table:table-cell>
          <table:table-cell office:value-type="float" office:value="-72.973" calcext:value-type="float">
            <text:p>-72,9730</text:p>
          </table:table-cell>
          <table:table-cell table:formula="of:=([.D7]*1.5)/100" office:value-type="float" office:value="-1.094595" calcext:value-type="float">
            <text:p>-1,0946</text:p>
          </table:table-cell>
          <table:table-cell office:value-type="float" office:value="-79.288" calcext:value-type="float">
            <text:p>-79,2880</text:p>
          </table:table-cell>
          <table:table-cell table:formula="of:=([.F7]*1)/100" office:value-type="float" office:value="-0.79288" calcext:value-type="float">
            <text:p>-0,7929</text:p>
          </table:table-cell>
          <table:table-cell office:value-type="float" office:value="0" calcext:value-type="float">
            <text:p>0,0000</text:p>
          </table:table-cell>
          <table:table-cell table:formula="of:=([.H7]*5)/100" office:value-type="float" office:value="0" calcext:value-type="float">
            <text:p>0,0000</text:p>
          </table:table-cell>
          <table:table-cell office:value-type="float" office:value="0" calcext:value-type="float">
            <text:p>0,0000</text:p>
          </table:table-cell>
          <table:table-cell table:formula="of:=([.J7]*5)/100" office:value-type="float" office:value="0" calcext:value-type="float">
            <text:p>0,0000</text:p>
          </table:table-cell>
        </table:table-row>
        <table:table-row table:style-name="ro2">
          <table:table-cell office:value-type="string" calcext:value-type="string">
            <text:p>Succinate-mit + CoA &lt;==&gt; Succinyl-CoA</text:p>
          </table:table-cell>
          <table:table-cell office:value-type="string" calcext:value-type="string">
            <text:p>R00405</text:p>
          </table:table-cell>
          <table:table-cell office:value-type="string" calcext:value-type="string">
            <text:p>r_1022</text:p>
          </table:table-cell>
          <table:table-cell office:value-type="float" office:value="-63.1757" calcext:value-type="float">
            <text:p>-63,1757</text:p>
          </table:table-cell>
          <table:table-cell table:formula="of:=([.D8]*1.5)/100" office:value-type="float" office:value="-0.9476355" calcext:value-type="float">
            <text:p>-0,9476</text:p>
          </table:table-cell>
          <table:table-cell office:value-type="float" office:value="-70.2265" calcext:value-type="float">
            <text:p>-70,2265</text:p>
          </table:table-cell>
          <table:table-cell table:formula="of:=([.F8]*1)/100" office:value-type="float" office:value="-0.702265" calcext:value-type="float">
            <text:p>-0,7023</text:p>
          </table:table-cell>
          <table:table-cell office:value-type="float" office:value="-31.2169" calcext:value-type="float">
            <text:p>-31,2169</text:p>
          </table:table-cell>
          <table:table-cell table:formula="of:=([.H8]*5)/100" office:value-type="float" office:value="-1.560845" calcext:value-type="float">
            <text:p>-1,5608</text:p>
          </table:table-cell>
          <table:table-cell office:value-type="float" office:value="-57.1141" calcext:value-type="float">
            <text:p>-57,1141</text:p>
          </table:table-cell>
          <table:table-cell table:formula="of:=([.J8]*5)/100" office:value-type="float" office:value="-2.855705" calcext:value-type="float">
            <text:p>-2,8557</text:p>
          </table:table-cell>
        </table:table-row>
        <table:table-row table:style-name="ro2">
          <table:table-cell office:value-type="string" calcext:value-type="string">
            <text:p>Succinate-mit &lt;==&gt; Fumarate</text:p>
          </table:table-cell>
          <table:table-cell office:value-type="string" calcext:value-type="string">
            <text:p>R00402</text:p>
          </table:table-cell>
          <table:table-cell office:value-type="string" calcext:value-type="string">
            <text:p>r_0454</text:p>
          </table:table-cell>
          <table:table-cell office:value-type="float" office:value="63.1757" calcext:value-type="float">
            <text:p>63,1757</text:p>
          </table:table-cell>
          <table:table-cell table:formula="of:=([.D9]*1.5)/100" office:value-type="float" office:value="0.9476355" calcext:value-type="float">
            <text:p>0,9476</text:p>
          </table:table-cell>
          <table:table-cell office:value-type="float" office:value="70.2265" calcext:value-type="float">
            <text:p>70,2265</text:p>
          </table:table-cell>
          <table:table-cell table:formula="of:=([.F9]*1)/100" office:value-type="float" office:value="0.702265" calcext:value-type="float">
            <text:p>0,7023</text:p>
          </table:table-cell>
          <table:table-cell office:value-type="float" office:value="59.4709" calcext:value-type="float">
            <text:p>59,4709</text:p>
          </table:table-cell>
          <table:table-cell table:formula="of:=([.H9]*5)/100" office:value-type="float" office:value="2.973545" calcext:value-type="float">
            <text:p>2,9735</text:p>
          </table:table-cell>
          <table:table-cell office:value-type="float" office:value="74.8993" calcext:value-type="float">
            <text:p>74,8993</text:p>
          </table:table-cell>
          <table:table-cell table:formula="of:=([.J9]*5)/100" office:value-type="float" office:value="3.744965" calcext:value-type="float">
            <text:p>3,7450</text:p>
          </table:table-cell>
        </table:table-row>
        <table:table-row table:style-name="ro2">
          <table:table-cell office:value-type="string" calcext:value-type="string">
            <text:p>D-Glyceraldehyde-3-phosphate &lt;==&gt; Glycerone-phosphate</text:p>
          </table:table-cell>
          <table:table-cell office:value-type="string" calcext:value-type="string">
            <text:p>R01015</text:p>
          </table:table-cell>
          <table:table-cell office:value-type="string" calcext:value-type="string">
            <text:p>r_1054</text:p>
          </table:table-cell>
          <table:table-cell office:value-type="float" office:value="62.5" calcext:value-type="float">
            <text:p>62,5000</text:p>
          </table:table-cell>
          <table:table-cell table:formula="of:=([.D10]*1.5)/100" office:value-type="float" office:value="0.9375" calcext:value-type="float">
            <text:p>0,9375</text:p>
          </table:table-cell>
          <table:table-cell office:value-type="float" office:value="64.4013" calcext:value-type="float">
            <text:p>64,4013</text:p>
          </table:table-cell>
          <table:table-cell table:formula="of:=([.F10]*1)/100" office:value-type="float" office:value="0.644013" calcext:value-type="float">
            <text:p>0,6440</text:p>
          </table:table-cell>
          <table:table-cell office:value-type="float" office:value="-6.8783" calcext:value-type="float">
            <text:p>-6,8783</text:p>
          </table:table-cell>
          <table:table-cell table:formula="of:=([.H10]*5)/100" office:value-type="float" office:value="-0.343915" calcext:value-type="float">
            <text:p>-0,3439</text:p>
          </table:table-cell>
          <table:table-cell office:value-type="float" office:value="-4.0268" calcext:value-type="float">
            <text:p>-4,0268</text:p>
          </table:table-cell>
          <table:table-cell table:formula="of:=([.J10]*5)/100" office:value-type="float" office:value="-0.20134" calcext:value-type="float">
            <text:p>-0,2013</text:p>
          </table:table-cell>
        </table:table-row>
        <table:table-row table:style-name="ro2">
          <table:table-cell office:value-type="string" calcext:value-type="string">
            <text:p>D-Glyceraldehyde-3-phosphate &lt;==&gt; 3-Phospho-D-glyceroyl-phosphate</text:p>
          </table:table-cell>
          <table:table-cell office:value-type="string" calcext:value-type="string">
            <text:p>R01061</text:p>
          </table:table-cell>
          <table:table-cell office:value-type="string" calcext:value-type="string">
            <text:p>r_0486</text:p>
          </table:table-cell>
          <table:table-cell office:value-type="float" office:value="135.473" calcext:value-type="float">
            <text:p>135,4730</text:p>
          </table:table-cell>
          <table:table-cell table:formula="of:=([.D11]*1.5)/100" office:value-type="float" office:value="2.032095" calcext:value-type="float">
            <text:p>2,0321</text:p>
          </table:table-cell>
          <table:table-cell office:value-type="float" office:value="138.835" calcext:value-type="float">
            <text:p>138,8350</text:p>
          </table:table-cell>
          <table:table-cell table:formula="of:=([.F11]*1)/100" office:value-type="float" office:value="1.38835" calcext:value-type="float">
            <text:p>1,3884</text:p>
          </table:table-cell>
          <table:table-cell office:value-type="float" office:value="-14.0741" calcext:value-type="float">
            <text:p>-14,0741</text:p>
          </table:table-cell>
          <table:table-cell table:formula="of:=([.H11]*5)/100" office:value-type="float" office:value="-0.703705" calcext:value-type="float">
            <text:p>-0,7037</text:p>
          </table:table-cell>
          <table:table-cell office:value-type="float" office:value="-8.3221" calcext:value-type="float">
            <text:p>-8,3221</text:p>
          </table:table-cell>
          <table:table-cell table:formula="of:=([.J11]*5)/100" office:value-type="float" office:value="-0.416105" calcext:value-type="float">
            <text:p>-0,4161</text:p>
          </table:table-cell>
        </table:table-row>
        <table:table-row table:style-name="ro2">
          <table:table-cell office:value-type="string" calcext:value-type="string">
            <text:p>D-Fructose-1,6-bisphosphate &lt;==&gt; Glycerone-phosphate + D-Glyceraldehyde-3-phosphate</text:p>
          </table:table-cell>
          <table:table-cell office:value-type="string" calcext:value-type="string">
            <text:p>R01070</text:p>
          </table:table-cell>
          <table:table-cell office:value-type="string" calcext:value-type="string">
            <text:p>r_0450</text:p>
          </table:table-cell>
          <table:table-cell office:value-type="float" office:value="63.5135" calcext:value-type="float">
            <text:p>63,5135</text:p>
          </table:table-cell>
          <table:table-cell table:formula="of:=([.D12]*1.5)/100" office:value-type="float" office:value="0.9527025" calcext:value-type="float">
            <text:p>0,9527</text:p>
          </table:table-cell>
          <table:table-cell office:value-type="float" office:value="65.3722" calcext:value-type="float">
            <text:p>65,3722</text:p>
          </table:table-cell>
          <table:table-cell table:formula="of:=([.F12]*1)/100" office:value-type="float" office:value="0.653722" calcext:value-type="float">
            <text:p>0,6537</text:p>
          </table:table-cell>
          <table:table-cell office:value-type="float" office:value="-6.5608" calcext:value-type="float">
            <text:p>-6,5608</text:p>
          </table:table-cell>
          <table:table-cell table:formula="of:=([.H12]*5)/100" office:value-type="float" office:value="-0.32804" calcext:value-type="float">
            <text:p>-0,3280</text:p>
          </table:table-cell>
          <table:table-cell office:value-type="float" office:value="-3.8255" calcext:value-type="float">
            <text:p>-3,8255</text:p>
          </table:table-cell>
          <table:table-cell table:formula="of:=([.J12]*5)/100" office:value-type="float" office:value="-0.191275" calcext:value-type="float">
            <text:p>-0,1913</text:p>
          </table:table-cell>
        </table:table-row>
        <table:table-row table:style-name="ro2">
          <table:table-cell office:value-type="string" calcext:value-type="string">
            <text:p>(S)-Malate-mit &lt;==&gt; Fumarate</text:p>
          </table:table-cell>
          <table:table-cell office:value-type="string" calcext:value-type="string">
            <text:p>R01082</text:p>
          </table:table-cell>
          <table:table-cell office:value-type="string" calcext:value-type="string">
            <text:p>r_0452</text:p>
          </table:table-cell>
          <table:table-cell office:value-type="float" office:value="-3.3784" calcext:value-type="float">
            <text:p>-3,3784</text:p>
          </table:table-cell>
          <table:table-cell table:formula="of:=([.D13]*1.5)/100" office:value-type="float" office:value="-0.050676" calcext:value-type="float">
            <text:p>-0,0507</text:p>
          </table:table-cell>
          <table:table-cell office:value-type="float" office:value="-3.2362" calcext:value-type="float">
            <text:p>-3,2362</text:p>
          </table:table-cell>
          <table:table-cell table:formula="of:=([.F13]*1)/100" office:value-type="float" office:value="-0.032362" calcext:value-type="float">
            <text:p>-0,0324</text:p>
          </table:table-cell>
          <table:table-cell office:value-type="float" office:value="-29.3122" calcext:value-type="float">
            <text:p>-29,3122</text:p>
          </table:table-cell>
          <table:table-cell table:formula="of:=([.H13]*5)/100" office:value-type="float" office:value="-1.46561" calcext:value-type="float">
            <text:p>-1,4656</text:p>
          </table:table-cell>
          <table:table-cell office:value-type="float" office:value="-18.5235" calcext:value-type="float">
            <text:p>-18,5235</text:p>
          </table:table-cell>
          <table:table-cell table:formula="of:=([.J13]*5)/100" office:value-type="float" office:value="-0.926175" calcext:value-type="float">
            <text:p>-0,9262</text:p>
          </table:table-cell>
        </table:table-row>
        <table:table-row table:style-name="ro2">
          <table:table-cell office:value-type="string" calcext:value-type="string">
            <text:p>Citrate &lt;==&gt; Isocitrate</text:p>
          </table:table-cell>
          <table:table-cell office:value-type="string" calcext:value-type="string">
            <text:p>R01324</text:p>
          </table:table-cell>
          <table:table-cell office:value-type="string" calcext:value-type="string">
            <text:p>r_0302</text:p>
          </table:table-cell>
          <table:table-cell office:value-type="float" office:value="72.973" calcext:value-type="float">
            <text:p>72,9730</text:p>
          </table:table-cell>
          <table:table-cell table:formula="of:=([.D14]*1.5)/100" office:value-type="float" office:value="1.094595" calcext:value-type="float">
            <text:p>1,0946</text:p>
          </table:table-cell>
          <table:table-cell office:value-type="float" office:value="79.288" calcext:value-type="float">
            <text:p>79,2880</text:p>
          </table:table-cell>
          <table:table-cell table:formula="of:=([.F14]*1)/100" office:value-type="float" office:value="0.79288" calcext:value-type="float">
            <text:p>0,7929</text:p>
          </table:table-cell>
          <table:table-cell office:value-type="float" office:value="62.7513" calcext:value-type="float">
            <text:p>62,7513</text:p>
          </table:table-cell>
          <table:table-cell table:formula="of:=([.H14]*5)/100" office:value-type="float" office:value="3.137565" calcext:value-type="float">
            <text:p>3,1376</text:p>
          </table:table-cell>
          <table:table-cell office:value-type="float" office:value="77.047" calcext:value-type="float">
            <text:p>77,0470</text:p>
          </table:table-cell>
          <table:table-cell table:formula="of:=([.J14]*5)/100" office:value-type="float" office:value="3.85235" calcext:value-type="float">
            <text:p>3,8524</text:p>
          </table:table-cell>
        </table:table-row>
        <table:table-row table:style-name="ro2">
          <table:table-cell office:value-type="string" calcext:value-type="string">
            <text:p>3-Phospho-D-glycerate &lt;==&gt; 3-Phospho-D-glyceroyl-phosphate</text:p>
          </table:table-cell>
          <table:table-cell office:value-type="string" calcext:value-type="string">
            <text:p>R01512</text:p>
          </table:table-cell>
          <table:table-cell office:value-type="string" calcext:value-type="string">
            <text:p>r_0892</text:p>
          </table:table-cell>
          <table:table-cell office:value-type="float" office:value="135.473" calcext:value-type="float">
            <text:p>135,4730</text:p>
          </table:table-cell>
          <table:table-cell table:formula="of:=([.D15]*1.5)/100" office:value-type="float" office:value="2.032095" calcext:value-type="float">
            <text:p>2,0321</text:p>
          </table:table-cell>
          <table:table-cell office:value-type="float" office:value="138.835" calcext:value-type="float">
            <text:p>138,8350</text:p>
          </table:table-cell>
          <table:table-cell table:formula="of:=([.F15]*1)/100" office:value-type="float" office:value="1.38835" calcext:value-type="float">
            <text:p>1,3884</text:p>
          </table:table-cell>
          <table:table-cell office:value-type="float" office:value="-14.0741" calcext:value-type="float">
            <text:p>-14,0741</text:p>
          </table:table-cell>
          <table:table-cell table:formula="of:=([.H15]*5)/100" office:value-type="float" office:value="-0.703705" calcext:value-type="float">
            <text:p>-0,7037</text:p>
          </table:table-cell>
          <table:table-cell office:value-type="float" office:value="-8.3221" calcext:value-type="float">
            <text:p>-8,3221</text:p>
          </table:table-cell>
          <table:table-cell table:formula="of:=([.J15]*5)/100" office:value-type="float" office:value="-0.416105" calcext:value-type="float">
            <text:p>-0,4161</text:p>
          </table:table-cell>
        </table:table-row>
        <table:table-row table:style-name="ro2">
          <table:table-cell office:value-type="string" calcext:value-type="string">
            <text:p>2-Phospho-D-glycerate &lt;==&gt; 3-Phospho-D-glycerate</text:p>
          </table:table-cell>
          <table:table-cell office:value-type="string" calcext:value-type="string">
            <text:p>R01518</text:p>
          </table:table-cell>
          <table:table-cell office:value-type="string" calcext:value-type="string">
            <text:p>r_0893</text:p>
          </table:table-cell>
          <table:table-cell office:value-type="float" office:value="129.7297" calcext:value-type="float">
            <text:p>129,7297</text:p>
          </table:table-cell>
          <table:table-cell table:formula="of:=([.D16]*1.5)/100" office:value-type="float" office:value="1.9459455" calcext:value-type="float">
            <text:p>1,9459</text:p>
          </table:table-cell>
          <table:table-cell office:value-type="float" office:value="133.3333" calcext:value-type="float">
            <text:p>133,3333</text:p>
          </table:table-cell>
          <table:table-cell table:formula="of:=([.F16]*1)/100" office:value-type="float" office:value="1.333333" calcext:value-type="float">
            <text:p>1,3333</text:p>
          </table:table-cell>
          <table:table-cell office:value-type="float" office:value="-16.0847" calcext:value-type="float">
            <text:p>-16,0847</text:p>
          </table:table-cell>
          <table:table-cell table:formula="of:=([.H16]*5)/100" office:value-type="float" office:value="-0.804235" calcext:value-type="float">
            <text:p>-0,8042</text:p>
          </table:table-cell>
          <table:table-cell office:value-type="float" office:value="-9.5973" calcext:value-type="float">
            <text:p>-9,5973</text:p>
          </table:table-cell>
          <table:table-cell table:formula="of:=([.J16]*5)/100" office:value-type="float" office:value="-0.479865" calcext:value-type="float">
            <text:p>-0,4799</text:p>
          </table:table-cell>
        </table:table-row>
        <table:table-row table:style-name="ro2">
          <table:table-cell office:value-type="string" calcext:value-type="string">
            <text:p>6-Phospho-D-gluconate &lt;==&gt; D-Ribulose-5-phosphate + CO2</text:p>
          </table:table-cell>
          <table:table-cell office:value-type="string" calcext:value-type="string">
            <text:p>R01528</text:p>
          </table:table-cell>
          <table:table-cell office:value-type="string" calcext:value-type="string">
            <text:p>r_0889</text:p>
          </table:table-cell>
          <table:table-cell office:value-type="float" office:value="344.5946" calcext:value-type="float">
            <text:p>344,5946</text:p>
          </table:table-cell>
          <table:table-cell table:formula="of:=([.D17]*1.5)/100" office:value-type="float" office:value="5.168919" calcext:value-type="float">
            <text:p>5,1689</text:p>
          </table:table-cell>
          <table:table-cell office:value-type="float" office:value="32.6861" calcext:value-type="float">
            <text:p>32,6861</text:p>
          </table:table-cell>
          <table:table-cell table:formula="of:=([.F17]*1)/100" office:value-type="float" office:value="0.326861" calcext:value-type="float">
            <text:p>0,3269</text:p>
          </table:table-cell>
          <table:table-cell office:value-type="float" office:value="0" calcext:value-type="float">
            <text:p>0,0000</text:p>
          </table:table-cell>
          <table:table-cell table:formula="of:=([.H17]*5)/100" office:value-type="float" office:value="0" calcext:value-type="float">
            <text:p>0,0000</text:p>
          </table:table-cell>
          <table:table-cell office:value-type="float" office:value="0" calcext:value-type="float">
            <text:p>0,0000</text:p>
          </table:table-cell>
          <table:table-cell table:formula="of:=([.J17]*5)/100" office:value-type="float" office:value="0" calcext:value-type="float">
            <text:p>0,0000</text:p>
          </table:table-cell>
        </table:table-row>
        <table:table-row table:style-name="ro2">
          <table:table-cell office:value-type="string" calcext:value-type="string">
            <text:p>Sedoheptulose-7-phosphate + D-Glyceraldehyde-3-phosphate &lt;==&gt; D-Ribose-5-phosphate + D-Xylulose-5-phosphate</text:p>
          </table:table-cell>
          <table:table-cell office:value-type="string" calcext:value-type="string">
            <text:p>R01641</text:p>
          </table:table-cell>
          <table:table-cell office:value-type="string" calcext:value-type="string">
            <text:p>r_1049</text:p>
          </table:table-cell>
          <table:table-cell office:value-type="float" office:value="-11.1486" calcext:value-type="float">
            <text:p>-11,1486</text:p>
          </table:table-cell>
          <table:table-cell table:formula="of:=([.D18]*1.5)/100" office:value-type="float" office:value="-0.167229" calcext:value-type="float">
            <text:p>-0,1672</text:p>
          </table:table-cell>
          <table:table-cell office:value-type="float" office:value="-10.6796" calcext:value-type="float">
            <text:p>-10,6796</text:p>
          </table:table-cell>
          <table:table-cell table:formula="of:=([.F18]*1)/100" office:value-type="float" office:value="-0.106796" calcext:value-type="float">
            <text:p>-0,1068</text:p>
          </table:table-cell>
          <table:table-cell office:value-type="float" office:value="0.1058" calcext:value-type="float">
            <text:p>0,1058</text:p>
          </table:table-cell>
          <table:table-cell table:formula="of:=([.H18]*5)/100" office:value-type="float" office:value="0.00529" calcext:value-type="float">
            <text:p>0,0053</text:p>
          </table:table-cell>
          <table:table-cell office:value-type="float" office:value="0.1595" calcext:value-type="float">
            <text:p>0,1595</text:p>
          </table:table-cell>
          <table:table-cell table:formula="of:=([.J18]*5)/100" office:value-type="float" office:value="0.007975" calcext:value-type="float">
            <text:p>0,0080</text:p>
          </table:table-cell>
        </table:table-row>
        <table:table-row table:style-name="ro2">
          <table:table-cell office:value-type="string" calcext:value-type="string">
            <text:p>Sedoheptulose-7-phosphate + D-Glyceraldehyde-3-phosphate &lt;==&gt; D-Erythrose-4-phosphate + D-Fructose-6-phosphate</text:p>
          </table:table-cell>
          <table:table-cell office:value-type="string" calcext:value-type="string">
            <text:p>R01827</text:p>
          </table:table-cell>
          <table:table-cell office:value-type="string" calcext:value-type="string">
            <text:p>r_1048</text:p>
          </table:table-cell>
          <table:table-cell office:value-type="float" office:value="-11.1486" calcext:value-type="float">
            <text:p>-11,1486</text:p>
          </table:table-cell>
          <table:table-cell table:formula="of:=([.D19]*1.5)/100" office:value-type="float" office:value="-0.167229" calcext:value-type="float">
            <text:p>-0,1672</text:p>
          </table:table-cell>
          <table:table-cell office:value-type="float" office:value="-10.6796" calcext:value-type="float">
            <text:p>-10,6796</text:p>
          </table:table-cell>
          <table:table-cell table:formula="of:=([.F19]*1)/100" office:value-type="float" office:value="-0.106796" calcext:value-type="float">
            <text:p>-0,1068</text:p>
          </table:table-cell>
          <table:table-cell office:value-type="float" office:value="0.1058" calcext:value-type="float">
            <text:p>0,1058</text:p>
          </table:table-cell>
          <table:table-cell table:formula="of:=([.H19]*5)/100" office:value-type="float" office:value="0.00529" calcext:value-type="float">
            <text:p>0,0053</text:p>
          </table:table-cell>
          <table:table-cell office:value-type="float" office:value="0.1595" calcext:value-type="float">
            <text:p>0,1595</text:p>
          </table:table-cell>
          <table:table-cell table:formula="of:=([.J19]*5)/100" office:value-type="float" office:value="0.007975" calcext:value-type="float">
            <text:p>0,0080</text:p>
          </table:table-cell>
        </table:table-row>
        <table:table-row table:style-name="ro2">
          <table:table-cell office:value-type="string" calcext:value-type="string">
            <text:p>D-Fructose-6-phosphate + D-Glyceraldehyde-3-phosphate &lt;==&gt; D-Erythrose-4-phosphate + D-Xylulose-5-phosphate</text:p>
          </table:table-cell>
          <table:table-cell office:value-type="string" calcext:value-type="string">
            <text:p>R01830</text:p>
          </table:table-cell>
          <table:table-cell office:value-type="string" calcext:value-type="string">
            <text:p>r_1050</text:p>
          </table:table-cell>
          <table:table-cell office:value-type="float" office:value="-9.1216" calcext:value-type="float">
            <text:p>-9,1216</text:p>
          </table:table-cell>
          <table:table-cell table:formula="of:=([.D20]*1.5)/100" office:value-type="float" office:value="-0.136824" calcext:value-type="float">
            <text:p>-0,1368</text:p>
          </table:table-cell>
          <table:table-cell office:value-type="float" office:value="-8.7379" calcext:value-type="float">
            <text:p>-8,7379</text:p>
          </table:table-cell>
          <table:table-cell table:formula="of:=([.F20]*1)/100" office:value-type="float" office:value="-0.087379" calcext:value-type="float">
            <text:p>-0,0874</text:p>
          </table:table-cell>
          <table:table-cell office:value-type="float" office:value="0.7407" calcext:value-type="float">
            <text:p>0,7407</text:p>
          </table:table-cell>
          <table:table-cell table:formula="of:=([.H20]*5)/100" office:value-type="float" office:value="0.037035" calcext:value-type="float">
            <text:p>0,0370</text:p>
          </table:table-cell>
          <table:table-cell office:value-type="float" office:value="1.1164" calcext:value-type="float">
            <text:p>1,1164</text:p>
          </table:table-cell>
          <table:table-cell table:formula="of:=([.J20]*5)/100" office:value-type="float" office:value="0.05582" calcext:value-type="float">
            <text:p>0,0558</text:p>
          </table:table-cell>
        </table:table-row>
        <table:table-row table:style-name="ro2">
          <table:table-cell office:value-type="string" calcext:value-type="string">
            <text:p>D-Glucose-6-phosphate &lt;==&gt; D-Glucono-1,5-lactone-6-phosphate</text:p>
          </table:table-cell>
          <table:table-cell office:value-type="string" calcext:value-type="string">
            <text:p>R02736</text:p>
          </table:table-cell>
          <table:table-cell office:value-type="string" calcext:value-type="string">
            <text:p>r_0466</text:p>
          </table:table-cell>
          <table:table-cell office:value-type="float" office:value="344.5946" calcext:value-type="float">
            <text:p>344,5946</text:p>
          </table:table-cell>
          <table:table-cell table:formula="of:=([.D21]*1.5)/100" office:value-type="float" office:value="5.168919" calcext:value-type="float">
            <text:p>5,1689</text:p>
          </table:table-cell>
          <table:table-cell office:value-type="float" office:value="32.6861" calcext:value-type="float">
            <text:p>32,6861</text:p>
          </table:table-cell>
          <table:table-cell table:formula="of:=([.F21]*1)/100" office:value-type="float" office:value="0.326861" calcext:value-type="float">
            <text:p>0,3269</text:p>
          </table:table-cell>
          <table:table-cell office:value-type="float" office:value="0" calcext:value-type="float">
            <text:p>0,0000</text:p>
          </table:table-cell>
          <table:table-cell table:formula="of:=([.H21]*5)/100" office:value-type="float" office:value="0" calcext:value-type="float">
            <text:p>0,0000</text:p>
          </table:table-cell>
          <table:table-cell office:value-type="float" office:value="0" calcext:value-type="float">
            <text:p>0,0000</text:p>
          </table:table-cell>
          <table:table-cell table:formula="of:=([.J21]*5)/100" office:value-type="float" office:value="0" calcext:value-type="float">
            <text:p>0,0000</text:p>
          </table:table-cell>
        </table:table-row>
        <table:table-row table:style-name="ro2">
          <table:table-cell office:value-type="string" calcext:value-type="string">
            <text:p>D-Glucose-6-phosphate &lt;==&gt; D-Fructose-6-phosphate</text:p>
          </table:table-cell>
          <table:table-cell office:value-type="string" calcext:value-type="string">
            <text:p>R02740</text:p>
          </table:table-cell>
          <table:table-cell office:value-type="string" calcext:value-type="string">
            <text:p>r_0467</text:p>
          </table:table-cell>
          <table:table-cell office:value-type="float" office:value="42.9054" calcext:value-type="float">
            <text:p>42,9054</text:p>
          </table:table-cell>
          <table:table-cell table:formula="of:=([.D22]*1.5)/100" office:value-type="float" office:value="0.643581" calcext:value-type="float">
            <text:p>0,6436</text:p>
          </table:table-cell>
          <table:table-cell office:value-type="float" office:value="45.6311" calcext:value-type="float">
            <text:p>45,6311</text:p>
          </table:table-cell>
          <table:table-cell table:formula="of:=([.F22]*1)/100" office:value-type="float" office:value="0.456311" calcext:value-type="float">
            <text:p>0,4563</text:p>
          </table:table-cell>
          <table:table-cell office:value-type="float" office:value="-5.7143" calcext:value-type="float">
            <text:p>-5,7143</text:p>
          </table:table-cell>
          <table:table-cell table:formula="of:=([.H22]*5)/100" office:value-type="float" office:value="-0.285715" calcext:value-type="float">
            <text:p>-0,2857</text:p>
          </table:table-cell>
          <table:table-cell office:value-type="float" office:value="-3.2886" calcext:value-type="float">
            <text:p>-3,2886</text:p>
          </table:table-cell>
          <table:table-cell table:formula="of:=([.J22]*5)/100" office:value-type="float" office:value="-0.16443" calcext:value-type="float">
            <text:p>-0,1644</text:p>
          </table:table-cell>
        </table:table-row>
        <table:table-row table:style-name="ro2">
          <table:table-cell office:value-type="string" calcext:value-type="string">
            <text:p>D-Fructose-6-phosphate &lt;==&gt; D-Fructose-1,6-bisphosphate</text:p>
          </table:table-cell>
          <table:table-cell office:value-type="string" calcext:value-type="string">
            <text:p>R04779</text:p>
          </table:table-cell>
          <table:table-cell office:value-type="string" calcext:value-type="string">
            <text:p>r_0886</text:p>
          </table:table-cell>
          <table:table-cell office:value-type="float" office:value="63.5135" calcext:value-type="float">
            <text:p>63,5135</text:p>
          </table:table-cell>
          <table:table-cell table:formula="of:=([.D23]*1.5)/100" office:value-type="float" office:value="0.9527025" calcext:value-type="float">
            <text:p>0,9527</text:p>
          </table:table-cell>
          <table:table-cell office:value-type="float" office:value="65.3722" calcext:value-type="float">
            <text:p>65,3722</text:p>
          </table:table-cell>
          <table:table-cell table:formula="of:=([.F23]*1)/100" office:value-type="float" office:value="0.653722" calcext:value-type="float">
            <text:p>0,6537</text:p>
          </table:table-cell>
          <table:table-cell office:value-type="float" office:value="0" calcext:value-type="float">
            <text:p>0,0000</text:p>
          </table:table-cell>
          <table:table-cell table:formula="of:=([.H23]*5)/100" office:value-type="float" office:value="0" calcext:value-type="float">
            <text:p>0,0000</text:p>
          </table:table-cell>
          <table:table-cell office:value-type="float" office:value="0" calcext:value-type="float">
            <text:p>0,0000</text:p>
          </table:table-cell>
          <table:table-cell table:formula="of:=([.J23]*5)/100" office:value-type="float" office:value="0" calcext:value-type="float">
            <text:p>0,0000</text:p>
          </table:table-cell>
        </table:table-row>
        <table:table-row table:style-name="ro2">
          <table:table-cell office:value-type="string" calcext:value-type="string">
            <text:p>Pyruvate &lt;==&gt; Acetaldehyde</text:p>
          </table:table-cell>
          <table:table-cell office:value-type="string" calcext:value-type="string">
            <text:p>R00750</text:p>
          </table:table-cell>
          <table:table-cell office:value-type="string" calcext:value-type="string">
            <text:p>r_0959</text:p>
          </table:table-cell>
          <table:table-cell office:value-type="float" office:value="19.9324" calcext:value-type="float">
            <text:p>19,9324</text:p>
          </table:table-cell>
          <table:table-cell table:formula="of:=([.D24]*1.5)/100" office:value-type="float" office:value="0.298986" calcext:value-type="float">
            <text:p>0,2990</text:p>
          </table:table-cell>
          <table:table-cell office:value-type="float" office:value="18.7702" calcext:value-type="float">
            <text:p>18,7702</text:p>
          </table:table-cell>
          <table:table-cell table:formula="of:=([.F24]*1)/100" office:value-type="float" office:value="0.187702" calcext:value-type="float">
            <text:p>0,1877</text:p>
          </table:table-cell>
          <table:table-cell office:value-type="float" office:value="0" calcext:value-type="float">
            <text:p>0,0000</text:p>
          </table:table-cell>
          <table:table-cell table:formula="of:=([.H24]*5)/100" office:value-type="float" office:value="0" calcext:value-type="float">
            <text:p>0,0000</text:p>
          </table:table-cell>
          <table:table-cell office:value-type="float" office:value="0" calcext:value-type="float">
            <text:p>0,0000</text:p>
          </table:table-cell>
          <table:table-cell table:formula="of:=([.J24]*5)/100" office:value-type="float" office:value="0" calcext:value-type="float">
            <text:p>0,0000</text:p>
          </table:table-cell>
        </table:table-row>
        <table:table-row table:style-name="ro2">
          <table:table-cell office:value-type="string" calcext:value-type="string">
            <text:p>Ethanol &lt;==&gt; Acetaldehyde</text:p>
          </table:table-cell>
          <table:table-cell office:value-type="string" calcext:value-type="string">
            <text:p>R00746</text:p>
          </table:table-cell>
          <table:table-cell office:value-type="string" calcext:value-type="string">
            <text:p>r_0163</text:p>
          </table:table-cell>
          <table:table-cell office:value-type="float" office:value="0" calcext:value-type="float">
            <text:p>0,0000</text:p>
          </table:table-cell>
          <table:table-cell table:formula="of:=([.D25]*1.5)/100" office:value-type="float" office:value="0" calcext:value-type="float">
            <text:p>0,0000</text:p>
          </table:table-cell>
          <table:table-cell office:value-type="float" office:value="0" calcext:value-type="float">
            <text:p>0,0000</text:p>
          </table:table-cell>
          <table:table-cell table:formula="of:=([.F25]*1)/100" office:value-type="float" office:value="0" calcext:value-type="float">
            <text:p>0,0000</text:p>
          </table:table-cell>
          <table:table-cell office:value-type="float" office:value="-99.8942" calcext:value-type="float">
            <text:p>-99,8942</text:p>
          </table:table-cell>
          <table:table-cell table:formula="of:=([.H25]*5)/100" office:value-type="float" office:value="-4.99471" calcext:value-type="float">
            <text:p>-4,9947</text:p>
          </table:table-cell>
          <table:table-cell office:value-type="float" office:value="0" calcext:value-type="float">
            <text:p>0,0000</text:p>
          </table:table-cell>
          <table:table-cell table:formula="of:=([.J25]*5)/100" office:value-type="float" office:value="0" calcext:value-type="float">
            <text:p>0,0000</text:p>
          </table:table-cell>
        </table:table-row>
        <table:table-row table:style-name="ro2">
          <table:table-cell office:value-type="string" calcext:value-type="string">
            <text:p>Acetaldehyde &lt;==&gt; Acetate</text:p>
          </table:table-cell>
          <table:table-cell office:value-type="string" calcext:value-type="string">
            <text:p>R00634</text:p>
          </table:table-cell>
          <table:table-cell office:value-type="string" calcext:value-type="string">
            <text:p>r_2116</text:p>
          </table:table-cell>
          <table:table-cell office:value-type="float" office:value="0" calcext:value-type="float">
            <text:p>0,0000</text:p>
          </table:table-cell>
          <table:table-cell table:formula="of:=([.D26]*1.5)/100" office:value-type="float" office:value="0" calcext:value-type="float">
            <text:p>0,0000</text:p>
          </table:table-cell>
          <table:table-cell office:value-type="float" office:value="0" calcext:value-type="float">
            <text:p>0,0000</text:p>
          </table:table-cell>
          <table:table-cell table:formula="of:=([.F26]*1)/100" office:value-type="float" office:value="0" calcext:value-type="float">
            <text:p>0,0000</text:p>
          </table:table-cell>
          <table:table-cell office:value-type="float" office:value="66.3492" calcext:value-type="float">
            <text:p>66,3492</text:p>
          </table:table-cell>
          <table:table-cell table:formula="of:=([.H26]*5)/100" office:value-type="float" office:value="3.31746" calcext:value-type="float">
            <text:p>3,3175</text:p>
          </table:table-cell>
          <table:table-cell office:value-type="float" office:value="0" calcext:value-type="float">
            <text:p>0,0000</text:p>
          </table:table-cell>
          <table:table-cell table:formula="of:=([.J26]*5)/100" office:value-type="float" office:value="0" calcext:value-type="float">
            <text:p>0,0000</text:p>
          </table:table-cell>
        </table:table-row>
        <table:table-row table:style-name="ro2">
          <table:table-cell office:value-type="string" calcext:value-type="string">
            <text:p>Acetate &lt;==&gt; Acetyl-CoA</text:p>
          </table:table-cell>
          <table:table-cell office:value-type="string" calcext:value-type="string">
            <text:p>R00229</text:p>
          </table:table-cell>
          <table:table-cell office:value-type="string" calcext:value-type="string">
            <text:p>r_0112</text:p>
          </table:table-cell>
          <table:table-cell office:value-type="float" office:value="20.6081" calcext:value-type="float">
            <text:p>20,6081</text:p>
          </table:table-cell>
          <table:table-cell table:formula="of:=([.D27]*1.5)/100" office:value-type="float" office:value="0.3091215" calcext:value-type="float">
            <text:p>0,3091</text:p>
          </table:table-cell>
          <table:table-cell office:value-type="float" office:value="19.7411" calcext:value-type="float">
            <text:p>19,7411</text:p>
          </table:table-cell>
          <table:table-cell table:formula="of:=([.F27]*1)/100" office:value-type="float" office:value="0.197411" calcext:value-type="float">
            <text:p>0,1974</text:p>
          </table:table-cell>
          <table:table-cell office:value-type="float" office:value="100" calcext:value-type="float">
            <text:p>100,0000</text:p>
          </table:table-cell>
          <table:table-cell table:formula="of:=([.H27]*5)/100" office:value-type="float" office:value="5" calcext:value-type="float">
            <text:p>5,0000</text:p>
          </table:table-cell>
          <table:table-cell office:value-type="float" office:value="100" calcext:value-type="float">
            <text:p>100,0000</text:p>
          </table:table-cell>
          <table:table-cell table:formula="of:=([.J27]*5)/100" office:value-type="float" office:value="5" calcext:value-type="float">
            <text:p>5,0000</text:p>
          </table:table-cell>
        </table:table-row>
        <table:table-row table:style-name="ro2">
          <table:table-cell office:value-type="string" calcext:value-type="string">
            <text:p>Pyruvate + HCO3- &lt;==&gt; Oxaloacetate-mit</text:p>
          </table:table-cell>
          <table:table-cell office:value-type="string" calcext:value-type="string">
            <text:p>R00344</text:p>
          </table:table-cell>
          <table:table-cell office:value-type="string" calcext:value-type="string">
            <text:p>r_0958</text:p>
          </table:table-cell>
          <table:table-cell office:value-type="float" office:value="17.9054" calcext:value-type="float">
            <text:p>17,9054</text:p>
          </table:table-cell>
          <table:table-cell table:formula="of:=([.D28]*1.5)/100" office:value-type="float" office:value="0.268581" calcext:value-type="float">
            <text:p>0,2686</text:p>
          </table:table-cell>
          <table:table-cell office:value-type="float" office:value="17.1521" calcext:value-type="float">
            <text:p>17,1521</text:p>
          </table:table-cell>
          <table:table-cell table:formula="of:=([.F28]*1)/100" office:value-type="float" office:value="0.171521" calcext:value-type="float">
            <text:p>0,1715</text:p>
          </table:table-cell>
          <table:table-cell office:value-type="float" office:value="0" calcext:value-type="float">
            <text:p>0,0000</text:p>
          </table:table-cell>
          <table:table-cell table:formula="of:=([.H28]*5)/100" office:value-type="float" office:value="0" calcext:value-type="float">
            <text:p>0,0000</text:p>
          </table:table-cell>
          <table:table-cell office:value-type="float" office:value="0" calcext:value-type="float">
            <text:p>0,0000</text:p>
          </table:table-cell>
          <table:table-cell table:formula="of:=([.J28]*5)/100" office:value-type="float" office:value="0" calcext:value-type="float">
            <text:p>0,0000</text:p>
          </table:table-cell>
        </table:table-row>
        <table:table-row table:style-name="ro2">
          <table:table-cell office:value-type="string" calcext:value-type="string">
            <text:p>(S)-Malate-mit + CoA &lt;==&gt; Acetyl-CoA-mit + Glyoxylate</text:p>
          </table:table-cell>
          <table:table-cell office:value-type="string" calcext:value-type="string">
            <text:p>R00472</text:p>
          </table:table-cell>
          <table:table-cell office:value-type="string" calcext:value-type="string">
            <text:p>r_0717</text:p>
          </table:table-cell>
          <table:table-cell office:value-type="float" office:value="0" calcext:value-type="float">
            <text:p>0,0000</text:p>
          </table:table-cell>
          <table:table-cell table:formula="of:=([.D29]*1.5)/100" office:value-type="float" office:value="0" calcext:value-type="float">
            <text:p>0,0000</text:p>
          </table:table-cell>
          <table:table-cell office:value-type="float" office:value="0" calcext:value-type="float">
            <text:p>0,0000</text:p>
          </table:table-cell>
          <table:table-cell table:formula="of:=([.F29]*1)/100" office:value-type="float" office:value="0" calcext:value-type="float">
            <text:p>0,0000</text:p>
          </table:table-cell>
          <table:table-cell office:value-type="float" office:value="-28.254" calcext:value-type="float">
            <text:p>-28,2540</text:p>
          </table:table-cell>
          <table:table-cell table:formula="of:=([.H29]*5)/100" office:value-type="float" office:value="-1.4127" calcext:value-type="float">
            <text:p>-1,4127</text:p>
          </table:table-cell>
          <table:table-cell office:value-type="float" office:value="-17.7852" calcext:value-type="float">
            <text:p>-17,7852</text:p>
          </table:table-cell>
          <table:table-cell table:formula="of:=([.J29]*5)/100" office:value-type="float" office:value="-0.88926" calcext:value-type="float">
            <text:p>-0,8893</text:p>
          </table:table-cell>
        </table:table-row>
        <table:table-row table:style-name="ro2">
          <table:table-cell office:value-type="string" calcext:value-type="string">
            <text:p>Isocitrate &lt;==&gt; Succinate-mit + Glyoxylate</text:p>
          </table:table-cell>
          <table:table-cell office:value-type="string" calcext:value-type="string">
            <text:p>R00479</text:p>
          </table:table-cell>
          <table:table-cell office:value-type="string" calcext:value-type="string">
            <text:p>r_0662</text:p>
          </table:table-cell>
          <table:table-cell office:value-type="float" office:value="0" calcext:value-type="float">
            <text:p>0,0000</text:p>
          </table:table-cell>
          <table:table-cell table:formula="of:=([.D30]*1.5)/100" office:value-type="float" office:value="0" calcext:value-type="float">
            <text:p>0,0000</text:p>
          </table:table-cell>
          <table:table-cell office:value-type="float" office:value="0" calcext:value-type="float">
            <text:p>0,0000</text:p>
          </table:table-cell>
          <table:table-cell table:formula="of:=([.F30]*1)/100" office:value-type="float" office:value="0" calcext:value-type="float">
            <text:p>0,0000</text:p>
          </table:table-cell>
          <table:table-cell office:value-type="float" office:value="28.254" calcext:value-type="float">
            <text:p>28,2540</text:p>
          </table:table-cell>
          <table:table-cell table:formula="of:=([.H30]*5)/100" office:value-type="float" office:value="1.4127" calcext:value-type="float">
            <text:p>1,4127</text:p>
          </table:table-cell>
          <table:table-cell office:value-type="float" office:value="17.7852" calcext:value-type="float">
            <text:p>17,7852</text:p>
          </table:table-cell>
          <table:table-cell table:formula="of:=([.J30]*5)/100" office:value-type="float" office:value="0.88926" calcext:value-type="float">
            <text:p>0,8893</text:p>
          </table:table-cell>
        </table:table-row>
        <table:table-row table:style-name="ro2">
          <table:table-cell office:value-type="string" calcext:value-type="string">
            <text:p>2-Phospho-D-glycerate &lt;==&gt; Phosphoenolpyruvate</text:p>
          </table:table-cell>
          <table:table-cell office:value-type="string" calcext:value-type="string">
            <text:p>R00658</text:p>
          </table:table-cell>
          <table:table-cell office:value-type="string" calcext:value-type="string">
            <text:p>r_0366</text:p>
          </table:table-cell>
          <table:table-cell office:value-type="float" office:value="129.7297" calcext:value-type="float">
            <text:p>129,7297</text:p>
          </table:table-cell>
          <table:table-cell table:formula="of:=([.D31]*1.5)/100" office:value-type="float" office:value="1.9459455" calcext:value-type="float">
            <text:p>1,9459</text:p>
          </table:table-cell>
          <table:table-cell office:value-type="float" office:value="133.3333" calcext:value-type="float">
            <text:p>133,3333</text:p>
          </table:table-cell>
          <table:table-cell table:formula="of:=([.F31]*1)/100" office:value-type="float" office:value="1.333333" calcext:value-type="float">
            <text:p>1,3333</text:p>
          </table:table-cell>
          <table:table-cell office:value-type="float" office:value="-16.0847" calcext:value-type="float">
            <text:p>-16,0847</text:p>
          </table:table-cell>
          <table:table-cell table:formula="of:=([.H31]*5)/100" office:value-type="float" office:value="-0.804235" calcext:value-type="float">
            <text:p>-0,8042</text:p>
          </table:table-cell>
          <table:table-cell office:value-type="float" office:value="-9.5973" calcext:value-type="float">
            <text:p>-9,5973</text:p>
          </table:table-cell>
          <table:table-cell table:formula="of:=([.J31]*5)/100" office:value-type="float" office:value="-0.479865" calcext:value-type="float">
            <text:p>-0,4799</text:p>
          </table:table-cell>
        </table:table-row>
        <table:table-row table:style-name="ro2">
          <table:table-cell office:value-type="string" calcext:value-type="string">
            <text:p>2-Oxoglutarate + CoA &lt;==&gt; Succinyl-CoA + CO2-mit</text:p>
          </table:table-cell>
          <table:table-cell office:value-type="string" calcext:value-type="string">
            <text:p>R08549</text:p>
          </table:table-cell>
          <table:table-cell office:value-type="string" calcext:value-type="string">
            <text:p>r_0832</text:p>
          </table:table-cell>
          <table:table-cell office:value-type="float" office:value="63.1757" calcext:value-type="float">
            <text:p>63,1757</text:p>
          </table:table-cell>
          <table:table-cell table:formula="of:=([.D32]*1.5)/100" office:value-type="float" office:value="0.9476355" calcext:value-type="float">
            <text:p>0,9476</text:p>
          </table:table-cell>
          <table:table-cell office:value-type="float" office:value="70.2265" calcext:value-type="float">
            <text:p>70,2265</text:p>
          </table:table-cell>
          <table:table-cell table:formula="of:=([.F32]*1)/100" office:value-type="float" office:value="0.702265" calcext:value-type="float">
            <text:p>0,7023</text:p>
          </table:table-cell>
          <table:table-cell office:value-type="float" office:value="31.2169" calcext:value-type="float">
            <text:p>31,2169</text:p>
          </table:table-cell>
          <table:table-cell table:formula="of:=([.H32]*5)/100" office:value-type="float" office:value="1.560845" calcext:value-type="float">
            <text:p>1,5608</text:p>
          </table:table-cell>
          <table:table-cell office:value-type="float" office:value="57.1141" calcext:value-type="float">
            <text:p>57,1141</text:p>
          </table:table-cell>
          <table:table-cell table:formula="of:=([.J32]*5)/100" office:value-type="float" office:value="2.855705" calcext:value-type="float">
            <text:p>2,8557</text:p>
          </table:table-cell>
        </table:table-row>
        <table:table-row table:style-name="ro2">
          <table:table-cell office:value-type="string" calcext:value-type="string">
            <text:p>Oxaloacetate-mit &lt;==&gt; Phosphoenolpyruvate</text:p>
          </table:table-cell>
          <table:table-cell office:value-type="string" calcext:value-type="string">
            <text:p>R00431</text:p>
          </table:table-cell>
          <table:table-cell office:value-type="string" calcext:value-type="string">
            <text:p>r_0884</text:p>
          </table:table-cell>
          <table:table-cell office:value-type="float" office:value="0" calcext:value-type="float">
            <text:p>0,0000</text:p>
          </table:table-cell>
          <table:table-cell table:formula="of:=([.D33]*1.5)/100" office:value-type="float" office:value="0" calcext:value-type="float">
            <text:p>0,0000</text:p>
          </table:table-cell>
          <table:table-cell office:value-type="float" office:value="0" calcext:value-type="float">
            <text:p>0,0000</text:p>
          </table:table-cell>
          <table:table-cell table:formula="of:=([.F33]*1)/100" office:value-type="float" office:value="0" calcext:value-type="float">
            <text:p>0,0000</text:p>
          </table:table-cell>
          <table:table-cell office:value-type="float" office:value="22.328" calcext:value-type="float">
            <text:p>22,3280</text:p>
          </table:table-cell>
          <table:table-cell table:formula="of:=([.H33]*5)/100" office:value-type="float" office:value="1.1164" calcext:value-type="float">
            <text:p>1,1164</text:p>
          </table:table-cell>
          <table:table-cell office:value-type="float" office:value="13.7584" calcext:value-type="float">
            <text:p>13,7584</text:p>
          </table:table-cell>
          <table:table-cell table:formula="of:=([.J33]*5)/100" office:value-type="float" office:value="0.68792" calcext:value-type="float">
            <text:p>0,6879</text:p>
          </table:table-cell>
        </table:table-row>
        <table:table-row table:style-name="ro2">
          <table:table-cell office:value-type="string" calcext:value-type="string">
            <text:p>D-Glucono-1,5-lactone-6-phosphate &lt;==&gt; 6-Phospho-D-gluconate</text:p>
          </table:table-cell>
          <table:table-cell office:value-type="string" calcext:value-type="string">
            <text:p>R02035</text:p>
          </table:table-cell>
          <table:table-cell office:value-type="string" calcext:value-type="string">
            <text:p>r_0091</text:p>
          </table:table-cell>
          <table:table-cell office:value-type="float" office:value="344.5946" calcext:value-type="float">
            <text:p>344,5946</text:p>
          </table:table-cell>
          <table:table-cell table:formula="of:=([.D34]*1.5)/100" office:value-type="float" office:value="5.168919" calcext:value-type="float">
            <text:p>5,1689</text:p>
          </table:table-cell>
          <table:table-cell office:value-type="float" office:value="32.6861" calcext:value-type="float">
            <text:p>32,6861</text:p>
          </table:table-cell>
          <table:table-cell table:formula="of:=([.F34]*1)/100" office:value-type="float" office:value="0.326861" calcext:value-type="float">
            <text:p>0,3269</text:p>
          </table:table-cell>
          <table:table-cell office:value-type="float" office:value="0" calcext:value-type="float">
            <text:p>0,0000</text:p>
          </table:table-cell>
          <table:table-cell table:formula="of:=([.H34]*5)/100" office:value-type="float" office:value="0" calcext:value-type="float">
            <text:p>0,0000</text:p>
          </table:table-cell>
          <table:table-cell office:value-type="float" office:value="0" calcext:value-type="float">
            <text:p>0,0000</text:p>
          </table:table-cell>
          <table:table-cell table:formula="of:=([.J34]*5)/100" office:value-type="float" office:value="0" calcext:value-type="float">
            <text:p>0,0000</text:p>
          </table:table-cell>
        </table:table-row>
        <table:table-row table:style-name="ro2">
          <table:table-cell office:value-type="string" calcext:value-type="string">
            <text:p>D-Ribulose-5-phosphate &lt;==&gt; D-Xylulose-5-phosphate</text:p>
          </table:table-cell>
          <table:table-cell office:value-type="string" calcext:value-type="string">
            <text:p>R01529</text:p>
          </table:table-cell>
          <table:table-cell office:value-type="string" calcext:value-type="string">
            <text:p>r_0984</text:p>
          </table:table-cell>
          <table:table-cell office:value-type="float" office:value="20.6081" calcext:value-type="float">
            <text:p>20,6081</text:p>
          </table:table-cell>
          <table:table-cell table:formula="of:=([.D35]*1.5)/100" office:value-type="float" office:value="0.3091215" calcext:value-type="float">
            <text:p>0,3091</text:p>
          </table:table-cell>
          <table:table-cell office:value-type="float" office:value="19.4175" calcext:value-type="float">
            <text:p>19,4175</text:p>
          </table:table-cell>
          <table:table-cell table:formula="of:=([.F35]*1)/100" office:value-type="float" office:value="0.194175" calcext:value-type="float">
            <text:p>0,1942</text:p>
          </table:table-cell>
          <table:table-cell office:value-type="float" office:value="-0.7407" calcext:value-type="float">
            <text:p>-0,7407</text:p>
          </table:table-cell>
          <table:table-cell table:formula="of:=([.H35]*5)/100" office:value-type="float" office:value="-0.037035" calcext:value-type="float">
            <text:p>-0,0370</text:p>
          </table:table-cell>
          <table:table-cell office:value-type="float" office:value="-1.2759" calcext:value-type="float">
            <text:p>-1,2759</text:p>
          </table:table-cell>
          <table:table-cell table:formula="of:=([.J35]*5)/100" office:value-type="float" office:value="-0.063795" calcext:value-type="float">
            <text:p>-0,0638</text:p>
          </table:table-cell>
        </table:table-row>
        <table:table-row table:style-name="ro2">
          <table:table-cell office:value-type="string" calcext:value-type="string">
            <text:p>D-Ribose-5-phosphate &lt;==&gt; D-Ribulose-5-phosphate</text:p>
          </table:table-cell>
          <table:table-cell office:value-type="string" calcext:value-type="string">
            <text:p>R01056</text:p>
          </table:table-cell>
          <table:table-cell office:value-type="string" calcext:value-type="string">
            <text:p>r_0982</text:p>
          </table:table-cell>
          <table:table-cell office:value-type="float" office:value="11.1486" calcext:value-type="float">
            <text:p>11,1486</text:p>
          </table:table-cell>
          <table:table-cell table:formula="of:=([.D36]*1.5)/100" office:value-type="float" office:value="0.167229" calcext:value-type="float">
            <text:p>0,1672</text:p>
          </table:table-cell>
          <table:table-cell office:value-type="float" office:value="10.6796" calcext:value-type="float">
            <text:p>10,6796</text:p>
          </table:table-cell>
          <table:table-cell table:formula="of:=([.F36]*1)/100" office:value-type="float" office:value="0.106796" calcext:value-type="float">
            <text:p>0,1068</text:p>
          </table:table-cell>
          <table:table-cell office:value-type="float" office:value="-0.1058" calcext:value-type="float">
            <text:p>-0,1058</text:p>
          </table:table-cell>
          <table:table-cell table:formula="of:=([.H36]*5)/100" office:value-type="float" office:value="-0.00529" calcext:value-type="float">
            <text:p>-0,0053</text:p>
          </table:table-cell>
          <table:table-cell office:value-type="float" office:value="-0.0159" calcext:value-type="float">
            <text:p>-0,0159</text:p>
          </table:table-cell>
          <table:table-cell table:formula="of:=([.J36]*5)/100" office:value-type="float" office:value="-0.000795" calcext:value-type="float">
            <text:p>-0,0008</text:p>
          </table:table-cell>
        </table:table-row>
        <table:table-row table:style-name="ro2">
          <table:table-cell office:value-type="string" calcext:value-type="string">
            <text:p>Acetate(ex) &lt;==&gt; Acetat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r_1634</text:p>
          </table:table-cell>
          <table:table-cell office:value-type="float" office:value="20.6081" calcext:value-type="float">
            <text:p>20,6081</text:p>
          </table:table-cell>
          <table:table-cell table:formula="of:=([.D37]*1.5)/100" office:value-type="float" office:value="0.3091215" calcext:value-type="float">
            <text:p>0,3091</text:p>
          </table:table-cell>
          <table:table-cell office:value-type="float" office:value="19.7411" calcext:value-type="float">
            <text:p>19,7411</text:p>
          </table:table-cell>
          <table:table-cell table:formula="of:=([.F37]*1)/100" office:value-type="float" office:value="0.197411" calcext:value-type="float">
            <text:p>0,1974</text:p>
          </table:table-cell>
          <table:table-cell office:value-type="float" office:value="100" calcext:value-type="float">
            <text:p>100,0000</text:p>
          </table:table-cell>
          <table:table-cell table:formula="of:=([.H37]*5)/100" office:value-type="float" office:value="5" calcext:value-type="float">
            <text:p>5,0000</text:p>
          </table:table-cell>
          <table:table-cell office:value-type="float" office:value="100" calcext:value-type="float">
            <text:p>100,0000</text:p>
          </table:table-cell>
          <table:table-cell table:formula="of:=([.J37]*5)/100" office:value-type="float" office:value="5" calcext:value-type="float">
            <text:p>5,0000</text:p>
          </table:table-cell>
        </table:table-row>
        <table:table-row table:style-name="ro4" table:number-rows-repeated="3">
          <table:table-cell table:number-columns-repeated="3"/>
          <table:table-cell table:style-name="Default" table:number-columns-repeated="8"/>
        </table:table-row>
        <table:table-row table:style-name="ro2">
          <table:table-cell table:style-name="ce18"/>
          <table:table-cell table:number-columns-repeated="2"/>
          <table:table-cell table:style-name="Default" table:number-columns-repeated="8"/>
        </table:table-row>
      </table:table>
      <table:table table:name="case 14" table:style-name="ta1">
        <office:forms form:automatic-focus="false" form:apply-design-mode="false"/>
        <table:table-column table:style-name="co27" table:default-cell-style-name="ce8"/>
        <table:table-column table:style-name="co28" table:default-cell-style-name="ce4"/>
        <table:table-column table:style-name="co29" table:default-cell-style-name="ce4"/>
        <table:table-column table:style-name="co30" table:default-cell-style-name="ce4"/>
        <table:table-column table:style-name="co31" table:default-cell-style-name="ce4"/>
        <table:table-column table:style-name="co32" table:default-cell-style-name="ce4"/>
        <table:table-column table:style-name="co33" table:default-cell-style-name="ce4"/>
        <table:table-column table:style-name="co34" table:default-cell-style-name="ce4"/>
        <table:table-column table:style-name="co35" table:default-cell-style-name="ce4"/>
        <table:table-column table:style-name="co36" table:default-cell-style-name="ce24"/>
        <table:table-column table:style-name="co37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8" table:number-columns-repeated="19" table:default-cell-style-name="Default"/>
        <table:table-row table:style-name="ro5">
          <table:table-cell office:value-type="string" calcext:value-type="string">
            <text:p>Reaction</text:p>
          </table:table-cell>
          <table:table-cell office:value-type="string" calcext:value-type="string">
            <text:p>Reaction_name</text:p>
          </table:table-cell>
          <table:table-cell office:value-type="string" calcext:value-type="string">
            <text:p>Yeast7_ID</text:p>
          </table:table-cell>
          <table:table-cell office:value-type="string" calcext:value-type="string">
            <text:p>wild type rel flux</text:p>
          </table:table-cell>
          <table:table-cell table:style-name="ce22" office:value-type="string" calcext:value-type="string">
            <text:p>wild type exp flux</text:p>
          </table:table-cell>
          <table:table-cell office:value-type="string" calcext:value-type="string">
            <text:p>REG1 rel flux</text:p>
          </table:table-cell>
          <table:table-cell office:value-type="string" calcext:value-type="string">
            <text:p>REG1 exp flux</text:p>
          </table:table-cell>
          <table:table-cell office:value-type="string" calcext:value-type="string">
            <text:p>MIG1/MIG2 rel flux</text:p>
          </table:table-cell>
          <table:table-cell office:value-type="string" calcext:value-type="string">
            <text:p>MIG1/MIG2 exp flux</text:p>
          </table:table-cell>
          <table:table-cell table:style-name="ce4" office:value-type="string" calcext:value-type="string">
            <text:p>MIG1 rel flux</text:p>
          </table:table-cell>
          <table:table-cell table:style-name="ce4" office:value-type="string" calcext:value-type="string">
            <text:p>MIG1 exp flux</text:p>
          </table:table-cell>
          <table:table-cell table:style-name="ce4" office:value-type="string" calcext:value-type="string">
            <text:p>GRR1 rel flux</text:p>
          </table:table-cell>
          <table:table-cell table:style-name="ce4" office:value-type="string" calcext:value-type="string">
            <text:p>GRR1 exp flux</text:p>
          </table:table-cell>
          <table:table-cell table:style-name="ce4" office:value-type="string" calcext:value-type="string">
            <text:p>HXK2 rel flux</text:p>
          </table:table-cell>
          <table:table-cell table:style-name="ce4" office:value-type="string" calcext:value-type="string">
            <text:p>HXK2 exp flux</text:p>
          </table:table-cell>
          <table:table-cell table:style-name="ce11" table:number-columns-repeated="3"/>
          <table:table-cell table:number-columns-repeated="16"/>
        </table:table-row>
        <table:table-row table:style-name="ro5">
          <table:table-cell table:style-name="ce1" office:value-type="string" calcext:value-type="string">
            <text:p>D-Glucose(ex) &lt;==&gt; D-Glucose-6-phosphate</text:p>
          </table:table-cell>
          <table:table-cell table:style-name="ce3" office:value-type="string" calcext:value-type="string">
            <text:p>R01786</text:p>
          </table:table-cell>
          <table:table-cell table:style-name="ce3" office:value-type="string" calcext:value-type="string">
            <text:p>r_0534</text:p>
          </table:table-cell>
          <table:table-cell table:style-name="ce21" office:value-type="float" office:value="100" calcext:value-type="float">
            <text:p>100,0000</text:p>
          </table:table-cell>
          <table:table-cell table:style-name="ce21" table:formula="of:=([.D2]*1.5)/100" office:value-type="float" office:value="1.5" calcext:value-type="float">
            <text:p>1,5000</text:p>
          </table:table-cell>
          <table:table-cell table:style-name="ce21" office:value-type="float" office:value="100" calcext:value-type="float">
            <text:p>100,0000</text:p>
          </table:table-cell>
          <table:table-cell table:style-name="ce21" table:formula="of:=([.F2]*1.5)/100" office:value-type="float" office:value="1.5" calcext:value-type="float">
            <text:p>1,5000</text:p>
          </table:table-cell>
          <table:table-cell table:style-name="ce21" office:value-type="float" office:value="100" calcext:value-type="float">
            <text:p>100,0000</text:p>
          </table:table-cell>
          <table:table-cell table:style-name="ce21" table:formula="of:=([.H2]*1.5)/100" office:value-type="float" office:value="1.5" calcext:value-type="float">
            <text:p>1,5000</text:p>
          </table:table-cell>
          <table:table-cell table:style-name="ce21" office:value-type="float" office:value="100" calcext:value-type="float">
            <text:p>100,0000</text:p>
          </table:table-cell>
          <table:table-cell table:style-name="ce21" table:formula="of:=([.J2]*1.5)/100" office:value-type="float" office:value="1.5" calcext:value-type="float">
            <text:p>1,5000</text:p>
          </table:table-cell>
          <table:table-cell table:style-name="ce21" office:value-type="float" office:value="100" calcext:value-type="float">
            <text:p>100,0000</text:p>
          </table:table-cell>
          <table:table-cell table:style-name="ce21" table:formula="of:=([.L2]*1.5)/100" office:value-type="float" office:value="1.5" calcext:value-type="float">
            <text:p>1,5000</text:p>
          </table:table-cell>
          <table:table-cell table:style-name="ce21" office:value-type="float" office:value="100" calcext:value-type="float">
            <text:p>100,0000</text:p>
          </table:table-cell>
          <table:table-cell table:style-name="ce21" table:formula="of:=([.N2]*1.5)/100" office:value-type="float" office:value="1.5" calcext:value-type="float">
            <text:p>1,5000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Pyruvate &lt;==&gt; Phosphoenolpyruvate</text:p>
          </table:table-cell>
          <table:table-cell table:style-name="ce3" office:value-type="string" calcext:value-type="string">
            <text:p>R00200</text:p>
          </table:table-cell>
          <table:table-cell table:style-name="ce3" office:value-type="string" calcext:value-type="string">
            <text:p>r_0962</text:p>
          </table:table-cell>
          <table:table-cell table:style-name="ce21" office:value-type="float" office:value="164.821428571429" calcext:value-type="float">
            <text:p>164,8214</text:p>
          </table:table-cell>
          <table:table-cell table:style-name="ce21" table:formula="of:=([.D3]*1.5)/100" office:value-type="float" office:value="2.47232142857144" calcext:value-type="float">
            <text:p>2,4723</text:p>
          </table:table-cell>
          <table:table-cell table:style-name="ce21" office:value-type="float" office:value="171.171171171171" calcext:value-type="float">
            <text:p>171,1712</text:p>
          </table:table-cell>
          <table:table-cell table:style-name="ce21" table:formula="of:=([.F3]*1.5)/100" office:value-type="float" office:value="2.56756756756757" calcext:value-type="float">
            <text:p>2,5676</text:p>
          </table:table-cell>
          <table:table-cell table:style-name="ce21" office:value-type="float" office:value="158.421052631579" calcext:value-type="float">
            <text:p>158,4211</text:p>
          </table:table-cell>
          <table:table-cell table:style-name="ce21" table:formula="of:=([.H3]*1.5)/100" office:value-type="float" office:value="2.37631578947368" calcext:value-type="float">
            <text:p>2,3763</text:p>
          </table:table-cell>
          <table:table-cell table:style-name="ce21" office:value-type="float" office:value="171.138211382114" calcext:value-type="float">
            <text:p>171,1382</text:p>
          </table:table-cell>
          <table:table-cell table:style-name="ce21" table:formula="of:=([.J3]*1.5)/100" office:value-type="float" office:value="2.56707317073171" calcext:value-type="float">
            <text:p>2,5671</text:p>
          </table:table-cell>
          <table:table-cell table:style-name="ce21" office:value-type="float" office:value="169.230769230769" calcext:value-type="float">
            <text:p>169,2308</text:p>
          </table:table-cell>
          <table:table-cell table:style-name="ce21" table:formula="of:=([.L3]*1.5)/100" office:value-type="float" office:value="2.53846153846153" calcext:value-type="float">
            <text:p>2,5385</text:p>
          </table:table-cell>
          <table:table-cell table:style-name="ce21" office:value-type="float" office:value="167.692307692308" calcext:value-type="float">
            <text:p>167,6923</text:p>
          </table:table-cell>
          <table:table-cell table:style-name="ce21" table:formula="of:=([.N3]*1.5)/100" office:value-type="float" office:value="2.51538461538462" calcext:value-type="float">
            <text:p>2,5154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Pyruvate-mit + CoA &lt;==&gt; Acetyl-CoA-mit + CO2-mit</text:p>
          </table:table-cell>
          <table:table-cell table:style-name="ce3" office:value-type="string" calcext:value-type="string">
            <text:p>R00209</text:p>
          </table:table-cell>
          <table:table-cell table:style-name="ce3" office:value-type="string" calcext:value-type="string">
            <text:p>r_0961</text:p>
          </table:table-cell>
          <table:table-cell table:style-name="ce21" office:value-type="float" office:value="2.23214285714286" calcext:value-type="float">
            <text:p>2,2321</text:p>
          </table:table-cell>
          <table:table-cell table:style-name="ce21" table:formula="of:=([.D4]*1.5)/100" office:value-type="float" office:value="0.0334821428571429" calcext:value-type="float">
            <text:p>0,0335</text:p>
          </table:table-cell>
          <table:table-cell table:style-name="ce21" office:value-type="float" office:value="3.87387387387387" calcext:value-type="float">
            <text:p>3,8739</text:p>
          </table:table-cell>
          <table:table-cell table:style-name="ce21" table:formula="of:=([.F4]*1.5)/100" office:value-type="float" office:value="0.0581081081081081" calcext:value-type="float">
            <text:p>0,0581</text:p>
          </table:table-cell>
          <table:table-cell table:style-name="ce21" office:value-type="float" office:value="0.657894736842105" calcext:value-type="float">
            <text:p>0,6579</text:p>
          </table:table-cell>
          <table:table-cell table:style-name="ce21" table:formula="of:=([.H4]*1.5)/100" office:value-type="float" office:value="0.00986842105263158" calcext:value-type="float">
            <text:p>0,0099</text:p>
          </table:table-cell>
          <table:table-cell table:style-name="ce21" office:value-type="float" office:value="0" calcext:value-type="float">
            <text:p>0,0000</text:p>
          </table:table-cell>
          <table:table-cell table:style-name="ce21" table:formula="of:=([.J4]*1.5)/100" office:value-type="float" office:value="0" calcext:value-type="float">
            <text:p>0,0000</text:p>
          </table:table-cell>
          <table:table-cell table:style-name="ce21" office:value-type="float" office:value="44.8076923076923" calcext:value-type="float">
            <text:p>44,8077</text:p>
          </table:table-cell>
          <table:table-cell table:style-name="ce21" table:formula="of:=([.L4]*1.5)/100" office:value-type="float" office:value="0.672115384615385" calcext:value-type="float">
            <text:p>0,6721</text:p>
          </table:table-cell>
          <table:table-cell table:style-name="ce21" office:value-type="float" office:value="47.6923076923077" calcext:value-type="float">
            <text:p>47,6923</text:p>
          </table:table-cell>
          <table:table-cell table:style-name="ce21" table:formula="of:=([.N4]*1.5)/100" office:value-type="float" office:value="0.715384615384616" calcext:value-type="float">
            <text:p>0,7154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Isocitrate &lt;==&gt; 2-Oxoglutarate + CO2-mit</text:p>
          </table:table-cell>
          <table:table-cell table:style-name="ce3" office:value-type="string" calcext:value-type="string">
            <text:p>R00267</text:p>
          </table:table-cell>
          <table:table-cell table:style-name="ce3" office:value-type="string" calcext:value-type="string">
            <text:p>r_2131</text:p>
          </table:table-cell>
          <table:table-cell table:style-name="ce21" office:value-type="float" office:value="3.83928571428571" calcext:value-type="float">
            <text:p>3,8393</text:p>
          </table:table-cell>
          <table:table-cell table:style-name="ce21" table:formula="of:=([.D5]*1.5)/100" office:value-type="float" office:value="0.0575892857142857" calcext:value-type="float">
            <text:p>0,0576</text:p>
          </table:table-cell>
          <table:table-cell table:style-name="ce21" office:value-type="float" office:value="4.86486486486487" calcext:value-type="float">
            <text:p>4,8649</text:p>
          </table:table-cell>
          <table:table-cell table:style-name="ce21" table:formula="of:=([.F5]*1.5)/100" office:value-type="float" office:value="0.0729729729729731" calcext:value-type="float">
            <text:p>0,0730</text:p>
          </table:table-cell>
          <table:table-cell table:style-name="ce21" office:value-type="float" office:value="2.76315789473684" calcext:value-type="float">
            <text:p>2,7632</text:p>
          </table:table-cell>
          <table:table-cell table:style-name="ce21" table:formula="of:=([.H5]*1.5)/100" office:value-type="float" office:value="0.0414473684210526" calcext:value-type="float">
            <text:p>0,0414</text:p>
          </table:table-cell>
          <table:table-cell table:style-name="ce21" office:value-type="float" office:value="2.68292682926829" calcext:value-type="float">
            <text:p>2,6829</text:p>
          </table:table-cell>
          <table:table-cell table:style-name="ce21" table:formula="of:=([.J5]*1.5)/100" office:value-type="float" office:value="0.0402439024390243" calcext:value-type="float">
            <text:p>0,0402</text:p>
          </table:table-cell>
          <table:table-cell table:style-name="ce21" office:value-type="float" office:value="43.8461538461538" calcext:value-type="float">
            <text:p>43,8462</text:p>
          </table:table-cell>
          <table:table-cell table:style-name="ce21" table:formula="of:=([.L5]*1.5)/100" office:value-type="float" office:value="0.657692307692307" calcext:value-type="float">
            <text:p>0,6577</text:p>
          </table:table-cell>
          <table:table-cell table:style-name="ce21" office:value-type="float" office:value="46.7307692307692" calcext:value-type="float">
            <text:p>46,7308</text:p>
          </table:table-cell>
          <table:table-cell table:style-name="ce21" table:formula="of:=([.N5]*1.5)/100" office:value-type="float" office:value="0.700961538461538" calcext:value-type="float">
            <text:p>0,7010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Citrate + CoA &lt;==&gt; Acetyl-CoA-mit + Oxaloacetate-mit</text:p>
          </table:table-cell>
          <table:table-cell table:style-name="ce3" office:value-type="string" calcext:value-type="string">
            <text:p>R00351</text:p>
          </table:table-cell>
          <table:table-cell table:style-name="ce3" office:value-type="string" calcext:value-type="string">
            <text:p>r_0300</text:p>
          </table:table-cell>
          <table:table-cell table:style-name="ce21" office:value-type="float" office:value="3.83928571428571" calcext:value-type="float">
            <text:p>3,8393</text:p>
          </table:table-cell>
          <table:table-cell table:style-name="ce21" table:formula="of:=([.D6]*1.5)/100" office:value-type="float" office:value="0.0575892857142857" calcext:value-type="float">
            <text:p>0,0576</text:p>
          </table:table-cell>
          <table:table-cell table:style-name="ce21" office:value-type="float" office:value="0" calcext:value-type="float">
            <text:p>0,0000</text:p>
          </table:table-cell>
          <table:table-cell table:style-name="ce21" table:formula="of:=([.F6]*1.5)/100" office:value-type="float" office:value="0" calcext:value-type="float">
            <text:p>0,0000</text:p>
          </table:table-cell>
          <table:table-cell table:style-name="ce21" office:value-type="float" office:value="0" calcext:value-type="float">
            <text:p>0,0000</text:p>
          </table:table-cell>
          <table:table-cell table:style-name="ce21" table:formula="of:=([.H6]*1.5)/100" office:value-type="float" office:value="0" calcext:value-type="float">
            <text:p>0,0000</text:p>
          </table:table-cell>
          <table:table-cell table:style-name="ce21" office:value-type="float" office:value="0" calcext:value-type="float">
            <text:p>0,0000</text:p>
          </table:table-cell>
          <table:table-cell table:style-name="ce21" table:formula="of:=([.J6]*1.5)/100" office:value-type="float" office:value="0" calcext:value-type="float">
            <text:p>0,0000</text:p>
          </table:table-cell>
          <table:table-cell table:style-name="ce21" office:value-type="float" office:value="0" calcext:value-type="float">
            <text:p>0,0000</text:p>
          </table:table-cell>
          <table:table-cell table:style-name="ce21" table:formula="of:=([.L6]*1.5)/100" office:value-type="float" office:value="0" calcext:value-type="float">
            <text:p>0,0000</text:p>
          </table:table-cell>
          <table:table-cell table:style-name="ce21" office:value-type="float" office:value="0" calcext:value-type="float">
            <text:p>0,0000</text:p>
          </table:table-cell>
          <table:table-cell table:style-name="ce21" table:formula="of:=([.N6]*1.5)/100" office:value-type="float" office:value="0" calcext:value-type="float">
            <text:p>0,0000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Succinate-mit + CoA &lt;==&gt; Succinyl-CoA</text:p>
          </table:table-cell>
          <table:table-cell table:style-name="ce3" office:value-type="string" calcext:value-type="string">
            <text:p>R00405</text:p>
          </table:table-cell>
          <table:table-cell table:style-name="ce3" office:value-type="string" calcext:value-type="string">
            <text:p>r_1022</text:p>
          </table:table-cell>
          <table:table-cell table:style-name="ce21" office:value-type="float" office:value="-0.982142857142857" calcext:value-type="float">
            <text:p>-0,9821</text:p>
          </table:table-cell>
          <table:table-cell table:style-name="ce21" table:formula="of:=([.D7]*1.5)/100" office:value-type="float" office:value="-0.0147321428571429" calcext:value-type="float">
            <text:p>-0,0147</text:p>
          </table:table-cell>
          <table:table-cell table:style-name="ce21" office:value-type="float" office:value="-1.89189189189189" calcext:value-type="float">
            <text:p>-1,8919</text:p>
          </table:table-cell>
          <table:table-cell table:style-name="ce21" table:formula="of:=([.F7]*1.5)/100" office:value-type="float" office:value="-0.0283783783783784" calcext:value-type="float">
            <text:p>-0,0284</text:p>
          </table:table-cell>
          <table:table-cell table:style-name="ce21" office:value-type="float" office:value="0" calcext:value-type="float">
            <text:p>0,0000</text:p>
          </table:table-cell>
          <table:table-cell table:style-name="ce21" table:formula="of:=([.H7]*1.5)/100" office:value-type="float" office:value="0" calcext:value-type="float">
            <text:p>0,0000</text:p>
          </table:table-cell>
          <table:table-cell table:style-name="ce21" office:value-type="float" office:value="0" calcext:value-type="float">
            <text:p>0,0000</text:p>
          </table:table-cell>
          <table:table-cell table:style-name="ce21" table:formula="of:=([.J7]*1.5)/100" office:value-type="float" office:value="0" calcext:value-type="float">
            <text:p>0,0000</text:p>
          </table:table-cell>
          <table:table-cell table:style-name="ce21" office:value-type="float" office:value="-40.1923076923077" calcext:value-type="float">
            <text:p>-40,1923</text:p>
          </table:table-cell>
          <table:table-cell table:style-name="ce21" table:formula="of:=([.L7]*1.5)/100" office:value-type="float" office:value="-0.602884615384615" calcext:value-type="float">
            <text:p>-0,6029</text:p>
          </table:table-cell>
          <table:table-cell table:style-name="ce21" office:value-type="float" office:value="-43.0769230769231" calcext:value-type="float">
            <text:p>-43,0769</text:p>
          </table:table-cell>
          <table:table-cell table:style-name="ce21" table:formula="of:=([.N7]*1.5)/100" office:value-type="float" office:value="-0.646153846153847" calcext:value-type="float">
            <text:p>-0,6462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Succinate-mit &lt;==&gt; Fumarate</text:p>
          </table:table-cell>
          <table:table-cell table:style-name="ce3" office:value-type="string" calcext:value-type="string">
            <text:p>R00402</text:p>
          </table:table-cell>
          <table:table-cell table:style-name="ce3" office:value-type="string" calcext:value-type="string">
            <text:p>r_0454</text:p>
          </table:table-cell>
          <table:table-cell table:style-name="ce21" office:value-type="float" office:value="0.982142857142857" calcext:value-type="float">
            <text:p>0,9821</text:p>
          </table:table-cell>
          <table:table-cell table:style-name="ce21" table:formula="of:=([.D8]*1.5)/100" office:value-type="float" office:value="0.0147321428571429" calcext:value-type="float">
            <text:p>0,0147</text:p>
          </table:table-cell>
          <table:table-cell table:style-name="ce21" office:value-type="float" office:value="1.89189189189189" calcext:value-type="float">
            <text:p>1,8919</text:p>
          </table:table-cell>
          <table:table-cell table:style-name="ce21" table:formula="of:=([.F8]*1.5)/100" office:value-type="float" office:value="0.0283783783783784" calcext:value-type="float">
            <text:p>0,0284</text:p>
          </table:table-cell>
          <table:table-cell table:style-name="ce21" office:value-type="float" office:value="0" calcext:value-type="float">
            <text:p>0,0000</text:p>
          </table:table-cell>
          <table:table-cell table:style-name="ce21" table:formula="of:=([.H8]*1.5)/100" office:value-type="float" office:value="0" calcext:value-type="float">
            <text:p>0,0000</text:p>
          </table:table-cell>
          <table:table-cell table:style-name="ce21" office:value-type="float" office:value="0" calcext:value-type="float">
            <text:p>0,0000</text:p>
          </table:table-cell>
          <table:table-cell table:style-name="ce21" table:formula="of:=([.J8]*1.5)/100" office:value-type="float" office:value="0" calcext:value-type="float">
            <text:p>0,0000</text:p>
          </table:table-cell>
          <table:table-cell table:style-name="ce21" office:value-type="float" office:value="40.1923076923077" calcext:value-type="float">
            <text:p>40,1923</text:p>
          </table:table-cell>
          <table:table-cell table:style-name="ce21" table:formula="of:=([.L8]*1.5)/100" office:value-type="float" office:value="0.602884615384615" calcext:value-type="float">
            <text:p>0,6029</text:p>
          </table:table-cell>
          <table:table-cell table:style-name="ce21" office:value-type="float" office:value="43.0769230769231" calcext:value-type="float">
            <text:p>43,0769</text:p>
          </table:table-cell>
          <table:table-cell table:style-name="ce21" table:formula="of:=([.N8]*1.5)/100" office:value-type="float" office:value="0.646153846153847" calcext:value-type="float">
            <text:p>0,6462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D-Glyceraldehyde-3-phosphate &lt;==&gt; Glycerone-phosphate</text:p>
          </table:table-cell>
          <table:table-cell table:style-name="ce3" office:value-type="string" calcext:value-type="string">
            <text:p>R01015</text:p>
          </table:table-cell>
          <table:table-cell table:style-name="ce3" office:value-type="string" calcext:value-type="string">
            <text:p>r_1054</text:p>
          </table:table-cell>
          <table:table-cell table:style-name="ce21" office:value-type="float" office:value="-88.3035714285714" calcext:value-type="float">
            <text:p>-88,3036</text:p>
          </table:table-cell>
          <table:table-cell table:style-name="ce21" table:formula="of:=([.D9]*1.5)/100" office:value-type="float" office:value="-1.32455357142857" calcext:value-type="float">
            <text:p>-1,3246</text:p>
          </table:table-cell>
          <table:table-cell table:style-name="ce21" office:value-type="float" office:value="-88.5585585585586" calcext:value-type="float">
            <text:p>-88,5586</text:p>
          </table:table-cell>
          <table:table-cell table:style-name="ce21" table:formula="of:=([.F9]*1.5)/100" office:value-type="float" office:value="-1.32837837837838" calcext:value-type="float">
            <text:p>-1,3284</text:p>
          </table:table-cell>
          <table:table-cell table:style-name="ce21" office:value-type="float" office:value="-88.0263157894737" calcext:value-type="float">
            <text:p>-88,0263</text:p>
          </table:table-cell>
          <table:table-cell table:style-name="ce21" table:formula="of:=([.H9]*1.5)/100" office:value-type="float" office:value="-1.32039473684211" calcext:value-type="float">
            <text:p>-1,3204</text:p>
          </table:table-cell>
          <table:table-cell table:style-name="ce21" office:value-type="float" office:value="-89.1869918699187" calcext:value-type="float">
            <text:p>-89,1870</text:p>
          </table:table-cell>
          <table:table-cell table:style-name="ce21" table:formula="of:=([.J9]*1.5)/100" office:value-type="float" office:value="-1.33780487804878" calcext:value-type="float">
            <text:p>-1,3378</text:p>
          </table:table-cell>
          <table:table-cell table:style-name="ce21" office:value-type="float" office:value="-86.9230769230769" calcext:value-type="float">
            <text:p>-86,9231</text:p>
          </table:table-cell>
          <table:table-cell table:style-name="ce21" table:formula="of:=([.L9]*1.5)/100" office:value-type="float" office:value="-1.30384615384615" calcext:value-type="float">
            <text:p>-1,3038</text:p>
          </table:table-cell>
          <table:table-cell table:style-name="ce21" office:value-type="float" office:value="-85.1923076923077" calcext:value-type="float">
            <text:p>-85,1923</text:p>
          </table:table-cell>
          <table:table-cell table:style-name="ce21" table:formula="of:=([.N9]*1.5)/100" office:value-type="float" office:value="-1.27788461538462" calcext:value-type="float">
            <text:p>-1,2779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D-Glyceraldehyde-3-phosphate &lt;==&gt; 3-Phospho-D-glyceroyl-phosphate</text:p>
          </table:table-cell>
          <table:table-cell table:style-name="ce3" office:value-type="string" calcext:value-type="string">
            <text:p>R01061</text:p>
          </table:table-cell>
          <table:table-cell table:style-name="ce3" office:value-type="string" calcext:value-type="string">
            <text:p>r_0486</text:p>
          </table:table-cell>
          <table:table-cell table:style-name="ce21" office:value-type="float" office:value="166.25" calcext:value-type="float">
            <text:p>166,2500</text:p>
          </table:table-cell>
          <table:table-cell table:style-name="ce21" table:formula="of:=([.D10]*1.5)/100" office:value-type="float" office:value="2.49375" calcext:value-type="float">
            <text:p>2,4938</text:p>
          </table:table-cell>
          <table:table-cell table:style-name="ce21" office:value-type="float" office:value="172.702702702703" calcext:value-type="float">
            <text:p>172,7027</text:p>
          </table:table-cell>
          <table:table-cell table:style-name="ce21" table:formula="of:=([.F10]*1.5)/100" office:value-type="float" office:value="2.59054054054054" calcext:value-type="float">
            <text:p>2,5905</text:p>
          </table:table-cell>
          <table:table-cell table:style-name="ce21" office:value-type="float" office:value="159.868421052632" calcext:value-type="float">
            <text:p>159,8684</text:p>
          </table:table-cell>
          <table:table-cell table:style-name="ce21" table:formula="of:=([.H10]*1.5)/100" office:value-type="float" office:value="2.39802631578948" calcext:value-type="float">
            <text:p>2,3980</text:p>
          </table:table-cell>
          <table:table-cell table:style-name="ce21" office:value-type="float" office:value="172.520325203252" calcext:value-type="float">
            <text:p>172,5203</text:p>
          </table:table-cell>
          <table:table-cell table:style-name="ce21" table:formula="of:=([.J10]*1.5)/100" office:value-type="float" office:value="2.58780487804878" calcext:value-type="float">
            <text:p>2,5878</text:p>
          </table:table-cell>
          <table:table-cell table:style-name="ce21" office:value-type="float" office:value="170.961538461538" calcext:value-type="float">
            <text:p>170,9615</text:p>
          </table:table-cell>
          <table:table-cell table:style-name="ce21" table:formula="of:=([.L10]*1.5)/100" office:value-type="float" office:value="2.56442307692307" calcext:value-type="float">
            <text:p>2,5644</text:p>
          </table:table-cell>
          <table:table-cell table:style-name="ce21" office:value-type="float" office:value="169.423076923077" calcext:value-type="float">
            <text:p>169,4231</text:p>
          </table:table-cell>
          <table:table-cell table:style-name="ce21" table:formula="of:=([.N10]*1.5)/100" office:value-type="float" office:value="2.54134615384615" calcext:value-type="float">
            <text:p>2,5413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D-Fructose-1,6-bisphosphate &lt;==&gt; Glycerone-phosphate + D-Glyceraldehyde-3-phosphate</text:p>
          </table:table-cell>
          <table:table-cell table:style-name="ce3" office:value-type="string" calcext:value-type="string">
            <text:p>R01070</text:p>
          </table:table-cell>
          <table:table-cell table:style-name="ce3" office:value-type="string" calcext:value-type="string">
            <text:p>r_0450</text:p>
          </table:table-cell>
          <table:table-cell table:style-name="ce21" office:value-type="float" office:value="88.3035714285714" calcext:value-type="float">
            <text:p>88,3036</text:p>
          </table:table-cell>
          <table:table-cell table:style-name="ce21" table:formula="of:=([.D11]*1.5)/100" office:value-type="float" office:value="1.32455357142857" calcext:value-type="float">
            <text:p>1,3246</text:p>
          </table:table-cell>
          <table:table-cell table:style-name="ce21" office:value-type="float" office:value="88.5585585585586" calcext:value-type="float">
            <text:p>88,5586</text:p>
          </table:table-cell>
          <table:table-cell table:style-name="ce21" table:formula="of:=([.F11]*1.5)/100" office:value-type="float" office:value="1.32837837837838" calcext:value-type="float">
            <text:p>1,3284</text:p>
          </table:table-cell>
          <table:table-cell table:style-name="ce21" office:value-type="float" office:value="88.0263157894737" calcext:value-type="float">
            <text:p>88,0263</text:p>
          </table:table-cell>
          <table:table-cell table:style-name="ce21" table:formula="of:=([.H11]*1.5)/100" office:value-type="float" office:value="1.32039473684211" calcext:value-type="float">
            <text:p>1,3204</text:p>
          </table:table-cell>
          <table:table-cell table:style-name="ce21" office:value-type="float" office:value="89.1869918699187" calcext:value-type="float">
            <text:p>89,1870</text:p>
          </table:table-cell>
          <table:table-cell table:style-name="ce21" table:formula="of:=([.J11]*1.5)/100" office:value-type="float" office:value="1.33780487804878" calcext:value-type="float">
            <text:p>1,3378</text:p>
          </table:table-cell>
          <table:table-cell table:style-name="ce21" office:value-type="float" office:value="86.9230769230769" calcext:value-type="float">
            <text:p>86,9231</text:p>
          </table:table-cell>
          <table:table-cell table:style-name="ce21" table:formula="of:=([.L11]*1.5)/100" office:value-type="float" office:value="1.30384615384615" calcext:value-type="float">
            <text:p>1,3038</text:p>
          </table:table-cell>
          <table:table-cell table:style-name="ce21" office:value-type="float" office:value="85.1923076923077" calcext:value-type="float">
            <text:p>85,1923</text:p>
          </table:table-cell>
          <table:table-cell table:style-name="ce21" table:formula="of:=([.N11]*1.5)/100" office:value-type="float" office:value="1.27788461538462" calcext:value-type="float">
            <text:p>1,2779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(S)-Malate-mit &lt;==&gt; Fumarate</text:p>
          </table:table-cell>
          <table:table-cell table:style-name="ce3" office:value-type="string" calcext:value-type="string">
            <text:p>R01082</text:p>
          </table:table-cell>
          <table:table-cell table:style-name="ce3" office:value-type="string" calcext:value-type="string">
            <text:p>r_0452</text:p>
          </table:table-cell>
          <table:table-cell table:style-name="ce21" office:value-type="float" office:value="-0.982142857142857" calcext:value-type="float">
            <text:p>-0,9821</text:p>
          </table:table-cell>
          <table:table-cell table:style-name="ce21" table:formula="of:=([.D12]*1.5)/100" office:value-type="float" office:value="-0.0147321428571429" calcext:value-type="float">
            <text:p>-0,0147</text:p>
          </table:table-cell>
          <table:table-cell table:style-name="ce21" office:value-type="float" office:value="-1.89189189189189" calcext:value-type="float">
            <text:p>-1,8919</text:p>
          </table:table-cell>
          <table:table-cell table:style-name="ce21" table:formula="of:=([.F12]*1.5)/100" office:value-type="float" office:value="-0.0283783783783784" calcext:value-type="float">
            <text:p>-0,0284</text:p>
          </table:table-cell>
          <table:table-cell table:style-name="ce21" office:value-type="float" office:value="0" calcext:value-type="float">
            <text:p>0,0000</text:p>
          </table:table-cell>
          <table:table-cell table:style-name="ce21" table:formula="of:=([.H12]*1.5)/100" office:value-type="float" office:value="0" calcext:value-type="float">
            <text:p>0,0000</text:p>
          </table:table-cell>
          <table:table-cell table:style-name="ce21" office:value-type="float" office:value="0" calcext:value-type="float">
            <text:p>0,0000</text:p>
          </table:table-cell>
          <table:table-cell table:style-name="ce21" table:formula="of:=([.J12]*1.5)/100" office:value-type="float" office:value="0" calcext:value-type="float">
            <text:p>0,0000</text:p>
          </table:table-cell>
          <table:table-cell table:style-name="ce21" office:value-type="float" office:value="-40.1923076923077" calcext:value-type="float">
            <text:p>-40,1923</text:p>
          </table:table-cell>
          <table:table-cell table:style-name="ce21" table:formula="of:=([.L12]*1.5)/100" office:value-type="float" office:value="-0.602884615384615" calcext:value-type="float">
            <text:p>-0,6029</text:p>
          </table:table-cell>
          <table:table-cell table:style-name="ce21" office:value-type="float" office:value="-43.0769230769231" calcext:value-type="float">
            <text:p>-43,0769</text:p>
          </table:table-cell>
          <table:table-cell table:style-name="ce21" table:formula="of:=([.N12]*1.5)/100" office:value-type="float" office:value="-0.646153846153847" calcext:value-type="float">
            <text:p>-0,6462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Citrate &lt;==&gt; Isocitrate</text:p>
          </table:table-cell>
          <table:table-cell table:style-name="ce3" office:value-type="string" calcext:value-type="string">
            <text:p>R01324</text:p>
          </table:table-cell>
          <table:table-cell table:style-name="ce3" office:value-type="string" calcext:value-type="string">
            <text:p>r_0302</text:p>
          </table:table-cell>
          <table:table-cell table:style-name="ce21" office:value-type="float" office:value="3.83928571428571" calcext:value-type="float">
            <text:p>3,8393</text:p>
          </table:table-cell>
          <table:table-cell table:style-name="ce21" table:formula="of:=([.D13]*1.5)/100" office:value-type="float" office:value="0.0575892857142857" calcext:value-type="float">
            <text:p>0,0576</text:p>
          </table:table-cell>
          <table:table-cell table:style-name="ce21" office:value-type="float" office:value="4.86486486486487" calcext:value-type="float">
            <text:p>4,8649</text:p>
          </table:table-cell>
          <table:table-cell table:style-name="ce21" table:formula="of:=([.F13]*1.5)/100" office:value-type="float" office:value="0.0729729729729731" calcext:value-type="float">
            <text:p>0,0730</text:p>
          </table:table-cell>
          <table:table-cell table:style-name="ce21" office:value-type="float" office:value="2.76315789473684" calcext:value-type="float">
            <text:p>2,7632</text:p>
          </table:table-cell>
          <table:table-cell table:style-name="ce21" table:formula="of:=([.H13]*1.5)/100" office:value-type="float" office:value="0.0414473684210526" calcext:value-type="float">
            <text:p>0,0414</text:p>
          </table:table-cell>
          <table:table-cell table:style-name="ce21" office:value-type="float" office:value="2.68292682926829" calcext:value-type="float">
            <text:p>2,6829</text:p>
          </table:table-cell>
          <table:table-cell table:style-name="ce21" table:formula="of:=([.J13]*1.5)/100" office:value-type="float" office:value="0.0402439024390243" calcext:value-type="float">
            <text:p>0,0402</text:p>
          </table:table-cell>
          <table:table-cell table:style-name="ce21" office:value-type="float" office:value="43.8461538461538" calcext:value-type="float">
            <text:p>43,8462</text:p>
          </table:table-cell>
          <table:table-cell table:style-name="ce21" table:formula="of:=([.L13]*1.5)/100" office:value-type="float" office:value="0.657692307692307" calcext:value-type="float">
            <text:p>0,6577</text:p>
          </table:table-cell>
          <table:table-cell table:style-name="ce21" office:value-type="float" office:value="46.7307692307692" calcext:value-type="float">
            <text:p>46,7308</text:p>
          </table:table-cell>
          <table:table-cell table:style-name="ce21" table:formula="of:=([.N13]*1.5)/100" office:value-type="float" office:value="0.700961538461538" calcext:value-type="float">
            <text:p>0,7010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3-Phospho-D-glycerate &lt;==&gt; 3-Phospho-D-glyceroyl-phosphate</text:p>
          </table:table-cell>
          <table:table-cell table:style-name="ce3" office:value-type="string" calcext:value-type="string">
            <text:p>R01512</text:p>
          </table:table-cell>
          <table:table-cell table:style-name="ce3" office:value-type="string" calcext:value-type="string">
            <text:p>r_0892</text:p>
          </table:table-cell>
          <table:table-cell table:style-name="ce21" office:value-type="float" office:value="-166.25" calcext:value-type="float">
            <text:p>-166,2500</text:p>
          </table:table-cell>
          <table:table-cell table:style-name="ce21" table:formula="of:=([.D14]*1.5)/100" office:value-type="float" office:value="-2.49375" calcext:value-type="float">
            <text:p>-2,4938</text:p>
          </table:table-cell>
          <table:table-cell table:style-name="ce21" office:value-type="float" office:value="-172.702702702703" calcext:value-type="float">
            <text:p>-172,7027</text:p>
          </table:table-cell>
          <table:table-cell table:style-name="ce21" table:formula="of:=([.F14]*1.5)/100" office:value-type="float" office:value="-2.59054054054054" calcext:value-type="float">
            <text:p>-2,5905</text:p>
          </table:table-cell>
          <table:table-cell table:style-name="ce21" office:value-type="float" office:value="-159.868421052632" calcext:value-type="float">
            <text:p>-159,8684</text:p>
          </table:table-cell>
          <table:table-cell table:style-name="ce21" table:formula="of:=([.H14]*1.5)/100" office:value-type="float" office:value="-2.39802631578948" calcext:value-type="float">
            <text:p>-2,3980</text:p>
          </table:table-cell>
          <table:table-cell table:style-name="ce21" office:value-type="float" office:value="-172.520325203252" calcext:value-type="float">
            <text:p>-172,5203</text:p>
          </table:table-cell>
          <table:table-cell table:style-name="ce21" table:formula="of:=([.J14]*1.5)/100" office:value-type="float" office:value="-2.58780487804878" calcext:value-type="float">
            <text:p>-2,5878</text:p>
          </table:table-cell>
          <table:table-cell table:style-name="ce21" office:value-type="float" office:value="-170.961538461538" calcext:value-type="float">
            <text:p>-170,9615</text:p>
          </table:table-cell>
          <table:table-cell table:style-name="ce21" table:formula="of:=([.L14]*1.5)/100" office:value-type="float" office:value="-2.56442307692307" calcext:value-type="float">
            <text:p>-2,5644</text:p>
          </table:table-cell>
          <table:table-cell table:style-name="ce21" office:value-type="float" office:value="-169.423076923077" calcext:value-type="float">
            <text:p>-169,4231</text:p>
          </table:table-cell>
          <table:table-cell table:style-name="ce21" table:formula="of:=([.N14]*1.5)/100" office:value-type="float" office:value="-2.54134615384615" calcext:value-type="float">
            <text:p>-2,5413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2-Phospho-D-glycerate &lt;==&gt; 3-Phospho-D-glycerate</text:p>
          </table:table-cell>
          <table:table-cell table:style-name="ce3" office:value-type="string" calcext:value-type="string">
            <text:p>R01518</text:p>
          </table:table-cell>
          <table:table-cell table:style-name="ce3" office:value-type="string" calcext:value-type="string">
            <text:p>r_0893</text:p>
          </table:table-cell>
          <table:table-cell table:style-name="ce21" office:value-type="float" office:value="-166.25" calcext:value-type="float">
            <text:p>-166,2500</text:p>
          </table:table-cell>
          <table:table-cell table:style-name="ce21" table:formula="of:=([.D15]*1.5)/100" office:value-type="float" office:value="-2.49375" calcext:value-type="float">
            <text:p>-2,4938</text:p>
          </table:table-cell>
          <table:table-cell table:style-name="ce21" office:value-type="float" office:value="-172.702702702703" calcext:value-type="float">
            <text:p>-172,7027</text:p>
          </table:table-cell>
          <table:table-cell table:style-name="ce21" table:formula="of:=([.F15]*1.5)/100" office:value-type="float" office:value="-2.59054054054054" calcext:value-type="float">
            <text:p>-2,5905</text:p>
          </table:table-cell>
          <table:table-cell table:style-name="ce21" office:value-type="float" office:value="-159.868421052632" calcext:value-type="float">
            <text:p>-159,8684</text:p>
          </table:table-cell>
          <table:table-cell table:style-name="ce21" table:formula="of:=([.H15]*1.5)/100" office:value-type="float" office:value="-2.39802631578948" calcext:value-type="float">
            <text:p>-2,3980</text:p>
          </table:table-cell>
          <table:table-cell table:style-name="ce21" office:value-type="float" office:value="-172.520325203252" calcext:value-type="float">
            <text:p>-172,5203</text:p>
          </table:table-cell>
          <table:table-cell table:style-name="ce21" table:formula="of:=([.J15]*1.5)/100" office:value-type="float" office:value="-2.58780487804878" calcext:value-type="float">
            <text:p>-2,5878</text:p>
          </table:table-cell>
          <table:table-cell table:style-name="ce21" office:value-type="float" office:value="-170.961538461538" calcext:value-type="float">
            <text:p>-170,9615</text:p>
          </table:table-cell>
          <table:table-cell table:style-name="ce21" table:formula="of:=([.L15]*1.5)/100" office:value-type="float" office:value="-2.56442307692307" calcext:value-type="float">
            <text:p>-2,5644</text:p>
          </table:table-cell>
          <table:table-cell table:style-name="ce21" office:value-type="float" office:value="-169.423076923077" calcext:value-type="float">
            <text:p>-169,4231</text:p>
          </table:table-cell>
          <table:table-cell table:style-name="ce21" table:formula="of:=([.N15]*1.5)/100" office:value-type="float" office:value="-2.54134615384615" calcext:value-type="float">
            <text:p>-2,5413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6-Phospho-D-gluconate &lt;==&gt; D-Ribulose-5-phosphate + CO2</text:p>
          </table:table-cell>
          <table:table-cell table:style-name="ce3" office:value-type="string" calcext:value-type="string">
            <text:p>R01528</text:p>
          </table:table-cell>
          <table:table-cell table:style-name="ce3" office:value-type="string" calcext:value-type="string">
            <text:p>r_0889</text:p>
          </table:table-cell>
          <table:table-cell table:style-name="ce21" office:value-type="float" office:value="21.5178571428571" calcext:value-type="float">
            <text:p>21,5179</text:p>
          </table:table-cell>
          <table:table-cell table:style-name="ce21" table:formula="of:=([.D16]*1.5)/100" office:value-type="float" office:value="0.322767857142856" calcext:value-type="float">
            <text:p>0,3228</text:p>
          </table:table-cell>
          <table:table-cell table:style-name="ce21" office:value-type="float" office:value="20.6306306306306" calcext:value-type="float">
            <text:p>20,6306</text:p>
          </table:table-cell>
          <table:table-cell table:style-name="ce21" table:formula="of:=([.F16]*1.5)/100" office:value-type="float" office:value="0.309459459459459" calcext:value-type="float">
            <text:p>0,3095</text:p>
          </table:table-cell>
          <table:table-cell table:style-name="ce21" office:value-type="float" office:value="22.3684210526316" calcext:value-type="float">
            <text:p>22,3684</text:p>
          </table:table-cell>
          <table:table-cell table:style-name="ce21" table:formula="of:=([.H16]*1.5)/100" office:value-type="float" office:value="0.335526315789474" calcext:value-type="float">
            <text:p>0,3355</text:p>
          </table:table-cell>
          <table:table-cell table:style-name="ce21" office:value-type="float" office:value="19.5121951219512" calcext:value-type="float">
            <text:p>19,5122</text:p>
          </table:table-cell>
          <table:table-cell table:style-name="ce21" table:formula="of:=([.J16]*1.5)/100" office:value-type="float" office:value="0.292682926829268" calcext:value-type="float">
            <text:p>0,2927</text:p>
          </table:table-cell>
          <table:table-cell table:style-name="ce21" office:value-type="float" office:value="22.6923076923077" calcext:value-type="float">
            <text:p>22,6923</text:p>
          </table:table-cell>
          <table:table-cell table:style-name="ce21" table:formula="of:=([.L16]*1.5)/100" office:value-type="float" office:value="0.340384615384615" calcext:value-type="float">
            <text:p>0,3404</text:p>
          </table:table-cell>
          <table:table-cell table:style-name="ce21" office:value-type="float" office:value="27.5" calcext:value-type="float">
            <text:p>27,5000</text:p>
          </table:table-cell>
          <table:table-cell table:style-name="ce21" table:formula="of:=([.N16]*1.5)/100" office:value-type="float" office:value="0.4125" calcext:value-type="float">
            <text:p>0,4125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Sedoheptulose-7-phosphate + D-Glyceraldehyde-3-phosphate &lt;==&gt; D-Ribose-5-phosphate + D-Xylulose-5-phosphate</text:p>
          </table:table-cell>
          <table:table-cell table:style-name="ce3" office:value-type="string" calcext:value-type="string">
            <text:p>R01641</text:p>
          </table:table-cell>
          <table:table-cell table:style-name="ce3" office:value-type="string" calcext:value-type="string">
            <text:p>r_1049</text:p>
          </table:table-cell>
          <table:table-cell table:style-name="ce21" office:value-type="float" office:value="-7.05357142857143" calcext:value-type="float">
            <text:p>-7,0536</text:p>
          </table:table-cell>
          <table:table-cell table:style-name="ce21" table:formula="of:=([.D17]*1.5)/100" office:value-type="float" office:value="-0.105803571428571" calcext:value-type="float">
            <text:p>-0,1058</text:p>
          </table:table-cell>
          <table:table-cell table:style-name="ce21" office:value-type="float" office:value="-6.75675675675676" calcext:value-type="float">
            <text:p>-6,7568</text:p>
          </table:table-cell>
          <table:table-cell table:style-name="ce21" table:formula="of:=([.F17]*1.5)/100" office:value-type="float" office:value="-0.101351351351351" calcext:value-type="float">
            <text:p>-0,1014</text:p>
          </table:table-cell>
          <table:table-cell table:style-name="ce21" office:value-type="float" office:value="-7.36842105263158" calcext:value-type="float">
            <text:p>-7,3684</text:p>
          </table:table-cell>
          <table:table-cell table:style-name="ce21" table:formula="of:=([.H17]*1.5)/100" office:value-type="float" office:value="-0.110526315789474" calcext:value-type="float">
            <text:p>-0,1105</text:p>
          </table:table-cell>
          <table:table-cell table:style-name="ce21" office:value-type="float" office:value="-6.42276422764228" calcext:value-type="float">
            <text:p>-6,4228</text:p>
          </table:table-cell>
          <table:table-cell table:style-name="ce21" table:formula="of:=([.J17]*1.5)/100" office:value-type="float" office:value="-0.0963414634146342" calcext:value-type="float">
            <text:p>-0,0963</text:p>
          </table:table-cell>
          <table:table-cell table:style-name="ce21" office:value-type="float" office:value="-7.5" calcext:value-type="float">
            <text:p>-7,5000</text:p>
          </table:table-cell>
          <table:table-cell table:style-name="ce21" table:formula="of:=([.L17]*1.5)/100" office:value-type="float" office:value="-0.1125" calcext:value-type="float">
            <text:p>-0,1125</text:p>
          </table:table-cell>
          <table:table-cell table:style-name="ce21" office:value-type="float" office:value="-9.03846153846154" calcext:value-type="float">
            <text:p>-9,0385</text:p>
          </table:table-cell>
          <table:table-cell table:style-name="ce21" table:formula="of:=([.N17]*1.5)/100" office:value-type="float" office:value="-0.135576923076923" calcext:value-type="float">
            <text:p>-0,1356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Sedoheptulose-7-phosphate + D-Glyceraldehyde-3-phosphate &lt;==&gt; D-Erythrose-4-phosphate + D-Fructose-6-phosphate</text:p>
          </table:table-cell>
          <table:table-cell table:style-name="ce3" office:value-type="string" calcext:value-type="string">
            <text:p>R01827</text:p>
          </table:table-cell>
          <table:table-cell table:style-name="ce3" office:value-type="string" calcext:value-type="string">
            <text:p>r_1048</text:p>
          </table:table-cell>
          <table:table-cell table:style-name="ce21" office:value-type="float" office:value="7.05357142857143" calcext:value-type="float">
            <text:p>7,0536</text:p>
          </table:table-cell>
          <table:table-cell table:style-name="ce21" table:formula="of:=([.D18]*1.5)/100" office:value-type="float" office:value="0.105803571428571" calcext:value-type="float">
            <text:p>0,1058</text:p>
          </table:table-cell>
          <table:table-cell table:style-name="ce21" office:value-type="float" office:value="6.75675675675676" calcext:value-type="float">
            <text:p>6,7568</text:p>
          </table:table-cell>
          <table:table-cell table:style-name="ce21" table:formula="of:=([.F18]*1.5)/100" office:value-type="float" office:value="0.101351351351351" calcext:value-type="float">
            <text:p>0,1014</text:p>
          </table:table-cell>
          <table:table-cell table:style-name="ce21" office:value-type="float" office:value="7.36842105263158" calcext:value-type="float">
            <text:p>7,3684</text:p>
          </table:table-cell>
          <table:table-cell table:style-name="ce21" table:formula="of:=([.H18]*1.5)/100" office:value-type="float" office:value="0.110526315789474" calcext:value-type="float">
            <text:p>0,1105</text:p>
          </table:table-cell>
          <table:table-cell table:style-name="ce21" office:value-type="float" office:value="6.42276422764228" calcext:value-type="float">
            <text:p>6,4228</text:p>
          </table:table-cell>
          <table:table-cell table:style-name="ce21" table:formula="of:=([.J18]*1.5)/100" office:value-type="float" office:value="0.0963414634146342" calcext:value-type="float">
            <text:p>0,0963</text:p>
          </table:table-cell>
          <table:table-cell table:style-name="ce21" office:value-type="float" office:value="7.5" calcext:value-type="float">
            <text:p>7,5000</text:p>
          </table:table-cell>
          <table:table-cell table:style-name="ce21" table:formula="of:=([.L18]*1.5)/100" office:value-type="float" office:value="0.1125" calcext:value-type="float">
            <text:p>0,1125</text:p>
          </table:table-cell>
          <table:table-cell table:style-name="ce21" office:value-type="float" office:value="9.03846153846154" calcext:value-type="float">
            <text:p>9,0385</text:p>
          </table:table-cell>
          <table:table-cell table:style-name="ce21" table:formula="of:=([.N18]*1.5)/100" office:value-type="float" office:value="0.135576923076923" calcext:value-type="float">
            <text:p>0,1356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D-Fructose-6-phosphate + D-Glyceraldehyde-3-phosphate &lt;==&gt; D-Erythrose-4-phosphate + D-Xylulose-5-phosphate</text:p>
          </table:table-cell>
          <table:table-cell table:style-name="ce3" office:value-type="string" calcext:value-type="string">
            <text:p>R01830</text:p>
          </table:table-cell>
          <table:table-cell table:style-name="ce3" office:value-type="string" calcext:value-type="string">
            <text:p>r_1050</text:p>
          </table:table-cell>
          <table:table-cell table:style-name="ce21" office:value-type="float" office:value="6.33928571428571" calcext:value-type="float">
            <text:p>6,3393</text:p>
          </table:table-cell>
          <table:table-cell table:style-name="ce21" table:formula="of:=([.D19]*1.5)/100" office:value-type="float" office:value="0.0950892857142857" calcext:value-type="float">
            <text:p>0,0951</text:p>
          </table:table-cell>
          <table:table-cell table:style-name="ce21" office:value-type="float" office:value="6.03603603603604" calcext:value-type="float">
            <text:p>6,0360</text:p>
          </table:table-cell>
          <table:table-cell table:style-name="ce21" table:formula="of:=([.F19]*1.5)/100" office:value-type="float" office:value="0.0905405405405406" calcext:value-type="float">
            <text:p>0,0905</text:p>
          </table:table-cell>
          <table:table-cell table:style-name="ce21" office:value-type="float" office:value="6.57894736842105" calcext:value-type="float">
            <text:p>6,5789</text:p>
          </table:table-cell>
          <table:table-cell table:style-name="ce21" table:formula="of:=([.H19]*1.5)/100" office:value-type="float" office:value="0.0986842105263158" calcext:value-type="float">
            <text:p>0,0987</text:p>
          </table:table-cell>
          <table:table-cell table:style-name="ce21" office:value-type="float" office:value="5.69105691056911" calcext:value-type="float">
            <text:p>5,6911</text:p>
          </table:table-cell>
          <table:table-cell table:style-name="ce21" table:formula="of:=([.J19]*1.5)/100" office:value-type="float" office:value="0.0853658536585366" calcext:value-type="float">
            <text:p>0,0854</text:p>
          </table:table-cell>
          <table:table-cell table:style-name="ce21" office:value-type="float" office:value="6.53846153846154" calcext:value-type="float">
            <text:p>6,5385</text:p>
          </table:table-cell>
          <table:table-cell table:style-name="ce21" table:formula="of:=([.L19]*1.5)/100" office:value-type="float" office:value="0.0980769230769231" calcext:value-type="float">
            <text:p>0,0981</text:p>
          </table:table-cell>
          <table:table-cell table:style-name="ce21" office:value-type="float" office:value="8.26923076923077" calcext:value-type="float">
            <text:p>8,2692</text:p>
          </table:table-cell>
          <table:table-cell table:style-name="ce21" table:formula="of:=([.N19]*1.5)/100" office:value-type="float" office:value="0.124038461538462" calcext:value-type="float">
            <text:p>0,1240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D-Glucose-6-phosphate &lt;==&gt; D-Glucono-1,5-lactone-6-phosphate</text:p>
          </table:table-cell>
          <table:table-cell table:style-name="ce3" office:value-type="string" calcext:value-type="string">
            <text:p>R02736</text:p>
          </table:table-cell>
          <table:table-cell table:style-name="ce3" office:value-type="string" calcext:value-type="string">
            <text:p>r_0466</text:p>
          </table:table-cell>
          <table:table-cell table:style-name="ce21" office:value-type="float" office:value="21.5178571428571" calcext:value-type="float">
            <text:p>21,5179</text:p>
          </table:table-cell>
          <table:table-cell table:style-name="ce21" table:formula="of:=([.D20]*1.5)/100" office:value-type="float" office:value="0.322767857142856" calcext:value-type="float">
            <text:p>0,3228</text:p>
          </table:table-cell>
          <table:table-cell table:style-name="ce21" office:value-type="float" office:value="20.6306306306306" calcext:value-type="float">
            <text:p>20,6306</text:p>
          </table:table-cell>
          <table:table-cell table:style-name="ce21" table:formula="of:=([.F20]*1.5)/100" office:value-type="float" office:value="0.309459459459459" calcext:value-type="float">
            <text:p>0,3095</text:p>
          </table:table-cell>
          <table:table-cell table:style-name="ce21" office:value-type="float" office:value="22.3684210526316" calcext:value-type="float">
            <text:p>22,3684</text:p>
          </table:table-cell>
          <table:table-cell table:style-name="ce21" table:formula="of:=([.H20]*1.5)/100" office:value-type="float" office:value="0.335526315789474" calcext:value-type="float">
            <text:p>0,3355</text:p>
          </table:table-cell>
          <table:table-cell table:style-name="ce21" office:value-type="float" office:value="19.5121951219512" calcext:value-type="float">
            <text:p>19,5122</text:p>
          </table:table-cell>
          <table:table-cell table:style-name="ce21" table:formula="of:=([.J20]*1.5)/100" office:value-type="float" office:value="0.292682926829268" calcext:value-type="float">
            <text:p>0,2927</text:p>
          </table:table-cell>
          <table:table-cell table:style-name="ce21" office:value-type="float" office:value="22.6923076923077" calcext:value-type="float">
            <text:p>22,6923</text:p>
          </table:table-cell>
          <table:table-cell table:style-name="ce21" table:formula="of:=([.L20]*1.5)/100" office:value-type="float" office:value="0.340384615384615" calcext:value-type="float">
            <text:p>0,3404</text:p>
          </table:table-cell>
          <table:table-cell table:style-name="ce21" office:value-type="float" office:value="27.5" calcext:value-type="float">
            <text:p>27,5000</text:p>
          </table:table-cell>
          <table:table-cell table:style-name="ce21" table:formula="of:=([.N20]*1.5)/100" office:value-type="float" office:value="0.4125" calcext:value-type="float">
            <text:p>0,4125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D-Glucose-6-phosphate &lt;==&gt; D-Fructose-6-phosphate</text:p>
          </table:table-cell>
          <table:table-cell table:style-name="ce3" office:value-type="string" calcext:value-type="string">
            <text:p>R02740</text:p>
          </table:table-cell>
          <table:table-cell table:style-name="ce3" office:value-type="string" calcext:value-type="string">
            <text:p>r_0467</text:p>
          </table:table-cell>
          <table:table-cell table:style-name="ce21" office:value-type="float" office:value="74.9107142857143" calcext:value-type="float">
            <text:p>74,9107</text:p>
          </table:table-cell>
          <table:table-cell table:style-name="ce21" table:formula="of:=([.D21]*1.5)/100" office:value-type="float" office:value="1.12366071428571" calcext:value-type="float">
            <text:p>1,1237</text:p>
          </table:table-cell>
          <table:table-cell table:style-name="ce21" office:value-type="float" office:value="75.6756756756757" calcext:value-type="float">
            <text:p>75,6757</text:p>
          </table:table-cell>
          <table:table-cell table:style-name="ce21" table:formula="of:=([.F21]*1.5)/100" office:value-type="float" office:value="1.13513513513514" calcext:value-type="float">
            <text:p>1,1351</text:p>
          </table:table-cell>
          <table:table-cell table:style-name="ce21" office:value-type="float" office:value="74.0789473684211" calcext:value-type="float">
            <text:p>74,0789</text:p>
          </table:table-cell>
          <table:table-cell table:style-name="ce21" table:formula="of:=([.H21]*1.5)/100" office:value-type="float" office:value="1.11118421052632" calcext:value-type="float">
            <text:p>1,1112</text:p>
          </table:table-cell>
          <table:table-cell table:style-name="ce21" office:value-type="float" office:value="77.0731707317073" calcext:value-type="float">
            <text:p>77,0732</text:p>
          </table:table-cell>
          <table:table-cell table:style-name="ce21" table:formula="of:=([.J21]*1.5)/100" office:value-type="float" office:value="1.15609756097561" calcext:value-type="float">
            <text:p>1,1561</text:p>
          </table:table-cell>
          <table:table-cell table:style-name="ce21" office:value-type="float" office:value="72.8846153846154" calcext:value-type="float">
            <text:p>72,8846</text:p>
          </table:table-cell>
          <table:table-cell table:style-name="ce21" table:formula="of:=([.L21]*1.5)/100" office:value-type="float" office:value="1.09326923076923" calcext:value-type="float">
            <text:p>1,0933</text:p>
          </table:table-cell>
          <table:table-cell table:style-name="ce21" office:value-type="float" office:value="67.8846153846154" calcext:value-type="float">
            <text:p>67,8846</text:p>
          </table:table-cell>
          <table:table-cell table:style-name="ce21" table:formula="of:=([.N21]*1.5)/100" office:value-type="float" office:value="1.01826923076923" calcext:value-type="float">
            <text:p>1,0183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D-Fructose-6-phosphate &lt;==&gt; D-Fructose-1,6-bisphosphate</text:p>
          </table:table-cell>
          <table:table-cell table:style-name="ce3" office:value-type="string" calcext:value-type="string">
            <text:p>R04779</text:p>
          </table:table-cell>
          <table:table-cell table:style-name="ce3" office:value-type="string" calcext:value-type="string">
            <text:p>r_0886</text:p>
          </table:table-cell>
          <table:table-cell table:style-name="ce21" office:value-type="float" office:value="88.3035714285714" calcext:value-type="float">
            <text:p>88,3036</text:p>
          </table:table-cell>
          <table:table-cell table:style-name="ce21" table:formula="of:=([.D22]*1.5)/100" office:value-type="float" office:value="1.32455357142857" calcext:value-type="float">
            <text:p>1,3246</text:p>
          </table:table-cell>
          <table:table-cell table:style-name="ce21" office:value-type="float" office:value="88.5585585585586" calcext:value-type="float">
            <text:p>88,5586</text:p>
          </table:table-cell>
          <table:table-cell table:style-name="ce21" table:formula="of:=([.F22]*1.5)/100" office:value-type="float" office:value="1.32837837837838" calcext:value-type="float">
            <text:p>1,3284</text:p>
          </table:table-cell>
          <table:table-cell table:style-name="ce21" office:value-type="float" office:value="88.0263157894737" calcext:value-type="float">
            <text:p>88,0263</text:p>
          </table:table-cell>
          <table:table-cell table:style-name="ce21" table:formula="of:=([.H22]*1.5)/100" office:value-type="float" office:value="1.32039473684211" calcext:value-type="float">
            <text:p>1,3204</text:p>
          </table:table-cell>
          <table:table-cell table:style-name="ce21" office:value-type="float" office:value="89.1869918699187" calcext:value-type="float">
            <text:p>89,1870</text:p>
          </table:table-cell>
          <table:table-cell table:style-name="ce21" table:formula="of:=([.J22]*1.5)/100" office:value-type="float" office:value="1.33780487804878" calcext:value-type="float">
            <text:p>1,3378</text:p>
          </table:table-cell>
          <table:table-cell table:style-name="ce21" office:value-type="float" office:value="86.9230769230769" calcext:value-type="float">
            <text:p>86,9231</text:p>
          </table:table-cell>
          <table:table-cell table:style-name="ce21" table:formula="of:=([.L22]*1.5)/100" office:value-type="float" office:value="1.30384615384615" calcext:value-type="float">
            <text:p>1,3038</text:p>
          </table:table-cell>
          <table:table-cell table:style-name="ce21" office:value-type="float" office:value="85.1923076923077" calcext:value-type="float">
            <text:p>85,1923</text:p>
          </table:table-cell>
          <table:table-cell table:style-name="ce21" table:formula="of:=([.N22]*1.5)/100" office:value-type="float" office:value="1.27788461538462" calcext:value-type="float">
            <text:p>1,2779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Pyruvate &lt;==&gt; Acetaldehyde</text:p>
          </table:table-cell>
          <table:table-cell table:style-name="ce3" office:value-type="string" calcext:value-type="string">
            <text:p>R00750</text:p>
          </table:table-cell>
          <table:table-cell table:style-name="ce3" office:value-type="string" calcext:value-type="string">
            <text:p>r_0959</text:p>
          </table:table-cell>
          <table:table-cell table:style-name="ce21" office:value-type="float" office:value="152.053571428571" calcext:value-type="float">
            <text:p>152,0536</text:p>
          </table:table-cell>
          <table:table-cell table:style-name="ce21" table:formula="of:=([.D23]*1.5)/100" office:value-type="float" office:value="2.28080357142856" calcext:value-type="float">
            <text:p>2,2808</text:p>
          </table:table-cell>
          <table:table-cell table:style-name="ce21" office:value-type="float" office:value="156.576576576577" calcext:value-type="float">
            <text:p>156,5766</text:p>
          </table:table-cell>
          <table:table-cell table:style-name="ce21" table:formula="of:=([.F23]*1.5)/100" office:value-type="float" office:value="2.34864864864865" calcext:value-type="float">
            <text:p>2,3486</text:p>
          </table:table-cell>
          <table:table-cell table:style-name="ce21" office:value-type="float" office:value="147.5" calcext:value-type="float">
            <text:p>147,5000</text:p>
          </table:table-cell>
          <table:table-cell table:style-name="ce21" table:formula="of:=([.H23]*1.5)/100" office:value-type="float" office:value="2.2125" calcext:value-type="float">
            <text:p>2,2125</text:p>
          </table:table-cell>
          <table:table-cell table:style-name="ce21" office:value-type="float" office:value="161.219512195122" calcext:value-type="float">
            <text:p>161,2195</text:p>
          </table:table-cell>
          <table:table-cell table:style-name="ce21" table:formula="of:=([.J23]*1.5)/100" office:value-type="float" office:value="2.41829268292683" calcext:value-type="float">
            <text:p>2,4183</text:p>
          </table:table-cell>
          <table:table-cell table:style-name="ce21" office:value-type="float" office:value="111.153846153846" calcext:value-type="float">
            <text:p>111,1538</text:p>
          </table:table-cell>
          <table:table-cell table:style-name="ce21" table:formula="of:=([.L23]*1.5)/100" office:value-type="float" office:value="1.66730769230769" calcext:value-type="float">
            <text:p>1,6673</text:p>
          </table:table-cell>
          <table:table-cell table:style-name="ce21" office:value-type="float" office:value="106.730769230769" calcext:value-type="float">
            <text:p>106,7308</text:p>
          </table:table-cell>
          <table:table-cell table:style-name="ce21" table:formula="of:=([.N23]*1.5)/100" office:value-type="float" office:value="1.60096153846154" calcext:value-type="float">
            <text:p>1,6010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Acetaldehyde &lt;==&gt; Acetate</text:p>
          </table:table-cell>
          <table:table-cell table:style-name="ce3" office:value-type="string" calcext:value-type="string">
            <text:p>R00634</text:p>
          </table:table-cell>
          <table:table-cell table:style-name="ce3" office:value-type="string" calcext:value-type="string">
            <text:p>r_2116</text:p>
          </table:table-cell>
          <table:table-cell table:style-name="ce21" office:value-type="float" office:value="11.6964285714286" calcext:value-type="float">
            <text:p>11,6964</text:p>
          </table:table-cell>
          <table:table-cell table:style-name="ce21" table:formula="of:=([.D24]*1.5)/100" office:value-type="float" office:value="0.175446428571429" calcext:value-type="float">
            <text:p>0,1754</text:p>
          </table:table-cell>
          <table:table-cell table:style-name="ce21" office:value-type="float" office:value="10.6306306306306" calcext:value-type="float">
            <text:p>10,6306</text:p>
          </table:table-cell>
          <table:table-cell table:style-name="ce21" table:formula="of:=([.F24]*1.5)/100" office:value-type="float" office:value="0.159459459459459" calcext:value-type="float">
            <text:p>0,1595</text:p>
          </table:table-cell>
          <table:table-cell table:style-name="ce21" office:value-type="float" office:value="12.7631578947368" calcext:value-type="float">
            <text:p>12,7632</text:p>
          </table:table-cell>
          <table:table-cell table:style-name="ce21" table:formula="of:=([.H24]*1.5)/100" office:value-type="float" office:value="0.191447368421052" calcext:value-type="float">
            <text:p>0,1914</text:p>
          </table:table-cell>
          <table:table-cell table:style-name="ce21" office:value-type="float" office:value="10.8943089430894" calcext:value-type="float">
            <text:p>10,8943</text:p>
          </table:table-cell>
          <table:table-cell table:style-name="ce21" table:formula="of:=([.J24]*1.5)/100" office:value-type="float" office:value="0.163414634146341" calcext:value-type="float">
            <text:p>0,1634</text:p>
          </table:table-cell>
          <table:table-cell table:style-name="ce21" office:value-type="float" office:value="12.1153846153846" calcext:value-type="float">
            <text:p>12,1154</text:p>
          </table:table-cell>
          <table:table-cell table:style-name="ce21" table:formula="of:=([.L24]*1.5)/100" office:value-type="float" office:value="0.181730769230769" calcext:value-type="float">
            <text:p>0,1817</text:p>
          </table:table-cell>
          <table:table-cell table:style-name="ce21" office:value-type="float" office:value="12.1153846153846" calcext:value-type="float">
            <text:p>12,1154</text:p>
          </table:table-cell>
          <table:table-cell table:style-name="ce21" table:formula="of:=([.N24]*1.5)/100" office:value-type="float" office:value="0.181730769230769" calcext:value-type="float">
            <text:p>0,1817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Acetaldehyde &lt;==&gt; Ethanol</text:p>
          </table:table-cell>
          <table:table-cell table:style-name="ce3" office:value-type="string" calcext:value-type="string">
            <text:p>R02679</text:p>
          </table:table-cell>
          <table:table-cell table:style-name="ce3" office:value-type="string" calcext:value-type="string">
            <text:p>r_2115</text:p>
          </table:table-cell>
          <table:table-cell table:style-name="ce21" office:value-type="float" office:value="140.535714285714" calcext:value-type="float">
            <text:p>140,5357</text:p>
          </table:table-cell>
          <table:table-cell table:style-name="ce21" table:formula="of:=([.D25]*1.5)/100" office:value-type="float" office:value="2.10803571428571" calcext:value-type="float">
            <text:p>2,1080</text:p>
          </table:table-cell>
          <table:table-cell table:style-name="ce21" office:value-type="float" office:value="146.126126126126" calcext:value-type="float">
            <text:p>146,1261</text:p>
          </table:table-cell>
          <table:table-cell table:style-name="ce21" table:formula="of:=([.F25]*1.5)/100" office:value-type="float" office:value="2.19189189189189" calcext:value-type="float">
            <text:p>2,1919</text:p>
          </table:table-cell>
          <table:table-cell table:style-name="ce21" office:value-type="float" office:value="135" calcext:value-type="float">
            <text:p>135,0000</text:p>
          </table:table-cell>
          <table:table-cell table:style-name="ce21" table:formula="of:=([.H25]*1.5)/100" office:value-type="float" office:value="2.025" calcext:value-type="float">
            <text:p>2,0250</text:p>
          </table:table-cell>
          <table:table-cell table:style-name="ce21" office:value-type="float" office:value="150.569105691057" calcext:value-type="float">
            <text:p>150,5691</text:p>
          </table:table-cell>
          <table:table-cell table:style-name="ce21" table:formula="of:=([.J25]*1.5)/100" office:value-type="float" office:value="2.25853658536585" calcext:value-type="float">
            <text:p>2,2585</text:p>
          </table:table-cell>
          <table:table-cell table:style-name="ce21" office:value-type="float" office:value="99.2307692307692" calcext:value-type="float">
            <text:p>99,2308</text:p>
          </table:table-cell>
          <table:table-cell table:style-name="ce21" table:formula="of:=([.L25]*1.5)/100" office:value-type="float" office:value="1.48846153846154" calcext:value-type="float">
            <text:p>1,4885</text:p>
          </table:table-cell>
          <table:table-cell table:style-name="ce21" office:value-type="float" office:value="94.8076923076923" calcext:value-type="float">
            <text:p>94,8077</text:p>
          </table:table-cell>
          <table:table-cell table:style-name="ce21" table:formula="of:=([.N25]*1.5)/100" office:value-type="float" office:value="1.42211538461538" calcext:value-type="float">
            <text:p>1,4221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Acetate &lt;==&gt; Acetyl-CoA</text:p>
          </table:table-cell>
          <table:table-cell table:style-name="ce3" office:value-type="string" calcext:value-type="string">
            <text:p>R00229</text:p>
          </table:table-cell>
          <table:table-cell table:style-name="ce3" office:value-type="string" calcext:value-type="string">
            <text:p>r_0112</text:p>
          </table:table-cell>
          <table:table-cell table:style-name="ce21" office:value-type="float" office:value="7.85714285714286" calcext:value-type="float">
            <text:p>7,8571</text:p>
          </table:table-cell>
          <table:table-cell table:style-name="ce21" table:formula="of:=([.D26]*1.5)/100" office:value-type="float" office:value="0.117857142857143" calcext:value-type="float">
            <text:p>0,1179</text:p>
          </table:table-cell>
          <table:table-cell table:style-name="ce21" office:value-type="float" office:value="7.2972972972973" calcext:value-type="float">
            <text:p>7,2973</text:p>
          </table:table-cell>
          <table:table-cell table:style-name="ce21" table:formula="of:=([.F26]*1.5)/100" office:value-type="float" office:value="0.10945945945946" calcext:value-type="float">
            <text:p>0,1095</text:p>
          </table:table-cell>
          <table:table-cell table:style-name="ce21" office:value-type="float" office:value="8.42105263157895" calcext:value-type="float">
            <text:p>8,4211</text:p>
          </table:table-cell>
          <table:table-cell table:style-name="ce21" table:formula="of:=([.H26]*1.5)/100" office:value-type="float" office:value="0.126315789473684" calcext:value-type="float">
            <text:p>0,1263</text:p>
          </table:table-cell>
          <table:table-cell table:style-name="ce21" office:value-type="float" office:value="8.61788617886179" calcext:value-type="float">
            <text:p>8,6179</text:p>
          </table:table-cell>
          <table:table-cell table:style-name="ce21" table:formula="of:=([.J26]*1.5)/100" office:value-type="float" office:value="0.129268292682927" calcext:value-type="float">
            <text:p>0,1293</text:p>
          </table:table-cell>
          <table:table-cell table:style-name="ce21" office:value-type="float" office:value="6.73076923076923" calcext:value-type="float">
            <text:p>6,7308</text:p>
          </table:table-cell>
          <table:table-cell table:style-name="ce21" table:formula="of:=([.L26]*1.5)/100" office:value-type="float" office:value="0.100961538461538" calcext:value-type="float">
            <text:p>0,1010</text:p>
          </table:table-cell>
          <table:table-cell table:style-name="ce21" office:value-type="float" office:value="6.73076923076923" calcext:value-type="float">
            <text:p>6,7308</text:p>
          </table:table-cell>
          <table:table-cell table:style-name="ce21" table:formula="of:=([.N26]*1.5)/100" office:value-type="float" office:value="0.100961538461538" calcext:value-type="float">
            <text:p>0,1010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2-Phospho-D-glycerate &lt;==&gt; Phosphoenolpyruvate</text:p>
          </table:table-cell>
          <table:table-cell table:style-name="ce3" office:value-type="string" calcext:value-type="string">
            <text:p>R00658</text:p>
          </table:table-cell>
          <table:table-cell table:style-name="ce3" office:value-type="string" calcext:value-type="string">
            <text:p>r_0366</text:p>
          </table:table-cell>
          <table:table-cell table:style-name="ce21" office:value-type="float" office:value="166.25" calcext:value-type="float">
            <text:p>166,2500</text:p>
          </table:table-cell>
          <table:table-cell table:style-name="ce21" table:formula="of:=([.D27]*1.5)/100" office:value-type="float" office:value="2.49375" calcext:value-type="float">
            <text:p>2,4938</text:p>
          </table:table-cell>
          <table:table-cell table:style-name="ce21" office:value-type="float" office:value="172.702702702703" calcext:value-type="float">
            <text:p>172,7027</text:p>
          </table:table-cell>
          <table:table-cell table:style-name="ce21" table:formula="of:=([.F27]*1.5)/100" office:value-type="float" office:value="2.59054054054054" calcext:value-type="float">
            <text:p>2,5905</text:p>
          </table:table-cell>
          <table:table-cell table:style-name="ce21" office:value-type="float" office:value="159.868421052632" calcext:value-type="float">
            <text:p>159,8684</text:p>
          </table:table-cell>
          <table:table-cell table:style-name="ce21" table:formula="of:=([.H27]*1.5)/100" office:value-type="float" office:value="2.39802631578948" calcext:value-type="float">
            <text:p>2,3980</text:p>
          </table:table-cell>
          <table:table-cell table:style-name="ce21" office:value-type="float" office:value="172.520325203252" calcext:value-type="float">
            <text:p>172,5203</text:p>
          </table:table-cell>
          <table:table-cell table:style-name="ce21" table:formula="of:=([.J27]*1.5)/100" office:value-type="float" office:value="2.58780487804878" calcext:value-type="float">
            <text:p>2,5878</text:p>
          </table:table-cell>
          <table:table-cell table:style-name="ce21" office:value-type="float" office:value="170.961538461538" calcext:value-type="float">
            <text:p>170,9615</text:p>
          </table:table-cell>
          <table:table-cell table:style-name="ce21" table:formula="of:=([.L27]*1.5)/100" office:value-type="float" office:value="2.56442307692307" calcext:value-type="float">
            <text:p>2,5644</text:p>
          </table:table-cell>
          <table:table-cell table:style-name="ce21" office:value-type="float" office:value="169.423076923077" calcext:value-type="float">
            <text:p>169,4231</text:p>
          </table:table-cell>
          <table:table-cell table:style-name="ce21" table:formula="of:=([.N27]*1.5)/100" office:value-type="float" office:value="2.54134615384615" calcext:value-type="float">
            <text:p>2,5413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2-Oxoglutarate + CoA &lt;==&gt; Succinyl-CoA + CO2-mit</text:p>
          </table:table-cell>
          <table:table-cell table:style-name="ce3" office:value-type="string" calcext:value-type="string">
            <text:p>R08549</text:p>
          </table:table-cell>
          <table:table-cell table:style-name="ce3" office:value-type="string" calcext:value-type="string">
            <text:p>r_0832</text:p>
          </table:table-cell>
          <table:table-cell table:style-name="ce21" office:value-type="float" office:value="0.982142857142857" calcext:value-type="float">
            <text:p>0,9821</text:p>
          </table:table-cell>
          <table:table-cell table:style-name="ce21" table:formula="of:=([.D28]*1.5)/100" office:value-type="float" office:value="0.0147321428571429" calcext:value-type="float">
            <text:p>0,0147</text:p>
          </table:table-cell>
          <table:table-cell table:style-name="ce21" office:value-type="float" office:value="1.89189189189189" calcext:value-type="float">
            <text:p>1,8919</text:p>
          </table:table-cell>
          <table:table-cell table:style-name="ce21" table:formula="of:=([.F28]*1.5)/100" office:value-type="float" office:value="0.0283783783783784" calcext:value-type="float">
            <text:p>0,0284</text:p>
          </table:table-cell>
          <table:table-cell table:style-name="ce21" office:value-type="float" office:value="0" calcext:value-type="float">
            <text:p>0,0000</text:p>
          </table:table-cell>
          <table:table-cell table:style-name="ce21" table:formula="of:=([.H28]*1.5)/100" office:value-type="float" office:value="0" calcext:value-type="float">
            <text:p>0,0000</text:p>
          </table:table-cell>
          <table:table-cell table:style-name="ce21" office:value-type="float" office:value="0" calcext:value-type="float">
            <text:p>0,0000</text:p>
          </table:table-cell>
          <table:table-cell table:style-name="ce21" table:formula="of:=([.J28]*1.5)/100" office:value-type="float" office:value="0" calcext:value-type="float">
            <text:p>0,0000</text:p>
          </table:table-cell>
          <table:table-cell table:style-name="ce21" office:value-type="float" office:value="40.1923076923077" calcext:value-type="float">
            <text:p>40,1923</text:p>
          </table:table-cell>
          <table:table-cell table:style-name="ce21" table:formula="of:=([.L28]*1.5)/100" office:value-type="float" office:value="0.602884615384615" calcext:value-type="float">
            <text:p>0,6029</text:p>
          </table:table-cell>
          <table:table-cell table:style-name="ce21" office:value-type="float" office:value="43.0769230769231" calcext:value-type="float">
            <text:p>43,0769</text:p>
          </table:table-cell>
          <table:table-cell table:style-name="ce21" table:formula="of:=([.N28]*1.5)/100" office:value-type="float" office:value="0.646153846153847" calcext:value-type="float">
            <text:p>0,6462</text:p>
          </table:table-cell>
          <table:table-cell table:style-name="ce27" table:number-columns-repeated="2"/>
          <table:table-cell table:number-columns-repeated="17"/>
        </table:table-row>
        <table:table-row table:style-name="ro5">
          <table:table-cell table:style-name="ce1" office:value-type="string" calcext:value-type="string">
            <text:p>D-Glucono-1,5-lactone-6-phosphate &lt;==&gt; 6-Phospho-D-gluconate</text:p>
          </table:table-cell>
          <table:table-cell table:style-name="ce3" office:value-type="string" calcext:value-type="string">
            <text:p>R02035</text:p>
          </table:table-cell>
          <table:table-cell table:style-name="ce3" office:value-type="string" calcext:value-type="string">
            <text:p>r_0091</text:p>
          </table:table-cell>
          <table:table-cell table:style-name="ce21" office:value-type="float" office:value="21.5178571428571" calcext:value-type="float">
            <text:p>21,5179</text:p>
          </table:table-cell>
          <table:table-cell table:style-name="ce21" table:formula="of:=([.D29]*1.5)/100" office:value-type="float" office:value="0.322767857142856" calcext:value-type="float">
            <text:p>0,3228</text:p>
          </table:table-cell>
          <table:table-cell table:style-name="ce21" office:value-type="float" office:value="20.6306306306306" calcext:value-type="float">
            <text:p>20,6306</text:p>
          </table:table-cell>
          <table:table-cell table:style-name="ce21" table:formula="of:=([.F29]*1.5)/100" office:value-type="float" office:value="0.309459459459459" calcext:value-type="float">
            <text:p>0,3095</text:p>
          </table:table-cell>
          <table:table-cell table:style-name="ce21" office:value-type="float" office:value="22.3684210526316" calcext:value-type="float">
            <text:p>22,3684</text:p>
          </table:table-cell>
          <table:table-cell table:style-name="ce21" table:formula="of:=([.H29]*1.5)/100" office:value-type="float" office:value="0.335526315789474" calcext:value-type="float">
            <text:p>0,3355</text:p>
          </table:table-cell>
          <table:table-cell table:style-name="ce21" office:value-type="float" office:value="19.5121951219512" calcext:value-type="float">
            <text:p>19,5122</text:p>
          </table:table-cell>
          <table:table-cell table:style-name="ce21" table:formula="of:=([.J29]*1.5)/100" office:value-type="float" office:value="0.292682926829268" calcext:value-type="float">
            <text:p>0,2927</text:p>
          </table:table-cell>
          <table:table-cell table:style-name="ce21" office:value-type="float" office:value="22.6923076923077" calcext:value-type="float">
            <text:p>22,6923</text:p>
          </table:table-cell>
          <table:table-cell table:style-name="ce21" table:formula="of:=([.L29]*1.5)/100" office:value-type="float" office:value="0.340384615384615" calcext:value-type="float">
            <text:p>0,3404</text:p>
          </table:table-cell>
          <table:table-cell table:style-name="ce21" office:value-type="float" office:value="27.5" calcext:value-type="float">
            <text:p>27,5000</text:p>
          </table:table-cell>
          <table:table-cell table:style-name="ce21" table:formula="of:=([.N29]*1.5)/100" office:value-type="float" office:value="0.4125" calcext:value-type="float">
            <text:p>0,4125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Pyruvate + CO2 &lt;==&gt; Oxaloacetate</text:p>
          </table:table-cell>
          <table:table-cell table:style-name="ce3" office:value-type="string" calcext:value-type="string">
            <text:p>R00217</text:p>
          </table:table-cell>
          <table:table-cell table:style-name="ce3" office:value-type="string" calcext:value-type="string">
            <text:p>r_0958</text:p>
          </table:table-cell>
          <table:table-cell table:style-name="ce21" office:value-type="float" office:value="8.21428571428572" calcext:value-type="float">
            <text:p>8,2143</text:p>
          </table:table-cell>
          <table:table-cell table:style-name="ce21" table:formula="of:=([.D30]*1.5)/100" office:value-type="float" office:value="0.123214285714286" calcext:value-type="float">
            <text:p>0,1232</text:p>
          </table:table-cell>
          <table:table-cell table:style-name="ce21" office:value-type="float" office:value="9.63963963963964" calcext:value-type="float">
            <text:p>9,6396</text:p>
          </table:table-cell>
          <table:table-cell table:style-name="ce21" table:formula="of:=([.F30]*1.5)/100" office:value-type="float" office:value="0.144594594594595" calcext:value-type="float">
            <text:p>0,1446</text:p>
          </table:table-cell>
          <table:table-cell table:style-name="ce21" office:value-type="float" office:value="6.8421052631579" calcext:value-type="float">
            <text:p>6,8421</text:p>
          </table:table-cell>
          <table:table-cell table:style-name="ce21" table:formula="of:=([.H30]*1.5)/100" office:value-type="float" office:value="0.102631578947368" calcext:value-type="float">
            <text:p>0,1026</text:p>
          </table:table-cell>
          <table:table-cell table:style-name="ce21" office:value-type="float" office:value="8.3739837398374" calcext:value-type="float">
            <text:p>8,3740</text:p>
          </table:table-cell>
          <table:table-cell table:style-name="ce21" table:formula="of:=([.J30]*1.5)/100" office:value-type="float" office:value="0.125609756097561" calcext:value-type="float">
            <text:p>0,1256</text:p>
          </table:table-cell>
          <table:table-cell table:style-name="ce21" office:value-type="float" office:value="13.4615384615385" calcext:value-type="float">
            <text:p>13,4615</text:p>
          </table:table-cell>
          <table:table-cell table:style-name="ce21" table:formula="of:=([.L30]*1.5)/100" office:value-type="float" office:value="0.201923076923077" calcext:value-type="float">
            <text:p>0,2019</text:p>
          </table:table-cell>
          <table:table-cell table:style-name="ce21" office:value-type="float" office:value="15.7692307692308" calcext:value-type="float">
            <text:p>15,7692</text:p>
          </table:table-cell>
          <table:table-cell table:style-name="ce21" table:formula="of:=([.N30]*1.5)/100" office:value-type="float" office:value="0.236538461538462" calcext:value-type="float">
            <text:p>0,2365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Pyruvate &lt;==&gt; Pyruvate-mit</text:p>
          </table:table-cell>
          <table:table-cell table:style-name="ce3" office:value-type="string" calcext:value-type="string">
            <text:p>transport</text:p>
          </table:table-cell>
          <table:table-cell table:style-name="ce3" office:value-type="string" calcext:value-type="string">
            <text:p>r_2034</text:p>
          </table:table-cell>
          <table:table-cell table:style-name="ce21" office:value-type="float" office:value="3.39285714285714" calcext:value-type="float">
            <text:p>3,3929</text:p>
          </table:table-cell>
          <table:table-cell table:style-name="ce21" table:formula="of:=([.D31]*1.5)/100" office:value-type="float" office:value="0.0508928571428571" calcext:value-type="float">
            <text:p>0,0509</text:p>
          </table:table-cell>
          <table:table-cell table:style-name="ce21" office:value-type="float" office:value="3.78378378378378" calcext:value-type="float">
            <text:p>3,7838</text:p>
          </table:table-cell>
          <table:table-cell table:style-name="ce21" table:formula="of:=([.F31]*1.5)/100" office:value-type="float" office:value="0.0567567567567567" calcext:value-type="float">
            <text:p>0,0568</text:p>
          </table:table-cell>
          <table:table-cell table:style-name="ce21" office:value-type="float" office:value="2.89473684210526" calcext:value-type="float">
            <text:p>2,8947</text:p>
          </table:table-cell>
          <table:table-cell table:style-name="ce21" table:formula="of:=([.H31]*1.5)/100" office:value-type="float" office:value="0.0434210526315789" calcext:value-type="float">
            <text:p>0,0434</text:p>
          </table:table-cell>
          <table:table-cell table:style-name="ce21" office:value-type="float" office:value="0.48780487804878" calcext:value-type="float">
            <text:p>0,4878</text:p>
          </table:table-cell>
          <table:table-cell table:style-name="ce21" table:formula="of:=([.J31]*1.5)/100" office:value-type="float" office:value="0.0073170731707317" calcext:value-type="float">
            <text:p>0,0073</text:p>
          </table:table-cell>
          <table:table-cell table:style-name="ce21" office:value-type="float" office:value="43.0769230769231" calcext:value-type="float">
            <text:p>43,0769</text:p>
          </table:table-cell>
          <table:table-cell table:style-name="ce21" table:formula="of:=([.L31]*1.5)/100" office:value-type="float" office:value="0.646153846153847" calcext:value-type="float">
            <text:p>0,6462</text:p>
          </table:table-cell>
          <table:table-cell table:style-name="ce21" office:value-type="float" office:value="43.6538461538462" calcext:value-type="float">
            <text:p>43,6538</text:p>
          </table:table-cell>
          <table:table-cell table:style-name="ce21" table:formula="of:=([.N31]*1.5)/100" office:value-type="float" office:value="0.654807692307693" calcext:value-type="float">
            <text:p>0,6548</text:p>
          </table:table-cell>
          <table:table-cell table:number-columns-repeated="19"/>
        </table:table-row>
        <table:table-row table:style-name="ro5">
          <table:table-cell table:style-name="ce1" office:value-type="string" calcext:value-type="string">
            <text:p>Oxaloacetate &lt;==&gt; Oxaloacetate-mit</text:p>
          </table:table-cell>
          <table:table-cell table:style-name="ce3" office:value-type="string" calcext:value-type="string">
            <text:p>transport</text:p>
          </table:table-cell>
          <table:table-cell table:style-name="ce3" office:value-type="string" calcext:value-type="string">
            <text:p>r_1239</text:p>
          </table:table-cell>
          <table:table-cell table:style-name="ce21" office:value-type="float" office:value="5.44642857142857" calcext:value-type="float">
            <text:p>5,4464</text:p>
          </table:table-cell>
          <table:table-cell table:style-name="ce21" table:formula="of:=([.D32]*1.5)/100" office:value-type="float" office:value="0.0816964285714286" calcext:value-type="float">
            <text:p>0,0817</text:p>
          </table:table-cell>
          <table:table-cell table:style-name="ce21" office:value-type="float" office:value="5.4954954954955" calcext:value-type="float">
            <text:p>5,4955</text:p>
          </table:table-cell>
          <table:table-cell table:style-name="ce21" table:formula="of:=([.F32]*1.5)/100" office:value-type="float" office:value="0.0824324324324325" calcext:value-type="float">
            <text:p>0,0824</text:p>
          </table:table-cell>
          <table:table-cell table:style-name="ce21" office:value-type="float" office:value="5.39473684210526" calcext:value-type="float">
            <text:p>5,3947</text:p>
          </table:table-cell>
          <table:table-cell table:style-name="ce21" table:formula="of:=([.H32]*1.5)/100" office:value-type="float" office:value="0.0809210526315789" calcext:value-type="float">
            <text:p>0,0809</text:p>
          </table:table-cell>
          <table:table-cell table:style-name="ce21" office:value-type="float" office:value="5.20325203252033" calcext:value-type="float">
            <text:p>5,2033</text:p>
          </table:table-cell>
          <table:table-cell table:style-name="ce21" table:formula="of:=([.J32]*1.5)/100" office:value-type="float" office:value="0.078048780487805" calcext:value-type="float">
            <text:p>0,0780</text:p>
          </table:table-cell>
          <table:table-cell table:style-name="ce21" office:value-type="float" office:value="6.73076923076923" calcext:value-type="float">
            <text:p>6,7308</text:p>
          </table:table-cell>
          <table:table-cell table:style-name="ce21" table:formula="of:=([.L32]*1.5)/100" office:value-type="float" office:value="0.100961538461538" calcext:value-type="float">
            <text:p>0,1010</text:p>
          </table:table-cell>
          <table:table-cell table:style-name="ce21" office:value-type="float" office:value="6.73076923076923" calcext:value-type="float">
            <text:p>6,7308</text:p>
          </table:table-cell>
          <table:table-cell table:style-name="ce21" table:formula="of:=([.N32]*1.5)/100" office:value-type="float" office:value="0.100961538461538" calcext:value-type="float">
            <text:p>0,1010</text:p>
          </table:table-cell>
          <table:table-cell table:number-columns-repeated="19"/>
        </table:table-row>
        <table:table-row table:style-name="ro5">
          <table:table-cell table:number-columns-repeated="6"/>
          <table:table-cell table:style-name="Default"/>
          <table:table-cell table:number-columns-repeated="2"/>
          <table:table-cell table:style-name="ce4"/>
          <table:table-cell table:style-name="ce1"/>
          <table:table-cell table:style-name="ce27"/>
          <table:table-cell/>
          <table:table-cell table:style-name="ce27" table:number-columns-repeated="4"/>
          <table:table-cell table:number-columns-repeated="17"/>
        </table:table-row>
        <table:table-row table:style-name="ro5" table:number-rows-repeated="2">
          <table:table-cell table:style-name="Default"/>
          <table:table-cell table:number-columns-repeated="8"/>
          <table:table-cell table:style-name="ce2"/>
          <table:table-cell table:style-name="ce25"/>
          <table:table-cell table:style-name="ce28"/>
          <table:table-cell/>
          <table:table-cell table:style-name="ce28" table:number-columns-repeated="4"/>
          <table:table-cell table:number-columns-repeated="17"/>
        </table:table-row>
        <table:table-row table:style-name="ro5">
          <table:table-cell table:style-name="ce1"/>
          <table:table-cell table:style-name="ce3" table:number-columns-repeated="2"/>
          <table:table-cell table:number-columns-repeated="6"/>
          <table:table-cell table:style-name="ce2"/>
          <table:table-cell table:style-name="ce25"/>
          <table:table-cell table:style-name="ce29"/>
          <table:table-cell/>
          <table:table-cell table:style-name="ce29" table:number-columns-repeated="4"/>
          <table:table-cell table:number-columns-repeated="17"/>
        </table:table-row>
        <table:table-row table:style-name="ro5">
          <table:table-cell table:style-name="ce1"/>
          <table:table-cell table:style-name="ce3" table:number-columns-repeated="2"/>
          <table:table-cell table:number-columns-repeated="6"/>
          <table:table-cell table:style-name="ce23"/>
          <table:table-cell table:style-name="ce26"/>
          <table:table-cell table:style-name="ce28"/>
          <table:table-cell/>
          <table:table-cell table:style-name="ce28" table:number-columns-repeated="4"/>
          <table:table-cell table:number-columns-repeated="17"/>
        </table:table-row>
        <table:table-row table:style-name="ro5">
          <table:table-cell table:style-name="ce20"/>
          <table:table-cell table:style-name="ce3" table:number-columns-repeated="2"/>
          <table:table-cell table:number-columns-repeated="31"/>
        </table:table-row>
        <table:table-row table:style-name="ro5" table:number-rows-repeated="2">
          <table:table-cell table:style-name="Default"/>
          <table:table-cell table:number-columns-repeated="33"/>
        </table:table-row>
        <table:table-row table:style-name="ro5" table:number-rows-repeated="1048535">
          <table:table-cell table:number-columns-repeated="34"/>
        </table:table-row>
        <table:table-row table:style-name="ro5"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F" svg:font-family="" style:font-family-generic="roman"/>
    <style:font-face style:name="Arial" svg:font-family="Arial" style:font-family-generic="swiss"/>
    <style:font-face style:name="Calibri" svg:font-family="Calibri" style:font-family-generic="swiss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">
      <number:number number:decimal-places="3" loext:min-decimal-places="0" number:min-integer-digits="0" number:decimal-replacement=""/>
    </number:number-style>
    <number:number-style style:name="N129P0" style:volatile="true">
      <number:text>￥</number:text>
      <number:number number:decimal-places="0" loext:min-decimal-places="0" number:min-integer-digits="1" number:grouping="true"/>
    </number:number-style>
    <number:number-style style:name="N129">
      <number:text>￥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text>￥</number:text>
      <number:number number:decimal-places="0" loext:min-decimal-places="0" number:min-integer-digits="1" number:grouping="true"/>
    </number:number-style>
    <number:number-style style:name="N130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2P0" style:volatile="true">
      <number:text>￥</number:text>
      <number:number number:decimal-places="2" loext:min-decimal-places="2" number:min-integer-digits="1" number:grouping="true"/>
    </number:number-style>
    <number:number-style style:name="N132">
      <number:text>￥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text>￥</number:text>
      <number:number number:decimal-places="2" loext:min-decimal-places="2" number:min-integer-digits="1" number:grouping="true"/>
    </number:number-style>
    <number:number-style style:name="N133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number number:decimal-places="0" loext:min-decimal-places="0" number:min-integer-digits="1" number:grouping="true"/>
    </number:number-style>
    <number:number-style style:name="N140">
      <number:text>-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</number:number-style>
    <number:number-style style:name="N14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</number:number-style>
    <number:number-style style:name="N142">
      <number:text>-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number number:decimal-places="2" loext:min-decimal-places="2" number:min-integer-digits="1" number:grouping="true"/>
    </number:number-style>
    <number:number-style style:name="N14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</loext:text>
      <loext:fill-character> </loext:fill-character>
      <number:text>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1P2" style:volatile="true">
      <loext:text> ￥</loext:text>
      <loext:fill-character> </loext:fill-character>
      <number:text>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0" loext:min-decimal-places="0" number:min-integer-digits="0"/>
    </number:number-style>
    <number:number-style style:name="N161">
      <number:number number:decimal-places="2" loext:min-decimal-places="2" number:min-integer-digits="1"/>
      <number:text> </number:text>
    </number:number-style>
    <number:number-style style:name="N162">
      <number:number number:decimal-places="3" loext:min-decimal-places="3" number:min-integer-digits="1"/>
    </number:number-style>
    <number:number-style style:name="N163">
      <number:number number:decimal-places="4" loext:min-decimal-places="4" number:min-integer-digits="1"/>
    </number:number-style>
    <number:number-style style:name="N164">
      <number:number number:decimal-places="1" loext:min-decimal-places="1" number:min-integer-digits="1"/>
    </number:number-style>
    <number:currency-style style:name="N165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6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65P0"/>
    </number:currency-style>
    <number:number-style style:name="N166P0" style:volatile="true">
      <number:text>￥</number:text>
      <number:number number:decimal-places="0" loext:min-decimal-places="0" number:min-integer-digits="1" number:grouping="true"/>
    </number:number-style>
    <number:number-style style:name="N166">
      <number:text>￥-</number:text>
      <number:number number:decimal-places="0" loext:min-decimal-places="0" number:min-integer-digits="1" number:grouping="true"/>
      <style:map style:condition="value()&gt;=0" style:apply-style-name="N166P0"/>
    </number:number-style>
    <number:number-style style:name="N167P0" style:volatile="true">
      <number:text>￥</number:text>
      <number:number number:decimal-places="0" loext:min-decimal-places="0" number:min-integer-digits="1" number:grouping="true"/>
    </number:number-style>
    <number:number-style style:name="N167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67P0"/>
    </number:number-style>
    <number:number-style style:name="N168P0" style:volatile="true">
      <number:text>￥</number:text>
      <number:number number:decimal-places="2" loext:min-decimal-places="2" number:min-integer-digits="1" number:grouping="true"/>
    </number:number-style>
    <number:number-style style:name="N168">
      <number:text>￥-</number:text>
      <number:number number:decimal-places="2" loext:min-decimal-places="2" number:min-integer-digits="1" number:grouping="true"/>
      <style:map style:condition="value()&gt;=0" style:apply-style-name="N168P0"/>
    </number:number-style>
    <number:number-style style:name="N169P0" style:volatile="true">
      <number:text>￥</number:text>
      <number:number number:decimal-places="2" loext:min-decimal-places="2" number:min-integer-digits="1" number:grouping="true"/>
    </number:number-style>
    <number:number-style style:name="N169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69P0"/>
    </number:number-style>
    <number:number-style style:name="N17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3P0"/>
    </number:number-style>
    <number:number-style style:name="N17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5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75P2" style:volatile="true">
      <loext:text> ￥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0122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2" number:language="pt" number:country="PT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3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5" number:language="pt" number:country="PT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6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number:time-style style:name="N10127" number:language="pt" number:country="PT">
      <number:hours/>
      <number:text>:</number:text>
      <number:minutes number:style="long"/>
      <number:text> </number:text>
      <number:am-pm/>
    </number:time-style>
    <number:time-style style:name="N10128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pt" number:country="PT">
      <number:hours/>
      <number:text>:</number:text>
      <number:minutes number:style="long"/>
    </number:time-style>
    <number:time-style style:name="N10130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10131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3" number:language="pt" number:country="PT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3P0"/>
    </number:number-style>
    <number:number-style style:name="N10134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4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4P0"/>
    </number:number-style>
    <number:number-style style:name="N10136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6" number:language="pt" number:country="PT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6P0"/>
    </number:number-style>
    <number:number-style style:name="N10137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7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7P0"/>
    </number:number-style>
    <number:number-style style:name="N10141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2" style:volatile="true" number:language="pt" number:country="PT">
      <loext:text> </loext:text>
      <loext:fill-character> </loext:fill-character>
      <number:text>-    </number:text>
    </number:number-style>
    <number:text-style style:name="N10141" number:language="pt" number:country="PT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2" style:volatile="true" number:language="pt" number:country="PT">
      <loext:text> </loext:text>
      <loext:fill-character> </loext:fill-character>
      <number:text>- € </number:text>
    </number:number-style>
    <number:text-style style:name="N10145" number:language="pt" number:country="PT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9" number:language="pt" number:country="PT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53" number:language="pt" number:country="PT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-00-0000</text:date>, <text:time style:data-style-name="N2" text:time-value="10:33:27.7782865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se_20_6" style:display-name="PageStyle_case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e_20_7" style:display-name="PageStyle_case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ma</meta:initial-creator>
    <meta:creation-date>2017-12-07T13:43:46</meta:creation-date>
    <dc:date>2017-12-13T15:34:11.851437137</dc:date>
    <meta:generator>LibreOffice/5.1.6.2$Linux_X86_64 LibreOffice_project/10m0$Build-2</meta:generator>
    <meta:editing-duration>PT1H42M43S</meta:editing-duration>
    <meta:editing-cycles>11</meta:editing-cycles>
    <meta:document-statistic meta:table-count="5" meta:cell-count="339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ef6a5d9a-0ddf-4d8f-87f8-a5af22c31d0c</meta:user-defined>
  </office:meta>
</office:document-meta>
</file>